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294cm"/>
    </style:style>
    <style:style style:family="table-column" style:name="co2">
      <style:table-column-properties fo:break-before="auto" style:column-width="14.489cm"/>
    </style:style>
    <style:style style:family="table-column" style:name="co3">
      <style:table-column-properties fo:break-before="auto" style:column-width="0.727cm"/>
    </style:style>
    <style:style style:family="table-column" style:name="co4">
      <style:table-column-properties fo:break-before="auto" style:column-width="2.35cm"/>
    </style:style>
    <style:style style:family="table-column" style:name="co5">
      <style:table-column-properties fo:break-before="auto" style:column-width="2.432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3.83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26cm"/>
    </style:style>
    <style:style style:family="table-row" style:name="ro3">
      <style:table-row-properties fo:break-before="auto" style:use-optimal-row-height="false" style:row-height="0.767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TL RowHeader" style:name="ce7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9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1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2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0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1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2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4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3" style:family="table-cell" style:parent-style-name="TL Data" style:name="ce48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4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6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63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64" style:display-name="ce6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65" style:display-name="ce65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66" style:display-name="ce6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67" style:display-name="ce67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Metadata" style:family="table-cell" style:name="ce68" style:display-name="ce68">
      <style:table-cell-properties fo:padding="0.071cm"/>
    </style:style>
    <style:style style:parent-style-name="TL Metadata" style:family="table-cell" style:name="ce69" style:display-name="ce69">
      <style:table-cell-properties fo:padding="0.071cm" style:diagonal-bl-tr="none" style:rotation-align="none" fo:border="none" style:diagonal-tl-br="none"/>
    </style:style>
    <style:style style:parent-style-name="Default" style:family="table-cell" style:name="ce70" style:display-name="ce70">
      <style:table-cell-properties fo:padding="0.071cm" style:diagonal-bl-tr="none" style:rotation-align="none" fo:border="none" style:diagonal-tl-br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ERDE GEDEELTE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 table:number-columns-repeated="9"/>
        <table:table-column table:style-name="co6" table:default-cell-style-name="Default"/>
        <table:table-column table:style-name="co7" table:default-cell-style-name="ce55" table:number-columns-repeated="6"/>
        <table:table-column table:style-name="co7" table:default-cell-style-name="ce30" table:number-columns-repeated="71"/>
        <table:table-column table:style-name="co6" table:default-cell-style-name="Default" table:number-columns-repeated="933"/>
        <table:table-row table:style-name="ro1">
          <table:table-cell ns41:value-type="string" table:style-name="ce1" office:value-type="string">
            <office:annotation draw:style-name="gr1" svg:height="2.648cm" draw:caption-point-y="-0.042cm" svg:width="5.943cm" svg:x="6.718cm" draw:caption-point-x="-0.435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NOORDHOLLAND - VIERDE GEDEELTE <text:s text:c="2"/>Indeeling der bevolking naar de beroepen.</text:p>
          </table:table-cell>
          <table:table-cell table:style-name="ce10" table:number-columns-repeated="13"/>
          <table:table-cell table:style-name="ce49" table:number-columns-repeated="5"/>
          <table:table-cell table:style-name="ce56"/>
          <table:table-cell table:style-name="ce2" table:number-columns-repeated="1004"/>
        </table:table-row>
        <table:table-row table:style-name="ro1">
          <table:table-cell table:style-name="ce2" table:number-columns-repeated="14"/>
          <table:table-cell table:style-name="ce50" table:number-columns-repeated="6"/>
          <table:table-cell table:style-name="ce2" table:number-columns-repeated="1004"/>
        </table:table-row>
        <table:table-row table:style-name="ro2">
          <table:table-cell ns41:value-type="string" table:number-rows-spanned="4" table:style-name="ce3" table:number-columns-spanned="1" office:value-type="string">
            <text:p>DE STEDEN <text:s text:c="6"/></text:p>
          </table:table-cell>
          <table:table-cell ns41:value-type="string" table:number-rows-spanned="4" table:style-name="ce11" table:number-columns-spanned="1" office:value-type="string">
            <office:annotation draw:style-name="gr1" svg:height="1.268cm" draw:caption-point-y="0.274cm" svg:width="3.554cm" svg:x="21.285cm" draw:caption-point-x="-0.513cm" svg:y="0.688cm" draw:text-style-name="P1">
              <dc:creator>CDM</dc:creator>
              <dc:date>2014-12-12T00:00:00</dc:date>
              <text:p text:style-name="P1"><text:span text:style-name="T2">De knechts en leerlingen zijn onder de beroepen begrepen.</text:span></text:p>
            </office:annotation>
            <text:p><text:s/>Beroepen of Middelen van Bestaan <text:s/></text:p>
          </table:table-cell>
          <table:table-cell table:style-name="ce17"/>
          <table:table-cell ns41:value-type="string" table:number-rows-spanned="1" table:style-name="ce19" table:number-columns-spanned="2" office:value-type="string">
            <text:p>Beneden de 10 jaren</text:p>
          </table:table-cell>
          <table:covered-table-cell table:style-name="ce25"/>
          <table:table-cell ns41:value-type="string" table:number-rows-spanned="1" table:style-name="ce33" table:number-columns-spanned="2" office:value-type="string">
            <text:p>Van 10 en 11 jaren</text:p>
          </table:table-cell>
          <table:covered-table-cell table:style-name="ce25"/>
          <table:table-cell ns41:value-type="string" table:number-rows-spanned="1" table:style-name="ce33" table:number-columns-spanned="2" office:value-type="string">
            <text:p>Van 12 tot en met 15 jaren</text:p>
          </table:table-cell>
          <table:covered-table-cell table:style-name="ce25"/>
          <table:table-cell ns41:value-type="string" table:number-rows-spanned="1" table:style-name="ce33" table:number-columns-spanned="2" office:value-type="string">
            <text:p>Van 16 jaren en daarboven</text:p>
          </table:table-cell>
          <table:covered-table-cell table:style-name="ce25"/>
          <table:table-cell ns41:value-type="string" table:number-rows-spanned="3" table:style-name="ce38" table:number-columns-spanned="3" office:value-type="string">
            <text:p>TOTAAL</text:p>
          </table:table-cell>
          <table:covered-table-cell table:style-name="ce41"/>
          <table:covered-table-cell table:style-name="ce43"/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1" table:number-columns-spanned="1" office:value-type="string">
            <text:p>Tabel</text:p>
          </table:table-cell>
          <table:table-cell ns41:value-type="string" table:number-rows-spanned="4" table:style-name="ce51" table:number-columns-spanned="1" office:value-type="string">
            <text:p>Pagina links</text:p>
          </table:table-cell>
          <table:table-cell ns41:value-type="string" table:number-rows-spanned="4" table:style-name="ce51" table:number-columns-spanned="1" office:value-type="string">
            <text:p>Pagina rechts</text:p>
          </table:table-cell>
          <table:table-cell ns41:value-type="string" table:number-rows-spanned="4" table:style-name="ce51" table:number-columns-spanned="1" office:value-type="string">
            <text:p>Provincie</text:p>
          </table:table-cell>
          <table:table-cell ns41:value-type="string" table:number-rows-spanned="4" table:style-name="ce57" table:number-columns-spanned="1" office:value-type="string">
            <text:p>Image nr</text:p>
          </table:table-cell>
          <table:table-cell table:style-name="ce18"/>
          <table:table-cell table:style-name="ce17" table:number-columns-repeated="2"/>
          <table:table-cell table:style-name="ce60"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18"/>
          <table:table-cell ns41:value-type="string" table:number-rows-spanned="2" table:style-name="ce20" table:number-columns-spanned="2" office:value-type="string">
            <text:p>Geboren in 1849 tot en met 1840</text:p>
          </table:table-cell>
          <table:covered-table-cell table:style-name="ce26"/>
          <table:table-cell ns41:value-type="string" table:number-rows-spanned="2" table:style-name="ce34" table:number-columns-spanned="2" office:value-type="string">
            <text:p>Geboren in 1839 en 1838</text:p>
          </table:table-cell>
          <table:covered-table-cell table:style-name="ce26"/>
          <table:table-cell ns41:value-type="string" table:number-rows-spanned="2" table:style-name="ce34" table:number-columns-spanned="2" office:value-type="string">
            <text:p>Geboren in 1837 tot en met 1834</text:p>
          </table:table-cell>
          <table:covered-table-cell table:style-name="ce26"/>
          <table:table-cell ns41:value-type="string" table:number-rows-spanned="2" table:style-name="ce35" table:number-columns-spanned="2" office:value-type="string">
            <text:p>Geboren in 1833 en vroegere jaren.</text:p>
          </table:table-cell>
          <table:covered-table-cell table:style-name="ce36"/>
          <table:covered-table-cell table:style-name="ce39"/>
          <table:covered-table-cell table:style-name="ce42"/>
          <table:covered-table-cell table:style-name="ce44"/>
          <table:covered-table-cell table:style-name="ce52" table:number-columns-repeated="5"/>
          <table:covered-table-cell table:style-name="ce58"/>
          <table:table-cell table:style-name="ce18" table:number-columns-repeated="3"/>
          <table:table-cell table:style-name="ce60" table:number-columns-repeated="1001"/>
        </table:table-row>
        <table:table-row table:style-name="ro3">
          <table:covered-table-cell table:style-name="ce4"/>
          <table:covered-table-cell table:style-name="ce12"/>
          <table:table-cell table:style-name="ce18"/>
          <table:covered-table-cell table:style-name="ce21"/>
          <table:covered-table-cell table:style-name="ce27" table:number-columns-repeated="6"/>
          <table:covered-table-cell table:style-name="ce37"/>
          <table:covered-table-cell table:style-name="ce40"/>
          <table:covered-table-cell table:style-name="ce27"/>
          <table:covered-table-cell table:style-name="ce45"/>
          <table:covered-table-cell table:style-name="ce52" table:number-columns-repeated="5"/>
          <table:covered-table-cell table:style-name="ce58"/>
          <table:table-cell table:style-name="ce18" table:number-columns-repeated="3"/>
          <table:table-cell table:style-name="ce60" table:number-columns-repeated="1001"/>
        </table:table-row>
        <table:table-row table:style-name="ro3">
          <table:covered-table-cell table:style-name="ce5"/>
          <table:covered-table-cell table:style-name="ce13"/>
          <table:table-cell table:style-name="ce18"/>
          <table:table-cell ns41:value-type="string" table:style-name="ce22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28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28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28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28" office:value-type="string">
            <text:p>Mannelijk.</text:p>
          </table:table-cell>
          <table:table-cell ns41:value-type="string" table:style-name="ce28" office:value-type="string">
            <text:p>Vrouwelijk.</text:p>
          </table:table-cell>
          <table:table-cell ns41:value-type="string" table:style-name="ce46" office:value-type="string">
            <text:p>Totaal.</text:p>
          </table:table-cell>
          <table:covered-table-cell table:style-name="ce53" table:number-columns-repeated="5"/>
          <table:covered-table-cell table:style-name="ce59"/>
          <table:table-cell table:style-name="ce18" table:number-columns-repeated="3"/>
          <table:table-cell table:style-name="ce60" table:number-columns-repeated="1001"/>
        </table:table-row>
        <table:table-row table:style-name="ro1">
          <table:table-cell table:style-name="Default" table:number-columns-repeated="14"/>
          <table:table-cell table:style-name="ce54" table:number-columns-repeated="6"/>
          <table:table-cell table:style-name="ce6" table:number-columns-repeated="71"/>
          <table:table-cell table:number-columns-repeated="933"/>
        </table:table-row>
        <table:table-row table:style-name="ro4">
          <table:table-cell ns41:value-type="string" table:style-name="ce7" office:value-type="string">
            <text:p>DE STAD AMSTERDAM.</text:p>
          </table:table-cell>
          <table:table-cell ns41:value-type="string" table:style-name="ce14" office:value-type="string">
            <text:p>Aannemers</text:p>
          </table:table-cell>
          <table:table-cell table:style-name="Default"/>
          <table:table-cell table:style-name="ce64"/>
          <table:table-cell table:style-name="ce29" table:number-columns-repeated="5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29" office:value="9" office:value-type="float">
            <text:p>9</text:p>
          </table:table-cell>
          <table:table-cell table:style-name="ce29"/>
          <table:table-cell ns41:value-type="float" table:style-name="ce65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Aardappelenmeel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Aardewerk- en porcelein-fabrijkanten en kooplie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Advoka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1" office:value-type="float">
            <text:p>101</text:p>
          </table:table-cell>
          <table:table-cell table:style-name="ce30"/>
          <table:table-cell ns41:value-type="float" table:style-name="ce30" office:value="101" office:value-type="float">
            <text:p>101</text:p>
          </table:table-cell>
          <table:table-cell table:style-name="ce30"/>
          <table:table-cell ns41:value-type="float" table:style-name="ce67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Afbraakverkoo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Aluin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Ambtenaren Staats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21" office:value-type="float">
            <text:p>221</text:p>
          </table:table-cell>
          <table:table-cell table:style-name="ce30"/>
          <table:table-cell ns41:value-type="float" table:style-name="ce30" office:value="221" office:value-type="float">
            <text:p>221</text:p>
          </table:table-cell>
          <table:table-cell table:style-name="ce30"/>
          <table:table-cell ns41:value-type="float" table:style-name="ce67" office:value="221" office:value-type="float">
            <text:p>2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Ambtenaren Provinciale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Ambtenaren Gemeente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42" office:value-type="float">
            <text:p>142</text:p>
          </table:table-cell>
          <table:table-cell table:style-name="ce30"/>
          <table:table-cell ns41:value-type="float" table:style-name="ce30" office:value="142" office:value-type="float">
            <text:p>142</text:p>
          </table:table-cell>
          <table:table-cell table:style-name="ce30"/>
          <table:table-cell ns41:value-type="float" table:style-name="ce67" office:value="142" office:value-type="float">
            <text:p>1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Ambtenaren Niet genoemde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25" office:value-type="float">
            <text:p>425</text:p>
          </table:table-cell>
          <table:table-cell table:style-name="ce30"/>
          <table:table-cell ns41:value-type="float" table:style-name="ce30" office:value="425" office:value-type="float">
            <text:p>425</text:p>
          </table:table-cell>
          <table:table-cell table:style-name="ce30"/>
          <table:table-cell ns41:value-type="float" table:style-name="ce67" office:value="425" office:value-type="float">
            <text:p>4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Apothekers, drogist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384" office:value-type="float">
            <text:p>38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95" office:value-type="float">
            <text:p>39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398" office:value-type="float">
            <text:p>3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Arbeiders, dagloon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1" office:value="1048" office:value-type="float">
            <text:p>1,048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1" office:value="1055" office:value-type="float">
            <text:p>1,055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47" office:value="1074" office:value-type="float">
            <text:p>1,0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Asch-, bagger-, vuilnislieden, asch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1" office:value-type="float">
            <text:p>1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11" office:value-type="float">
            <text:p>1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114" office:value-type="float">
            <text:p>1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Azijnstokers, kunstazij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aardscheerders, kappers, paruik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368" office:value-type="float">
            <text:p>368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373" office:value-type="float">
            <text:p>373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7" office:value="383" office:value-type="float">
            <text:p>3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adstoofhou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ankiers, effectenhandelaars, geldwisselaars, kass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0" office:value-type="float">
            <text:p>6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ed- en matrassenmakers en verhuurders, behangers, stoffeer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414" office:value-type="float">
            <text:p>41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422" office:value-type="float">
            <text:p>42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431" office:value-type="float">
            <text:p>4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eeldhouwers, lofwerksnij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0" office:value="46" office:value-type="float">
            <text:p>46</text:p>
          </table:table-cell>
          <table:table-cell table:style-name="ce30"/>
          <table:table-cell ns41:value-type="float" table:style-name="ce67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eleenbankhouders, inbrenge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0" office:value-type="float">
            <text:p>40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67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ested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63" office:value-type="float">
            <text:p>63</text:p>
          </table:table-cell>
          <table:table-cell table:style-name="ce30"/>
          <table:table-cell ns41:value-type="float" table:style-name="ce30" office:value="63" office:value-type="float">
            <text:p>63</text:p>
          </table:table-cell>
          <table:table-cell ns41:value-type="float" table:style-name="ce67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estellers, expediteurs, factoors, voetbod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08" office:value-type="float">
            <text:p>208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215" office:value-type="float">
            <text:p>215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67" office:value="250" office:value-type="float">
            <text:p>2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ezembinders, rietboeren, rijs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ierbrouwers, bierste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5" office:value-type="float">
            <text:p>35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67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illard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illard-, kaats-ball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lee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67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lik-, en plaatwerkers, lamp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loemisten, boomkweekers, tuiniers, warmoezen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95" office:value-type="float">
            <text:p>19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95" office:value-type="float">
            <text:p>19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198" office:value-type="float">
            <text:p>1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oekbin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235" office:value-type="float">
            <text:p>23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9" office:value-type="float">
            <text:p>24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50" office:value-type="float">
            <text:p>2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oek- en dagbladdrukkers en verkoopers 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44" office:value-type="float">
            <text:p>244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44" office:value-type="float">
            <text:p>244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67" office:value="260" office:value-type="float">
            <text:p>26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oek- en dagbladdrukkers en verkoopers knechts, letterzett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362" office:value-type="float">
            <text:p>362</text:p>
          </table:table-cell>
          <table:table-cell table:style-name="ce30"/>
          <table:table-cell ns41:value-type="float" table:style-name="ce30" office:value="383" office:value-type="float">
            <text:p>383</text:p>
          </table:table-cell>
          <table:table-cell table:style-name="ce30"/>
          <table:table-cell ns41:value-type="float" table:style-name="ce67" office:value="383" office:value-type="float">
            <text:p>3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ontwer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67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ordpapier (werkers in) doozen-, kaart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orduurwerkers, kant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6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orstel-, kaarden-, kammen-, rijven, zeeft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79" office:value-type="float">
            <text:p>7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84" office:value-type="float">
            <text:p>8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ouwmeesters, civiel ingeni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6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randers en stokers van stroop, likeuren, sterke drank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3" office:value-type="float">
            <text:p>5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reuk- en draagbanden-, keurslijv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7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rillenslijpers en 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rood-, kleingoed-, koek- en banketbakkers en slijt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1" office:value="1403" office:value-type="float">
            <text:p>1,403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1" office:value="1427" office:value-type="float">
            <text:p>1,427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47" office:value="1470" office:value-type="float">
            <text:p>1,47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ijenteelt (personen behoorende tot de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Chicorei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Chocolade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Dagbladschrijvers, letterkundig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Debiteurs en gedelegeerden in de loterij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Dekkers (lei-, pannen-, riet-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Deurwaa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6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Dienstboden, hakers, huisbewaarders, minnen, oppassers, porti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1" office:value="1200" office:value-type="float">
            <text:p>1,200</text:p>
          </table:table-cell>
          <table:table-cell ns41:value-type="float" table:style-name="ce31" office:value="9903" office:value-type="float">
            <text:p>9,903</text:p>
          </table:table-cell>
          <table:table-cell ns41:value-type="float" table:style-name="ce31" office:value="1222" office:value-type="float">
            <text:p>1,222</text:p>
          </table:table-cell>
          <table:table-cell ns41:value-type="float" table:style-name="ce31" office:value="9984" office:value-type="float">
            <text:p>9,984</text:p>
          </table:table-cell>
          <table:table-cell ns41:value-type="float" table:style-name="ce47" office:value="11206" office:value-type="float">
            <text:p>11,20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Doodgravers, bedienaars van begravenissen, verhuurders van rouwkleed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88" office:value-type="float">
            <text:p>288</text:p>
          </table:table-cell>
          <table:table-cell table:style-name="ce30"/>
          <table:table-cell ns41:value-type="float" table:style-name="ce30" office:value="288" office:value-type="float">
            <text:p>288</text:p>
          </table:table-cell>
          <table:table-cell table:style-name="ce30"/>
          <table:table-cell ns41:value-type="float" table:style-name="ce67" office:value="288" office:value-type="float">
            <text:p>28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Fabrijkanten van verschillenden aard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40" office:value-type="float">
            <text:p>14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150" office:value-type="float">
            <text:p>1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Fineerza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aarkeukenhou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3" office:value-type="float">
            <text:p>6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alanteriewarenhandel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aren- en bandwinkel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office:value="3" table:style-name="ce30" table:number-columns-repeated="4" office:value-type="float">
            <text:p>3</text:p>
          </table:table-cell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az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67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82" office:value-type="float">
            <text:p>282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283" office:value-type="float">
            <text:p>283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67" office:value="325" office:value-type="float">
            <text:p>3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epensioneerden (burgerlijke en militair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29" office:value-type="float">
            <text:p>229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229" office:value-type="float">
            <text:p>229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67" office:value="264" office:value-type="float">
            <text:p>26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eschutgieters, geweer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ezantschappen en consulaten (personen behoorende tot d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lasbla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odsdienstleeraren en aan de dienst verbonden personen. Protestanten, predi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7" office:value-type="float">
            <text:p>67</text:p>
          </table:table-cell>
          <table:table-cell table:style-name="ce30"/>
          <table:table-cell ns41:value-type="float" table:style-name="ce30" office:value="67" office:value-type="float">
            <text:p>67</text:p>
          </table:table-cell>
          <table:table-cell table:style-name="ce30"/>
          <table:table-cell ns41:value-type="float" table:style-name="ce67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3" office:value-type="float">
            <text:p>43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67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67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ns41:value-type="float" table:style-name="ce6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odsdienstleeraren en aan de dienst verbonden personen. Israeliten, rabbij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6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ouddraadtrekkers, passementwerkers, galonwer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59" office:value-type="float">
            <text:p>5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raanhandelaars, gist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0" office:value-type="float">
            <text:p>6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raveurs op hout, metaal en steen, stempelsnij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table:style-name="ce30"/>
          <table:table-cell ns41:value-type="float" table:style-name="ce67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riendbaz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roenten-, fruit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5" office:value-type="float">
            <text:p>85</text:p>
          </table:table-cell>
          <table:table-cell ns41:value-type="float" table:style-name="ce30" office:value="127" office:value-type="float">
            <text:p>127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127" office:value-type="float">
            <text:p>127</text:p>
          </table:table-cell>
          <table:table-cell ns41:value-type="float" table:style-name="ce67" office:value="212" office:value-type="float">
            <text:p>2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rondeigena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rossiers, slij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Grutters, kruideni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226" office:value-type="float">
            <text:p>226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32" office:value-type="float">
            <text:p>23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67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aarwer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andelsleerling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30" office:value="79" office:value-type="float">
            <text:p>79</text:p>
          </table:table-cell>
          <table:table-cell table:style-name="ce30"/>
          <table:table-cell ns41:value-type="float" table:style-name="ce67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andelsreizi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4" office:value-type="float">
            <text:p>134</text:p>
          </table:table-cell>
          <table:table-cell table:style-name="ce30"/>
          <table:table-cell ns41:value-type="float" table:style-name="ce30" office:value="134" office:value-type="float">
            <text:p>134</text:p>
          </table:table-cell>
          <table:table-cell table:style-name="ce30"/>
          <table:table-cell ns41:value-type="float" table:style-name="ce67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andschoenen- en dass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aven- en baken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eemraden en verdere ambtenaren van de waterschapp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eetmaaij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ennep- en vlasbereiders en teel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erbergiers, kasteleins, koffijhuishou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7" office:value-type="float">
            <text:p>137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67" office:value="178" office:value-type="float">
            <text:p>1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erders en veeho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67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oeden-, petten- en stroohoed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35" office:value-type="float">
            <text:p>235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251" office:value-type="float">
            <text:p>251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67" office:value="290" office:value-type="float">
            <text:p>29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6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outh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outzaagmolenaars, houtzagers, hout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65" office:value-type="float">
            <text:p>16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66" office:value-type="float">
            <text:p>16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169" office:value-type="float">
            <text:p>16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Huisleerlingen</text:p>
          </table:table-cell>
          <table:table-cell table:style-name="Default"/>
          <table:table-cell ns41:value-type="float" table:style-name="ce66" office:value="132" office:value-type="float">
            <text:p>132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96" office:value-type="float">
            <text:p>96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317" office:value-type="float">
            <text:p>317</text:p>
          </table:table-cell>
          <table:table-cell ns41:value-type="float" table:style-name="ce30" office:value="198" office:value-type="float">
            <text:p>198</text:p>
          </table:table-cell>
          <table:table-cell ns41:value-type="float" table:style-name="ce67" office:value="515" office:value-type="float">
            <text:p>5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Ingenieurs en verdere ambtenaren van den waterstaa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Inleggers van levensbehoef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Ja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Jagt (personen behoorende tot de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Juweliers, goud- en zilversmed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496" office:value-type="float">
            <text:p>49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518" office:value-type="float">
            <text:p>51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523" office:value-type="float">
            <text:p>5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aarders, wolkamm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aarsenmakers (smeer- en was-)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8" office:value-type="float">
            <text:p>78</text:p>
          </table:table-cell>
          <table:table-cell table:style-name="ce30"/>
          <table:table-cell ns41:value-type="float" table:style-name="ce30" office:value="79" office:value-type="float">
            <text:p>79</text:p>
          </table:table-cell>
          <table:table-cell table:style-name="ce30"/>
          <table:table-cell ns41:value-type="float" table:style-name="ce67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abinet- en schrijnwerkers, kunstdraaij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866" office:value-type="float">
            <text:p>86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06" office:value-type="float">
            <text:p>90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908" office:value-type="float">
            <text:p>90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adetten van de landmagt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adetten van de zeemagt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alkbranders, cement- en tras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antoor- en winkelbedienden, pakhuisknecht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1" office:value="2399" office:value-type="float">
            <text:p>2,399</text:p>
          </table:table-cell>
          <table:table-cell ns41:value-type="float" table:style-name="ce30" office:value="202" office:value-type="float">
            <text:p>202</text:p>
          </table:table-cell>
          <table:table-cell ns41:value-type="float" table:style-name="ce31" office:value="2443" office:value-type="float">
            <text:p>2,443</text:p>
          </table:table-cell>
          <table:table-cell ns41:value-type="float" table:style-name="ce30" office:value="207" office:value-type="float">
            <text:p>207</text:p>
          </table:table-cell>
          <table:table-cell ns41:value-type="float" table:style-name="ce47" office:value="2650" office:value-type="float">
            <text:p>2,6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leeder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31" office:value="1836" office:value-type="float">
            <text:p>1,83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1" office:value="1880" office:value-type="float">
            <text:p>1,88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47" office:value="1883" office:value-type="float">
            <text:p>1,8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leederen- en gemaaktgoed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leinhandelaars, winkel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1" office:value="1406" office:value-type="float">
            <text:p>1,406</text:p>
          </table:table-cell>
          <table:table-cell ns41:value-type="float" table:style-name="ce31" office:value="1108" office:value-type="float">
            <text:p>1,108</text:p>
          </table:table-cell>
          <table:table-cell ns41:value-type="float" table:style-name="ce31" office:value="1406" office:value-type="float">
            <text:p>1,406</text:p>
          </table:table-cell>
          <table:table-cell ns41:value-type="float" table:style-name="ce31" office:value="1108" office:value-type="float">
            <text:p>1,108</text:p>
          </table:table-cell>
          <table:table-cell ns41:value-type="float" table:style-name="ce47" office:value="2514" office:value-type="float">
            <text:p>2,5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lerken en schrijvers bij notarissen, ontvangers, prokureurs, deurwaarders enz.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9" office:value-type="float">
            <text:p>89</text:p>
          </table:table-cell>
          <table:table-cell table:style-name="ce30"/>
          <table:table-cell ns41:value-type="float" table:style-name="ce30" office:value="90" office:value-type="float">
            <text:p>90</text:p>
          </table:table-cell>
          <table:table-cell table:style-name="ce30"/>
          <table:table-cell ns41:value-type="float" table:style-name="ce67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lomp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noop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olenbran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oninklijk Huis (personen, verbonden aan het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office:value="2" table:style-name="ce30" table:number-columns-repeated="4" office:value-type="float">
            <text:p>2</text:p>
          </table:table-cell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ooplieden van verschillenden aard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1" office:value="1910" office:value-type="float">
            <text:p>1,910</text:p>
          </table:table-cell>
          <table:table-cell ns41:value-type="float" table:style-name="ce30" office:value="493" office:value-type="float">
            <text:p>493</text:p>
          </table:table-cell>
          <table:table-cell ns41:value-type="float" table:style-name="ce31" office:value="1911" office:value-type="float">
            <text:p>1,911</text:p>
          </table:table-cell>
          <table:table-cell ns41:value-type="float" table:style-name="ce30" office:value="493" office:value-type="float">
            <text:p>493</text:p>
          </table:table-cell>
          <table:table-cell ns41:value-type="float" table:style-name="ce47" office:value="2404" office:value-type="float">
            <text:p>2,40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oornmolen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71" office:value-type="float">
            <text:p>27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73" office:value-type="float">
            <text:p>27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74" office:value-type="float">
            <text:p>2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oornverschie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6" office:value-type="float">
            <text:p>6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oper- en blikslagers, draadvlechters, ketellapp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402" office:value-type="float">
            <text:p>40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25" office:value-type="float">
            <text:p>42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427" office:value-type="float">
            <text:p>4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oper-, klok- en geelgie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ostschoolhouders en onderwij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ostschoolleerlingen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" office:value-type="float">
            <text:p>2</text:p>
          </table:table-cell>
          <table:table-cell ns41:value-type="string" table:style-name="ce30" office:value-type="string">
            <text:p>39/1</text:p>
          </table:table-cell>
          <table:table-cell ns41:value-type="float" table:style-name="ce30" office:value="10" office:value-type="float">
            <text:p>10</text:p>
          </table:table-cell>
          <table:table-cell ns41:value-type="string" table:style-name="ce67" office:value-type="string">
            <text:p>49/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raankinder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ram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ramm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rib- en dijkwerkers, heibaz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roeghouders, tappe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05" office:value-type="float">
            <text:p>505</text:p>
          </table:table-cell>
          <table:table-cell ns41:value-type="float" table:style-name="ce30" office:value="509" office:value-type="float">
            <text:p>509</text:p>
          </table:table-cell>
          <table:table-cell ns41:value-type="float" table:style-name="ce30" office:value="505" office:value-type="float">
            <text:p>505</text:p>
          </table:table-cell>
          <table:table-cell ns41:value-type="float" table:style-name="ce30" office:value="509" office:value-type="float">
            <text:p>509</text:p>
          </table:table-cell>
          <table:table-cell ns41:value-type="float" table:style-name="ce47" office:value="1014" office:value-type="float">
            <text:p>1,0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ruidfabrijkanten en vuurwerk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ruijers, sjouwers, schoenpoets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1" office:value="4102" office:value-type="float">
            <text:p>4,102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1" office:value="4130" office:value-type="float">
            <text:p>4,130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47" office:value="4186" office:value-type="float">
            <text:p>4,18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rijgslieden van en boven den rang van 2den luitenan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8" office:value-type="float">
            <text:p>68</text:p>
          </table:table-cell>
          <table:table-cell table:style-name="ce30"/>
          <table:table-cell ns41:value-type="float" table:style-name="ce30" office:value="68" office:value-type="float">
            <text:p>68</text:p>
          </table:table-cell>
          <table:table-cell table:style-name="ce30"/>
          <table:table-cell ns41:value-type="float" table:style-name="ce67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rijgslieden beneden den rang van 2den luitenant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897" office:value-type="float">
            <text:p>897</text:p>
          </table:table-cell>
          <table:table-cell table:style-name="ce30"/>
          <table:table-cell ns41:value-type="float" table:style-name="ce30" office:value="902" office:value-type="float">
            <text:p>902</text:p>
          </table:table-cell>
          <table:table-cell table:style-name="ce30"/>
          <table:table-cell ns41:value-type="float" table:style-name="ce67" office:value="902" office:value-type="float">
            <text:p>90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uipers, hoepel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498" office:value-type="float">
            <text:p>49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510" office:value-type="float">
            <text:p>51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515" office:value-type="float">
            <text:p>5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unstenaars, goochelaa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unstkoopers, muzijk- en teekenhandela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unstlak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30" office:value="46" office:value-type="float">
            <text:p>46</text:p>
          </table:table-cell>
          <table:table-cell table:style-name="ce30"/>
          <table:table-cell ns41:value-type="float" table:style-name="ce67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unstoefenaren muzijkanten, muzijkmeesters, organist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35" office:value-type="float">
            <text:p>235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38" office:value-type="float">
            <text:p>238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7" office:value="251" office:value-type="float">
            <text:p>25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unstoefenaren schil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19" office:value-type="float">
            <text:p>11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22" office:value-type="float">
            <text:p>12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128" office:value-type="float">
            <text:p>1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unstoefenaren teekenaars, teekenmeesters, daguerreotypeurs, decorat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unstoefenaren tooneelspelers, dansmeesters, zangers</text:p>
          </table:table-cell>
          <table:table-cell table:style-name="Default"/>
          <table:table-cell table:style-name="ce66"/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94" office:value-type="float">
            <text:p>94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67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unst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Kurkensnij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andbouw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83" office:value-type="float">
            <text:p>8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88" office:value-type="float">
            <text:p>8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andhuishoudkundige scholen onderwijz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andhuishoudkundige scholen leerling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andmeters en teekenaars bij het kadaster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antaarnopste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6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atijnsche scholen onderwij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atijnsche scholen leerling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eerbereiders en looij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7" office:value-type="float">
            <text:p>8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ettergie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6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iefdadige gestichten hoof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office:value="26" table:style-name="ce30" table:number-columns-repeated="4" office:value-type="float">
            <text:p>26</text:p>
          </table:table-cell>
          <table:table-cell ns41:value-type="float" table:style-name="ce67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iefdadige gestichten dienstdoend personeel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9" office:value-type="float">
            <text:p>129</text:p>
          </table:table-cell>
          <table:table-cell ns41:value-type="float" table:style-name="ce30" office:value="241" office:value-type="float">
            <text:p>241</text:p>
          </table:table-cell>
          <table:table-cell ns41:value-type="float" table:style-name="ce30" office:value="129" office:value-type="float">
            <text:p>129</text:p>
          </table:table-cell>
          <table:table-cell ns41:value-type="float" table:style-name="ce30" office:value="241" office:value-type="float">
            <text:p>241</text:p>
          </table:table-cell>
          <table:table-cell ns41:value-type="float" table:style-name="ce67" office:value="370" office:value-type="float">
            <text:p>37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iniee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oodgieters en pompenmakers, brandspuit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99" office:value-type="float">
            <text:p>19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09" office:value-type="float">
            <text:p>20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215" office:value-type="float">
            <text:p>2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oodswezen en strandvonderij (personen behoorende tot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oodwit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Lijmzie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agazijn- en pakhuis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akelaars en kargadoo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88" office:value-type="float">
            <text:p>388</text:p>
          </table:table-cell>
          <table:table-cell table:style-name="ce30"/>
          <table:table-cell ns41:value-type="float" table:style-name="ce30" office:value="388" office:value-type="float">
            <text:p>388</text:p>
          </table:table-cell>
          <table:table-cell table:style-name="ce30"/>
          <table:table-cell ns41:value-type="float" table:style-name="ce67" office:value="388" office:value-type="float">
            <text:p>38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and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20" office:value-type="float">
            <text:p>12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24" office:value-type="float">
            <text:p>12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anufakturen/* 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anufakturen/* kooplied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10" office:value-type="float">
            <text:p>11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anufakturen/* werklied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ariniers en zeelieden van en boven den rang van 2den luitenan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ariniers en zeelieden beneden den rang van 2den luitenan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7" office:value-type="float">
            <text:p>97</text:p>
          </table:table-cell>
          <table:table-cell table:style-name="ce30"/>
          <table:table-cell ns41:value-type="float" table:style-name="ce30" office:value="97" office:value-type="float">
            <text:p>97</text:p>
          </table:table-cell>
          <table:table-cell table:style-name="ce30"/>
          <table:table-cell ns41:value-type="float" table:style-name="ce67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att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eekrapbereiders en 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eesters (keur-, markt-, waag-), afsla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7" office:value-type="float">
            <text:p>137</text:p>
          </table:table-cell>
          <table:table-cell table:style-name="ce30"/>
          <table:table-cell ns41:value-type="float" table:style-name="ce30" office:value="137" office:value-type="float">
            <text:p>137</text:p>
          </table:table-cell>
          <table:table-cell table:style-name="ce30"/>
          <table:table-cell ns41:value-type="float" table:style-name="ce67" office:value="137" office:value-type="float">
            <text:p>1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elk-, boter-, kaas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04" office:value-type="float">
            <text:p>404</text:p>
          </table:table-cell>
          <table:table-cell ns41:value-type="float" table:style-name="ce30" office:value="103" office:value-type="float">
            <text:p>103</text:p>
          </table:table-cell>
          <table:table-cell ns41:value-type="float" table:style-name="ce30" office:value="405" office:value-type="float">
            <text:p>405</text:p>
          </table:table-cell>
          <table:table-cell ns41:value-type="float" table:style-name="ce30" office:value="103" office:value-type="float">
            <text:p>103</text:p>
          </table:table-cell>
          <table:table-cell ns41:value-type="float" table:style-name="ce67" office:value="508" office:value-type="float">
            <text:p>50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essenmakers en slij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eters (kolen-, koorn-, hooi-, hout-, scheeps- enz.), wijnste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9" office:value-type="float">
            <text:p>8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etsel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1" office:value="1105" office:value-type="float">
            <text:p>1,10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1107" office:value-type="float">
            <text:p>1,10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47" office:value="1109" office:value-type="float">
            <text:p>1,10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odemaaksters</text:p>
          </table:table-cell>
          <table:table-cell table:style-name="Default"/>
          <table:table-cell table:style-name="ce66"/>
          <table:table-cell table:style-name="ce30" table:number-columns-repeated="4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57" office:value-type="float">
            <text:p>15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1" office:value-type="float">
            <text:p>161</text:p>
          </table:table-cell>
          <table:table-cell ns41:value-type="float" table:style-name="ce67" office:value="162" office:value-type="float">
            <text:p>1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ol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outmolenaa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uzijkinstrument-, orgel-, forte pianomakers, stemmers en 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2" office:value-type="float">
            <text:p>6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Mijn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66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1" office:value="5419" office:value-type="float">
            <text:p>5,41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1" office:value="5482" office:value-type="float">
            <text:p>5,482</text:p>
          </table:table-cell>
          <table:table-cell ns41:value-type="float" table:style-name="ce47" office:value="5489" office:value-type="float">
            <text:p>5,4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Nacht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Notariss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6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Notarissen (kandidaat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Olieslagers en molen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53" office:value-type="float">
            <text:p>5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Omroepers, aanpl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Ondernemers en direkteurs van begrafenis- en ziekenfondsen/?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Ondernemers en direkteurs van naamlooze en verdere handel-maatschappij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67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Ondernemers en direkteurs van verzekering- en brandwaarborgmaatschappijen/?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9" office:value-type="float">
            <text:p>89</text:p>
          </table:table-cell>
          <table:table-cell table:style-name="ce30"/>
          <table:table-cell ns41:value-type="float" table:style-name="ce30" office:value="89" office:value-type="float">
            <text:p>89</text:p>
          </table:table-cell>
          <table:table-cell table:style-name="ce30"/>
          <table:table-cell ns41:value-type="float" table:style-name="ce67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Ondernemers en direkteurs van openbare werk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475" office:value-type="float">
            <text:p>475</text:p>
          </table:table-cell>
          <table:table-cell ns41:value-type="float" table:style-name="ce30" office:value="326" office:value-type="float">
            <text:p>326</text:p>
          </table:table-cell>
          <table:table-cell ns41:value-type="float" table:style-name="ce30" office:value="493" office:value-type="float">
            <text:p>493</text:p>
          </table:table-cell>
          <table:table-cell ns41:value-type="float" table:style-name="ce30" office:value="326" office:value-type="float">
            <text:p>326</text:p>
          </table:table-cell>
          <table:table-cell ns41:value-type="float" table:style-name="ce67" office:value="819" office:value-type="float">
            <text:p>8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Opzigters, conducteu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5" office:value-type="float">
            <text:p>65</text:p>
          </table:table-cell>
          <table:table-cell table:style-name="ce30"/>
          <table:table-cell ns41:value-type="float" table:style-name="ce30" office:value="65" office:value-type="float">
            <text:p>65</text:p>
          </table:table-cell>
          <table:table-cell table:style-name="ce30"/>
          <table:table-cell ns41:value-type="float" table:style-name="ce67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Orgeldraaijers, straatmuz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Oudijzer-, oude kleederen-, beenen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aarden- en veehouders en verkoopers, koemel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aarden- en beestensnij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annen-, potten-, pijpen-, steen- en tegelb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apier- en gekleurd papier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apier- en gekleurd papierhandel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apier- en gekleurd papierwerklie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arapluie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 table:number-columns-repeated="3"/>
          <table:table-cell ns41:value-type="float" table:style-name="ce30" office:value="33" office:value-type="float">
            <text:p>3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ennenberei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ik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ik- en teersto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laat- en steendrukkers, plaatsnij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8" office:value-type="float">
            <text:p>6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leistergieters, boetseer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23" office:value-type="float">
            <text:p>2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4" office:value-type="float">
            <text:p>16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66" office:value-type="float">
            <text:p>16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rokur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6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ublieke vrouwen, publiekhuishoud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ns41:value-type="float" table:style-name="ce6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Pijpen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Re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Regterlijke magt (ambtenaren der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30" office:value="42" office:value-type="float">
            <text:p>42</text:p>
          </table:table-cell>
          <table:table-cell table:style-name="ce30"/>
          <table:table-cell ns41:value-type="float" table:style-name="ce67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Renteniers, partikuli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office:value="124" table:style-name="ce30" table:number-columns-repeated="4" office:value-type="float">
            <text:p>124</text:p>
          </table:table-cell>
          <table:table-cell ns41:value-type="float" table:style-name="ce67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Rentmees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Rijtuig-, wagen-, koffer-, zadel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269" office:value-type="float">
            <text:p>26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81" office:value-type="float">
            <text:p>28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283" office:value-type="float">
            <text:p>2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Rijtuigschil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6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chaarslij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chat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cheep-, blok-, mast- en zeilmakers, rafactiemeesters, scheepsloopers, takel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838" office:value-type="float">
            <text:p>83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57" office:value-type="float">
            <text:p>85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858" office:value-type="float">
            <text:p>8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cheepsw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cheepzeilnaald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cheikundige voorwerpen en verfwaren (fabrijkanten en werklieden in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6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cherm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childers (huis-), glaz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1" office:value="1248" office:value-type="float">
            <text:p>1,248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1" office:value="1275" office:value-type="float">
            <text:p>1,27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47" office:value="1283" office:value-type="float">
            <text:p>1,2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71" office:value-type="float">
            <text:p>71</text:p>
          </table:table-cell>
          <table:table-cell table:style-name="ce30"/>
          <table:table-cell ns41:value-type="float" table:style-name="ce31" office:value="2980" office:value-type="float">
            <text:p>2,98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1" office:value="3052" office:value-type="float">
            <text:p>3,05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47" office:value="3059" office:value-type="float">
            <text:p>3,05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choenmakers en lappers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1" office:value-type="float">
            <text:p>51</text:p>
          </table:table-cell>
          <table:table-cell table:style-name="ce30"/>
          <table:table-cell ns41:value-type="float" table:style-name="ce31" office:value="2089" office:value-type="float">
            <text:p>2,08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1" office:value="2147" office:value-type="float">
            <text:p>2,147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47" office:value="2160" office:value-type="float">
            <text:p>2,16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choolleerlingen</text:p>
          </table:table-cell>
          <table:table-cell table:style-name="Default"/>
          <table:table-cell ns41:value-type="float" table:style-name="ce66" office:value="947" office:value-type="float">
            <text:p>947</text:p>
          </table:table-cell>
          <table:table-cell ns41:value-type="float" table:style-name="ce30" office:value="690" office:value-type="float">
            <text:p>690</text:p>
          </table:table-cell>
          <table:table-cell ns41:value-type="float" table:style-name="ce30" office:value="474" office:value-type="float">
            <text:p>474</text:p>
          </table:table-cell>
          <table:table-cell ns41:value-type="float" table:style-name="ce30" office:value="312" office:value-type="float">
            <text:p>312</text:p>
          </table:table-cell>
          <table:table-cell ns41:value-type="float" table:style-name="ce30" office:value="632" office:value-type="float">
            <text:p>632</text:p>
          </table:table-cell>
          <table:table-cell ns41:value-type="float" table:style-name="ce30" office:value="376" office:value-type="float">
            <text:p>376</text:p>
          </table:table-cell>
          <table:table-cell ns41:value-type="float" table:style-name="ce30" office:value="155" office:value-type="float">
            <text:p>155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1" office:value="2208" office:value-type="float">
            <text:p>2,208</text:p>
          </table:table-cell>
          <table:table-cell ns41:value-type="float" table:style-name="ce31" office:value="1466" office:value-type="float">
            <text:p>1,466</text:p>
          </table:table-cell>
          <table:table-cell ns41:value-type="float" table:style-name="ce47" office:value="3674" office:value-type="float">
            <text:p>3,6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choorsteenve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4" office:value-type="float">
            <text:p>4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lijpers (diamant-, glas-, marmer-, metaal- enz.)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0" office:value="878" office:value-type="float">
            <text:p>87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913" office:value-type="float">
            <text:p>91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918" office:value-type="float">
            <text:p>9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meden grof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meden hoef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meden kagchel- en ander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1" office:value="1277" office:value-type="float">
            <text:p>1,277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1" office:value="1321" office:value-type="float">
            <text:p>1,32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47" office:value="1335" office:value-type="float">
            <text:p>1,3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olliciteu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peldenfabrijkanten en werklied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piegelmakers en 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pinners, spoelders, wev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poorweg- en stoombootbeamb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67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pijker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talhouders, rijtuigverhuu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2" office:value-type="float">
            <text:p>4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teenhouw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32" office:value-type="float">
            <text:p>132</text:p>
          </table:table-cell>
          <table:table-cell table:style-name="ce30"/>
          <table:table-cell ns41:value-type="float" table:style-name="ce30" office:value="134" office:value-type="float">
            <text:p>134</text:p>
          </table:table-cell>
          <table:table-cell table:style-name="ce30"/>
          <table:table-cell ns41:value-type="float" table:style-name="ce67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teenkolen-, hout- en turfverkoop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47" office:value-type="float">
            <text:p>47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67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telzie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toelen-bekleeders, draaijers, mat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00" office:value-type="float">
            <text:p>10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3" office:value-type="float">
            <text:p>10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toffenverwers, glan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traat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67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tudenten aan hooge scholen, athenaea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58" office:value-type="float">
            <text:p>158</text:p>
          </table:table-cell>
          <table:table-cell table:style-name="ce30"/>
          <table:table-cell ns41:value-type="float" table:style-name="ce30" office:value="165" office:value-type="float">
            <text:p>165</text:p>
          </table:table-cell>
          <table:table-cell table:style-name="ce30"/>
          <table:table-cell ns41:value-type="float" table:style-name="ce67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tudenten aan academien, clinische schol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6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tudenten aan seminari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tukadoors, wit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27" office:value-type="float">
            <text:p>127</text:p>
          </table:table-cell>
          <table:table-cell table:style-name="ce30"/>
          <table:table-cell ns41:value-type="float" table:style-name="ce30" office:value="128" office:value-type="float">
            <text:p>128</text:p>
          </table:table-cell>
          <table:table-cell table:style-name="ce30"/>
          <table:table-cell ns41:value-type="float" table:style-name="ce67" office:value="128" office:value-type="float">
            <text:p>1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tijfsel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uiker- en pastijbak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1" office:value="1003" office:value-type="float">
            <text:p>1,00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1007" office:value-type="float">
            <text:p>1,00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47" office:value="1009" office:value-type="float">
            <text:p>1,00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Suikerraffinadeu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6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Taalmeesters, translat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Tabak- en sigaren- fabrijkan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41" office:value-type="float">
            <text:p>24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2" office:value-type="float">
            <text:p>24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43" office:value-type="float">
            <text:p>2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Tabak- en sigaren- kervers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71" office:value-type="float">
            <text:p>71</text:p>
          </table:table-cell>
          <table:table-cell table:style-name="ce30"/>
          <table:table-cell ns41:value-type="float" table:style-name="ce30" office:value="597" office:value-type="float">
            <text:p>597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679" office:value-type="float">
            <text:p>679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67" office:value="696" office:value-type="float">
            <text:p>6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Tabak- en sigaren- plan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Tabak- en sigaren- 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86" office:value-type="float">
            <text:p>186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91" office:value-type="float">
            <text:p>19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7" office:value="201" office:value-type="float">
            <text:p>20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Tapijt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Timmerlieden, kist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9" office:value-type="float">
            <text:p>69</text:p>
          </table:table-cell>
          <table:table-cell table:style-name="ce30"/>
          <table:table-cell ns41:value-type="float" table:style-name="ce31" office:value="2515" office:value-type="float">
            <text:p>2,51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1" office:value="2585" office:value-type="float">
            <text:p>2,58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47" office:value="2593" office:value-type="float">
            <text:p>2,5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Tinnegie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Tol- en pontgaarders, brug- en sluiswach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Touwslagers, baan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8" office:value-type="float">
            <text:p>10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8" office:value-type="float">
            <text:p>10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09" office:value-type="float">
            <text:p>10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Traansto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Turf, koorn- en kolendra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40" office:value-type="float">
            <text:p>740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740" office:value-type="float">
            <text:p>740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67" office:value="822" office:value-type="float">
            <text:p>8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Uitdragers, uitventers, leur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28" office:value-type="float">
            <text:p>528</text:p>
          </table:table-cell>
          <table:table-cell ns41:value-type="float" table:style-name="ce30" office:value="127" office:value-type="float">
            <text:p>127</text:p>
          </table:table-cell>
          <table:table-cell ns41:value-type="float" table:style-name="ce30" office:value="532" office:value-type="float">
            <text:p>532</text:p>
          </table:table-cell>
          <table:table-cell ns41:value-type="float" table:style-name="ce30" office:value="127" office:value-type="float">
            <text:p>127</text:p>
          </table:table-cell>
          <table:table-cell ns41:value-type="float" table:style-name="ce67" office:value="659" office:value-type="float">
            <text:p>65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Uurwerk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86" office:value-type="float">
            <text:p>18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02" office:value-type="float">
            <text:p>20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03" office:value-type="float">
            <text:p>20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Veearts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Veenlieden, turfboer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Vendu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Vergulders, lijst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04" office:value-type="float">
            <text:p>104</text:p>
          </table:table-cell>
          <table:table-cell table:style-name="ce30"/>
          <table:table-cell ns41:value-type="float" table:style-name="ce30" office:value="106" office:value-type="float">
            <text:p>106</text:p>
          </table:table-cell>
          <table:table-cell table:style-name="ce30"/>
          <table:table-cell ns41:value-type="float" table:style-name="ce67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Vill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Vischdroogers en roo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Visch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0" office:value-type="float">
            <text:p>70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67" office:value="156" office:value-type="float">
            <text:p>1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Vissch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Vleeschhouwers, spekslagers, poeli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538" office:value-type="float">
            <text:p>538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546" office:value-type="float">
            <text:p>546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67" office:value="563" office:value-type="float">
            <text:p>56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Voddenra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Voerlieden, koetsiers, loopers, postknechten en sleep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679" office:value-type="float">
            <text:p>67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87" office:value-type="float">
            <text:p>68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690" office:value-type="float">
            <text:p>69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Vogelverkoopers, koolbo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Wafel- en poffertjesb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Watermolen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Water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We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67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Werktuigkundigen en makers, balans- en brandspuit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47" office:value-type="float">
            <text:p>147</text:p>
          </table:table-cell>
          <table:table-cell ns41:value-type="float" table:style-name="ce30" office:value="1" office:value-type="float">
            <text:p>1</text:p>
          </table:table-cell>
          <table:table-cell ns41:value-type="string" table:style-name="ce30" office:value-type="string">
            <text:p>151/1</text:p>
          </table:table-cell>
          <table:table-cell ns41:value-type="float" table:style-name="ce30" office:value="1" office:value-type="float">
            <text:p>1</text:p>
          </table:table-cell>
          <table:table-cell ns41:value-type="string" table:style-name="ce67" office:value-type="string">
            <text:p>152/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Wijnhandel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27" office:value-type="float">
            <text:p>22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27" office:value-type="float">
            <text:p>22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229" office:value-type="float">
            <text:p>2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IJk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IJzer- en koperdraaij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IJzergie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Zaadverkoo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Zaakwaarnemers, commissionnai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83" office:value-type="float">
            <text:p>88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883" office:value-type="float">
            <text:p>88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7" office:value="891" office:value-type="float">
            <text:p>89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Zakkenmakers en verhuu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Zandverkoo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Zeepzi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Zeevaartscholen onderwij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Zeevaartscholen leerling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72" office:value-type="float">
            <text:p>72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85" office:value-type="float">
            <text:p>85</text:p>
          </table:table-cell>
          <table:table-cell table:style-name="ce30"/>
          <table:table-cell ns41:value-type="float" table:style-name="ce67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Ziekenoppass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Zoutzi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Zwaardve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Zwavelstokkenmakers en 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Zijdeteelt (personen behoorende tot de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Verschillende beroep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4" office:value-type="float">
            <text:p>14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67" office:value="183" office:value-type="float">
            <text:p>1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Zonder beroep</text:p>
          </table:table-cell>
          <table:table-cell table:style-name="Default"/>
          <table:table-cell ns41:value-type="float" table:style-name="ce23" office:value="22283" office:value-type="float">
            <text:p>22,283</text:p>
          </table:table-cell>
          <table:table-cell ns41:value-type="float" table:style-name="ce31" office:value="22658" office:value-type="float">
            <text:p>22,658</text:p>
          </table:table-cell>
          <table:table-cell ns41:value-type="float" table:style-name="ce31" office:value="3724" office:value-type="float">
            <text:p>3,724</text:p>
          </table:table-cell>
          <table:table-cell ns41:value-type="float" table:style-name="ce31" office:value="4018" office:value-type="float">
            <text:p>4,018</text:p>
          </table:table-cell>
          <table:table-cell ns41:value-type="float" table:style-name="ce31" office:value="6029" office:value-type="float">
            <text:p>6,029</text:p>
          </table:table-cell>
          <table:table-cell ns41:value-type="float" table:style-name="ce31" office:value="7399" office:value-type="float">
            <text:p>7,399</text:p>
          </table:table-cell>
          <table:table-cell ns41:value-type="float" table:style-name="ce31" office:value="15010" office:value-type="float">
            <text:p>15,010</text:p>
          </table:table-cell>
          <table:table-cell ns41:value-type="float" table:style-name="ce31" office:value="66092" office:value-type="float">
            <text:p>66,092</text:p>
          </table:table-cell>
          <table:table-cell ns41:value-type="string" table:style-name="ce30" office:value-type="string">
            <text:p>47.050/2</text:p>
          </table:table-cell>
          <table:table-cell ns41:value-type="string" table:style-name="ce30" office:value-type="string">
            <text:p>100.172/2</text:p>
          </table:table-cell>
          <table:table-cell ns41:value-type="string" table:style-name="ce67" office:value-type="string">
            <text:p>147.222/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Beroep onbekend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AMSTERDAM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3" office:value="23375" office:value-type="float">
            <text:p>23,375</text:p>
          </table:table-cell>
          <table:table-cell ns41:value-type="float" table:style-name="ce31" office:value="23413" office:value-type="float">
            <text:p>23,413</text:p>
          </table:table-cell>
          <table:table-cell ns41:value-type="float" table:style-name="ce31" office:value="4337" office:value-type="float">
            <text:p>4,337</text:p>
          </table:table-cell>
          <table:table-cell ns41:value-type="float" table:style-name="ce31" office:value="4375" office:value-type="float">
            <text:p>4,375</text:p>
          </table:table-cell>
          <table:table-cell ns41:value-type="float" table:style-name="ce31" office:value="7733" office:value-type="float">
            <text:p>7,733</text:p>
          </table:table-cell>
          <table:table-cell ns41:value-type="float" table:style-name="ce31" office:value="7993" office:value-type="float">
            <text:p>7,993</text:p>
          </table:table-cell>
          <table:table-cell ns41:value-type="float" table:style-name="ce31" office:value="66405" office:value-type="float">
            <text:p>66,405</text:p>
          </table:table-cell>
          <table:table-cell ns41:value-type="float" table:style-name="ce31" office:value="86393" office:value-type="float">
            <text:p>86,393</text:p>
          </table:table-cell>
          <table:table-cell ns41:value-type="float" table:style-name="ce31" office:value="101856" office:value-type="float">
            <text:p>101,856</text:p>
          </table:table-cell>
          <table:table-cell ns41:value-type="float" table:style-name="ce31" office:value="122179" office:value-type="float">
            <text:p>122,179</text:p>
          </table:table-cell>
          <table:table-cell ns41:value-type="float" table:style-name="ce47" office:value="224035" office:value-type="float">
            <text:p>224,0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annem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ardappelenmeel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ardewerk- en porcelein- 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ardewerk- en porcelein- kooplie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office:value="8" table:style-name="ce30" table:number-columns-repeated="4" office:value-type="float">
            <text:p>8</text:p>
          </table:table-cell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dvoka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fbraakverkoo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luin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mbtenaren Staats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mbtenaren Provinciale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mbtenaren Gemeente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8" office:value-type="float">
            <text:p>58</text:p>
          </table:table-cell>
          <table:table-cell table:style-name="ce30"/>
          <table:table-cell ns41:value-type="float" table:style-name="ce30" office:value="58" office:value-type="float">
            <text:p>58</text:p>
          </table:table-cell>
          <table:table-cell table:style-name="ce30"/>
          <table:table-cell ns41:value-type="float" table:style-name="ce67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mbtenaren Niet genoemde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pothekers, drogis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rbeiders, dagloon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1" office:value-type="float">
            <text:p>9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sch-, bagger-, vuilnislieden, asch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Azijnstokers, kunstazij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aardscheerders, kappers, paruik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adstoofhou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ankiers, effektenhandelaars, geldwisselaars, kass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ed- en matrassenmakers en verhuurders, behangers, stoffeer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2" office:value-type="float">
            <text:p>4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eeldhouwers, lofwerksnij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eleenbankhouders, inbrenge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ested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estellers, expediteurs, factoors, voetbod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ezembinders, rietboeren, rijs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ierbrouwers, bierste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illard-, kaatsballen-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lee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lik- en pleetwerkers, lampen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loemisten, boomkweekers, tuiniers, warmoezeni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195" office:value-type="float">
            <text:p>19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17" office:value-type="float">
            <text:p>21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222" office:value-type="float">
            <text:p>2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oekbin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oek- en dagbladdrukkers en verkoopers 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6" office:value-type="float">
            <text:p>2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oek- en dagbladdrukkers knechts, letterzet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60" office:value-type="float">
            <text:p>60</text:p>
          </table:table-cell>
          <table:table-cell table:style-name="ce30"/>
          <table:table-cell ns41:value-type="float" table:style-name="ce30" office:value="67" office:value-type="float">
            <text:p>67</text:p>
          </table:table-cell>
          <table:table-cell table:style-name="ce30"/>
          <table:table-cell ns41:value-type="float" table:style-name="ce67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ont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ordpapier (werkers in) doozen-, kaart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orduurwerkers, kant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orstel-, kaarden-, kammen-, rijven-, zeeft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ouw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randers en stokers van stroop, likeuren, sterke drank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reuk- en draagbanden-, keurslijv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rillenslijpers en 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rood-, kleingoed-, koek- en banketbakkers en slijt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203" office:value-type="float">
            <text:p>203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21" office:value-type="float">
            <text:p>22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67" office:value="242" office:value-type="float">
            <text:p>2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ijenteelt (personen behoorende tot de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Chicorei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Chocolade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Dagbladschrijvers, letterkundig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Debiteurs en gedelegeerden in de loterij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Dekkers (lei-, pannen-, riet-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Deurwaa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Dienstboden, bakers, huisbewaarders, minnen, oppassers, portiers</text:p>
          </table:table-cell>
          <table:table-cell table:style-name="Default"/>
          <table:table-cell table:style-name="ce66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91" office:value-type="float">
            <text:p>91</text:p>
          </table:table-cell>
          <table:table-cell ns41:value-type="float" table:style-name="ce30" office:value="83" office:value-type="float">
            <text:p>83</text:p>
          </table:table-cell>
          <table:table-cell ns41:value-type="float" table:style-name="ce31" office:value="1223" office:value-type="float">
            <text:p>1,223</text:p>
          </table:table-cell>
          <table:table-cell ns41:value-type="float" table:style-name="ce30" office:value="102" office:value-type="float">
            <text:p>102</text:p>
          </table:table-cell>
          <table:table-cell ns41:value-type="float" table:style-name="ce31" office:value="1322" office:value-type="float">
            <text:p>1,322</text:p>
          </table:table-cell>
          <table:table-cell ns41:value-type="float" table:style-name="ce47" office:value="1424" office:value-type="float">
            <text:p>1,4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Doodgravers, bedienaars van begrafenissen, verhuurders van rouwkleed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Fabrijkanten van verschillenden aard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311" office:value-type="float">
            <text:p>311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358" office:value-type="float">
            <text:p>358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67" office:value="419" office:value-type="float">
            <text:p>4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Fineerzag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aarkeukenhou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alanteriewarenhandel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aren- en bandwinkel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67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az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epensioneerden (burgerlijke en militair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9" office:value-type="float">
            <text:p>4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eschutgieters, geweer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ezantschappen en consulaten (personen behoorende tot de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lasblaz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odsdienstleeraren en aan de dienst verbonden personen. Protestanten, predi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odsdienstleeraren en aan de dienst verbonden personen. Israeliten, rabbijn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ouddraadtrekkers, passementwerkers, galon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raanhandelaars, gist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raveurs op hout, metaal en steen, stempelsnij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riendbaz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roenten-, fruitverkoop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76" office:value-type="float">
            <text:p>76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67" office:value="113" office:value-type="float">
            <text:p>1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rondeigenar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rossiers, slij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Grutters, kruiden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2" office:value-type="float">
            <text:p>92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92" office:value-type="float">
            <text:p>92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67" office:value="122" office:value-type="float">
            <text:p>1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aar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andelsleerling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andelsreizi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andschoenen- en dassen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aven- en bakenmees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eemraden en verdere ambtenaren van de waterschapp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eetmaaij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ennep- en vlasbereiders en teel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erbergiers, kasteleins, koffijhuishou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6" office:value-type="float">
            <text:p>26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7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erders en veeho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oeden-, petten- en stroohoed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7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outhak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outzaagmolenaars, houtzagers, hout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Huisleerlingen</text:p>
          </table:table-cell>
          <table:table-cell table:style-name="Default"/>
          <table:table-cell ns41:value-type="float" table:style-name="ce66" office:value="17" office:value-type="float">
            <text:p>17</text:p>
          </table:table-cell>
          <table:table-cell ns41:value-type="float" table:style-name="ce30" office:value="12" office:value-type="float">
            <text:p>12</text:p>
          </table:table-cell>
          <table:table-cell ns41:value-type="float" office:value="5" table:style-name="ce30" table:number-columns-repeated="2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67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Ingenieurs en verdere ambtenaren van den waterstaa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Inleggers van levensbehoeften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Jag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Jagt (personen behoorende tot de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Juweliers, goud- en zilversmed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aarders, wolkamm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aarsenmakers (smeer- en was-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abinet- en schrijnwerkers, kunstdraaij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68" office:value-type="float">
            <text:p>68</text:p>
          </table:table-cell>
          <table:table-cell table:style-name="ce30"/>
          <table:table-cell ns41:value-type="float" table:style-name="ce30" office:value="80" office:value-type="float">
            <text:p>80</text:p>
          </table:table-cell>
          <table:table-cell table:style-name="ce30"/>
          <table:table-cell ns41:value-type="float" table:style-name="ce67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adetten van de landmagt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adetten van de zeemagt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alkbranders, cement- en tras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antoor- en winkelbedienden, pakhuisknecht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93" office:value-type="float">
            <text:p>9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67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leeder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236" office:value-type="float">
            <text:p>236</text:p>
          </table:table-cell>
          <table:table-cell table:style-name="ce30"/>
          <table:table-cell ns41:value-type="float" table:style-name="ce30" office:value="273" office:value-type="float">
            <text:p>273</text:p>
          </table:table-cell>
          <table:table-cell table:style-name="ce30"/>
          <table:table-cell ns41:value-type="float" table:style-name="ce67" office:value="273" office:value-type="float">
            <text:p>2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leederen- en gemaaktgoed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leinhandelaars, winkel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67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lerken en schrijvers bij notarissen, ontvangers, prokureurs, deurwaarders enz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lomp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noop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olenbran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oninklijk Huis (personen, verbonden aan het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ooplieden van verschillenden aard</text:p>
          </table:table-cell>
          <table:table-cell table:style-name="Default"/>
          <table:table-cell table:style-name="ce66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67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oornmolen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oornverschie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oper- en blikslagers, draadvlechters, ketellapp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30" office:value="60" office:value-type="float">
            <text:p>60</text:p>
          </table:table-cell>
          <table:table-cell table:style-name="ce30"/>
          <table:table-cell ns41:value-type="float" table:style-name="ce67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oper-, klok- en geelgie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ostschoolhouders en onderwij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ostschoolleerlingen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" office:value-type="float">
            <text:p>10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raankinder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ram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ramm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rib- en dijkwerkers, heilbazen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368" office:value-type="float">
            <text:p>368</text:p>
          </table:table-cell>
          <table:table-cell table:style-name="ce30"/>
          <table:table-cell ns41:value-type="float" table:style-name="ce30" office:value="378" office:value-type="float">
            <text:p>378</text:p>
          </table:table-cell>
          <table:table-cell table:style-name="ce30"/>
          <table:table-cell ns41:value-type="float" table:style-name="ce67" office:value="378" office:value-type="float">
            <text:p>3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roeghouders, tappers enz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2" office:value-type="float">
            <text:p>62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67" office:value="125" office:value-type="float">
            <text:p>1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ruidfabrijkanten en vuurwerk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ruijers, sjouwers, schoenpoets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75" office:value-type="float">
            <text:p>275</text:p>
          </table:table-cell>
          <table:table-cell table:style-name="ce30"/>
          <table:table-cell ns41:value-type="float" table:style-name="ce30" office:value="278" office:value-type="float">
            <text:p>278</text:p>
          </table:table-cell>
          <table:table-cell table:style-name="ce30"/>
          <table:table-cell ns41:value-type="float" table:style-name="ce67" office:value="278" office:value-type="float">
            <text:p>2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rijgslieden van en boven den rang van 2den luitenan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67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rijgslieden beneden den rang van 2den luitenant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497" office:value-type="float">
            <text:p>497</text:p>
          </table:table-cell>
          <table:table-cell table:style-name="ce30"/>
          <table:table-cell ns41:value-type="float" table:style-name="ce30" office:value="515" office:value-type="float">
            <text:p>515</text:p>
          </table:table-cell>
          <table:table-cell table:style-name="ce30"/>
          <table:table-cell ns41:value-type="float" table:style-name="ce67" office:value="515" office:value-type="float">
            <text:p>5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uipers, hoepel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67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unstenaars, goochelaars enz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unstkoopers, muzijk- en teekenhandelar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unstlak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unstoefenaren muzijkanten, muzijkmeesters, organis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unstoefenaren schil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unstoefenaren teekenaars, teekenmeesters, daguerrecotypeurs, decorat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unstoefenaren tooneelspelers, dansmeesters, zan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unst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Kurkensnij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andbouw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47" office:value-type="float">
            <text:p>147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60" office:value-type="float">
            <text:p>16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167" office:value-type="float">
            <text:p>1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andhuishoudkundige scholen onderwijz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andhuishoudkundige scholen leerling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andmeters en teekenaars bij het kadaster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antaarnopste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atijnsche scholen onderwij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atijnsche scholen leerling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eerbereiders en looij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ettergie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67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iefdadige gestichten hoof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iefdadige gestichten dienstdoend personeel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inieer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oodgieters en pompenmakers, brandspuit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67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oodswezen en strandvonderij (personen behoorende tot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oodwit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Lijmzie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agazijn- en pakhuis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akelaars en kargadoo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and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anufakturen/* 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67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anufakturen/* kooplie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2" office:value-type="float">
            <text:p>3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67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anufakturen/* werklied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67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ariniers en zeelieden van en boven den rang van 2den luitenan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ariniers en zeelieden beneden den rang van 2den luitenant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att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eekrapbereiders en 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eesters (keur-, markt-, waag-), afsla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elk-, boter-, kaas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essenmakers en slij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eters (kolen-, koorn-, hooi-, hout-, scheeps- enz.), wijnste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etsel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28" office:value-type="float">
            <text:p>2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30" office:value-type="float">
            <text:p>2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31" office:value-type="float">
            <text:p>2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odemaak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67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ol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outmolenaa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uzijkinstrument-, orgel-, forte pianomakers, stemmers en 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Mijn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66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87" office:value-type="float">
            <text:p>8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72" office:value-type="float">
            <text:p>67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71" office:value-type="float">
            <text:p>771</text:p>
          </table:table-cell>
          <table:table-cell ns41:value-type="float" table:style-name="ce67" office:value="772" office:value-type="float">
            <text:p>7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Nacht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Notariss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Notarissen (kandidaat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Olieslagers en molen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Omroepers, aanpl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Ondernemers en direkteurs van begrafenis- en ziekenfondsen/?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Ondernemers en direkteurs van naamlooze en verdere handel-maatschappij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Ondernemers en direkteurs van verzekering- en brandwaarborgmaatschappijen/?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Ondernemers en direkteurs van openbare werk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67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Opzigters, conducteurs enz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Orgeldraaijers, straatmuz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Oudijzer-, oude kleederen-, beenen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aarden- en veehouders en verkoopers, koemel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aarden- en beestensnij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annen-, potten-, pijpen-, steen- en tegelbak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apier- en gekleurd papier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apier- en gekleurd papierhandelaa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apier- en gekleurd papierwerklied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arapluie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ennenberei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ikeu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ik- en teersto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laat- en steendrukkers, plaatsnij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leistergieters, boetseer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olitie (dir, commiss, agenten van), marech, veld- en boschw, nacht- en torenw, geregtsdienaars, cipiers, en bew van gevangenissen, scherpregters, enz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6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rokur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ublieke vrouwen, publiekhuishoud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Pijpen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Ree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Regterlijke magt (ambtenaren der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Renteniers, partikuli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67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Rentmees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Rijtuig-, wagen-, koffer-, zadel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1" office:value-type="float">
            <text:p>8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Rijtuigschil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chaarslij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chat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cheep-, blok-, maat- en zeilmakers, rafactiemeesters, scheepsloopers, takelaa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67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cheepsw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cheepzeilnaalden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cheikundige voorwerpen en verfwaren (fabrijkanten en werklieden in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cherm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childers (huis-), glaz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216" office:value-type="float">
            <text:p>216</text:p>
          </table:table-cell>
          <table:table-cell table:style-name="ce30"/>
          <table:table-cell ns41:value-type="float" table:style-name="ce30" office:value="233" office:value-type="float">
            <text:p>233</text:p>
          </table:table-cell>
          <table:table-cell table:style-name="ce30"/>
          <table:table-cell ns41:value-type="float" table:style-name="ce67" office:value="233" office:value-type="float">
            <text:p>2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chippers, loodsen, gezagvoerders, stuurlieden en matrozen (koopvaardij-) schuitenverhuurders, commissarissen van veerschepen enz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68" office:value-type="float">
            <text:p>16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71" office:value-type="float">
            <text:p>17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174" office:value-type="float">
            <text:p>1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choenmakers en lap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227" office:value-type="float">
            <text:p>22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40" office:value-type="float">
            <text:p>240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7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choolleerlingen</text:p>
          </table:table-cell>
          <table:table-cell table:style-name="Default"/>
          <table:table-cell ns41:value-type="string" table:style-name="ce66" office:value-type="string">
            <text:p>1.25</text:p>
          </table:table-cell>
          <table:table-cell ns41:value-type="float" table:style-name="ce31" office:value="1225" office:value-type="float">
            <text:p>1,225</text:p>
          </table:table-cell>
          <table:table-cell ns41:value-type="float" table:style-name="ce30" office:value="425" office:value-type="float">
            <text:p>425</text:p>
          </table:table-cell>
          <table:table-cell ns41:value-type="float" table:style-name="ce30" office:value="411" office:value-type="float">
            <text:p>411</text:p>
          </table:table-cell>
          <table:table-cell ns41:value-type="float" table:style-name="ce30" office:value="259" office:value-type="float">
            <text:p>259</text:p>
          </table:table-cell>
          <table:table-cell ns41:value-type="float" table:style-name="ce30" office:value="243" office:value-type="float">
            <text:p>24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1" office:value="1956" office:value-type="float">
            <text:p>1,956</text:p>
          </table:table-cell>
          <table:table-cell ns41:value-type="float" table:style-name="ce31" office:value="1895" office:value-type="float">
            <text:p>1,895</text:p>
          </table:table-cell>
          <table:table-cell ns41:value-type="float" table:style-name="ce47" office:value="3851" office:value-type="float">
            <text:p>3,85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choorsteenve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lijpers (diamant-, glas-, marmer-, metaal- enz.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meden grof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meden hoef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meden kagchel- en andere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197" office:value-type="float">
            <text:p>19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28" office:value-type="float">
            <text:p>22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232" office:value-type="float">
            <text:p>2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olliciteu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peldenfabrijkanten en werklied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piegelmakers en 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pinners, spoelders, wev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16" office:value-type="float">
            <text:p>11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26" office:value-type="float">
            <text:p>126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poorweg- en stoombootbeamb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67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pijker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talhouders, rijtuigverhuu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teenhouw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teenkolen-, hout- en turf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67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telzie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toelen-bekleeders, draaijers, mat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toffenverwers, glan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traat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tudenten aan hooge scholen, athenaea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tudenten aan academien, clinische schol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tudenten aan seminari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tukadoors, wit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tijfsel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uiker- en pastijb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Suikerraffinadeu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Taalmeesters, translat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office:value="1" table:style-name="ce30" table:number-columns-repeated="4" office:value-type="float">
            <text:p>1</text:p>
          </table:table-cell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Tabak- en sigaren-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Tabak- en sigaren-kerv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67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Tabak- en sigaren-plan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Tabak- en sigaren-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7" office:value-type="float">
            <text:p>3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Tapijt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Timmerlieden, kist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348" office:value-type="float">
            <text:p>34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77" office:value-type="float">
            <text:p>37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78" office:value-type="float">
            <text:p>3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Tinnegie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Tol- en pontgaarders, brug- en sluiswach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Touwslagers, baanwer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Traansto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Turf, koorn- en kolendra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67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Uitdragers, uitventers, leu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Uurwerk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Veearts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Veenlieden, turfboer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Vendu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Vergulders, lijst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Vill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Vischdroogers en roo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Visch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Vissch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Vleeschhouwers, spekslagers, poeli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77" office:value-type="float">
            <text:p>7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Voddenra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Voerlieden, koetsiers, loopers, postknechten en slee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99" office:value-type="float">
            <text:p>99</text:p>
          </table:table-cell>
          <table:table-cell table:style-name="ce30"/>
          <table:table-cell ns41:value-type="float" table:style-name="ce30" office:value="102" office:value-type="float">
            <text:p>102</text:p>
          </table:table-cell>
          <table:table-cell table:style-name="ce30"/>
          <table:table-cell ns41:value-type="float" table:style-name="ce67" office:value="102" office:value-type="float">
            <text:p>10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Vogelverkoopers, koolboer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Wafel- en poffertjesbakk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Watermolen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Waterverkoo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We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Werktuigkundigen en makers, balans- en brandspuit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6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Wijnhandel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Ijk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Ijzer- en koperdraaij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Ijzergie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Zaadverkoo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Zaakwaarnemers, commissionnai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Zakkenmakers en verhuur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Zandverkoop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Zeepzied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Zeevaartscholen onderwijz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Zeevaartscholen leerling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Ziekenoppass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Zoutzi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Zwaardve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Zwavelstokkenmakers en verkoop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Zijdeteelt (personen behoorende tot de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Verschillende beroep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Zonder beroep</text:p>
          </table:table-cell>
          <table:table-cell table:style-name="Default"/>
          <table:table-cell ns41:value-type="float" table:style-name="ce23" office:value="1639" office:value-type="float">
            <text:p>1,639</text:p>
          </table:table-cell>
          <table:table-cell ns41:value-type="float" table:style-name="ce31" office:value="1669" office:value-type="float">
            <text:p>1,669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317" office:value-type="float">
            <text:p>317</text:p>
          </table:table-cell>
          <table:table-cell ns41:value-type="float" table:style-name="ce30" office:value="530" office:value-type="float">
            <text:p>530</text:p>
          </table:table-cell>
          <table:table-cell ns41:value-type="float" table:style-name="ce30" office:value="965" office:value-type="float">
            <text:p>965</text:p>
          </table:table-cell>
          <table:table-cell ns41:value-type="float" table:style-name="ce31" office:value="6661" office:value-type="float">
            <text:p>6,661</text:p>
          </table:table-cell>
          <table:table-cell ns41:value-type="float" table:style-name="ce31" office:value="3011" office:value-type="float">
            <text:p>3,011</text:p>
          </table:table-cell>
          <table:table-cell ns41:value-type="float" table:style-name="ce31" office:value="8998" office:value-type="float">
            <text:p>8,998</text:p>
          </table:table-cell>
          <table:table-cell ns41:value-type="float" table:style-name="ce47" office:value="12009" office:value-type="float">
            <text:p>12,00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Beroep onbekend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AD HAARLEM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3" office:value="2916" office:value-type="float">
            <text:p>2,916</text:p>
          </table:table-cell>
          <table:table-cell ns41:value-type="float" table:style-name="ce31" office:value="2915" office:value-type="float">
            <text:p>2,915</text:p>
          </table:table-cell>
          <table:table-cell ns41:value-type="float" table:style-name="ce30" office:value="553" office:value-type="float">
            <text:p>553</text:p>
          </table:table-cell>
          <table:table-cell ns41:value-type="float" table:style-name="ce30" office:value="568" office:value-type="float">
            <text:p>568</text:p>
          </table:table-cell>
          <table:table-cell ns41:value-type="float" table:style-name="ce31" office:value="1016" office:value-type="float">
            <text:p>1,016</text:p>
          </table:table-cell>
          <table:table-cell ns41:value-type="float" table:style-name="ce30" office:value="996" office:value-type="float">
            <text:p>996</text:p>
          </table:table-cell>
          <table:table-cell ns41:value-type="float" table:style-name="ce31" office:value="7608" office:value-type="float">
            <text:p>7,608</text:p>
          </table:table-cell>
          <table:table-cell ns41:value-type="float" table:style-name="ce31" office:value="9280" office:value-type="float">
            <text:p>9,280</text:p>
          </table:table-cell>
          <table:table-cell ns41:value-type="float" table:style-name="ce31" office:value="12093" office:value-type="float">
            <text:p>12,093</text:p>
          </table:table-cell>
          <table:table-cell ns41:value-type="float" table:style-name="ce31" office:value="13759" office:value-type="float">
            <text:p>13,759</text:p>
          </table:table-cell>
          <table:table-cell ns41:value-type="float" table:style-name="ce47" office:value="25852" office:value-type="float">
            <text:p>25,8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annem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67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ardappelenmeel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ardewerk- en porcelein- fabrijkanten en kooplie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67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dvoka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5" office:value-type="float">
            <text:p>115</text:p>
          </table:table-cell>
          <table:table-cell table:style-name="ce30"/>
          <table:table-cell ns41:value-type="float" table:style-name="ce30" office:value="115" office:value-type="float">
            <text:p>115</text:p>
          </table:table-cell>
          <table:table-cell table:style-name="ce30"/>
          <table:table-cell ns41:value-type="float" table:style-name="ce67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fbraakverkoo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luin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mbtenaren Staats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41" office:value-type="float">
            <text:p>341</text:p>
          </table:table-cell>
          <table:table-cell table:style-name="ce30"/>
          <table:table-cell ns41:value-type="float" table:style-name="ce30" office:value="341" office:value-type="float">
            <text:p>341</text:p>
          </table:table-cell>
          <table:table-cell table:style-name="ce30"/>
          <table:table-cell ns41:value-type="float" table:style-name="ce67" office:value="341" office:value-type="float">
            <text:p>34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mbtenaren Provinciale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1" office:value-type="float">
            <text:p>3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mbtenaren Gemeente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88" office:value-type="float">
            <text:p>28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88" office:value-type="float">
            <text:p>28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89" office:value-type="float">
            <text:p>2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mbtenaren Niet genoemde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31" office:value-type="float">
            <text:p>431</text:p>
          </table:table-cell>
          <table:table-cell table:style-name="ce30"/>
          <table:table-cell ns41:value-type="float" table:style-name="ce30" office:value="431" office:value-type="float">
            <text:p>431</text:p>
          </table:table-cell>
          <table:table-cell table:style-name="ce30"/>
          <table:table-cell ns41:value-type="float" table:style-name="ce67" office:value="431" office:value-type="float">
            <text:p>4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pothekers, drogist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556" office:value-type="float">
            <text:p>556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79" office:value-type="float">
            <text:p>57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585" office:value-type="float">
            <text:p>5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rbeiders, dagloon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3007" office:value-type="float">
            <text:p>3,007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1" office:value="3049" office:value-type="float">
            <text:p>3,049</text:p>
          </table:table-cell>
          <table:table-cell ns41:value-type="float" table:style-name="ce30" office:value="130" office:value-type="float">
            <text:p>130</text:p>
          </table:table-cell>
          <table:table-cell ns41:value-type="float" table:style-name="ce47" office:value="3179" office:value-type="float">
            <text:p>3,1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sch-, bagger-, vuilnislieden, asch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8" office:value-type="float">
            <text:p>15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58" office:value-type="float">
            <text:p>15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161" office:value-type="float">
            <text:p>1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Azijnstokers, kunstazij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aardscheerders, kappers, paruik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501" office:value-type="float">
            <text:p>50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513" office:value-type="float">
            <text:p>51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67" office:value="525" office:value-type="float">
            <text:p>5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adstoofhou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ankiers, effektenhandelaars, geldwisselaars, kass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3" office:value-type="float">
            <text:p>6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ed- en matrassenmakers en verhuurders, behangers, stoffeer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461" office:value-type="float">
            <text:p>46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471" office:value-type="float">
            <text:p>471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67" office:value="485" office:value-type="float">
            <text:p>4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eeldhouwers, lofwerksnij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table:style-name="ce30"/>
          <table:table-cell ns41:value-type="float" table:style-name="ce30" office:value="62" office:value-type="float">
            <text:p>62</text:p>
          </table:table-cell>
          <table:table-cell table:style-name="ce30"/>
          <table:table-cell ns41:value-type="float" table:style-name="ce67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eleenbankhouders, inbrenge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7" office:value-type="float">
            <text:p>47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67" office:value="90" office:value-type="float">
            <text:p>9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ested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73" office:value-type="float">
            <text:p>73</text:p>
          </table:table-cell>
          <table:table-cell table:style-name="ce30"/>
          <table:table-cell ns41:value-type="float" table:style-name="ce30" office:value="73" office:value-type="float">
            <text:p>73</text:p>
          </table:table-cell>
          <table:table-cell ns41:value-type="float" table:style-name="ce67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estellers, expediteurs, factoors, voetboden</text:p>
          </table:table-cell>
          <table:table-cell table:style-name="Default"/>
          <table:table-cell table:style-name="ce66"/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59" office:value-type="float">
            <text:p>259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271" office:value-type="float">
            <text:p>271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67" office:value="312" office:value-type="float">
            <text:p>3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ezembinders, rietboeren, rijswer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table:style-name="ce30"/>
          <table:table-cell ns41:value-type="float" table:style-name="ce67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ierbrouwers, bierste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illard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illard-, kaatsballen-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leek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0" office:value-type="float">
            <text:p>60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67" office:value="131" office:value-type="float">
            <text:p>1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lik- en plaatwerkers, lamp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loemisten, boomkweekers, tuiniers, warmoezeni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69" office:value-type="float">
            <text:p>669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703" office:value-type="float">
            <text:p>703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7" office:value="716" office:value-type="float">
            <text:p>7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oekbin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75" office:value-type="float">
            <text:p>27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97" office:value-type="float">
            <text:p>29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299" office:value-type="float">
            <text:p>29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oek- en dagbladdrukkers en verkoopers 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94" office:value-type="float">
            <text:p>294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94" office:value-type="float">
            <text:p>294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67" office:value="315" office:value-type="float">
            <text:p>3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oek- en dagbladdrukkers en verkoopers knechts, letterzett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447" office:value-type="float">
            <text:p>447</text:p>
          </table:table-cell>
          <table:table-cell table:style-name="ce30"/>
          <table:table-cell ns41:value-type="float" table:style-name="ce30" office:value="476" office:value-type="float">
            <text:p>476</text:p>
          </table:table-cell>
          <table:table-cell table:style-name="ce30"/>
          <table:table-cell ns41:value-type="float" table:style-name="ce67" office:value="476" office:value-type="float">
            <text:p>47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ontwer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67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ordpapier (werkers in) doozen-, kaart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orduurwerkers, kant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67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orstel-, kaarden-, kammen-, rijven-, zeeft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106" office:value-type="float">
            <text:p>10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13" office:value-type="float">
            <text:p>11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ouw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67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randers en stokers van stroop, likeuren, sterke drank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2" office:value-type="float">
            <text:p>6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reuk- en draagbanden-, keurslijv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1" office:value-type="float">
            <text:p>3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rillenslijpers en 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office:value="3" table:style-name="ce30" table:number-columns-repeated="4" office:value-type="float">
            <text:p>3</text:p>
          </table:table-cell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rood-, kleingoed-, koek- en banketbakkers en slijt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75" office:value-type="float">
            <text:p>75</text:p>
          </table:table-cell>
          <table:table-cell table:style-name="ce30"/>
          <table:table-cell ns41:value-type="float" table:style-name="ce31" office:value="2079" office:value-type="float">
            <text:p>2,079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31" office:value="2161" office:value-type="float">
            <text:p>2,161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47" office:value="2247" office:value-type="float">
            <text:p>2,24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ijenteelt (personen behoorende tot de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Chicorei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Chocolade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Dagbladschrijvers, letterkundig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Debiteurs en gedelegeerden in de loterij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3" office:value-type="float">
            <text:p>6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Dekkers (lei-, pannen-, riet-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Deurwaa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1" office:value-type="float">
            <text:p>51</text:p>
          </table:table-cell>
          <table:table-cell table:style-name="ce30"/>
          <table:table-cell ns41:value-type="float" table:style-name="ce30" office:value="51" office:value-type="float">
            <text:p>51</text:p>
          </table:table-cell>
          <table:table-cell table:style-name="ce30"/>
          <table:table-cell ns41:value-type="float" table:style-name="ce67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1" office:value="1440" office:value-type="float">
            <text:p>1,440</text:p>
          </table:table-cell>
          <table:table-cell ns41:value-type="float" table:style-name="ce31" office:value="13278" office:value-type="float">
            <text:p>13,278</text:p>
          </table:table-cell>
          <table:table-cell ns41:value-type="float" table:style-name="ce31" office:value="1494" office:value-type="float">
            <text:p>1,494</text:p>
          </table:table-cell>
          <table:table-cell ns41:value-type="float" table:style-name="ce31" office:value="13577" office:value-type="float">
            <text:p>13,577</text:p>
          </table:table-cell>
          <table:table-cell ns41:value-type="float" table:style-name="ce47" office:value="15071" office:value-type="float">
            <text:p>15,0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Doodgravers, bedienaars van begrafenissen, verhuurders van rouwkleed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22" office:value-type="float">
            <text:p>322</text:p>
          </table:table-cell>
          <table:table-cell table:style-name="ce30"/>
          <table:table-cell ns41:value-type="float" table:style-name="ce30" office:value="322" office:value-type="float">
            <text:p>322</text:p>
          </table:table-cell>
          <table:table-cell table:style-name="ce30"/>
          <table:table-cell ns41:value-type="float" table:style-name="ce67" office:value="322" office:value-type="float">
            <text:p>3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Fabrijkanten van verschillenden aard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470" office:value-type="float">
            <text:p>470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518" office:value-type="float">
            <text:p>518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67" office:value="588" office:value-type="float">
            <text:p>58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Fineerza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aarkeukenhou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1" office:value-type="float">
            <text:p>7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82" office:value-type="float">
            <text:p>8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alanteriewarenhandel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6" office:value-type="float">
            <text:p>2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aren- en bandwinkel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67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az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67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57" office:value-type="float">
            <text:p>357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358" office:value-type="float">
            <text:p>358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67" office:value="426" office:value-type="float">
            <text:p>4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epensioneerden (burgerlijke en militair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99" office:value-type="float">
            <text:p>299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299" office:value-type="float">
            <text:p>299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67" office:value="341" office:value-type="float">
            <text:p>34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eschutgieters, geweer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ezantschappen en consulaten (personen behoorende tot d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lasbla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odsdienstleeraren en aan de dienst verbonden personen. Protestanten, predi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8" office:value-type="float">
            <text:p>128</text:p>
          </table:table-cell>
          <table:table-cell table:style-name="ce30"/>
          <table:table-cell ns41:value-type="float" table:style-name="ce30" office:value="128" office:value-type="float">
            <text:p>128</text:p>
          </table:table-cell>
          <table:table-cell table:style-name="ce30"/>
          <table:table-cell ns41:value-type="float" table:style-name="ce67" office:value="128" office:value-type="float">
            <text:p>1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7" office:value-type="float">
            <text:p>57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67" office:value="95" office:value-type="float">
            <text:p>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1" office:value-type="float">
            <text:p>81</text:p>
          </table:table-cell>
          <table:table-cell table:style-name="ce30"/>
          <table:table-cell ns41:value-type="float" table:style-name="ce30" office:value="81" office:value-type="float">
            <text:p>81</text:p>
          </table:table-cell>
          <table:table-cell table:style-name="ce30"/>
          <table:table-cell ns41:value-type="float" table:style-name="ce67" office:value="81" office:value-type="float">
            <text:p>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ns41:value-type="float" table:style-name="ce67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odsdienstleeraren en aan de dienst verbonden personen. Israeliten, rabbij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ouddraadtrekkers, passementwerkers, galonwer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60" office:value-type="float">
            <text:p>6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raanhandelaars, gist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7" office:value-type="float">
            <text:p>6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67" office:value-type="float">
            <text:p>6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raveurs op hout, metaal en steen, stempelsnij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table:style-name="ce30"/>
          <table:table-cell ns41:value-type="float" table:style-name="ce30" office:value="62" office:value-type="float">
            <text:p>62</text:p>
          </table:table-cell>
          <table:table-cell table:style-name="ce30"/>
          <table:table-cell ns41:value-type="float" table:style-name="ce67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riendbaz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roenten-, fruitverkoop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74" office:value-type="float">
            <text:p>174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178" office:value-type="float">
            <text:p>178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67" office:value="343" office:value-type="float">
            <text:p>3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rondeigena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rossiers, slij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4" office:value-type="float">
            <text:p>44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67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Grutters, kruideni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439" office:value-type="float">
            <text:p>439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453" office:value-type="float">
            <text:p>453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67" office:value="501" office:value-type="float">
            <text:p>50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aarwer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andelsleerling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82" office:value-type="float">
            <text:p>82</text:p>
          </table:table-cell>
          <table:table-cell table:style-name="ce30"/>
          <table:table-cell ns41:value-type="float" table:style-name="ce30" office:value="93" office:value-type="float">
            <text:p>93</text:p>
          </table:table-cell>
          <table:table-cell table:style-name="ce30"/>
          <table:table-cell ns41:value-type="float" table:style-name="ce67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andelsreizi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40" office:value-type="float">
            <text:p>140</text:p>
          </table:table-cell>
          <table:table-cell table:style-name="ce30"/>
          <table:table-cell ns41:value-type="float" table:style-name="ce30" office:value="140" office:value-type="float">
            <text:p>140</text:p>
          </table:table-cell>
          <table:table-cell table:style-name="ce30"/>
          <table:table-cell ns41:value-type="float" table:style-name="ce67" office:value="140" office:value-type="float">
            <text:p>1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andschoenen- en dass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aven- en baken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eemraden en verdere ambtenaren van de waterschapp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eetmaaij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ennep- en vlasbereiders en teel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erbergiers, kasteleins, koffijhuishou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62" office:value-type="float">
            <text:p>262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262" office:value-type="float">
            <text:p>262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67" office:value="335" office:value-type="float">
            <text:p>3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erders en veeho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4" office:value-type="float">
            <text:p>5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oeden-, petten- en stroohoed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57" office:value-type="float">
            <text:p>257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275" office:value-type="float">
            <text:p>275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67" office:value="333" office:value-type="float">
            <text:p>3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67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outh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outzaagmolenaars, houtzagers, hout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537" office:value-type="float">
            <text:p>53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57" office:value-type="float">
            <text:p>55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560" office:value-type="float">
            <text:p>56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Huisleerlingen</text:p>
          </table:table-cell>
          <table:table-cell table:style-name="Default"/>
          <table:table-cell ns41:value-type="float" table:style-name="ce66" office:value="158" office:value-type="float">
            <text:p>158</text:p>
          </table:table-cell>
          <table:table-cell ns41:value-type="float" table:style-name="ce30" office:value="85" office:value-type="float">
            <text:p>85</text:p>
          </table:table-cell>
          <table:table-cell ns41:value-type="float" table:style-name="ce30" office:value="75" office:value-type="float">
            <text:p>75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379" office:value-type="float">
            <text:p>379</text:p>
          </table:table-cell>
          <table:table-cell ns41:value-type="float" table:style-name="ce30" office:value="281" office:value-type="float">
            <text:p>281</text:p>
          </table:table-cell>
          <table:table-cell ns41:value-type="float" table:style-name="ce67" office:value="660" office:value-type="float">
            <text:p>66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Ingenieurs en verdere ambtenaren van den waterstaa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6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Inleggers van levensbehoef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Ja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Jagt (personen behoorende tot d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Juweliers, goud- en zilversmed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619" office:value-type="float">
            <text:p>61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656" office:value-type="float">
            <text:p>656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665" office:value-type="float">
            <text:p>6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aarders, wolkamm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aarsenmakers (smeer- en was-)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12" office:value-type="float">
            <text:p>11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abinet- en schrijnwerkers, kunstdraaij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2" office:value-type="float">
            <text:p>52</text:p>
          </table:table-cell>
          <table:table-cell table:style-name="ce30"/>
          <table:table-cell ns41:value-type="float" table:style-name="ce30" office:value="983" office:value-type="float">
            <text:p>98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1036" office:value-type="float">
            <text:p>1,03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47" office:value="1038" office:value-type="float">
            <text:p>1,0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adetten van de landmagt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adetten van de zeemagt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table:style-name="ce30"/>
          <table:table-cell ns41:value-type="float" table:style-name="ce30" office:value="94" office:value-type="float">
            <text:p>94</text:p>
          </table:table-cell>
          <table:table-cell table:style-name="ce30"/>
          <table:table-cell ns41:value-type="float" table:style-name="ce67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alkbranders, cement- en tras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antoor- en winkelbedienden, pakhuisknecht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1" office:value="2690" office:value-type="float">
            <text:p>2,690</text:p>
          </table:table-cell>
          <table:table-cell ns41:value-type="float" table:style-name="ce30" office:value="233" office:value-type="float">
            <text:p>233</text:p>
          </table:table-cell>
          <table:table-cell ns41:value-type="float" table:style-name="ce31" office:value="2750" office:value-type="float">
            <text:p>2,750</text:p>
          </table:table-cell>
          <table:table-cell ns41:value-type="float" table:style-name="ce30" office:value="239" office:value-type="float">
            <text:p>239</text:p>
          </table:table-cell>
          <table:table-cell ns41:value-type="float" table:style-name="ce47" office:value="2989" office:value-type="float">
            <text:p>2,9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leeder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01" office:value-type="float">
            <text:p>101</text:p>
          </table:table-cell>
          <table:table-cell table:style-name="ce30"/>
          <table:table-cell ns41:value-type="float" table:style-name="ce31" office:value="2436" office:value-type="float">
            <text:p>2,43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1" office:value="2548" office:value-type="float">
            <text:p>2,54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47" office:value="2552" office:value-type="float">
            <text:p>2,5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leederen- en gemaaktgoed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leinhandelaars, winkeliers</text:p>
          </table:table-cell>
          <table:table-cell table:style-name="Default"/>
          <table:table-cell table:style-name="ce66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1" office:value="1909" office:value-type="float">
            <text:p>1,909</text:p>
          </table:table-cell>
          <table:table-cell ns41:value-type="float" table:style-name="ce31" office:value="1548" office:value-type="float">
            <text:p>1,548</text:p>
          </table:table-cell>
          <table:table-cell ns41:value-type="float" table:style-name="ce31" office:value="1909" office:value-type="float">
            <text:p>1,909</text:p>
          </table:table-cell>
          <table:table-cell ns41:value-type="float" table:style-name="ce31" office:value="1549" office:value-type="float">
            <text:p>1,549</text:p>
          </table:table-cell>
          <table:table-cell ns41:value-type="float" table:style-name="ce47" office:value="3458" office:value-type="float">
            <text:p>3,4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lerken en schrijvers bij notarissen, ontvangers, prokureurs, deurwaarders enz.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26" office:value-type="float">
            <text:p>126</text:p>
          </table:table-cell>
          <table:table-cell table:style-name="ce30"/>
          <table:table-cell ns41:value-type="float" table:style-name="ce30" office:value="128" office:value-type="float">
            <text:p>128</text:p>
          </table:table-cell>
          <table:table-cell table:style-name="ce30"/>
          <table:table-cell ns41:value-type="float" table:style-name="ce67" office:value="128" office:value-type="float">
            <text:p>1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lomp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noop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olenbran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oninklijk Huis (personen, verbonden aan het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office:value="2" table:style-name="ce30" table:number-columns-repeated="4" office:value-type="float">
            <text:p>2</text:p>
          </table:table-cell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ooplieden van verschillenden aard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1" office:value="2619" office:value-type="float">
            <text:p>2,619</text:p>
          </table:table-cell>
          <table:table-cell ns41:value-type="float" table:style-name="ce30" office:value="576" office:value-type="float">
            <text:p>576</text:p>
          </table:table-cell>
          <table:table-cell ns41:value-type="float" table:style-name="ce31" office:value="2627" office:value-type="float">
            <text:p>2,627</text:p>
          </table:table-cell>
          <table:table-cell ns41:value-type="float" table:style-name="ce30" office:value="577" office:value-type="float">
            <text:p>577</text:p>
          </table:table-cell>
          <table:table-cell ns41:value-type="float" table:style-name="ce47" office:value="3204" office:value-type="float">
            <text:p>3,20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oornmolen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484" office:value-type="float">
            <text:p>48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492" office:value-type="float">
            <text:p>49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7" office:value="500" office:value-type="float">
            <text:p>50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oornverschie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2" office:value-type="float">
            <text:p>7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oper- en blikslagers, draadvlechters, ketellapp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522" office:value-type="float">
            <text:p>52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63" office:value-type="float">
            <text:p>56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565" office:value-type="float">
            <text:p>5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oper-, klok- en geelgie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ostschoolhouders en onderwij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ostschoolleerlingen</text:p>
          </table:table-cell>
          <table:table-cell table:style-name="Default"/>
          <table:table-cell ns41:value-type="float" table:style-name="ce66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8" office:value-type="float">
            <text:p>8</text:p>
          </table:table-cell>
          <table:table-cell ns41:value-type="string" table:style-name="ce30" office:value-type="string">
            <text:p>107/1</text:p>
          </table:table-cell>
          <table:table-cell ns41:value-type="float" table:style-name="ce30" office:value="39" office:value-type="float">
            <text:p>39</text:p>
          </table:table-cell>
          <table:table-cell ns41:value-type="string" table:style-name="ce67" office:value-type="string">
            <text:p>146/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raankinder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ram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67" office:value="179" office:value-type="float">
            <text:p>1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ramm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rib- en dijkwerkers, heibazen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386" office:value-type="float">
            <text:p>386</text:p>
          </table:table-cell>
          <table:table-cell table:style-name="ce30"/>
          <table:table-cell ns41:value-type="float" table:style-name="ce30" office:value="396" office:value-type="float">
            <text:p>396</text:p>
          </table:table-cell>
          <table:table-cell table:style-name="ce30"/>
          <table:table-cell ns41:value-type="float" table:style-name="ce67" office:value="396" office:value-type="float">
            <text:p>3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roeghouders, tappe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07" office:value-type="float">
            <text:p>707</text:p>
          </table:table-cell>
          <table:table-cell ns41:value-type="float" table:style-name="ce30" office:value="653" office:value-type="float">
            <text:p>653</text:p>
          </table:table-cell>
          <table:table-cell ns41:value-type="float" table:style-name="ce30" office:value="707" office:value-type="float">
            <text:p>707</text:p>
          </table:table-cell>
          <table:table-cell ns41:value-type="float" table:style-name="ce30" office:value="653" office:value-type="float">
            <text:p>653</text:p>
          </table:table-cell>
          <table:table-cell ns41:value-type="float" table:style-name="ce47" office:value="1360" office:value-type="float">
            <text:p>1,36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ruidfabrijkanten en vuurwerk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ruijers, sjouwers, schoenpoets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1" office:value="4500" office:value-type="float">
            <text:p>4,500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1" office:value="4531" office:value-type="float">
            <text:p>4,531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47" office:value="4587" office:value-type="float">
            <text:p>4,58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rijgslieden van en boven den rang van 2den luitenan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43" office:value-type="float">
            <text:p>143</text:p>
          </table:table-cell>
          <table:table-cell table:style-name="ce30"/>
          <table:table-cell ns41:value-type="float" table:style-name="ce30" office:value="143" office:value-type="float">
            <text:p>143</text:p>
          </table:table-cell>
          <table:table-cell table:style-name="ce30"/>
          <table:table-cell ns41:value-type="float" table:style-name="ce67" office:value="143" office:value-type="float">
            <text:p>1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rijgslieden beneden den rang van 2den luitenant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1" office:value="1768" office:value-type="float">
            <text:p>1,768</text:p>
          </table:table-cell>
          <table:table-cell table:style-name="ce30"/>
          <table:table-cell ns41:value-type="float" table:style-name="ce31" office:value="1800" office:value-type="float">
            <text:p>1,800</text:p>
          </table:table-cell>
          <table:table-cell table:style-name="ce30"/>
          <table:table-cell ns41:value-type="float" table:style-name="ce47" office:value="1800" office:value-type="float">
            <text:p>1,80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uipers, hoepel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621" office:value-type="float">
            <text:p>62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650" office:value-type="float">
            <text:p>65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655" office:value-type="float">
            <text:p>65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unstenaars, goochelaa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unstkoopers, muzijk- en teekenhandela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unstlak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47" office:value-type="float">
            <text:p>47</text:p>
          </table:table-cell>
          <table:table-cell table:style-name="ce30"/>
          <table:table-cell ns41:value-type="float" table:style-name="ce30" office:value="52" office:value-type="float">
            <text:p>52</text:p>
          </table:table-cell>
          <table:table-cell table:style-name="ce30"/>
          <table:table-cell ns41:value-type="float" table:style-name="ce67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unstoefenaren muzijkanten, muzijkmeesters, organist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89" office:value-type="float">
            <text:p>289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293" office:value-type="float">
            <text:p>293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67" office:value="309" office:value-type="float">
            <text:p>30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unstoefenaren schil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48" office:value-type="float">
            <text:p>14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53" office:value-type="float">
            <text:p>15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160" office:value-type="float">
            <text:p>16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unstoefenaren teekenaars, teekenmeesters, daguerreotypeurs, decorat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unstoefenaren toneelspelers, dansmeesters, zangers</text:p>
          </table:table-cell>
          <table:table-cell table:style-name="Default"/>
          <table:table-cell table:style-name="ce66"/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98" office:value-type="float">
            <text:p>98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98" office:value-type="float">
            <text:p>98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67" office:value="133" office:value-type="float">
            <text:p>1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unst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Kurkensnij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andbouw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960" office:value-type="float">
            <text:p>960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1" office:value="1024" office:value-type="float">
            <text:p>1,024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47" office:value="1081" office:value-type="float">
            <text:p>1,0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andhuishoudkundige scholen onderwijz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andhuishoudkundige scholen leerling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andmeters en teekenaars bij het kadaster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antaarnopste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6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atijnsche scholen onderwij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atijnsche scholen leerling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eerbereiders en looij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33" office:value-type="float">
            <text:p>13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38" office:value-type="float">
            <text:p>1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ettergie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table:style-name="ce30"/>
          <table:table-cell ns41:value-type="float" table:style-name="ce30" office:value="57" office:value-type="float">
            <text:p>57</text:p>
          </table:table-cell>
          <table:table-cell table:style-name="ce30"/>
          <table:table-cell ns41:value-type="float" table:style-name="ce67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iefdadige gestichten hoof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2" office:value-type="float">
            <text:p>52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67" office:value="108" office:value-type="float">
            <text:p>10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iefdadige gestichten dienstdoend personeel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46" office:value-type="float">
            <text:p>146</text:p>
          </table:table-cell>
          <table:table-cell ns41:value-type="float" table:style-name="ce30" office:value="284" office:value-type="float">
            <text:p>284</text:p>
          </table:table-cell>
          <table:table-cell ns41:value-type="float" table:style-name="ce30" office:value="146" office:value-type="float">
            <text:p>146</text:p>
          </table:table-cell>
          <table:table-cell ns41:value-type="float" table:style-name="ce30" office:value="284" office:value-type="float">
            <text:p>284</text:p>
          </table:table-cell>
          <table:table-cell ns41:value-type="float" table:style-name="ce67" office:value="430" office:value-type="float">
            <text:p>4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iniee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oodgieters en pompenmakers, brandspuit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266" office:value-type="float">
            <text:p>26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79" office:value-type="float">
            <text:p>27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286" office:value-type="float">
            <text:p>28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oodswezen en strandvonderij (personen behoorende tot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oodwit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Lijmzi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agazijn- en pakhuis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akelaars en kargadoo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11" office:value-type="float">
            <text:p>411</text:p>
          </table:table-cell>
          <table:table-cell table:style-name="ce30"/>
          <table:table-cell ns41:value-type="float" table:style-name="ce30" office:value="411" office:value-type="float">
            <text:p>411</text:p>
          </table:table-cell>
          <table:table-cell table:style-name="ce30"/>
          <table:table-cell ns41:value-type="float" table:style-name="ce67" office:value="411" office:value-type="float">
            <text:p>4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and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87" office:value-type="float">
            <text:p>18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01" office:value-type="float">
            <text:p>20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04" office:value-type="float">
            <text:p>20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anufakturen/* 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5" office:value-type="float">
            <text:p>6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anufakturen/* kooplied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43" office:value-type="float">
            <text:p>143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45" office:value-type="float">
            <text:p>145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67" office:value="166" office:value-type="float">
            <text:p>16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anufakturen/* werklied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9" office:value-type="float">
            <text:p>49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67" office:value="99" office:value-type="float">
            <text:p>9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ariniers en zeelieden van en boven den rang van 2den luitenan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67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ariniers en zeelieden beneden den rang van 2den luitenan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71" office:value-type="float">
            <text:p>171</text:p>
          </table:table-cell>
          <table:table-cell table:style-name="ce30"/>
          <table:table-cell ns41:value-type="float" table:style-name="ce30" office:value="171" office:value-type="float">
            <text:p>171</text:p>
          </table:table-cell>
          <table:table-cell table:style-name="ce30"/>
          <table:table-cell ns41:value-type="float" table:style-name="ce67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att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eekrapbereiders en 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eesters (keur-, markt-, waag-), afsla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0" office:value-type="float">
            <text:p>16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0" office:value-type="float">
            <text:p>16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61" office:value-type="float">
            <text:p>1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elk-, boter-, kaas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583" office:value-type="float">
            <text:p>583</text:p>
          </table:table-cell>
          <table:table-cell ns41:value-type="float" table:style-name="ce30" office:value="123" office:value-type="float">
            <text:p>123</text:p>
          </table:table-cell>
          <table:table-cell ns41:value-type="float" table:style-name="ce30" office:value="595" office:value-type="float">
            <text:p>595</text:p>
          </table:table-cell>
          <table:table-cell ns41:value-type="float" table:style-name="ce30" office:value="123" office:value-type="float">
            <text:p>123</text:p>
          </table:table-cell>
          <table:table-cell ns41:value-type="float" table:style-name="ce67" office:value="718" office:value-type="float">
            <text:p>7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essenmakers en slij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eters (kolen-, koorn-, hooi-, hout-, scheeps- enz.), wijnste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7" office:value-type="float">
            <text:p>107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107" office:value-type="float">
            <text:p>107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67" office:value="151" office:value-type="float">
            <text:p>15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etselaa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1" office:value="1590" office:value-type="float">
            <text:p>1,59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1" office:value="1600" office:value-type="float">
            <text:p>1,60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47" office:value="1603" office:value-type="float">
            <text:p>1,60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odemaaksters</text:p>
          </table:table-cell>
          <table:table-cell table:style-name="Default"/>
          <table:table-cell table:style-name="ce66"/>
          <table:table-cell table:style-name="ce30" table:number-columns-repeated="4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14" office:value-type="float">
            <text:p>2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18" office:value-type="float">
            <text:p>218</text:p>
          </table:table-cell>
          <table:table-cell ns41:value-type="float" table:style-name="ce67" office:value="220" office:value-type="float">
            <text:p>2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ol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3" office:value-type="float">
            <text:p>53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table:style-name="ce30"/>
          <table:table-cell ns41:value-type="float" table:style-name="ce67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outmolenaa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uzijkinstrument-, orgel-, forte pianomakers, stemmers en 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9" office:value-type="float">
            <text:p>6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Mijn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66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93" office:value-type="float">
            <text:p>19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1" office:value="7022" office:value-type="float">
            <text:p>7,02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1" office:value="7238" office:value-type="float">
            <text:p>7,238</text:p>
          </table:table-cell>
          <table:table-cell ns41:value-type="float" table:style-name="ce47" office:value="7247" office:value-type="float">
            <text:p>7,24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Nacht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Notariss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1" office:value-type="float">
            <text:p>71</text:p>
          </table:table-cell>
          <table:table-cell table:style-name="ce30"/>
          <table:table-cell ns41:value-type="float" table:style-name="ce30" office:value="71" office:value-type="float">
            <text:p>71</text:p>
          </table:table-cell>
          <table:table-cell table:style-name="ce30"/>
          <table:table-cell ns41:value-type="float" table:style-name="ce67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Notarissen (kandidaat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67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Olieslagers en molenaa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288" office:value-type="float">
            <text:p>28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01" office:value-type="float">
            <text:p>30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303" office:value-type="float">
            <text:p>30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Omroepers, aanpl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Ondernemers en direkteurs van begrafenis- en ziekenfondsen/?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Ondernemers en direkteurs van naamlooze en verdere handel-maatschappij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6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Ondernemers en direkteurs van verzekering- en brandwaarborgmaatschappijen/?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9" office:value-type="float">
            <text:p>89</text:p>
          </table:table-cell>
          <table:table-cell table:style-name="ce30"/>
          <table:table-cell ns41:value-type="float" table:style-name="ce30" office:value="89" office:value-type="float">
            <text:p>89</text:p>
          </table:table-cell>
          <table:table-cell table:style-name="ce30"/>
          <table:table-cell ns41:value-type="float" table:style-name="ce67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Ondernemers en direkteurs van openbare werk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54" office:value-type="float">
            <text:p>654</text:p>
          </table:table-cell>
          <table:table-cell ns41:value-type="float" table:style-name="ce30" office:value="381" office:value-type="float">
            <text:p>381</text:p>
          </table:table-cell>
          <table:table-cell ns41:value-type="float" table:style-name="ce30" office:value="680" office:value-type="float">
            <text:p>680</text:p>
          </table:table-cell>
          <table:table-cell ns41:value-type="float" table:style-name="ce30" office:value="383" office:value-type="float">
            <text:p>383</text:p>
          </table:table-cell>
          <table:table-cell ns41:value-type="float" table:style-name="ce47" office:value="1063" office:value-type="float">
            <text:p>1,06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Opzigters, conducteu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2" office:value-type="float">
            <text:p>92</text:p>
          </table:table-cell>
          <table:table-cell table:style-name="ce30"/>
          <table:table-cell ns41:value-type="float" table:style-name="ce30" office:value="92" office:value-type="float">
            <text:p>92</text:p>
          </table:table-cell>
          <table:table-cell table:style-name="ce30"/>
          <table:table-cell ns41:value-type="float" table:style-name="ce67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Orgeldraaijers, straatmuz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Oudijzer-, oude kleederen-, beenen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0" office:value-type="float">
            <text:p>30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7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aarden- en veehouders en verkoopers, koemel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41" office:value-type="float">
            <text:p>141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43" office:value-type="float">
            <text:p>143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67" office:value="160" office:value-type="float">
            <text:p>16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aarden- en beestensnij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annen-, potten-, pijpen-, steen- en tegelbak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apier- en gekleurd papier- 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apier- en gekleurd papier- handel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apier- en gekleurd papier- werklie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arapluie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 table:number-columns-repeated="3"/>
          <table:table-cell ns41:value-type="float" table:style-name="ce30" office:value="38" office:value-type="float">
            <text:p>3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ennenberei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ik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ik- en teersto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laat- en steendrukkers, plaatsnij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76" office:value-type="float">
            <text:p>7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leistergieters, boetseer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23" office:value-type="float">
            <text:p>2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8" office:value-type="float">
            <text:p>25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58" office:value-type="float">
            <text:p>25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61" office:value-type="float">
            <text:p>2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rokur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6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ublieke vrouwen, publiekhuishoud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ns41:value-type="float" table:style-name="ce6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Pijpen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Re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Regterlijke magt (ambtenaren der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6" office:value-type="float">
            <text:p>76</text:p>
          </table:table-cell>
          <table:table-cell table:style-name="ce30"/>
          <table:table-cell ns41:value-type="float" table:style-name="ce30" office:value="76" office:value-type="float">
            <text:p>76</text:p>
          </table:table-cell>
          <table:table-cell table:style-name="ce30"/>
          <table:table-cell ns41:value-type="float" table:style-name="ce67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Renteniers, partikuli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0" office:value-type="float">
            <text:p>160</text:p>
          </table:table-cell>
          <table:table-cell ns41:value-type="float" table:style-name="ce30" office:value="161" office:value-type="float">
            <text:p>161</text:p>
          </table:table-cell>
          <table:table-cell ns41:value-type="float" table:style-name="ce30" office:value="160" office:value-type="float">
            <text:p>160</text:p>
          </table:table-cell>
          <table:table-cell ns41:value-type="float" table:style-name="ce30" office:value="161" office:value-type="float">
            <text:p>161</text:p>
          </table:table-cell>
          <table:table-cell ns41:value-type="float" table:style-name="ce67" office:value="321" office:value-type="float">
            <text:p>3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Rentmeest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Rijtuig-, wagen-, koffer-, zadel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5" office:value-type="float">
            <text:p>55</text:p>
          </table:table-cell>
          <table:table-cell table:style-name="ce30"/>
          <table:table-cell ns41:value-type="float" table:style-name="ce30" office:value="483" office:value-type="float">
            <text:p>48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38" office:value-type="float">
            <text:p>538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542" office:value-type="float">
            <text:p>5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Rijtuigschil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0" office:value-type="float">
            <text:p>60</text:p>
          </table:table-cell>
          <table:table-cell table:style-name="ce30"/>
          <table:table-cell ns41:value-type="float" table:style-name="ce30" office:value="62" office:value-type="float">
            <text:p>62</text:p>
          </table:table-cell>
          <table:table-cell table:style-name="ce30"/>
          <table:table-cell ns41:value-type="float" table:style-name="ce67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chaarslij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chat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cheep-, blok-, mast- en zeilmakers, rafactiemeesters, scheepsloopers, takelaa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1" office:value="1076" office:value-type="float">
            <text:p>1,07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1116" office:value-type="float">
            <text:p>1,11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47" office:value="1118" office:value-type="float">
            <text:p>1,1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cheepsw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cheepzeilnaald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cheikundige voorwerpen en verfwaren (fabrijkanten en werklieden in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cherm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childers (huis-), glaz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table:style-name="ce30"/>
          <table:table-cell ns41:value-type="float" table:style-name="ce31" office:value="1719" office:value-type="float">
            <text:p>1,719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1" office:value="1782" office:value-type="float">
            <text:p>1,78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47" office:value="1796" office:value-type="float">
            <text:p>1,7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96" office:value-type="float">
            <text:p>96</text:p>
          </table:table-cell>
          <table:table-cell table:style-name="ce30"/>
          <table:table-cell ns41:value-type="float" table:style-name="ce31" office:value="3857" office:value-type="float">
            <text:p>3,857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1" office:value="3956" office:value-type="float">
            <text:p>3,95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47" office:value="3971" office:value-type="float">
            <text:p>3,9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choenmakers en lappers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77" office:value-type="float">
            <text:p>77</text:p>
          </table:table-cell>
          <table:table-cell table:style-name="ce30"/>
          <table:table-cell ns41:value-type="float" table:style-name="ce31" office:value="2729" office:value-type="float">
            <text:p>2,729</text:p>
          </table:table-cell>
          <table:table-cell ns41:value-type="float" table:style-name="ce30" office:value="26" office:value-type="float">
            <text:p>26</text:p>
          </table:table-cell>
          <table:table-cell ns41:value-type="string" table:style-name="ce30" office:value-type="string">
            <text:p>2.820/1</text:p>
          </table:table-cell>
          <table:table-cell ns41:value-type="float" table:style-name="ce30" office:value="26" office:value-type="float">
            <text:p>26</text:p>
          </table:table-cell>
          <table:table-cell ns41:value-type="string" table:style-name="ce67" office:value-type="string">
            <text:p>2.846/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choolleerlingen</text:p>
          </table:table-cell>
          <table:table-cell table:style-name="Default"/>
          <table:table-cell ns41:value-type="float" table:style-name="ce23" office:value="4361" office:value-type="float">
            <text:p>4,361</text:p>
          </table:table-cell>
          <table:table-cell ns41:value-type="float" table:style-name="ce31" office:value="3793" office:value-type="float">
            <text:p>3,793</text:p>
          </table:table-cell>
          <table:table-cell ns41:value-type="float" table:style-name="ce31" office:value="1694" office:value-type="float">
            <text:p>1,694</text:p>
          </table:table-cell>
          <table:table-cell ns41:value-type="float" table:style-name="ce31" office:value="1415" office:value-type="float">
            <text:p>1,415</text:p>
          </table:table-cell>
          <table:table-cell ns41:value-type="float" table:style-name="ce31" office:value="1452" office:value-type="float">
            <text:p>1,452</text:p>
          </table:table-cell>
          <table:table-cell ns41:value-type="float" table:style-name="ce31" office:value="1102" office:value-type="float">
            <text:p>1,102</text:p>
          </table:table-cell>
          <table:table-cell ns41:value-type="float" table:style-name="ce30" office:value="226" office:value-type="float">
            <text:p>226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1" office:value="7733" office:value-type="float">
            <text:p>7,733</text:p>
          </table:table-cell>
          <table:table-cell ns41:value-type="float" table:style-name="ce31" office:value="6450" office:value-type="float">
            <text:p>6,450</text:p>
          </table:table-cell>
          <table:table-cell ns41:value-type="float" table:style-name="ce47" office:value="14183" office:value-type="float">
            <text:p>14,1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choorsteenve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2" office:value-type="float">
            <text:p>6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lijpers (diamant-, glas-, marmer-, metaal- enz.)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0" office:value="880" office:value-type="float">
            <text:p>88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915" office:value-type="float">
            <text:p>91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920" office:value-type="float">
            <text:p>9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meden grof-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72" office:value-type="float">
            <text:p>72</text:p>
          </table:table-cell>
          <table:table-cell table:style-name="ce30"/>
          <table:table-cell ns41:value-type="float" table:style-name="ce30" office:value="76" office:value-type="float">
            <text:p>76</text:p>
          </table:table-cell>
          <table:table-cell table:style-name="ce30"/>
          <table:table-cell ns41:value-type="float" table:style-name="ce67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meden hoef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6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meden kagchel- en andere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82" office:value-type="float">
            <text:p>82</text:p>
          </table:table-cell>
          <table:table-cell table:style-name="ce30"/>
          <table:table-cell ns41:value-type="float" table:style-name="ce31" office:value="1628" office:value-type="float">
            <text:p>1,628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1" office:value="1716" office:value-type="float">
            <text:p>1,716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47" office:value="1737" office:value-type="float">
            <text:p>1,7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olliciteu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peldenfabrijkanten en werklied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piegelmakers en 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pinners, spoelders, wev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97" office:value-type="float">
            <text:p>197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216" office:value-type="float">
            <text:p>216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67" office:value="243" office:value-type="float">
            <text:p>2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poorweg- en stoombootbeamb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3" office:value-type="float">
            <text:p>73</text:p>
          </table:table-cell>
          <table:table-cell table:style-name="ce30"/>
          <table:table-cell ns41:value-type="float" table:style-name="ce30" office:value="74" office:value-type="float">
            <text:p>74</text:p>
          </table:table-cell>
          <table:table-cell table:style-name="ce30"/>
          <table:table-cell ns41:value-type="float" table:style-name="ce67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pijker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talhouders, rijtuigverhuu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3" office:value-type="float">
            <text:p>103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03" office:value-type="float">
            <text:p>103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7" office:value="113" office:value-type="float">
            <text:p>1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teenhouw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67" office:value-type="float">
            <text:p>167</text:p>
          </table:table-cell>
          <table:table-cell table:style-name="ce30"/>
          <table:table-cell ns41:value-type="float" table:style-name="ce30" office:value="169" office:value-type="float">
            <text:p>169</text:p>
          </table:table-cell>
          <table:table-cell table:style-name="ce30"/>
          <table:table-cell ns41:value-type="float" table:style-name="ce67" office:value="169" office:value-type="float">
            <text:p>16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teenkolen-, hout- en turfverkoop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19" office:value-type="float">
            <text:p>119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120" office:value-type="float">
            <text:p>120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67" office:value="167" office:value-type="float">
            <text:p>1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telzie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toelen-bekleeders, draaijers, mat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21" office:value-type="float">
            <text:p>12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24" office:value-type="float">
            <text:p>12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127" office:value-type="float">
            <text:p>1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toffenverwers, glan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traat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table:style-name="ce30"/>
          <table:table-cell ns41:value-type="float" table:style-name="ce30" office:value="65" office:value-type="float">
            <text:p>65</text:p>
          </table:table-cell>
          <table:table-cell table:style-name="ce30"/>
          <table:table-cell ns41:value-type="float" table:style-name="ce67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tudenten aan hooge scholen, athenaea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65" office:value-type="float">
            <text:p>165</text:p>
          </table:table-cell>
          <table:table-cell table:style-name="ce30"/>
          <table:table-cell ns41:value-type="float" table:style-name="ce30" office:value="172" office:value-type="float">
            <text:p>172</text:p>
          </table:table-cell>
          <table:table-cell table:style-name="ce30"/>
          <table:table-cell ns41:value-type="float" table:style-name="ce67" office:value="172" office:value-type="float">
            <text:p>1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tudenten aan academien, clinische schol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67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tudenten aan seminari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tukadoors, wit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44" office:value-type="float">
            <text:p>144</text:p>
          </table:table-cell>
          <table:table-cell table:style-name="ce30"/>
          <table:table-cell ns41:value-type="float" table:style-name="ce30" office:value="146" office:value-type="float">
            <text:p>146</text:p>
          </table:table-cell>
          <table:table-cell table:style-name="ce30"/>
          <table:table-cell ns41:value-type="float" table:style-name="ce67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tijfsel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uiker- en pastijbak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1" office:value="1011" office:value-type="float">
            <text:p>1,01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1" office:value="1015" office:value-type="float">
            <text:p>1,01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47" office:value="1019" office:value-type="float">
            <text:p>1,0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Suikerraffinadeu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6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Taalmeesters, translat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Tabak- en sigarenfabrijkan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90" office:value-type="float">
            <text:p>29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91" office:value-type="float">
            <text:p>29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92" office:value-type="float">
            <text:p>29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Tabak- en sigarenkervers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17" office:value-type="float">
            <text:p>117</text:p>
          </table:table-cell>
          <table:table-cell table:style-name="ce30"/>
          <table:table-cell ns41:value-type="float" table:style-name="ce30" office:value="686" office:value-type="float">
            <text:p>686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818" office:value-type="float">
            <text:p>818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67" office:value="835" office:value-type="float">
            <text:p>8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Tabak- en sigarenplan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Tabak- en sigaren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37" office:value-type="float">
            <text:p>23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42" office:value-type="float">
            <text:p>24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7" office:value="253" office:value-type="float">
            <text:p>25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Tapijt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Timmerlieden, kist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156" office:value-type="float">
            <text:p>156</text:p>
          </table:table-cell>
          <table:table-cell table:style-name="ce30"/>
          <table:table-cell ns41:value-type="float" table:style-name="ce31" office:value="3622" office:value-type="float">
            <text:p>3,62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1" office:value="3783" office:value-type="float">
            <text:p>3,78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47" office:value="3792" office:value-type="float">
            <text:p>3,79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Tinnegiet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33" office:value-type="float">
            <text:p>3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Tol- en pontgaarders, brug- en sluiswach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4" office:value-type="float">
            <text:p>7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75" office:value-type="float">
            <text:p>7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Touwslagers, baanwer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296" office:value-type="float">
            <text:p>29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331" office:value-type="float">
            <text:p>33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336" office:value-type="float">
            <text:p>3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Traansto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Turf , koorn- en kolendrag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74" office:value-type="float">
            <text:p>874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30" office:value="875" office:value-type="float">
            <text:p>875</text:p>
          </table:table-cell>
          <table:table-cell ns41:value-type="float" table:style-name="ce30" office:value="100" office:value-type="float">
            <text:p>100</text:p>
          </table:table-cell>
          <table:table-cell ns41:value-type="float" table:style-name="ce67" office:value="975" office:value-type="float">
            <text:p>97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Uitdragers, uitventers, leur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13" office:value-type="float">
            <text:p>613</text:p>
          </table:table-cell>
          <table:table-cell ns41:value-type="float" table:style-name="ce30" office:value="166" office:value-type="float">
            <text:p>166</text:p>
          </table:table-cell>
          <table:table-cell ns41:value-type="float" table:style-name="ce30" office:value="617" office:value-type="float">
            <text:p>617</text:p>
          </table:table-cell>
          <table:table-cell ns41:value-type="float" table:style-name="ce30" office:value="166" office:value-type="float">
            <text:p>166</text:p>
          </table:table-cell>
          <table:table-cell ns41:value-type="float" table:style-name="ce67" office:value="783" office:value-type="float">
            <text:p>7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Uurwerk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30" office:value="270" office:value-type="float">
            <text:p>27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92" office:value-type="float">
            <text:p>29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93" office:value-type="float">
            <text:p>2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Veearts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6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Veenlieden, turfboer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Vendu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Vergulders, lijst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06" office:value-type="float">
            <text:p>106</text:p>
          </table:table-cell>
          <table:table-cell table:style-name="ce30"/>
          <table:table-cell ns41:value-type="float" table:style-name="ce30" office:value="108" office:value-type="float">
            <text:p>108</text:p>
          </table:table-cell>
          <table:table-cell table:style-name="ce30"/>
          <table:table-cell ns41:value-type="float" table:style-name="ce67" office:value="108" office:value-type="float">
            <text:p>10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Vill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Vischdroogers en roo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Visch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0" office:value-type="float">
            <text:p>190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0" office:value="191" office:value-type="float">
            <text:p>191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67" office:value="309" office:value-type="float">
            <text:p>30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Vissch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518" office:value-type="float">
            <text:p>51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65" office:value-type="float">
            <text:p>56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568" office:value-type="float">
            <text:p>56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Vleeschhouwers, spekslagers, poeli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779" office:value-type="float">
            <text:p>779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796" office:value-type="float">
            <text:p>796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67" office:value="823" office:value-type="float">
            <text:p>8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Voddenra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Voerlieden, koetsiers, loopers, postknechten en sleep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888" office:value-type="float">
            <text:p>88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900" office:value-type="float">
            <text:p>90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903" office:value-type="float">
            <text:p>90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Vogelverkoopers, kooibo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office:value="7" table:style-name="ce30" table:number-columns-repeated="4" office:value-type="float">
            <text:p>7</text:p>
          </table:table-cell>
          <table:table-cell ns41:value-type="float" table:style-name="ce6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Wafel- en poffertjesb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Watermolen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8" office:value-type="float">
            <text:p>4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Water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We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67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Werktuigkundigen en makers, balans- en brandspuit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65" office:value-type="float">
            <text:p>165</text:p>
          </table:table-cell>
          <table:table-cell ns41:value-type="float" table:style-name="ce30" office:value="1" office:value-type="float">
            <text:p>1</text:p>
          </table:table-cell>
          <table:table-cell ns41:value-type="string" table:style-name="ce30" office:value-type="string">
            <text:p>170/1</text:p>
          </table:table-cell>
          <table:table-cell ns41:value-type="float" table:style-name="ce30" office:value="1" office:value-type="float">
            <text:p>1</text:p>
          </table:table-cell>
          <table:table-cell ns41:value-type="string" table:style-name="ce67" office:value-type="string">
            <text:p>171/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Wijnhandel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78" office:value-type="float">
            <text:p>27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79" office:value-type="float">
            <text:p>27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284" office:value-type="float">
            <text:p>28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IJk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IJzer- en koperdraaij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6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IJzergie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Zaadverkoo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Zaakwaarnemers, commissionnai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39" office:value-type="float">
            <text:p>93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39" office:value-type="float">
            <text:p>939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7" office:value="947" office:value-type="float">
            <text:p>94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Zakkenmakers en verhuu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Zandverkoop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Zeepzied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Zeevaartscholen onderwij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Zeevaartscholen leerling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72" office:value-type="float">
            <text:p>72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85" office:value-type="float">
            <text:p>85</text:p>
          </table:table-cell>
          <table:table-cell table:style-name="ce30"/>
          <table:table-cell ns41:value-type="float" table:style-name="ce67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Ziekenoppass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67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Zoutzi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Zwaardve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Zwavelstokkenmakers en verkoop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Zijdeteelt (personen behoorende tot de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Verschillende beroep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4" office:value-type="float">
            <text:p>14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109" office:value-type="float">
            <text:p>109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67" office:value="186" office:value-type="float">
            <text:p>18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Zonder beroep</text:p>
          </table:table-cell>
          <table:table-cell table:style-name="Default"/>
          <table:table-cell ns41:value-type="float" table:style-name="ce23" office:value="27774" office:value-type="float">
            <text:p>27,774</text:p>
          </table:table-cell>
          <table:table-cell ns41:value-type="float" table:style-name="ce31" office:value="28484" office:value-type="float">
            <text:p>28,484</text:p>
          </table:table-cell>
          <table:table-cell ns41:value-type="float" table:style-name="ce31" office:value="4163" office:value-type="float">
            <text:p>4,163</text:p>
          </table:table-cell>
          <table:table-cell ns41:value-type="float" table:style-name="ce31" office:value="4714" office:value-type="float">
            <text:p>4,714</text:p>
          </table:table-cell>
          <table:table-cell ns41:value-type="float" table:style-name="ce31" office:value="7206" office:value-type="float">
            <text:p>7,206</text:p>
          </table:table-cell>
          <table:table-cell ns41:value-type="float" table:style-name="ce31" office:value="9398" office:value-type="float">
            <text:p>9,398</text:p>
          </table:table-cell>
          <table:table-cell ns41:value-type="float" table:style-name="ce31" office:value="17632" office:value-type="float">
            <text:p>17,632</text:p>
          </table:table-cell>
          <table:table-cell ns41:value-type="float" table:style-name="ce31" office:value="85790" office:value-type="float">
            <text:p>85,790</text:p>
          </table:table-cell>
          <table:table-cell ns41:value-type="string" table:style-name="ce30" office:value-type="string">
            <text:p>56.779/2</text:p>
          </table:table-cell>
          <table:table-cell ns41:value-type="string" table:style-name="ce30" office:value-type="string">
            <text:p>128.391/2</text:p>
          </table:table-cell>
          <table:table-cell ns41:value-type="string" table:style-name="ce67" office:value-type="string">
            <text:p>185.170/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Beroep onbekend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ELF STEDEN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3" office:value="32323" office:value-type="float">
            <text:p>32,323</text:p>
          </table:table-cell>
          <table:table-cell ns41:value-type="float" table:style-name="ce31" office:value="32378" office:value-type="float">
            <text:p>32,378</text:p>
          </table:table-cell>
          <table:table-cell ns41:value-type="float" table:style-name="ce31" office:value="6095" office:value-type="float">
            <text:p>6,095</text:p>
          </table:table-cell>
          <table:table-cell ns41:value-type="float" table:style-name="ce31" office:value="6213" office:value-type="float">
            <text:p>6,213</text:p>
          </table:table-cell>
          <table:table-cell ns41:value-type="float" table:style-name="ce31" office:value="10856" office:value-type="float">
            <text:p>10,856</text:p>
          </table:table-cell>
          <table:table-cell ns41:value-type="float" table:style-name="ce31" office:value="11155" office:value-type="float">
            <text:p>11,155</text:p>
          </table:table-cell>
          <table:table-cell ns41:value-type="float" table:style-name="ce31" office:value="90060" office:value-type="float">
            <text:p>90,060</text:p>
          </table:table-cell>
          <table:table-cell ns41:value-type="float" table:style-name="ce31" office:value="113029" office:value-type="float">
            <text:p>113,029</text:p>
          </table:table-cell>
          <table:table-cell ns41:value-type="float" table:style-name="ce31" office:value="139341" office:value-type="float">
            <text:p>139,341</text:p>
          </table:table-cell>
          <table:table-cell ns41:value-type="float" table:style-name="ce31" office:value="162780" office:value-type="float">
            <text:p>162,780</text:p>
          </table:table-cell>
          <table:table-cell ns41:value-type="float" table:style-name="ce47" office:value="302121" office:value-type="float">
            <text:p>302,1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annem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67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ardappelmeel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ardewerk- en porcelein-fabrijkanten en kooplie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dvoka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fbraak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luin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mbtenaren Staats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12" office:value-type="float">
            <text:p>212</text:p>
          </table:table-cell>
          <table:table-cell table:style-name="ce30"/>
          <table:table-cell ns41:value-type="float" table:style-name="ce30" office:value="212" office:value-type="float">
            <text:p>212</text:p>
          </table:table-cell>
          <table:table-cell table:style-name="ce30"/>
          <table:table-cell ns41:value-type="float" table:style-name="ce67" office:value="212" office:value-type="float">
            <text:p>2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mbtenaren Provinciale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mbtenaren Gemeente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7" office:value-type="float">
            <text:p>137</text:p>
          </table:table-cell>
          <table:table-cell table:style-name="ce30"/>
          <table:table-cell ns41:value-type="float" table:style-name="ce30" office:value="137" office:value-type="float">
            <text:p>137</text:p>
          </table:table-cell>
          <table:table-cell table:style-name="ce30"/>
          <table:table-cell ns41:value-type="float" table:style-name="ce67" office:value="137" office:value-type="float">
            <text:p>1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mbtenaren Niet genoemde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pothekers, drogis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52" office:value-type="float">
            <text:p>52</text:p>
          </table:table-cell>
          <table:table-cell table:style-name="ce30"/>
          <table:table-cell ns41:value-type="float" table:style-name="ce67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rbeiders, daglooners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53" office:value-type="float">
            <text:p>453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1" office:value="9374" office:value-type="float">
            <text:p>9,374</text:p>
          </table:table-cell>
          <table:table-cell ns41:value-type="float" table:style-name="ce30" office:value="551" office:value-type="float">
            <text:p>551</text:p>
          </table:table-cell>
          <table:table-cell ns41:value-type="float" table:style-name="ce31" office:value="9852" office:value-type="float">
            <text:p>9,852</text:p>
          </table:table-cell>
          <table:table-cell ns41:value-type="float" table:style-name="ce30" office:value="572" office:value-type="float">
            <text:p>572</text:p>
          </table:table-cell>
          <table:table-cell ns41:value-type="float" table:style-name="ce47" office:value="10424" office:value-type="float">
            <text:p>10,4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sch-, bagger-, vuilnislieden, asch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9" office:value-type="float">
            <text:p>59</text:p>
          </table:table-cell>
          <table:table-cell table:style-name="ce30"/>
          <table:table-cell ns41:value-type="float" table:style-name="ce30" office:value="60" office:value-type="float">
            <text:p>60</text:p>
          </table:table-cell>
          <table:table-cell table:style-name="ce30"/>
          <table:table-cell ns41:value-type="float" table:style-name="ce67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Azijnstokers, kunstazij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aardscheerders, kappers, paruik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69" office:value-type="float">
            <text:p>6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1" office:value-type="float">
            <text:p>7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adstoofhou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ankiers, effektenhandelaars, geldwisselaars, kass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ed- en matrassenmakers en verhuurders, behangers, stoffee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eeldhouwers, lofwerksnij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eleenbankhouders, inbrenge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este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estellers, expediteurs, factoors, voetbod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4" office:value-type="float">
            <text:p>4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ezembinders, rietboeren, rijs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ierbrouwers, bierste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illard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illard-, kaatsballen-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lee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10" table:style-name="ce30" table:number-columns-repeated="2" office:value-type="float">
            <text:p>10</text:p>
          </table:table-cell>
          <table:table-cell ns41:value-type="float" table:style-name="ce30" office:value="321" office:value-type="float">
            <text:p>321</text:p>
          </table:table-cell>
          <table:table-cell ns41:value-type="float" table:style-name="ce30" office:value="417" office:value-type="float">
            <text:p>417</text:p>
          </table:table-cell>
          <table:table-cell ns41:value-type="float" table:style-name="ce30" office:value="334" office:value-type="float">
            <text:p>334</text:p>
          </table:table-cell>
          <table:table-cell ns41:value-type="float" table:style-name="ce30" office:value="428" office:value-type="float">
            <text:p>428</text:p>
          </table:table-cell>
          <table:table-cell ns41:value-type="float" table:style-name="ce67" office:value="762" office:value-type="float">
            <text:p>7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lik- en pleetwerkers, lampen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loemisten, boomkweekers, tuiniers, warmoezeni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59" office:value-type="float">
            <text:p>5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1" office:value="1175" office:value-type="float">
            <text:p>1,175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1" office:value="1241" office:value-type="float">
            <text:p>1,241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47" office:value="1315" office:value-type="float">
            <text:p>1,3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oekbin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6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oek- en dagbladdrukkers en verkoopers 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30" office:value="23" office:value-type="float">
            <text:p>23</text:p>
          </table:table-cell>
          <table:table-cell table:style-name="ce30"/>
          <table:table-cell ns41:value-type="float" table:style-name="ce6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oek- en dagbladdrukkers en verkoopers knechts, letterzet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ont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ordpapier (werkers in) doozen-, kaart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office:value="7" table:style-name="ce30" table:number-columns-repeated="2" office:value-type="float">
            <text:p>7</text:p>
          </table:table-cell>
          <table:table-cell ns41:value-type="float" office:value="9" table:style-name="ce30" table:number-columns-repeated="2" office:value-type="float">
            <text:p>9</text:p>
          </table:table-cell>
          <table:table-cell ns41:value-type="float" table:style-name="ce6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orduurwerkers, kant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orstel-, kaarden-, kammen-, rijven-, zeeft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ouw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randers en stokers van stroop, likeuren, sterke dranken</text:p>
          </table:table-cell>
          <table:table-cell table:style-name="Default"/>
          <table:table-cell table:style-name="ce66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reuk- en draagbanden-, keurslijv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rillenslijpers en verkoo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rood-, kleingoed-, koek- en banketbakkers en slijt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85" office:value-type="float">
            <text:p>85</text:p>
          </table:table-cell>
          <table:table-cell table:style-name="ce30"/>
          <table:table-cell ns41:value-type="float" table:style-name="ce31" office:value="1266" office:value-type="float">
            <text:p>1,266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1" office:value="1357" office:value-type="float">
            <text:p>1,357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47" office:value="1429" office:value-type="float">
            <text:p>1,4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ijenteelt (personen behoorende tot d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Chicorei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Chocoladefabrijkan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Dagbladschrijvers, letterkundig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Debiteurs en gedelegeerden in de loterij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Dekkers (lei-, pannen-, riet-)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4" office:value-type="float">
            <text:p>17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92" office:value-type="float">
            <text:p>19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93" office:value-type="float">
            <text:p>1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Deurwaa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Dienstboden, bakers, huisbewaarders, minnen, oppassers, portiers</text:p>
          </table:table-cell>
          <table:table-cell table:style-name="Default"/>
          <table:table-cell table:style-name="ce66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340" office:value-type="float">
            <text:p>340</text:p>
          </table:table-cell>
          <table:table-cell ns41:value-type="float" table:style-name="ce31" office:value="1033" office:value-type="float">
            <text:p>1,033</text:p>
          </table:table-cell>
          <table:table-cell ns41:value-type="float" table:style-name="ce31" office:value="5163" office:value-type="float">
            <text:p>5,163</text:p>
          </table:table-cell>
          <table:table-cell ns41:value-type="float" table:style-name="ce31" office:value="1096" office:value-type="float">
            <text:p>1,096</text:p>
          </table:table-cell>
          <table:table-cell ns41:value-type="string" table:style-name="ce30" office:value-type="string">
            <text:p>5.515/1</text:p>
          </table:table-cell>
          <table:table-cell ns41:value-type="string" table:style-name="ce67" office:value-type="string">
            <text:p>6.611/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Doodgravers, bedienaars van begrafenissen, verhuurders van rouwkleed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Fabrijkanten van verschillenden aard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45" office:value-type="float">
            <text:p>14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67" office:value-type="float">
            <text:p>16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170" office:value-type="float">
            <text:p>17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Fineerzag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aarkeukenhou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alanteriewarenhandel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aren- en bandwinkeli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as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26" office:value-type="float">
            <text:p>226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30" office:value="228" office:value-type="float">
            <text:p>228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67" office:value="314" office:value-type="float">
            <text:p>3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epensioneerden (burgerlijke en militair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40" office:value-type="float">
            <text:p>14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40" office:value-type="float">
            <text:p>14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149" office:value-type="float">
            <text:p>14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eschutgieters, geweer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ezantschappen en consulaten (personen behoorende tot d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lasblaz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odsdienstleeraren en aan de dienst verbonden personen. Protestanten, predi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78" office:value-type="float">
            <text:p>178</text:p>
          </table:table-cell>
          <table:table-cell table:style-name="ce30"/>
          <table:table-cell ns41:value-type="float" table:style-name="ce30" office:value="178" office:value-type="float">
            <text:p>178</text:p>
          </table:table-cell>
          <table:table-cell table:style-name="ce30"/>
          <table:table-cell ns41:value-type="float" table:style-name="ce67" office:value="178" office:value-type="float">
            <text:p>17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3" office:value-type="float">
            <text:p>93</text:p>
          </table:table-cell>
          <table:table-cell table:style-name="ce30"/>
          <table:table-cell ns41:value-type="float" table:style-name="ce30" office:value="93" office:value-type="float">
            <text:p>93</text:p>
          </table:table-cell>
          <table:table-cell table:style-name="ce30"/>
          <table:table-cell ns41:value-type="float" table:style-name="ce67" office:value="93" office:value-type="float">
            <text:p>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ns41:value-type="float" table:style-name="ce6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odsdienstleeraren en aan de dienst verbonden personen. Israeliten, rabbijn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ouddraadtrekkers, passementwerkers, galon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raanhandelaars, gist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raveurs op hout, metaal en steen, stempelsnij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riendbaz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roenten-, fruit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7" office:value-type="float">
            <text:p>47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67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rondeigena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3" office:value-type="float">
            <text:p>2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rossiers, slij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Grutters, kruideni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01" office:value-type="float">
            <text:p>10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04" office:value-type="float">
            <text:p>10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109" office:value-type="float">
            <text:p>10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aar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andelsleerling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andelsreizi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andschoenen- en dassen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aven- en baken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eemraden en verdere ambtenaren van de waterschapp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eetmaaij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ennep- en vlasbereiders en teel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20" office:value-type="float">
            <text:p>120</text:p>
          </table:table-cell>
          <table:table-cell table:style-name="ce30"/>
          <table:table-cell ns41:value-type="float" table:style-name="ce30" office:value="129" office:value-type="float">
            <text:p>129</text:p>
          </table:table-cell>
          <table:table-cell table:style-name="ce30"/>
          <table:table-cell ns41:value-type="float" table:style-name="ce67" office:value="129" office:value-type="float">
            <text:p>1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erbergiers, kasteleins, koffijhuishou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95" office:value-type="float">
            <text:p>195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30" office:value="195" office:value-type="float">
            <text:p>195</text:p>
          </table:table-cell>
          <table:table-cell ns41:value-type="float" table:style-name="ce30" office:value="36" office:value-type="float">
            <text:p>36</text:p>
          </table:table-cell>
          <table:table-cell ns41:value-type="float" table:style-name="ce67" office:value="231" office:value-type="float">
            <text:p>2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erders en veehoe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9" office:value-type="float">
            <text:p>5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oeden-, petten- en stroohoed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oogleeraren en leeraren aan hooge scholen, athenaea, seminarien, clinische scholen en akademi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outh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outzaagmolenaars, houtzagers, hout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59" office:value-type="float">
            <text:p>159</text:p>
          </table:table-cell>
          <table:table-cell table:style-name="ce30"/>
          <table:table-cell ns41:value-type="float" table:style-name="ce30" office:value="165" office:value-type="float">
            <text:p>165</text:p>
          </table:table-cell>
          <table:table-cell table:style-name="ce30"/>
          <table:table-cell ns41:value-type="float" table:style-name="ce67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Huisleerlingen</text:p>
          </table:table-cell>
          <table:table-cell table:style-name="Default"/>
          <table:table-cell ns41:value-type="float" table:style-name="ce66" office:value="72" office:value-type="float">
            <text:p>72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162" office:value-type="float">
            <text:p>162</text:p>
          </table:table-cell>
          <table:table-cell ns41:value-type="float" table:style-name="ce30" office:value="263" office:value-type="float">
            <text:p>263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30" office:value="186" office:value-type="float">
            <text:p>186</text:p>
          </table:table-cell>
          <table:table-cell ns41:value-type="float" table:style-name="ce30" office:value="378" office:value-type="float">
            <text:p>378</text:p>
          </table:table-cell>
          <table:table-cell ns41:value-type="float" table:style-name="ce30" office:value="592" office:value-type="float">
            <text:p>592</text:p>
          </table:table-cell>
          <table:table-cell ns41:value-type="float" table:style-name="ce67" office:value="970" office:value-type="float">
            <text:p>97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Ingenieurs en verdere ambtenaren van den waterstaa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Inleggers van levensbehoef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Jag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67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Jagt (personen behoorende tot d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6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Juweliers, goud- en zilversmed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6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aarders, wolkamm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aarsenmakers (smeer- en was-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abinet- en schrijnwerkers, kunstdraaij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21" office:value-type="float">
            <text:p>21</text:p>
          </table:table-cell>
          <table:table-cell table:style-name="ce30"/>
          <table:table-cell ns41:value-type="float" table:style-name="ce6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adetten van de landmagt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adetten van de zeemagt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alkbranders, cement- en tras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6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antoor- en winkelbedienden, pakhuisknecht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68" office:value-type="float">
            <text:p>16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81" office:value-type="float">
            <text:p>18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186" office:value-type="float">
            <text:p>18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leedermak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57" office:value-type="float">
            <text:p>57</text:p>
          </table:table-cell>
          <table:table-cell table:style-name="ce30"/>
          <table:table-cell ns41:value-type="float" table:style-name="ce30" office:value="675" office:value-type="float">
            <text:p>67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740" office:value-type="float">
            <text:p>74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743" office:value-type="float">
            <text:p>7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leederen- en gemaaktgoedverkoo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leinhandelaars, winkel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office:value="700" table:style-name="ce30" table:number-columns-repeated="4" office:value-type="float">
            <text:p>700</text:p>
          </table:table-cell>
          <table:table-cell ns41:value-type="float" table:style-name="ce47" office:value="1400" office:value-type="float">
            <text:p>1,40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lerken en schrijvers bij notarissen, ontvangers, prokureurs, deurwaarders enz.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67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lompenmak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noopen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olenbran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oninklijk Huis (personen, verbonden aan het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ooplieden van verschillenden aard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62" office:value-type="float">
            <text:p>862</text:p>
          </table:table-cell>
          <table:table-cell ns41:value-type="float" table:style-name="ce30" office:value="114" office:value-type="float">
            <text:p>114</text:p>
          </table:table-cell>
          <table:table-cell ns41:value-type="float" table:style-name="ce30" office:value="868" office:value-type="float">
            <text:p>868</text:p>
          </table:table-cell>
          <table:table-cell ns41:value-type="float" table:style-name="ce30" office:value="115" office:value-type="float">
            <text:p>115</text:p>
          </table:table-cell>
          <table:table-cell ns41:value-type="float" table:style-name="ce67" office:value="983" office:value-type="float">
            <text:p>9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oornmolen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321" office:value-type="float">
            <text:p>32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37" office:value-type="float">
            <text:p>337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341" office:value-type="float">
            <text:p>34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oornverschie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oper- en blikslagers, draadvlechters, ketellapp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9" office:value-type="float">
            <text:p>5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5" office:value-type="float">
            <text:p>6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oper-, klok- en geelgie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ostschool- houders en onderwij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ostschool- leerlingen</text:p>
          </table:table-cell>
          <table:table-cell table:style-name="Default"/>
          <table:table-cell ns41:value-type="float" table:style-name="ce66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9" office:value-type="float">
            <text:p>39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67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raankinder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ram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55" office:value-type="float">
            <text:p>255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259" office:value-type="float">
            <text:p>259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67" office:value="354" office:value-type="float">
            <text:p>35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ramm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rib- en dijkwerkers, heibaz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308" office:value-type="float">
            <text:p>308</text:p>
          </table:table-cell>
          <table:table-cell table:style-name="ce30"/>
          <table:table-cell ns41:value-type="float" table:style-name="ce30" office:value="316" office:value-type="float">
            <text:p>316</text:p>
          </table:table-cell>
          <table:table-cell table:style-name="ce30"/>
          <table:table-cell ns41:value-type="float" table:style-name="ce67" office:value="316" office:value-type="float">
            <text:p>3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roeghouders, tappe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05" office:value-type="float">
            <text:p>305</text:p>
          </table:table-cell>
          <table:table-cell ns41:value-type="float" table:style-name="ce30" office:value="160" office:value-type="float">
            <text:p>160</text:p>
          </table:table-cell>
          <table:table-cell ns41:value-type="float" table:style-name="ce30" office:value="305" office:value-type="float">
            <text:p>305</text:p>
          </table:table-cell>
          <table:table-cell ns41:value-type="float" table:style-name="ce30" office:value="160" office:value-type="float">
            <text:p>160</text:p>
          </table:table-cell>
          <table:table-cell ns41:value-type="float" table:style-name="ce67" office:value="465" office:value-type="float">
            <text:p>4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ruidfabrijkanten en vuurwerk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ruijers, sjouwers, schoenpoets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346" office:value-type="float">
            <text:p>346</text:p>
          </table:table-cell>
          <table:table-cell table:style-name="ce30"/>
          <table:table-cell ns41:value-type="float" table:style-name="ce30" office:value="357" office:value-type="float">
            <text:p>357</text:p>
          </table:table-cell>
          <table:table-cell table:style-name="ce30"/>
          <table:table-cell ns41:value-type="float" table:style-name="ce67" office:value="357" office:value-type="float">
            <text:p>3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rijgslieden van en boven den rang van 2den luitenan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rijgslieden beneden den rang van 2den luitenan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16" office:value-type="float">
            <text:p>416</text:p>
          </table:table-cell>
          <table:table-cell table:style-name="ce30"/>
          <table:table-cell ns41:value-type="float" table:style-name="ce30" office:value="416" office:value-type="float">
            <text:p>416</text:p>
          </table:table-cell>
          <table:table-cell table:style-name="ce30"/>
          <table:table-cell ns41:value-type="float" table:style-name="ce67" office:value="416" office:value-type="float">
            <text:p>4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uipers, hoepel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61" office:value-type="float">
            <text:p>161</text:p>
          </table:table-cell>
          <table:table-cell table:style-name="ce30"/>
          <table:table-cell ns41:value-type="float" table:style-name="ce30" office:value="171" office:value-type="float">
            <text:p>171</text:p>
          </table:table-cell>
          <table:table-cell table:style-name="ce30"/>
          <table:table-cell ns41:value-type="float" table:style-name="ce67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unstenaars, goochelaars enz.</text:p>
          </table:table-cell>
          <table:table-cell table:style-name="Default"/>
          <table:table-cell table:style-name="ce66"/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unstkoopers, muzijk- en teekenhandelar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unstlak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unstoefenaren muzijkanten, muzijkmeesters, organis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6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unstoefenaren schil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unstoefenaren teekenaars, teekenmeesters, daguerreotypeurs, decorateu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unstoefenaren tooneelspelers, dansmeesters, zan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unst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Kurkensnij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andbouwers</text:p>
          </table:table-cell>
          <table:table-cell table:style-name="Default"/>
          <table:table-cell ns41:value-type="float" table:style-name="ce66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633" office:value-type="float">
            <text:p>633</text:p>
          </table:table-cell>
          <table:table-cell ns41:value-type="float" table:style-name="ce30" office:value="210" office:value-type="float">
            <text:p>210</text:p>
          </table:table-cell>
          <table:table-cell ns41:value-type="float" table:style-name="ce31" office:value="10725" office:value-type="float">
            <text:p>10,725</text:p>
          </table:table-cell>
          <table:table-cell ns41:value-type="float" table:style-name="ce31" office:value="3456" office:value-type="float">
            <text:p>3,456</text:p>
          </table:table-cell>
          <table:table-cell ns41:value-type="string" table:style-name="ce30" office:value-type="string">
            <text:p>11.407/1</text:p>
          </table:table-cell>
          <table:table-cell ns41:value-type="float" table:style-name="ce31" office:value="3679" office:value-type="float">
            <text:p>3,679</text:p>
          </table:table-cell>
          <table:table-cell ns41:value-type="string" table:style-name="ce67" office:value-type="string">
            <text:p>15.086/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andhuishoudkundige scholen onderwijz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andhuishoudkundige scholen leerling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andmeters en teekenaars bij het kadaster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antaarnopste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atijnsche scholen onderwijz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atijnsche scholen leerling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eerbereiders en looij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table:style-name="ce30"/>
          <table:table-cell ns41:value-type="float" table:style-name="ce30" office:value="65" office:value-type="float">
            <text:p>65</text:p>
          </table:table-cell>
          <table:table-cell table:style-name="ce30"/>
          <table:table-cell ns41:value-type="float" table:style-name="ce67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ettergie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iefdadige gestichten hoof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1" office:value-type="float">
            <text:p>31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67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iefdadige gestichten dienstdoend personeel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67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inieer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oodgieters en pompenmakers, brandspuit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6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oodswezen en strandvonderij (personen behoorende tot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oodwit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Lijmzi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agazijn- en pakhuismees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akelaars en kargadoo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67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and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anufakturen/* fabrijkan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46" office:value-type="float">
            <text:p>4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anufakturen/* kooplie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anufakturen/* werklied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ariniers en zeelieden van en boven den rang van 2den luitenan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6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ariniers en zeelieden beneden den rang van 2den luitenant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84" office:value-type="float">
            <text:p>684</text:p>
          </table:table-cell>
          <table:table-cell table:style-name="ce30"/>
          <table:table-cell ns41:value-type="float" table:style-name="ce30" office:value="690" office:value-type="float">
            <text:p>690</text:p>
          </table:table-cell>
          <table:table-cell table:style-name="ce30"/>
          <table:table-cell ns41:value-type="float" table:style-name="ce67" office:value="690" office:value-type="float">
            <text:p>69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attenmak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eekrapbereiders en 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eesters (keur-, markt-, waag-), afsla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elk-, boter-, kaas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306" office:value-type="float">
            <text:p>306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311" office:value-type="float">
            <text:p>311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67" office:value="334" office:value-type="float">
            <text:p>3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essenmakers en slij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eters (kolen-, koorn-, hooi-, hout-, scheeps- enz.), wijnste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8" office:value-type="float">
            <text:p>18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67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etselaa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574" office:value-type="float">
            <text:p>57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605" office:value-type="float">
            <text:p>60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610" office:value-type="float">
            <text:p>6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odemaakst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ol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outmolen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67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uzijkinstrument-, orgel-, forte pianomakers, stemmers en 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Mijn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66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30" office:value="218" office:value-type="float">
            <text:p>21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1" office:value="2235" office:value-type="float">
            <text:p>2,23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1" office:value="2504" office:value-type="float">
            <text:p>2,504</text:p>
          </table:table-cell>
          <table:table-cell ns41:value-type="float" table:style-name="ce47" office:value="2507" office:value-type="float">
            <text:p>2,50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Nacht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Notariss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table:style-name="ce30"/>
          <table:table-cell ns41:value-type="float" table:style-name="ce67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Notarissen (kandidaat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Olieslagers en molenaa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376" office:value-type="float">
            <text:p>37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99" office:value-type="float">
            <text:p>39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402" office:value-type="float">
            <text:p>40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Omroepers, aanpl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Ondernemers en direkteurs van begrafenis- en ziekenfondsen/?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Ondernemers en direkteurs van naamlooze en verdere handel-maatschappij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Ondernemers en direkteurs van verzekering- en brandwaarborgmaatschappijen/?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Ondernemers en direkteurs van openbare werk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367" office:value-type="float">
            <text:p>367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372" office:value-type="float">
            <text:p>372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67" office:value="412" office:value-type="float">
            <text:p>4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Opzigters, conducteu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5" office:value-type="float">
            <text:p>45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table:style-name="ce30"/>
          <table:table-cell ns41:value-type="float" table:style-name="ce67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Orgeldraaijers, straatmuz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Oudijzer-, oude kleederen-, beenenverkoop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aarden- en veehouders en verkoopers, koemel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1" office:value="1568" office:value-type="float">
            <text:p>1,568</text:p>
          </table:table-cell>
          <table:table-cell ns41:value-type="float" table:style-name="ce30" office:value="222" office:value-type="float">
            <text:p>222</text:p>
          </table:table-cell>
          <table:table-cell ns41:value-type="float" table:style-name="ce31" office:value="1595" office:value-type="float">
            <text:p>1,595</text:p>
          </table:table-cell>
          <table:table-cell ns41:value-type="float" table:style-name="ce30" office:value="222" office:value-type="float">
            <text:p>222</text:p>
          </table:table-cell>
          <table:table-cell ns41:value-type="float" table:style-name="ce47" office:value="1817" office:value-type="float">
            <text:p>1,8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aarden- en beestensnij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annen-, potten-, pijpen-, steen- en tegelb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apier- en gekleurd papier- fabrijkan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35" office:value-type="float">
            <text:p>135</text:p>
          </table:table-cell>
          <table:table-cell table:style-name="ce30"/>
          <table:table-cell ns41:value-type="float" table:style-name="ce30" office:value="139" office:value-type="float">
            <text:p>139</text:p>
          </table:table-cell>
          <table:table-cell table:style-name="ce30"/>
          <table:table-cell ns41:value-type="float" table:style-name="ce67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apier- en gekleurd papier- handelaa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apier- en gekleurd papier- werklieden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01" office:value-type="float">
            <text:p>201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234" office:value-type="float">
            <text:p>234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67" office:value="287" office:value-type="float">
            <text:p>28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arapluie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ennenberei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ikeu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ik- en teersto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laat- en steendrukkers, plaatsnij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leistergieters, boetseer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olitie (dir, commiss, agenten van), marech, veld- en boschw, nacht- en torenw, geregtsdienaars, cipiers en bew van gevangenissen, scherpregters,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11" office:value-type="float">
            <text:p>211</text:p>
          </table:table-cell>
          <table:table-cell table:style-name="ce30"/>
          <table:table-cell ns41:value-type="float" table:style-name="ce30" office:value="211" office:value-type="float">
            <text:p>211</text:p>
          </table:table-cell>
          <table:table-cell table:style-name="ce30"/>
          <table:table-cell ns41:value-type="float" table:style-name="ce67" office:value="211" office:value-type="float">
            <text:p>2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rokureu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ublieke vrouwen, publiekhuishoud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Pijpen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Re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Regterlijke magt (ambtenaren der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Renteniers, partikuli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4" office:value-type="float">
            <text:p>74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67" office:value="136" office:value-type="float">
            <text:p>1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Rent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Rijtuig-, wagen-, koffer-, zadel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266" office:value-type="float">
            <text:p>26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83" office:value-type="float">
            <text:p>283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86" office:value-type="float">
            <text:p>28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Rijtuigschil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chaarslij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chat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cheep-, blok-, mast- en zeilmakers, rafactiemeesters, scheepsloopers, takel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484" office:value-type="float">
            <text:p>48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16" office:value-type="float">
            <text:p>51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520" office:value-type="float">
            <text:p>5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cheepsw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cheepzeilnaalden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cheikundige voorwerpen en verfwaren (fabrijkanten en werklieden in)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87" office:value-type="float">
            <text:p>8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95" office:value-type="float">
            <text:p>9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chelpvisschers, schul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0" office:value-type="float">
            <text:p>1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11" office:value-type="float">
            <text:p>1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chermmees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childers (huis-), glazenmak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633" office:value-type="float">
            <text:p>63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673" office:value-type="float">
            <text:p>673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7" office:value="681" office:value-type="float">
            <text:p>6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2" office:value-type="float">
            <text:p>62</text:p>
          </table:table-cell>
          <table:table-cell table:style-name="ce30"/>
          <table:table-cell ns41:value-type="float" table:style-name="ce31" office:value="2174" office:value-type="float">
            <text:p>2,174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1" office:value="2237" office:value-type="float">
            <text:p>2,23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47" office:value="2247" office:value-type="float">
            <text:p>2,24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choenmakers en lapp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table:style-name="ce30"/>
          <table:table-cell ns41:value-type="float" table:style-name="ce30" office:value="620" office:value-type="float">
            <text:p>62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77" office:value-type="float">
            <text:p>67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680" office:value-type="float">
            <text:p>6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choolleerlingen</text:p>
          </table:table-cell>
          <table:table-cell table:style-name="Default"/>
          <table:table-cell ns41:value-type="float" table:style-name="ce23" office:value="8281" office:value-type="float">
            <text:p>8,281</text:p>
          </table:table-cell>
          <table:table-cell ns41:value-type="float" table:style-name="ce31" office:value="7427" office:value-type="float">
            <text:p>7,427</text:p>
          </table:table-cell>
          <table:table-cell ns41:value-type="float" table:style-name="ce31" office:value="3061" office:value-type="float">
            <text:p>3,061</text:p>
          </table:table-cell>
          <table:table-cell ns41:value-type="float" table:style-name="ce31" office:value="2492" office:value-type="float">
            <text:p>2,492</text:p>
          </table:table-cell>
          <table:table-cell ns41:value-type="float" table:style-name="ce31" office:value="1635" office:value-type="float">
            <text:p>1,635</text:p>
          </table:table-cell>
          <table:table-cell ns41:value-type="float" table:style-name="ce31" office:value="1191" office:value-type="float">
            <text:p>1,191</text:p>
          </table:table-cell>
          <table:table-cell ns41:value-type="float" table:style-name="ce30" office:value="84" office:value-type="float">
            <text:p>84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1" office:value="13061" office:value-type="float">
            <text:p>13,061</text:p>
          </table:table-cell>
          <table:table-cell ns41:value-type="float" table:style-name="ce31" office:value="11162" office:value-type="float">
            <text:p>11,162</text:p>
          </table:table-cell>
          <table:table-cell ns41:value-type="float" table:style-name="ce47" office:value="24223" office:value-type="float">
            <text:p>24,22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choorsteenve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lijpers (diamant-, glas-, marmer-, metaal- enz.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meden grof-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25" office:value-type="float">
            <text:p>12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29" office:value-type="float">
            <text:p>12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132" office:value-type="float">
            <text:p>1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meden hoef-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5" office:value-type="float">
            <text:p>7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7" office:value-type="float">
            <text:p>7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meden kagchel- en andere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344" office:value-type="float">
            <text:p>34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74" office:value-type="float">
            <text:p>37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380" office:value-type="float">
            <text:p>3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olliciteu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peldenfabrijkanten en werklied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piegelmakers en verkoo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pinners, spoelders, wevers</text:p>
          </table:table-cell>
          <table:table-cell table:style-name="Default"/>
          <table:table-cell ns41:value-type="float" table:style-name="ce66" office:value="21" office:value-type="float">
            <text:p>21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141" office:value-type="float">
            <text:p>141</text:p>
          </table:table-cell>
          <table:table-cell ns41:value-type="float" table:style-name="ce31" office:value="1561" office:value-type="float">
            <text:p>1,561</text:p>
          </table:table-cell>
          <table:table-cell ns41:value-type="float" table:style-name="ce31" office:value="1538" office:value-type="float">
            <text:p>1,538</text:p>
          </table:table-cell>
          <table:table-cell ns41:value-type="float" table:style-name="ce31" office:value="1750" office:value-type="float">
            <text:p>1,750</text:p>
          </table:table-cell>
          <table:table-cell ns41:value-type="float" table:style-name="ce31" office:value="1745" office:value-type="float">
            <text:p>1,745</text:p>
          </table:table-cell>
          <table:table-cell ns41:value-type="float" table:style-name="ce47" office:value="3495" office:value-type="float">
            <text:p>3,4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poorweg- en stoombootbeamb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30" office:value="39" office:value-type="float">
            <text:p>39</text:p>
          </table:table-cell>
          <table:table-cell table:style-name="ce30"/>
          <table:table-cell ns41:value-type="float" table:style-name="ce67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pijker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talhouders, rijtuigverhuu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teenhouw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teenkolen-, hout- en turf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telzie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toelen-bekleeders, draaijers, mat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toffenverwers, glanz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traat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67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tudenten aan hooge scholen, athenaca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tudenten aan academien, clinische schol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tudenten aan seminari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tukadoors, wit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tijfselfabrijkan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uiker- en pastijb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Suikerraffinadeu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Taalmeesters, translat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Tabak- en sigaren- fabrijkan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6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Tabak- en sigaren- kerv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6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Tabak- en sigaren- plan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Tabak- en sigaren- 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Tapijt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Timmerlieden, kiste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148" office:value-type="float">
            <text:p>148</text:p>
          </table:table-cell>
          <table:table-cell table:style-name="ce30"/>
          <table:table-cell ns41:value-type="float" table:style-name="ce31" office:value="2004" office:value-type="float">
            <text:p>2,00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1" office:value="2159" office:value-type="float">
            <text:p>2,159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47" office:value="2165" office:value-type="float">
            <text:p>2,1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Tinnegie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Tol- en pontgaarders, brug- en sluiswach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2" office:value-type="float">
            <text:p>13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32" office:value-type="float">
            <text:p>13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137" office:value-type="float">
            <text:p>1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Touwslagers, baanwer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Traansto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Turf, koorn- en kolendra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8" office:value-type="float">
            <text:p>6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7" office:value="79" office:value-type="float">
            <text:p>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Uitdragers, uitventers, leur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82" office:value-type="float">
            <text:p>82</text:p>
          </table:table-cell>
          <table:table-cell ns41:value-type="float" table:style-name="ce30" office:value="62" office:value-type="float">
            <text:p>62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67" office:value="161" office:value-type="float">
            <text:p>1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Uurwerk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Veearts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Veenlieden, turfboer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7" office:value-type="float">
            <text:p>117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7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Vendumees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Vergulders, lijsten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Vill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Vischdroogers en roo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Visch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344" office:value-type="float">
            <text:p>344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0" office:value="355" office:value-type="float">
            <text:p>355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67" office:value="449" office:value-type="float">
            <text:p>44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Vissch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36" office:value-type="float">
            <text:p>136</text:p>
          </table:table-cell>
          <table:table-cell table:style-name="ce30"/>
          <table:table-cell ns41:value-type="float" table:style-name="ce31" office:value="1765" office:value-type="float">
            <text:p>1,76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1" office:value="1910" office:value-type="float">
            <text:p>1,9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47" office:value="1911" office:value-type="float">
            <text:p>1,9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Vleeschhouwers, spekslagers, poeli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439" office:value-type="float">
            <text:p>43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458" office:value-type="float">
            <text:p>458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7" office:value="471" office:value-type="float">
            <text:p>4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Voddenra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Voerlieden, koetsiers, loopers, postknechten en sleep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334" office:value-type="float">
            <text:p>33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48" office:value-type="float">
            <text:p>348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350" office:value-type="float">
            <text:p>3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Vogelverkoopers, kooibo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Wafel- en poffertjesb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Watermolen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68" office:value-type="float">
            <text:p>46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469" office:value-type="float">
            <text:p>469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7" office:value="480" office:value-type="float">
            <text:p>4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Waterverkoop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We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Werktuigkundigen en makers, balans- en brandspuit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Wierspinn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Wijnhandel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IJk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IJzer- en koperdraaij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IJzergie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Zaad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Zaakwaarnemers, commissionnai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67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Zakkenmakers en verhuur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6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Zand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Zeepzie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Zeevaartscholen onderwij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Zeevaartscholen leerling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Ziekenoppass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Zoutzi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Zwaardveg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Zwavelstokkenmakers en 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Zijdeteelt (personen behoorende tot de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Verschillende beroep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7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Zonder beroep</text:p>
          </table:table-cell>
          <table:table-cell table:style-name="Default"/>
          <table:table-cell ns41:value-type="float" table:style-name="ce23" office:value="13735" office:value-type="float">
            <text:p>13,735</text:p>
          </table:table-cell>
          <table:table-cell ns41:value-type="float" table:style-name="ce31" office:value="14101" office:value-type="float">
            <text:p>14,101</text:p>
          </table:table-cell>
          <table:table-cell ns41:value-type="float" table:style-name="ce30" office:value="920" office:value-type="float">
            <text:p>920</text:p>
          </table:table-cell>
          <table:table-cell ns41:value-type="float" table:style-name="ce31" office:value="1495" office:value-type="float">
            <text:p>1,495</text:p>
          </table:table-cell>
          <table:table-cell ns41:value-type="float" table:style-name="ce31" office:value="3001" office:value-type="float">
            <text:p>3,001</text:p>
          </table:table-cell>
          <table:table-cell ns41:value-type="float" table:style-name="ce31" office:value="4868" office:value-type="float">
            <text:p>4,868</text:p>
          </table:table-cell>
          <table:table-cell ns41:value-type="float" table:style-name="ce31" office:value="4597" office:value-type="float">
            <text:p>4,597</text:p>
          </table:table-cell>
          <table:table-cell ns41:value-type="float" table:style-name="ce31" office:value="38400" office:value-type="float">
            <text:p>38,400</text:p>
          </table:table-cell>
          <table:table-cell ns41:value-type="string" table:style-name="ce30" office:value-type="string">
            <text:p>22.256/1</text:p>
          </table:table-cell>
          <table:table-cell ns41:value-type="float" table:style-name="ce31" office:value="58864" office:value-type="float">
            <text:p>58,864</text:p>
          </table:table-cell>
          <table:table-cell ns41:value-type="string" table:style-name="ce67" office:value-type="string">
            <text:p>81.120/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Beroep onbekend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HONDERD VIER EN DERTIG GEMEENTEN TEN PLATTEN LANDE.</text:p>
          </table:table-cell>
          <table:table-cell ns41:value-type="string" table:style-name="ce15" office:value-type="string">
            <text:p>TOTAAL</text:p>
          </table:table-cell>
          <table:table-cell table:style-name="Default"/>
          <table:table-cell ns41:value-type="float" table:style-name="ce23" office:value="22134" office:value-type="float">
            <text:p>22,134</text:p>
          </table:table-cell>
          <table:table-cell ns41:value-type="float" table:style-name="ce31" office:value="21667" office:value-type="float">
            <text:p>21,667</text:p>
          </table:table-cell>
          <table:table-cell ns41:value-type="float" table:style-name="ce31" office:value="4194" office:value-type="float">
            <text:p>4,194</text:p>
          </table:table-cell>
          <table:table-cell ns41:value-type="float" table:style-name="ce31" office:value="4143" office:value-type="float">
            <text:p>4,143</text:p>
          </table:table-cell>
          <table:table-cell ns41:value-type="float" table:style-name="ce31" office:value="7260" office:value-type="float">
            <text:p>7,260</text:p>
          </table:table-cell>
          <table:table-cell ns41:value-type="float" table:style-name="ce31" office:value="7287" office:value-type="float">
            <text:p>7,287</text:p>
          </table:table-cell>
          <table:table-cell ns41:value-type="float" table:style-name="ce31" office:value="53980" office:value-type="float">
            <text:p>53,980</text:p>
          </table:table-cell>
          <table:table-cell ns41:value-type="float" table:style-name="ce31" office:value="54288" office:value-type="float">
            <text:p>54,288</text:p>
          </table:table-cell>
          <table:table-cell ns41:value-type="float" table:style-name="ce31" office:value="87572" office:value-type="float">
            <text:p>87,572</text:p>
          </table:table-cell>
          <table:table-cell ns41:value-type="float" table:style-name="ce31" office:value="87386" office:value-type="float">
            <office:annotation draw:style-name="gr1" svg:height="1.957cm" draw:caption-point-y="1.782cm" svg:width="3.581cm" svg:x="23.691cm" draw:caption-point-x="22.048cm" svg:y="537.686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67386. Dit moet zijn 87386.</text:span></text:p>
              <text:p text:style-name="P1"><text:span text:style-name="T2"/></text:p>
            </office:annotation>
            <text:p>87,386</text:p>
          </table:table-cell>
          <table:table-cell ns41:value-type="float" table:style-name="ce47" office:value="174958" office:value-type="float">
            <text:p>174,9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annem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2" office:value-type="float">
            <text:p>72</text:p>
          </table:table-cell>
          <table:table-cell table:style-name="ce30"/>
          <table:table-cell ns41:value-type="float" table:style-name="ce30" office:value="72" office:value-type="float">
            <text:p>72</text:p>
          </table:table-cell>
          <table:table-cell table:style-name="ce30"/>
          <table:table-cell ns41:value-type="float" table:style-name="ce67" office:value="72" office:value-type="float">
            <text:p>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ardappelenmeel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ardewerk- en porcelein- fabrijkanten en kooplie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67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dvoka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9" office:value-type="float">
            <text:p>119</text:p>
          </table:table-cell>
          <table:table-cell table:style-name="ce30"/>
          <table:table-cell ns41:value-type="float" table:style-name="ce30" office:value="119" office:value-type="float">
            <text:p>119</text:p>
          </table:table-cell>
          <table:table-cell table:style-name="ce30"/>
          <table:table-cell ns41:value-type="float" table:style-name="ce67" office:value="119" office:value-type="float">
            <text:p>1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fbrank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luin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mbtenaren Staats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53" office:value-type="float">
            <text:p>553</text:p>
          </table:table-cell>
          <table:table-cell table:style-name="ce30"/>
          <table:table-cell ns41:value-type="float" table:style-name="ce30" office:value="553" office:value-type="float">
            <text:p>553</text:p>
          </table:table-cell>
          <table:table-cell table:style-name="ce30"/>
          <table:table-cell ns41:value-type="float" table:style-name="ce67" office:value="553" office:value-type="float">
            <text:p>55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mbtenaren Provinciale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3" office:value-type="float">
            <text:p>3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mbtenaren Gemeente-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25" office:value-type="float">
            <text:p>4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25" office:value-type="float">
            <text:p>42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426" office:value-type="float">
            <text:p>4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mbtenaren Niet genoemde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41" office:value-type="float">
            <text:p>441</text:p>
          </table:table-cell>
          <table:table-cell table:style-name="ce30"/>
          <table:table-cell ns41:value-type="float" table:style-name="ce30" office:value="441" office:value-type="float">
            <text:p>441</text:p>
          </table:table-cell>
          <table:table-cell table:style-name="ce30"/>
          <table:table-cell ns41:value-type="float" table:style-name="ce67" office:value="441" office:value-type="float">
            <text:p>44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pothekers, drogist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596" office:value-type="float">
            <text:p>596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631" office:value-type="float">
            <text:p>63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637" office:value-type="float">
            <text:p>6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rbeiders, daglooners</text:p>
          </table:table-cell>
          <table:table-cell table:style-name="Default"/>
          <table:table-cell ns41:value-type="float" table:style-name="ce66" office:value="6" office:value-type="float">
            <text:p>6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94" office:value-type="float">
            <text:p>494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1" office:value="12381" office:value-type="float">
            <text:p>12,381</text:p>
          </table:table-cell>
          <table:table-cell ns41:value-type="float" table:style-name="ce30" office:value="679" office:value-type="float">
            <text:p>679</text:p>
          </table:table-cell>
          <table:table-cell ns41:value-type="float" table:style-name="ce31" office:value="12901" office:value-type="float">
            <text:p>12,901</text:p>
          </table:table-cell>
          <table:table-cell ns41:value-type="float" table:style-name="ce30" office:value="702" office:value-type="float">
            <text:p>702</text:p>
          </table:table-cell>
          <table:table-cell ns41:value-type="float" table:style-name="ce47" office:value="13603" office:value-type="float">
            <text:p>13,60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sch-, bagger-, vuilnislieden, asch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17" office:value-type="float">
            <text:p>21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18" office:value-type="float">
            <text:p>21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21" office:value-type="float">
            <text:p>2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Azijnstokers, kunstazij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aardscheerders, kappers, paruik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570" office:value-type="float">
            <text:p>570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584" office:value-type="float">
            <text:p>584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67" office:value="598" office:value-type="float">
            <text:p>59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adstoofhou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ankiers, effektenhandelaars, geldwisselaars, kass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6" office:value-type="float">
            <text:p>6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7" office:value-type="float">
            <text:p>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ed- en matrassenmakers en verhuurders, behangers, stoffeer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466" office:value-type="float">
            <text:p>46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476" office:value-type="float">
            <text:p>47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67" office:value="491" office:value-type="float">
            <text:p>49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eeldhouwers, lofwerksnij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table:style-name="ce30"/>
          <table:table-cell ns41:value-type="float" table:style-name="ce30" office:value="62" office:value-type="float">
            <text:p>62</text:p>
          </table:table-cell>
          <table:table-cell table:style-name="ce30"/>
          <table:table-cell ns41:value-type="float" table:style-name="ce67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eleenbankhouders, inbrenge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1" office:value-type="float">
            <text:p>51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67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ested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73" office:value-type="float">
            <text:p>73</text:p>
          </table:table-cell>
          <table:table-cell table:style-name="ce30"/>
          <table:table-cell ns41:value-type="float" table:style-name="ce30" office:value="73" office:value-type="float">
            <text:p>73</text:p>
          </table:table-cell>
          <table:table-cell ns41:value-type="float" table:style-name="ce67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estellers, expediteurs, factoors, voetboden</text:p>
          </table:table-cell>
          <table:table-cell table:style-name="Default"/>
          <table:table-cell table:style-name="ce66"/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01" office:value-type="float">
            <text:p>301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315" office:value-type="float">
            <text:p>315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67" office:value="361" office:value-type="float">
            <text:p>3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ezembinders, rietboeren, rijswer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56" office:value-type="float">
            <text:p>56</text:p>
          </table:table-cell>
          <table:table-cell table:style-name="ce30"/>
          <table:table-cell ns41:value-type="float" table:style-name="ce30" office:value="60" office:value-type="float">
            <text:p>60</text:p>
          </table:table-cell>
          <table:table-cell table:style-name="ce30"/>
          <table:table-cell ns41:value-type="float" table:style-name="ce67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ierbrouwers, bierste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7" office:value-type="float">
            <text:p>6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illard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office:annotation draw:style-name="gr1" svg:height="1.957cm" draw:caption-point-y="1.782cm" svg:width="3.594cm" svg:x="6.378cm" draw:caption-point-x="32.064cm" svg:y="548.93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6.</text:span></text:p>
              <text:p text:style-name="P1"><text:span text:style-name="T2"/></text:p>
              <text:p text:style-name="P1"><text:span text:style-name="T2"/></text:p>
            </office:annotation>
            <text:p>6</text:p>
          </table:table-cell>
          <table:table-cell table:style-name="ce30"/>
          <table:table-cell ns41:value-type="float" table:style-name="ce30" office:value="6" office:value-type="float">
            <office:annotation draw:style-name="gr1" svg:height="1.957cm" draw:caption-point-y="1.782cm" svg:width="3.582cm" svg:x="21.901cm" draw:caption-point-x="21.406cm" svg:y="548.93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6.</text:span></text:p>
              <text:p text:style-name="P1"><text:span text:style-name="T2"/></text:p>
              <text:p text:style-name="P1"><text:span text:style-name="T2"/></text:p>
            </office:annotation>
            <text:p>6</text:p>
          </table:table-cell>
          <table:table-cell table:style-name="ce30"/>
          <table:table-cell ns41:value-type="float" table:style-name="ce67" office:value="6" office:value-type="float">
            <office:annotation draw:style-name="gr1" svg:height="1.957cm" draw:caption-point-y="1.782cm" svg:width="3.579cm" svg:x="25.481cm" draw:caption-point-x="22.033cm" svg:y="548.93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niets. Dit moet zijn 6.</text:span></text:p>
              <text:p text:style-name="P1"><text:span text:style-name="T2"/></text:p>
              <text:p text:style-name="P1"><text:span text:style-name="T2"/></text:p>
            </office:annotation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illard-, kaatsballen-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leek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381" office:value-type="float">
            <text:p>381</text:p>
          </table:table-cell>
          <table:table-cell ns41:value-type="float" table:style-name="ce30" office:value="486" office:value-type="float">
            <text:p>486</text:p>
          </table:table-cell>
          <table:table-cell ns41:value-type="float" table:style-name="ce30" office:value="396" office:value-type="float">
            <text:p>396</text:p>
          </table:table-cell>
          <table:table-cell ns41:value-type="float" table:style-name="ce30" office:value="497" office:value-type="float">
            <text:p>497</text:p>
          </table:table-cell>
          <table:table-cell ns41:value-type="float" table:style-name="ce67" office:value="893" office:value-type="float">
            <text:p>89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lik- en pleetwerkers, lamp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loemisten, boomkweekers, tuiniers, warmoezeni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92" office:value-type="float">
            <text:p>9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1" office:value="1844" office:value-type="float">
            <text:p>1,844</text:p>
          </table:table-cell>
          <table:table-cell ns41:value-type="float" table:style-name="ce30" office:value="81" office:value-type="float">
            <text:p>81</text:p>
          </table:table-cell>
          <table:table-cell ns41:value-type="float" table:style-name="ce31" office:value="1944" office:value-type="float">
            <text:p>1,944</text:p>
          </table:table-cell>
          <table:table-cell ns41:value-type="float" table:style-name="ce30" office:value="87" office:value-type="float">
            <text:p>87</text:p>
          </table:table-cell>
          <table:table-cell ns41:value-type="float" table:style-name="ce47" office:value="2031" office:value-type="float">
            <text:p>2,0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oekbin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91" office:value-type="float">
            <text:p>29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15" office:value-type="float">
            <text:p>31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317" office:value-type="float">
            <text:p>3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oek- en dagbladdrukkers en verkoopers 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17" office:value-type="float">
            <text:p>317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317" office:value-type="float">
            <text:p>317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67" office:value="338" office:value-type="float">
            <text:p>3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oek- en dagbladdrukkers en verkoopers knechts, letterzett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30" office:value="447" office:value-type="float">
            <text:p>447</text:p>
          </table:table-cell>
          <table:table-cell table:style-name="ce30"/>
          <table:table-cell ns41:value-type="float" table:style-name="ce30" office:value="480" office:value-type="float">
            <text:p>480</text:p>
          </table:table-cell>
          <table:table-cell table:style-name="ce30"/>
          <table:table-cell ns41:value-type="float" table:style-name="ce67" office:value="480" office:value-type="float">
            <text:p>4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ontwer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9" office:value-type="float">
            <text:p>49</text:p>
          </table:table-cell>
          <table:table-cell table:style-name="ce30"/>
          <table:table-cell ns41:value-type="float" table:style-name="ce30" office:value="50" office:value-type="float">
            <text:p>50</text:p>
          </table:table-cell>
          <table:table-cell table:style-name="ce30"/>
          <table:table-cell ns41:value-type="float" table:style-name="ce67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ordpapier (werkers in) doozen-, kaart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3" office:value-type="float">
            <text:p>33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67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orduurwerkers, kant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67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orstel-, kaarden-, kammen-, rijven-, zeeft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110" office:value-type="float">
            <text:p>11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17" office:value-type="float">
            <text:p>11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122" office:value-type="float">
            <text:p>1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ouw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67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randers en stokers van stroop, likeuren, sterke dranken</text:p>
          </table:table-cell>
          <table:table-cell table:style-name="Default"/>
          <table:table-cell table:style-name="ce66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reuk- en draagbanden-, keurslijv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67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rillenslijpers en 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office:value="3" table:style-name="ce30" table:number-columns-repeated="4" office:value-type="float">
            <text:p>3</text:p>
          </table:table-cell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rood-, kleingoed-, koek- en banketbakkers en slijters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60" office:value-type="float">
            <text:p>160</text:p>
          </table:table-cell>
          <table:table-cell table:style-name="ce30"/>
          <table:table-cell ns41:value-type="float" table:style-name="ce31" office:value="3345" office:value-type="float">
            <text:p>3,345</text:p>
          </table:table-cell>
          <table:table-cell ns41:value-type="float" table:style-name="ce30" office:value="158" office:value-type="float">
            <text:p>158</text:p>
          </table:table-cell>
          <table:table-cell ns41:value-type="float" table:style-name="ce31" office:value="3518" office:value-type="float">
            <text:p>3,518</text:p>
          </table:table-cell>
          <table:table-cell ns41:value-type="float" table:style-name="ce30" office:value="158" office:value-type="float">
            <text:p>158</text:p>
          </table:table-cell>
          <table:table-cell ns41:value-type="float" table:style-name="ce47" office:value="3676" office:value-type="float">
            <text:p>3,67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ijenteelt (personen behoorende tot d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Chicorei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Chocoladefabrijkan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Dagbladschrijvers, letterkundig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Debiteurs en gedelegeerden in de loterij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8" office:value-type="float">
            <text:p>6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Dekkers (lei-, pannen-, riet-)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82" office:value-type="float">
            <text:p>18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00" office:value-type="float">
            <text:p>20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01" office:value-type="float">
            <text:p>20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Deurwaa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5" office:value-type="float">
            <text:p>65</text:p>
          </table:table-cell>
          <table:table-cell table:style-name="ce30"/>
          <table:table-cell ns41:value-type="float" table:style-name="ce30" office:value="65" office:value-type="float">
            <text:p>65</text:p>
          </table:table-cell>
          <table:table-cell table:style-name="ce30"/>
          <table:table-cell ns41:value-type="float" table:style-name="ce67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Dienstboden, bakers, huisbewaarders, minnen, oppassers, portiers</text:p>
          </table:table-cell>
          <table:table-cell table:style-name="Default"/>
          <table:table-cell ns41:value-type="float" table:style-name="ce66" office:value="2" office:value-type="float">
            <text:p>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612" office:value-type="float">
            <text:p>612</text:p>
          </table:table-cell>
          <table:table-cell ns41:value-type="float" table:style-name="ce31" office:value="2473" office:value-type="float">
            <text:p>2,473</text:p>
          </table:table-cell>
          <table:table-cell ns41:value-type="float" table:style-name="ce31" office:value="18441" office:value-type="float">
            <text:p>18,441</text:p>
          </table:table-cell>
          <table:table-cell ns41:value-type="float" table:style-name="ce31" office:value="2590" office:value-type="float">
            <text:p>2,590</text:p>
          </table:table-cell>
          <table:table-cell ns41:value-type="string" table:style-name="ce30" office:value-type="string">
            <text:p>19.092/1</text:p>
          </table:table-cell>
          <table:table-cell ns41:value-type="string" table:style-name="ce67" office:value-type="string">
            <text:p>21.682/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Doodgravers, bedienaars van begrafenissen, verhuurders van rouwkleed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49" office:value-type="float">
            <text:p>34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49" office:value-type="float">
            <text:p>34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50" office:value-type="float">
            <text:p>3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Fabrijkanten van verschillenden aard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615" office:value-type="float">
            <text:p>615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685" office:value-type="float">
            <text:p>685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67" office:value="758" office:value-type="float">
            <text:p>7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Fineerza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67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aarkeukenhou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87" office:value-type="float">
            <text:p>8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67" office:value="99" office:value-type="float">
            <text:p>9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alanteriewarenhandel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aren- en bandwinkeli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67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as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67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eneesheeren, heelmeesters, officieren van gezondheid, oog- en tandmeesters, vroedmeesters, vroedvrouwen enz.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83" office:value-type="float">
            <text:p>583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30" office:value="586" office:value-type="float">
            <text:p>586</text:p>
          </table:table-cell>
          <table:table-cell ns41:value-type="float" table:style-name="ce30" office:value="154" office:value-type="float">
            <text:p>154</text:p>
          </table:table-cell>
          <table:table-cell ns41:value-type="float" table:style-name="ce67" office:value="740" office:value-type="float">
            <text:p>7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epensioneerden (burgerlijke en militair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39" office:value-type="float">
            <text:p>439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30" office:value="439" office:value-type="float">
            <text:p>439</text:p>
          </table:table-cell>
          <table:table-cell ns41:value-type="float" table:style-name="ce30" office:value="51" office:value-type="float">
            <text:p>51</text:p>
          </table:table-cell>
          <table:table-cell ns41:value-type="float" table:style-name="ce67" office:value="490" office:value-type="float">
            <text:p>49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eschutgieters, geweer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67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ezantschappen en consulaten (personen behoorende tot d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67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lasblaz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odsdienstleeraren en aan de dienst verbonden personen. Protestanten, predi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06" office:value-type="float">
            <text:p>306</text:p>
          </table:table-cell>
          <table:table-cell table:style-name="ce30"/>
          <table:table-cell ns41:value-type="float" table:style-name="ce30" office:value="306" office:value-type="float">
            <text:p>306</text:p>
          </table:table-cell>
          <table:table-cell table:style-name="ce30"/>
          <table:table-cell ns41:value-type="float" table:style-name="ce67" office:value="306" office:value-type="float">
            <text:p>30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odsdienstleeraren en aan de dienst verbonden personen. Protestant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3" office:value-type="float">
            <text:p>63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47" office:value-type="float">
            <text:p>47</text:p>
          </table:table-cell>
          <table:table-cell ns41:value-type="float" table:style-name="ce67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odsdienstleeraren en aan de dienst verbonden personen. Roomsch-Catholijken, pastoors, kapellaan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74" office:value-type="float">
            <text:p>174</text:p>
          </table:table-cell>
          <table:table-cell table:style-name="ce30"/>
          <table:table-cell ns41:value-type="float" table:style-name="ce30" office:value="174" office:value-type="float">
            <text:p>174</text:p>
          </table:table-cell>
          <table:table-cell table:style-name="ce30"/>
          <table:table-cell ns41:value-type="float" table:style-name="ce67" office:value="174" office:value-type="float">
            <text:p>1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odsdienstleeraren en aan de dienst verbonden personen. Roomsch-Catholijk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6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odsdienstleeraren en aan de dienst verbonden personen. Roomsch-Catholijken, kloosterlingen, geestelijke zust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ns41:value-type="float" table:style-name="ce67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odsdienstleeraren en aan de dienst verbonden personen. Israeliten, rabbij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odsdienstleeraren en aan de dienst verbonden personen. Israeliten, dienstdoende person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67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ouddraadtrekkers, passementwerkers, galonwer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60" office:value-type="float">
            <text:p>60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63" office:value-type="float">
            <text:p>6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raanhandelaars, gist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8" office:value-type="float">
            <text:p>7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8" office:value-type="float">
            <text:p>7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84" office:value-type="float">
            <text:p>8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raveurs op hout, metaal en steen, stempelsnij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2" office:value-type="float">
            <text:p>62</text:p>
          </table:table-cell>
          <table:table-cell table:style-name="ce30"/>
          <table:table-cell ns41:value-type="float" table:style-name="ce30" office:value="63" office:value-type="float">
            <text:p>63</text:p>
          </table:table-cell>
          <table:table-cell table:style-name="ce30"/>
          <table:table-cell ns41:value-type="float" table:style-name="ce67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riendbaz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roenten-, fruitverkoop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21" office:value-type="float">
            <text:p>221</text:p>
          </table:table-cell>
          <table:table-cell ns41:value-type="float" table:style-name="ce30" office:value="178" office:value-type="float">
            <text:p>178</text:p>
          </table:table-cell>
          <table:table-cell ns41:value-type="float" table:style-name="ce30" office:value="226" office:value-type="float">
            <text:p>226</text:p>
          </table:table-cell>
          <table:table-cell ns41:value-type="float" table:style-name="ce30" office:value="179" office:value-type="float">
            <text:p>179</text:p>
          </table:table-cell>
          <table:table-cell ns41:value-type="float" table:style-name="ce67" office:value="405" office:value-type="float">
            <text:p>40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rondeigena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6" office:value-type="float">
            <text:p>5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rossiers, slij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8" office:value-type="float">
            <text:p>68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67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Grutters, kruideni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540" office:value-type="float">
            <text:p>540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557" office:value-type="float">
            <text:p>557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67" office:value="610" office:value-type="float">
            <text:p>6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aarwer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andelsleerling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83" office:value-type="float">
            <text:p>83</text:p>
          </table:table-cell>
          <table:table-cell table:style-name="ce30"/>
          <table:table-cell ns41:value-type="float" table:style-name="ce30" office:value="95" office:value-type="float">
            <text:p>95</text:p>
          </table:table-cell>
          <table:table-cell table:style-name="ce30"/>
          <table:table-cell ns41:value-type="float" table:style-name="ce67" office:value="95" office:value-type="float">
            <text:p>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andelsreizi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0" office:value-type="float">
            <text:p>150</text:p>
          </table:table-cell>
          <table:table-cell table:style-name="ce30"/>
          <table:table-cell ns41:value-type="float" table:style-name="ce30" office:value="150" office:value-type="float">
            <text:p>150</text:p>
          </table:table-cell>
          <table:table-cell table:style-name="ce30"/>
          <table:table-cell ns41:value-type="float" table:style-name="ce67" office:value="150" office:value-type="float">
            <text:p>15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andschoenen- en dass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aven- en baken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eemraden en verdere ambtenaren van de waterschapp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eetmaaij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ennep- en vlasbereiders en teel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20" office:value-type="float">
            <text:p>12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29" office:value-type="float">
            <text:p>12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erbergiers, kasteleins, koffijhuishou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57" office:value-type="float">
            <text:p>457</text:p>
          </table:table-cell>
          <table:table-cell ns41:value-type="float" table:style-name="ce30" office:value="109" office:value-type="float">
            <text:p>109</text:p>
          </table:table-cell>
          <table:table-cell ns41:value-type="float" table:style-name="ce30" office:value="457" office:value-type="float">
            <text:p>457</text:p>
          </table:table-cell>
          <table:table-cell ns41:value-type="float" table:style-name="ce30" office:value="109" office:value-type="float">
            <text:p>109</text:p>
          </table:table-cell>
          <table:table-cell ns41:value-type="float" table:style-name="ce67" office:value="566" office:value-type="float">
            <text:p>56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erders en veehoe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08" office:value-type="float">
            <text:p>10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13" office:value-type="float">
            <text:p>11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120" office:value-type="float">
            <text:p>1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oeden-, petten- en stroohoed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59" office:value-type="float">
            <text:p>259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277" office:value-type="float">
            <text:p>277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67" office:value="335" office:value-type="float">
            <text:p>33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oogleeraren en leeraren aan hooge scholen, athennea, seminarien, clinische scholen en akademi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67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outh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outzaagmolenaars, houtzagers, hout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6" office:value-type="float">
            <text:p>26</text:p>
          </table:table-cell>
          <table:table-cell table:style-name="ce30"/>
          <table:table-cell ns41:value-type="float" table:style-name="ce30" office:value="696" office:value-type="float">
            <text:p>69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722" office:value-type="float">
            <text:p>72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725" office:value-type="float">
            <text:p>7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Huisleerlingen</text:p>
          </table:table-cell>
          <table:table-cell table:style-name="Default"/>
          <table:table-cell ns41:value-type="float" table:style-name="ce66" office:value="230" office:value-type="float">
            <text:p>230</text:p>
          </table:table-cell>
          <table:table-cell ns41:value-type="float" table:style-name="ce30" office:value="180" office:value-type="float">
            <text:p>180</text:p>
          </table:table-cell>
          <table:table-cell ns41:value-type="float" table:style-name="ce30" office:value="104" office:value-type="float">
            <text:p>104</text:p>
          </table:table-cell>
          <table:table-cell ns41:value-type="float" table:style-name="ce30" office:value="86" office:value-type="float">
            <text:p>86</text:p>
          </table:table-cell>
          <table:table-cell ns41:value-type="float" table:style-name="ce30" office:value="272" office:value-type="float">
            <text:p>272</text:p>
          </table:table-cell>
          <table:table-cell ns41:value-type="float" table:style-name="ce30" office:value="350" office:value-type="float">
            <text:p>350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0" office:value="257" office:value-type="float">
            <text:p>257</text:p>
          </table:table-cell>
          <table:table-cell ns41:value-type="float" table:style-name="ce30" office:value="757" office:value-type="float">
            <text:p>757</text:p>
          </table:table-cell>
          <table:table-cell ns41:value-type="float" table:style-name="ce30" office:value="873" office:value-type="float">
            <text:p>873</text:p>
          </table:table-cell>
          <table:table-cell ns41:value-type="float" table:style-name="ce47" office:value="1630" office:value-type="float">
            <text:p>1,6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Ingenieurs en verdere ambtenaren van den waterstaa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6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Inleggers van levensbehoef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Jag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67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Jagt (personen behoorende tot de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6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Juweliers, goud- en zilversmed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638" office:value-type="float">
            <text:p>63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676" office:value-type="float">
            <text:p>676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685" office:value-type="float">
            <text:p>6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aarders, wolkamm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aarsenmakers (smeer- en was-)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29" office:value-type="float">
            <text:p>12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33" office:value-type="float">
            <text:p>1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abinet- en schrijnwerkers, kunstdraaij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table:style-name="ce30"/>
          <table:table-cell ns41:value-type="float" table:style-name="ce31" office:value="1001" office:value-type="float">
            <text:p>1,00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1057" office:value-type="float">
            <text:p>1,057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47" office:value="1059" office:value-type="float">
            <text:p>1,05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adetten van de landmagt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adetten van de zeemagt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0" office:value-type="float">
            <text:p>30</text:p>
          </table:table-cell>
          <table:table-cell table:style-name="ce30"/>
          <table:table-cell ns41:value-type="float" table:style-name="ce30" office:value="64" office:value-type="float">
            <text:p>64</text:p>
          </table:table-cell>
          <table:table-cell table:style-name="ce30"/>
          <table:table-cell ns41:value-type="float" table:style-name="ce30" office:value="94" office:value-type="float">
            <text:p>94</text:p>
          </table:table-cell>
          <table:table-cell table:style-name="ce30"/>
          <table:table-cell ns41:value-type="float" table:style-name="ce67" office:value="94" office:value-type="float">
            <text:p>9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alkbranders, cement- en tras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1" office:value-type="float">
            <text:p>4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antoor- en winkelbedienden, pakhuisknecht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6" office:value-type="float">
            <text:p>6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1" office:value="2858" office:value-type="float">
            <text:p>2,858</text:p>
          </table:table-cell>
          <table:table-cell ns41:value-type="float" table:style-name="ce30" office:value="238" office:value-type="float">
            <text:p>238</text:p>
          </table:table-cell>
          <table:table-cell ns41:value-type="float" table:style-name="ce31" office:value="2931" office:value-type="float">
            <text:p>2,931</text:p>
          </table:table-cell>
          <table:table-cell ns41:value-type="float" table:style-name="ce30" office:value="244" office:value-type="float">
            <text:p>244</text:p>
          </table:table-cell>
          <table:table-cell ns41:value-type="float" table:style-name="ce47" office:value="3175" office:value-type="float">
            <text:p>3,17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leedermak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18" office:value-type="float">
            <text:p>18</text:p>
          </table:table-cell>
          <table:table-cell table:style-name="ce30"/>
          <table:table-cell ns41:value-type="float" table:style-name="ce30" office:value="158" office:value-type="float">
            <text:p>158</text:p>
          </table:table-cell>
          <table:table-cell table:style-name="ce30"/>
          <table:table-cell ns41:value-type="float" table:style-name="ce31" office:value="3111" office:value-type="float">
            <text:p>3,11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1" office:value="3288" office:value-type="float">
            <text:p>3,28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47" office:value="3295" office:value-type="float">
            <text:p>3,29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leederen- en gemaaktgoed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5" office:value-type="float">
            <text:p>1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leinhandelaars, winkeliers</text:p>
          </table:table-cell>
          <table:table-cell table:style-name="Default"/>
          <table:table-cell table:style-name="ce66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ns41:value-type="float" table:style-name="ce31" office:value="2609" office:value-type="float">
            <text:p>2,609</text:p>
          </table:table-cell>
          <table:table-cell ns41:value-type="float" table:style-name="ce31" office:value="2248" office:value-type="float">
            <text:p>2,248</text:p>
          </table:table-cell>
          <table:table-cell ns41:value-type="float" table:style-name="ce31" office:value="2609" office:value-type="float">
            <text:p>2,609</text:p>
          </table:table-cell>
          <table:table-cell ns41:value-type="float" table:style-name="ce31" office:value="2249" office:value-type="float">
            <text:p>2,249</text:p>
          </table:table-cell>
          <table:table-cell ns41:value-type="float" table:style-name="ce47" office:value="4858" office:value-type="float">
            <text:p>4,8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lerken en schrijvers bij notarissen, ontvangers, prokureurs, deurwaarders enz.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55" office:value-type="float">
            <text:p>155</text:p>
          </table:table-cell>
          <table:table-cell table:style-name="ce30"/>
          <table:table-cell ns41:value-type="float" table:style-name="ce30" office:value="159" office:value-type="float">
            <text:p>159</text:p>
          </table:table-cell>
          <table:table-cell table:style-name="ce30"/>
          <table:table-cell ns41:value-type="float" table:style-name="ce67" office:value="159" office:value-type="float">
            <text:p>15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lompenmak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62" office:value-type="float">
            <text:p>6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noop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olenbran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oninklijk Huis (personen, verbonden aan het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office:value="2" table:style-name="ce30" table:number-columns-repeated="4" office:value-type="float">
            <text:p>2</text:p>
          </table:table-cell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ooplieden van verschillenden aard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3481" office:value-type="float">
            <text:p>3,481</text:p>
          </table:table-cell>
          <table:table-cell ns41:value-type="float" table:style-name="ce30" office:value="690" office:value-type="float">
            <text:p>690</text:p>
          </table:table-cell>
          <table:table-cell ns41:value-type="float" table:style-name="ce31" office:value="3495" office:value-type="float">
            <text:p>3,495</text:p>
          </table:table-cell>
          <table:table-cell ns41:value-type="float" table:style-name="ce30" office:value="692" office:value-type="float">
            <text:p>692</text:p>
          </table:table-cell>
          <table:table-cell ns41:value-type="float" table:style-name="ce47" office:value="4187" office:value-type="float">
            <text:p>4,18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oornmolen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805" office:value-type="float">
            <text:p>805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829" office:value-type="float">
            <text:p>829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67" office:value="841" office:value-type="float">
            <text:p>84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oornverschie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2" office:value-type="float">
            <text:p>7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oper- en blikslagers, draadvlechters, ketellapp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30" office:value="581" office:value-type="float">
            <text:p>58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28" office:value-type="float">
            <text:p>62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631" office:value-type="float">
            <text:p>6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oper-, klok- en geelgie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ostschoolhouders en onderwij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7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ostschoolleerlingen</text:p>
          </table:table-cell>
          <table:table-cell table:style-name="Default"/>
          <table:table-cell ns41:value-type="float" table:style-name="ce66" office:value="15" office:value-type="float">
            <text:p>1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69" office:value-type="float">
            <text:p>69</text:p>
          </table:table-cell>
          <table:table-cell ns41:value-type="float" office:value="29" table:style-name="ce30" table:number-columns-repeated="2" office:value-type="float">
            <text:p>29</text:p>
          </table:table-cell>
          <table:table-cell ns41:value-type="float" table:style-name="ce30" office:value="19" office:value-type="float">
            <text:p>19</text:p>
          </table:table-cell>
          <table:table-cell ns41:value-type="string" table:style-name="ce30" office:value-type="string">
            <text:p>146/1</text:p>
          </table:table-cell>
          <table:table-cell ns41:value-type="float" table:style-name="ce30" office:value="61" office:value-type="float">
            <text:p>61</text:p>
          </table:table-cell>
          <table:table-cell ns41:value-type="string" table:style-name="ce67" office:value-type="string">
            <text:p>207/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raamkinder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ram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394" office:value-type="float">
            <text:p>394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402" office:value-type="float">
            <text:p>402</text:p>
          </table:table-cell>
          <table:table-cell ns41:value-type="float" table:style-name="ce30" office:value="131" office:value-type="float">
            <text:p>131</text:p>
          </table:table-cell>
          <table:table-cell ns41:value-type="float" table:style-name="ce67" office:value="533" office:value-type="float">
            <text:p>53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ramm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rib- en dijkwerkers, heibazen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694" office:value-type="float">
            <text:p>694</text:p>
          </table:table-cell>
          <table:table-cell table:style-name="ce30"/>
          <table:table-cell ns41:value-type="float" table:style-name="ce30" office:value="712" office:value-type="float">
            <text:p>712</text:p>
          </table:table-cell>
          <table:table-cell table:style-name="ce30"/>
          <table:table-cell ns41:value-type="float" table:style-name="ce67" office:value="712" office:value-type="float">
            <text:p>7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roeghouders, tappe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1" office:value="1012" office:value-type="float">
            <text:p>1,012</text:p>
          </table:table-cell>
          <table:table-cell ns41:value-type="float" table:style-name="ce30" office:value="813" office:value-type="float">
            <text:p>813</text:p>
          </table:table-cell>
          <table:table-cell ns41:value-type="float" table:style-name="ce31" office:value="1012" office:value-type="float">
            <text:p>1,012</text:p>
          </table:table-cell>
          <table:table-cell ns41:value-type="float" table:style-name="ce30" office:value="813" office:value-type="float">
            <text:p>813</text:p>
          </table:table-cell>
          <table:table-cell ns41:value-type="float" table:style-name="ce47" office:value="1825" office:value-type="float">
            <text:p>1,8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ruidfabrijkanten en vuurwerk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ruijers, sjouwers, schoenpoets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35" office:value-type="float">
            <text:p>35</text:p>
          </table:table-cell>
          <table:table-cell table:style-name="ce30"/>
          <table:table-cell ns41:value-type="float" table:style-name="ce31" office:value="4846" office:value-type="float">
            <text:p>4,846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1" office:value="4888" office:value-type="float">
            <text:p>4,888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47" office:value="4944" office:value-type="float">
            <text:p>4,9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rijgslieden van en boven den rang van 2den luitenan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71" office:value-type="float">
            <text:p>171</text:p>
          </table:table-cell>
          <table:table-cell table:style-name="ce30"/>
          <table:table-cell ns41:value-type="float" table:style-name="ce30" office:value="171" office:value-type="float">
            <text:p>171</text:p>
          </table:table-cell>
          <table:table-cell table:style-name="ce30"/>
          <table:table-cell ns41:value-type="float" table:style-name="ce67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rijgslieden beneden den rang van 2den luitenant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1" office:value="2184" office:value-type="float">
            <text:p>2,184</text:p>
          </table:table-cell>
          <table:table-cell table:style-name="ce30"/>
          <table:table-cell ns41:value-type="float" table:style-name="ce31" office:value="2216" office:value-type="float">
            <text:p>2,216</text:p>
          </table:table-cell>
          <table:table-cell table:style-name="ce30"/>
          <table:table-cell ns41:value-type="float" table:style-name="ce47" office:value="2216" office:value-type="float">
            <text:p>2,2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uipers, hoepel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7" office:value-type="float">
            <text:p>37</text:p>
          </table:table-cell>
          <table:table-cell table:style-name="ce30"/>
          <table:table-cell ns41:value-type="float" table:style-name="ce30" office:value="782" office:value-type="float">
            <text:p>78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821" office:value-type="float">
            <text:p>82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826" office:value-type="float">
            <text:p>8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unstenaars, goochelaars enz.</text:p>
          </table:table-cell>
          <table:table-cell table:style-name="Default"/>
          <table:table-cell table:style-name="ce66"/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unstkoopers, muzijk- en teekenhandela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unstlak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51" office:value-type="float">
            <text:p>51</text:p>
          </table:table-cell>
          <table:table-cell table:style-name="ce30"/>
          <table:table-cell ns41:value-type="float" table:style-name="ce30" office:value="57" office:value-type="float">
            <text:p>57</text:p>
          </table:table-cell>
          <table:table-cell table:style-name="ce30"/>
          <table:table-cell ns41:value-type="float" table:style-name="ce67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unstoefenaren muzijkanten, muzijkmeesters, organist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22" office:value-type="float">
            <text:p>32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326" office:value-type="float">
            <text:p>326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67" office:value="342" office:value-type="float">
            <text:p>34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unstoefenaren schil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61" office:value-type="float">
            <text:p>16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66" office:value-type="float">
            <text:p>166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7" office:value="174" office:value-type="float">
            <text:p>17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unstoefenaren teekenaars, teekenmeesters, dagnerreotypeurs, decorat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unstoefenaren tooneelspelers, dansmeesters, zangers</text:p>
          </table:table-cell>
          <table:table-cell table:style-name="Default"/>
          <table:table-cell table:style-name="ce66"/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99" office:value-type="float">
            <text:p>99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67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unst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Kurkensnij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andbouwers</text:p>
          </table:table-cell>
          <table:table-cell table:style-name="Default"/>
          <table:table-cell ns41:value-type="float" table:style-name="ce66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694" office:value-type="float">
            <text:p>694</text:p>
          </table:table-cell>
          <table:table-cell ns41:value-type="float" table:style-name="ce30" office:value="213" office:value-type="float">
            <text:p>213</text:p>
          </table:table-cell>
          <table:table-cell ns41:value-type="float" table:style-name="ce31" office:value="11685" office:value-type="float">
            <text:p>11,685</text:p>
          </table:table-cell>
          <table:table-cell ns41:value-type="float" table:style-name="ce31" office:value="3510" office:value-type="float">
            <text:p>3,510</text:p>
          </table:table-cell>
          <table:table-cell ns41:value-type="string" table:style-name="ce30" office:value-type="string">
            <text:p>12.431/2</text:p>
          </table:table-cell>
          <table:table-cell ns41:value-type="float" table:style-name="ce31" office:value="3736" office:value-type="float">
            <text:p>3,736</text:p>
          </table:table-cell>
          <table:table-cell ns41:value-type="string" table:style-name="ce67" office:value-type="string">
            <text:p>16.167/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andhuishoudkundige scholen onderwijz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andhuishoudkundige scholen leerling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andmeters en teekenaars bij het kadaster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antaarnopste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table:style-name="ce30"/>
          <table:table-cell ns41:value-type="float" table:style-name="ce67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atijnsche scholen onderwij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table:style-name="ce30"/>
          <table:table-cell ns41:value-type="float" table:style-name="ce67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atijnsche scholen leerling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eerbereiders en looij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197" office:value-type="float">
            <text:p>19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02" office:value-type="float">
            <text:p>20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03" office:value-type="float">
            <text:p>20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ettergie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7" office:value-type="float">
            <text:p>57</text:p>
          </table:table-cell>
          <table:table-cell table:style-name="ce30"/>
          <table:table-cell ns41:value-type="float" table:style-name="ce30" office:value="58" office:value-type="float">
            <text:p>58</text:p>
          </table:table-cell>
          <table:table-cell table:style-name="ce30"/>
          <table:table-cell ns41:value-type="float" table:style-name="ce67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iefdadige gestichten hoofd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3" office:value-type="float">
            <text:p>83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30" office:value="83" office:value-type="float">
            <text:p>83</text:p>
          </table:table-cell>
          <table:table-cell ns41:value-type="float" table:style-name="ce30" office:value="88" office:value-type="float">
            <text:p>88</text:p>
          </table:table-cell>
          <table:table-cell ns41:value-type="float" table:style-name="ce67" office:value="171" office:value-type="float">
            <text:p>17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iefdadige gestichten dienstdoend personeel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7" office:value-type="float">
            <text:p>167</text:p>
          </table:table-cell>
          <table:table-cell ns41:value-type="float" table:style-name="ce30" office:value="312" office:value-type="float">
            <text:p>312</text:p>
          </table:table-cell>
          <table:table-cell ns41:value-type="float" table:style-name="ce30" office:value="167" office:value-type="float">
            <text:p>167</text:p>
          </table:table-cell>
          <table:table-cell ns41:value-type="float" table:style-name="ce30" office:value="312" office:value-type="float">
            <text:p>312</text:p>
          </table:table-cell>
          <table:table-cell ns41:value-type="float" table:style-name="ce67" office:value="479" office:value-type="float">
            <text:p>4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iniee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oodgieters en pompenmakers, brandspuit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4" office:value-type="float">
            <text:p>14</text:p>
          </table:table-cell>
          <table:table-cell table:style-name="ce30"/>
          <table:table-cell ns41:value-type="float" table:style-name="ce30" office:value="284" office:value-type="float">
            <text:p>284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98" office:value-type="float">
            <text:p>298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305" office:value-type="float">
            <text:p>30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oodswezen en standvonderij (personen behoorende tot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30" office:value="19" office:value-type="float">
            <text:p>19</text:p>
          </table:table-cell>
          <table:table-cell table:style-name="ce30"/>
          <table:table-cell ns41:value-type="float" table:style-name="ce6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oodwit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Lijmzi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agazijn- en pakhuis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akelaars en kargadoo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29" office:value-type="float">
            <text:p>429</text:p>
          </table:table-cell>
          <table:table-cell table:style-name="ce30"/>
          <table:table-cell ns41:value-type="float" table:style-name="ce30" office:value="429" office:value-type="float">
            <text:p>429</text:p>
          </table:table-cell>
          <table:table-cell table:style-name="ce30"/>
          <table:table-cell ns41:value-type="float" table:style-name="ce67" office:value="429" office:value-type="float">
            <text:p>4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and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215" office:value-type="float">
            <text:p>21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33" office:value-type="float">
            <text:p>23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237" office:value-type="float">
            <text:p>2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anufakturen/* fabrijkan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06" office:value-type="float">
            <text:p>106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07" office:value-type="float">
            <text:p>10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7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anufakturen/* kooplied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63" office:value-type="float">
            <text:p>163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65" office:value-type="float">
            <text:p>165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67" office:value="189" office:value-type="float">
            <text:p>1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anufakturen/* werklied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7" office:value-type="float">
            <text:p>57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70" office:value-type="float">
            <text:p>70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67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ariniers en zeelieden van en boven den rang van 2den luitenant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2" office:value-type="float">
            <text:p>82</text:p>
          </table:table-cell>
          <table:table-cell table:style-name="ce30"/>
          <table:table-cell ns41:value-type="float" table:style-name="ce30" office:value="82" office:value-type="float">
            <text:p>82</text:p>
          </table:table-cell>
          <table:table-cell table:style-name="ce30"/>
          <table:table-cell ns41:value-type="float" table:style-name="ce67" office:value="82" office:value-type="float">
            <text:p>8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ariniers en zeelieden beneden den rang van 2den luitenant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855" office:value-type="float">
            <text:p>855</text:p>
          </table:table-cell>
          <table:table-cell table:style-name="ce30"/>
          <table:table-cell ns41:value-type="float" table:style-name="ce30" office:value="861" office:value-type="float">
            <text:p>861</text:p>
          </table:table-cell>
          <table:table-cell table:style-name="ce30"/>
          <table:table-cell ns41:value-type="float" table:style-name="ce67" office:value="861" office:value-type="float">
            <text:p>8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att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1" office:value-type="float">
            <text:p>2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eekrapbereiders en fabrijkant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eesters (keur-, markt-, waag-), afsla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64" office:value-type="float">
            <text:p>16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64" office:value-type="float">
            <text:p>16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66" office:value-type="float">
            <text:p>16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elk-, boter-, kaas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889" office:value-type="float">
            <text:p>889</text:p>
          </table:table-cell>
          <table:table-cell ns41:value-type="float" table:style-name="ce30" office:value="146" office:value-type="float">
            <text:p>146</text:p>
          </table:table-cell>
          <table:table-cell ns41:value-type="float" table:style-name="ce30" office:value="906" office:value-type="float">
            <text:p>906</text:p>
          </table:table-cell>
          <table:table-cell ns41:value-type="float" table:style-name="ce30" office:value="146" office:value-type="float">
            <text:p>146</text:p>
          </table:table-cell>
          <table:table-cell ns41:value-type="float" table:style-name="ce47" office:value="1052" office:value-type="float">
            <text:p>1,0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essenmakers en slij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30" office:value="17" office:value-type="float">
            <text:p>17</text:p>
          </table:table-cell>
          <table:table-cell table:style-name="ce30"/>
          <table:table-cell ns41:value-type="float" table:style-name="ce6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eters (kolen-, koorn-, hooi-, hout-, scheeps- enz.), wijnste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5" office:value-type="float">
            <text:p>125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30" office:value="125" office:value-type="float">
            <text:p>125</text:p>
          </table:table-cell>
          <table:table-cell ns41:value-type="float" table:style-name="ce30" office:value="58" office:value-type="float">
            <text:p>58</text:p>
          </table:table-cell>
          <table:table-cell ns41:value-type="float" table:style-name="ce67" office:value="183" office:value-type="float">
            <text:p>1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etselaa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1" office:value="2164" office:value-type="float">
            <text:p>2,164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1" office:value="2205" office:value-type="float">
            <text:p>2,205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47" office:value="2213" office:value-type="float">
            <text:p>2,2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odemaaksters</text:p>
          </table:table-cell>
          <table:table-cell table:style-name="Default"/>
          <table:table-cell table:style-name="ce66"/>
          <table:table-cell table:style-name="ce30" table:number-columns-repeated="4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25" office:value-type="float">
            <text:p>22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229" office:value-type="float">
            <text:p>229</text:p>
          </table:table-cell>
          <table:table-cell ns41:value-type="float" table:style-name="ce67" office:value="231" office:value-type="float">
            <text:p>23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ol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54" office:value-type="float">
            <text:p>5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outmolen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table:style-name="ce30"/>
          <table:table-cell ns41:value-type="float" table:style-name="ce67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uzijkinstrument-, orgel-, forte pianomakers, stemmers en 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2" office:value-type="float">
            <text:p>7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75" office:value-type="float">
            <text:p>7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Mijnwer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Naaisters, breisters, mangelhoudsters, plooisters, strijksters, waschvrouwen, werksters, nettenbreijers</text:p>
          </table:table-cell>
          <table:table-cell table:style-name="Default"/>
          <table:table-cell table:style-name="ce66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59" office:value-type="float">
            <text:p>59</text:p>
          </table:table-cell>
          <table:table-cell table:style-name="ce30"/>
          <table:table-cell ns41:value-type="float" table:style-name="ce30" office:value="411" office:value-type="float">
            <text:p>41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1" office:value="9257" office:value-type="float">
            <text:p>9,25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1" office:value="9742" office:value-type="float">
            <text:p>9,742</text:p>
          </table:table-cell>
          <table:table-cell ns41:value-type="float" table:style-name="ce47" office:value="9754" office:value-type="float">
            <text:p>9,75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Nachtwer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Notariss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7" office:value-type="float">
            <text:p>107</text:p>
          </table:table-cell>
          <table:table-cell table:style-name="ce30"/>
          <table:table-cell ns41:value-type="float" table:style-name="ce30" office:value="107" office:value-type="float">
            <text:p>107</text:p>
          </table:table-cell>
          <table:table-cell table:style-name="ce30"/>
          <table:table-cell ns41:value-type="float" table:style-name="ce67" office:value="107" office:value-type="float">
            <text:p>10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Notarissen (kandidaat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30" office:value="38" office:value-type="float">
            <text:p>38</text:p>
          </table:table-cell>
          <table:table-cell table:style-name="ce30"/>
          <table:table-cell ns41:value-type="float" table:style-name="ce67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Olieslagers en molenaa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4" office:value-type="float">
            <text:p>34</text:p>
          </table:table-cell>
          <table:table-cell table:style-name="ce30"/>
          <table:table-cell ns41:value-type="float" table:style-name="ce30" office:value="664" office:value-type="float">
            <text:p>66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700" office:value-type="float">
            <text:p>700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705" office:value-type="float">
            <text:p>70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Omroepers, aanpl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9" office:value-type="float">
            <text:p>1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Ondernemers en direkteurs van begrafenis- en ziekenfondsen/?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table:style-name="ce30"/>
          <table:table-cell ns41:value-type="float" table:style-name="ce67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Ondernemers en direkteurs van naamlooze en verdere handel-maatschappij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5" office:value-type="float">
            <text:p>45</text:p>
          </table:table-cell>
          <table:table-cell table:style-name="ce30"/>
          <table:table-cell ns41:value-type="float" table:style-name="ce30" office:value="45" office:value-type="float">
            <text:p>45</text:p>
          </table:table-cell>
          <table:table-cell table:style-name="ce30"/>
          <table:table-cell ns41:value-type="float" table:style-name="ce67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Ondernemers en direkteurs van verzekering- en brandwaarborgmaatschappijen/?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2" office:value-type="float">
            <text:p>92</text:p>
          </table:table-cell>
          <table:table-cell table:style-name="ce30"/>
          <table:table-cell ns41:value-type="float" table:style-name="ce30" office:value="92" office:value-type="float">
            <text:p>92</text:p>
          </table:table-cell>
          <table:table-cell table:style-name="ce30"/>
          <table:table-cell ns41:value-type="float" table:style-name="ce67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Ondernemers en direkteurs van publieke wagens en verdere middelen van vervoer te water en te lande, post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Ondernemers en direkteurs van openbare werk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Onderwijzers, onderwijzeressen, ondermeesters, kweekelingen, gouverneurs, gouvernant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1" office:value="1021" office:value-type="float">
            <text:p>1,021</text:p>
          </table:table-cell>
          <table:table-cell ns41:value-type="float" table:style-name="ce30" office:value="421" office:value-type="float">
            <text:p>421</text:p>
          </table:table-cell>
          <table:table-cell ns41:value-type="float" table:style-name="ce31" office:value="1052" office:value-type="float">
            <text:p>1,052</text:p>
          </table:table-cell>
          <table:table-cell ns41:value-type="float" table:style-name="ce30" office:value="423" office:value-type="float">
            <text:p>423</text:p>
          </table:table-cell>
          <table:table-cell ns41:value-type="float" table:style-name="ce47" office:value="1475" office:value-type="float">
            <text:p>1,47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Opzigters, conducteurs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7" office:value-type="float">
            <text:p>137</text:p>
          </table:table-cell>
          <table:table-cell table:style-name="ce30"/>
          <table:table-cell ns41:value-type="float" table:style-name="ce30" office:value="137" office:value-type="float">
            <text:p>137</text:p>
          </table:table-cell>
          <table:table-cell table:style-name="ce30"/>
          <table:table-cell ns41:value-type="float" table:style-name="ce67" office:value="137" office:value-type="float">
            <text:p>13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Orgeldraaijers, straatmuz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2" office:value-type="float">
            <text:p>2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Oudijzer-, oude kleederen-, beenen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0" office:value-type="float">
            <text:p>3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0" office:value-type="float">
            <text:p>3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aarden- en veehouders en verkoopers, koemel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7" office:value-type="float">
            <text:p>27</text:p>
          </table:table-cell>
          <table:table-cell table:style-name="ce30"/>
          <table:table-cell ns41:value-type="float" table:style-name="ce31" office:value="1709" office:value-type="float">
            <text:p>1,709</text:p>
          </table:table-cell>
          <table:table-cell ns41:value-type="float" table:style-name="ce30" office:value="239" office:value-type="float">
            <text:p>239</text:p>
          </table:table-cell>
          <table:table-cell ns41:value-type="float" table:style-name="ce31" office:value="1738" office:value-type="float">
            <text:p>1,738</text:p>
          </table:table-cell>
          <table:table-cell ns41:value-type="float" table:style-name="ce30" office:value="239" office:value-type="float">
            <text:p>239</text:p>
          </table:table-cell>
          <table:table-cell ns41:value-type="float" table:style-name="ce47" office:value="1977" office:value-type="float">
            <text:p>1,97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aarden- en beestensnij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annen-, potten-, pijpen-, steen- en tegelbak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2" office:value-type="float">
            <text:p>4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6" office:value-type="float">
            <text:p>4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apier- en gekleurd papier- fabrijkan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62" office:value-type="float">
            <text:p>16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6" office:value-type="float">
            <text:p>16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67" office:value-type="float">
            <text:p>16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apier- en gekleurd papier- handelaa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apier- en gekleurd papier- werklieden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02" office:value-type="float">
            <text:p>202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235" office:value-type="float">
            <text:p>235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67" office:value="288" office:value-type="float">
            <text:p>28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arapluie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 table:number-columns-repeated="3"/>
          <table:table-cell ns41:value-type="float" table:style-name="ce30" office:value="39" office:value-type="float">
            <text:p>3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ennenberei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67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ik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ik- en teersto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67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laat- en steendrukkers, plaatsnijd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76" office:value-type="float">
            <text:p>7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9" office:value-type="float">
            <text:p>7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leistergieters, boetseer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23" office:value-type="float">
            <text:p>2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olitie (dir, commiss, agenten van), marech, vld-en boschw, nacht-en torenw, geregtsdienaars, cipiers en bew van gevangenissen, scherpregters, enz.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69" office:value-type="float">
            <text:p>46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69" office:value-type="float">
            <text:p>469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472" office:value-type="float">
            <text:p>47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rokur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67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ublieke vrouwen, publiekhuishouders</text:p>
          </table:table-cell>
          <table:table-cell table:style-name="Default"/>
          <table:table-cell table:style-name="ce66"/>
          <table:table-cell table:style-name="ce30" table:number-columns-repeated="6"/>
          <table:table-cell ns41:value-type="float" table:style-name="ce30" office:value="61" office:value-type="float">
            <text:p>61</text:p>
          </table:table-cell>
          <table:table-cell table:style-name="ce30"/>
          <table:table-cell ns41:value-type="float" table:style-name="ce30" office:value="61" office:value-type="float">
            <text:p>61</text:p>
          </table:table-cell>
          <table:table-cell ns41:value-type="float" table:style-name="ce67" office:value="61" office:value-type="float">
            <text:p>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Pijpenma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Re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Regterlijke magt (ambtenaren der)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83" office:value-type="float">
            <text:p>83</text:p>
          </table:table-cell>
          <table:table-cell table:style-name="ce30"/>
          <table:table-cell ns41:value-type="float" table:style-name="ce30" office:value="83" office:value-type="float">
            <text:p>83</text:p>
          </table:table-cell>
          <table:table-cell table:style-name="ce30"/>
          <table:table-cell ns41:value-type="float" table:style-name="ce67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Renteniers, partikuli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34" office:value-type="float">
            <text:p>234</text:p>
          </table:table-cell>
          <table:table-cell ns41:value-type="float" table:style-name="ce30" office:value="223" office:value-type="float">
            <text:p>223</text:p>
          </table:table-cell>
          <table:table-cell ns41:value-type="float" table:style-name="ce30" office:value="234" office:value-type="float">
            <text:p>234</text:p>
          </table:table-cell>
          <table:table-cell ns41:value-type="float" table:style-name="ce30" office:value="223" office:value-type="float">
            <text:p>223</text:p>
          </table:table-cell>
          <table:table-cell ns41:value-type="float" table:style-name="ce67" office:value="457" office:value-type="float">
            <text:p>4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Rent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Rijtuig-, wagen-, koffer-, zadel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30" office:value="749" office:value-type="float">
            <text:p>74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821" office:value-type="float">
            <text:p>821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828" office:value-type="float">
            <text:p>8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Rijtuigschil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73" office:value-type="float">
            <text:p>7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chaarslij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7" office:value-type="float">
            <text:p>2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chat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cheep-, blok-, mast- en zeilmakers, rafactiemeesters, scheepsloopers, takelaa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70" office:value-type="float">
            <text:p>70</text:p>
          </table:table-cell>
          <table:table-cell table:style-name="ce30"/>
          <table:table-cell ns41:value-type="float" table:style-name="ce31" office:value="1560" office:value-type="float">
            <text:p>1,56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1" office:value="1632" office:value-type="float">
            <text:p>1,63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47" office:value="1638" office:value-type="float">
            <text:p>1,6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cheepsw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cheepszeilnaalden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cheikundige voorwerpen en verfwaren (fabrijkanten en werklieden in)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12" office:value-type="float">
            <text:p>11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20" office:value-type="float">
            <text:p>120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124" office:value-type="float">
            <text:p>1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chelpvisschers, schul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0" office:value-type="float">
            <text:p>1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11" office:value-type="float">
            <text:p>1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cherm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67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childers (huis-), glazenmak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99" office:value-type="float">
            <text:p>99</text:p>
          </table:table-cell>
          <table:table-cell table:style-name="ce30"/>
          <table:table-cell ns41:value-type="float" table:style-name="ce31" office:value="2352" office:value-type="float">
            <text:p>2,352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1" office:value="2455" office:value-type="float">
            <text:p>2,455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47" office:value="2477" office:value-type="float">
            <text:p>2,47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chippers, loodsen, gezagvoerders, stuurlieden en matrozen (koopvaardij-) schuitenverhuurders, commissarissen van veerschepen enz.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58" office:value-type="float">
            <text:p>158</text:p>
          </table:table-cell>
          <table:table-cell table:style-name="ce30"/>
          <table:table-cell ns41:value-type="float" table:style-name="ce31" office:value="6031" office:value-type="float">
            <text:p>6,031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31" office:value="6193" office:value-type="float">
            <text:p>6,193</text:p>
          </table:table-cell>
          <table:table-cell ns41:value-type="float" table:style-name="ce30" office:value="25" office:value-type="float">
            <text:p>25</text:p>
          </table:table-cell>
          <table:table-cell ns41:value-type="float" table:style-name="ce47" office:value="6218" office:value-type="float">
            <text:p>6,21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choenmakers en lappers</text:p>
          </table:table-cell>
          <table:table-cell table:style-name="Default"/>
          <table:table-cell ns41:value-type="float" table:style-name="ce66" office:value="4" office:value-type="float">
            <text:p>4</text:p>
          </table:table-cell>
          <table:table-cell table:style-name="ce30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32" office:value-type="float">
            <text:p>132</text:p>
          </table:table-cell>
          <table:table-cell table:style-name="ce30"/>
          <table:table-cell ns41:value-type="float" table:style-name="ce31" office:value="3349" office:value-type="float">
            <text:p>3,349</text:p>
          </table:table-cell>
          <table:table-cell ns41:value-type="float" table:style-name="ce30" office:value="29" office:value-type="float">
            <text:p>29</text:p>
          </table:table-cell>
          <table:table-cell ns41:value-type="string" table:style-name="ce30" office:value-type="string">
            <text:p>3.497/1</text:p>
          </table:table-cell>
          <table:table-cell ns41:value-type="float" table:style-name="ce30" office:value="29" office:value-type="float">
            <text:p>29</text:p>
          </table:table-cell>
          <table:table-cell ns41:value-type="string" table:style-name="ce67" office:value-type="string">
            <text:p>3.526/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choolleerlingen</text:p>
          </table:table-cell>
          <table:table-cell table:style-name="Default"/>
          <table:table-cell ns41:value-type="float" table:style-name="ce23" office:value="12642" office:value-type="float">
            <text:p>12,642</text:p>
          </table:table-cell>
          <table:table-cell ns41:value-type="string" table:style-name="ce30" office:value-type="string">
            <text:p>11.22</text:p>
          </table:table-cell>
          <table:table-cell ns41:value-type="float" table:style-name="ce31" office:value="4755" office:value-type="float">
            <text:p>4,755</text:p>
          </table:table-cell>
          <table:table-cell ns41:value-type="float" table:style-name="ce31" office:value="3907" office:value-type="float">
            <text:p>3,907</text:p>
          </table:table-cell>
          <table:table-cell ns41:value-type="float" table:style-name="ce31" office:value="3087" office:value-type="float">
            <text:p>3,087</text:p>
          </table:table-cell>
          <table:table-cell ns41:value-type="float" table:style-name="ce31" office:value="2293" office:value-type="float">
            <text:p>2,293</text:p>
          </table:table-cell>
          <table:table-cell ns41:value-type="float" table:style-name="ce30" office:value="310" office:value-type="float">
            <text:p>310</text:p>
          </table:table-cell>
          <table:table-cell ns41:value-type="float" table:style-name="ce30" office:value="192" office:value-type="float">
            <text:p>192</text:p>
          </table:table-cell>
          <table:table-cell ns41:value-type="float" table:style-name="ce31" office:value="20794" office:value-type="float">
            <text:p>20,794</text:p>
          </table:table-cell>
          <table:table-cell ns41:value-type="float" table:style-name="ce31" office:value="17612" office:value-type="float">
            <text:p>17,612</text:p>
          </table:table-cell>
          <table:table-cell ns41:value-type="float" table:style-name="ce47" office:value="38406" office:value-type="float">
            <text:p>38,40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choorsteenve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4" office:value-type="float">
            <text:p>6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64" office:value-type="float">
            <text:p>6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lijpers (diamant-, glas-, marmer-, metaal- enz.)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31" office:value-type="float">
            <text:p>31</text:p>
          </table:table-cell>
          <table:table-cell table:style-name="ce30"/>
          <table:table-cell ns41:value-type="float" table:style-name="ce30" office:value="884" office:value-type="float">
            <text:p>88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919" office:value-type="float">
            <text:p>91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924" office:value-type="float">
            <text:p>9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meden grof-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8" office:value-type="float">
            <text:p>8</text:p>
          </table:table-cell>
          <table:table-cell table:style-name="ce30"/>
          <table:table-cell ns41:value-type="float" table:style-name="ce30" office:value="197" office:value-type="float">
            <text:p>19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05" office:value-type="float">
            <text:p>20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67" office:value="208" office:value-type="float">
            <text:p>20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meden hoef-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04" office:value-type="float">
            <text:p>10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06" office:value-type="float">
            <text:p>10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108" office:value-type="float">
            <text:p>10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meden kagchel- en andere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7" office:value-type="float">
            <text:p>7</text:p>
          </table:table-cell>
          <table:table-cell table:style-name="ce30"/>
          <table:table-cell ns41:value-type="float" table:style-name="ce30" office:value="110" office:value-type="float">
            <text:p>110</text:p>
          </table:table-cell>
          <table:table-cell table:style-name="ce30"/>
          <table:table-cell ns41:value-type="float" table:style-name="ce31" office:value="1972" office:value-type="float">
            <text:p>1,972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1" office:value="2090" office:value-type="float">
            <text:p>2,090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47" office:value="2117" office:value-type="float">
            <text:p>2,1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olliciteu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67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peldenfabrijkanten en werklieden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piegelmakers en 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2" office:value-type="float">
            <text:p>2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pinners, spoelders, wevers</text:p>
          </table:table-cell>
          <table:table-cell table:style-name="Default"/>
          <table:table-cell ns41:value-type="float" table:style-name="ce66" office:value="21" office:value-type="float">
            <text:p>21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155" office:value-type="float">
            <text:p>155</text:p>
          </table:table-cell>
          <table:table-cell ns41:value-type="float" table:style-name="ce30" office:value="151" office:value-type="float">
            <text:p>151</text:p>
          </table:table-cell>
          <table:table-cell ns41:value-type="float" table:style-name="ce31" office:value="1758" office:value-type="float">
            <text:p>1,758</text:p>
          </table:table-cell>
          <table:table-cell ns41:value-type="float" table:style-name="ce31" office:value="1555" office:value-type="float">
            <text:p>1,555</text:p>
          </table:table-cell>
          <table:table-cell ns41:value-type="float" table:style-name="ce31" office:value="1966" office:value-type="float">
            <text:p>1,966</text:p>
          </table:table-cell>
          <table:table-cell ns41:value-type="float" table:style-name="ce31" office:value="1772" office:value-type="float">
            <text:p>1,772</text:p>
          </table:table-cell>
          <table:table-cell ns41:value-type="float" table:style-name="ce47" office:value="3738" office:value-type="float">
            <text:p>3,7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poorweg- en stoombootbeamb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10" office:value-type="float">
            <text:p>110</text:p>
          </table:table-cell>
          <table:table-cell table:style-name="ce30"/>
          <table:table-cell ns41:value-type="float" table:style-name="ce30" office:value="113" office:value-type="float">
            <text:p>113</text:p>
          </table:table-cell>
          <table:table-cell table:style-name="ce30"/>
          <table:table-cell ns41:value-type="float" table:style-name="ce67" office:value="113" office:value-type="float">
            <text:p>1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pijkerma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talhouders, rijtuigverhuur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8" office:value-type="float">
            <text:p>118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18" office:value-type="float">
            <text:p>118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67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teenhouw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79" office:value-type="float">
            <text:p>179</text:p>
          </table:table-cell>
          <table:table-cell table:style-name="ce30"/>
          <table:table-cell ns41:value-type="float" table:style-name="ce30" office:value="181" office:value-type="float">
            <text:p>181</text:p>
          </table:table-cell>
          <table:table-cell table:style-name="ce30"/>
          <table:table-cell ns41:value-type="float" table:style-name="ce67" office:value="181" office:value-type="float">
            <text:p>18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teenkolen-, hout- en turfverkoop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38" office:value-type="float">
            <text:p>138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30" office:value="139" office:value-type="float">
            <text:p>139</text:p>
          </table:table-cell>
          <table:table-cell ns41:value-type="float" table:style-name="ce30" office:value="50" office:value-type="float">
            <text:p>50</text:p>
          </table:table-cell>
          <table:table-cell ns41:value-type="float" table:style-name="ce67" office:value="189" office:value-type="float">
            <text:p>18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telzied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toelen-bekleeders, draaijers, mat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32" office:value-type="float">
            <text:p>13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35" office:value-type="float">
            <text:p>13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toffenverwers, glanz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2" office:value-type="float">
            <text:p>4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43" office:value-type="float">
            <text:p>43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7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traat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6" office:value-type="float">
            <text:p>96</text:p>
          </table:table-cell>
          <table:table-cell table:style-name="ce30"/>
          <table:table-cell ns41:value-type="float" table:style-name="ce30" office:value="97" office:value-type="float">
            <text:p>97</text:p>
          </table:table-cell>
          <table:table-cell table:style-name="ce30"/>
          <table:table-cell ns41:value-type="float" table:style-name="ce67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tudenten aan hooge scholen, athenaea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72" office:value-type="float">
            <text:p>172</text:p>
          </table:table-cell>
          <table:table-cell table:style-name="ce30"/>
          <table:table-cell ns41:value-type="float" table:style-name="ce30" office:value="179" office:value-type="float">
            <text:p>179</text:p>
          </table:table-cell>
          <table:table-cell table:style-name="ce30"/>
          <table:table-cell ns41:value-type="float" table:style-name="ce67" office:value="179" office:value-type="float">
            <text:p>1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tudenten aan academien, clinische schol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6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tudenten aan seminari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table:style-name="ce30"/>
          <table:table-cell ns41:value-type="float" table:style-name="ce67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tukadoors, wit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45" office:value-type="float">
            <text:p>145</text:p>
          </table:table-cell>
          <table:table-cell table:style-name="ce30"/>
          <table:table-cell ns41:value-type="float" table:style-name="ce30" office:value="148" office:value-type="float">
            <text:p>148</text:p>
          </table:table-cell>
          <table:table-cell table:style-name="ce30"/>
          <table:table-cell ns41:value-type="float" table:style-name="ce67" office:value="148" office:value-type="float">
            <text:p>14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tijfselfabrijkan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6" office:value-type="float">
            <text:p>3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8" office:value-type="float">
            <text:p>3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uiker- en pastijbak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1" office:value="1018" office:value-type="float">
            <text:p>1,01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1" office:value="1022" office:value-type="float">
            <text:p>1,02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47" office:value="1027" office:value-type="float">
            <text:p>1,0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Suikerraffinadeu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3" office:value-type="float">
            <text:p>43</text:p>
          </table:table-cell>
          <table:table-cell table:style-name="ce30"/>
          <table:table-cell ns41:value-type="float" table:style-name="ce30" office:value="44" office:value-type="float">
            <text:p>44</text:p>
          </table:table-cell>
          <table:table-cell table:style-name="ce30"/>
          <table:table-cell ns41:value-type="float" table:style-name="ce67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Taalmeesters, translateu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6" office:value-type="float">
            <text:p>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Tabak- en sigaren- fabrijkant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308" office:value-type="float">
            <text:p>30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10" office:value-type="float">
            <text:p>31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311" office:value-type="float">
            <text:p>3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Tabak- en sigaren- kervers</text:p>
          </table:table-cell>
          <table:table-cell table:style-name="Default"/>
          <table:table-cell ns41:value-type="float" table:style-name="ce66" office:value="3" office:value-type="float">
            <text:p>3</text:p>
          </table:table-cell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126" office:value-type="float">
            <text:p>126</text:p>
          </table:table-cell>
          <table:table-cell table:style-name="ce30"/>
          <table:table-cell ns41:value-type="float" table:style-name="ce30" office:value="703" office:value-type="float">
            <text:p>703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844" office:value-type="float">
            <text:p>844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67" office:value="861" office:value-type="float">
            <text:p>86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Tabak- en sigaren- plant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Tabak- en sigaren- 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43" office:value-type="float">
            <text:p>243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248" office:value-type="float">
            <text:p>24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7" office:value="259" office:value-type="float">
            <text:p>25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Tapijtfabrijkant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Timmerlieden, kisten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304" office:value-type="float">
            <text:p>304</text:p>
          </table:table-cell>
          <table:table-cell table:style-name="ce30"/>
          <table:table-cell ns41:value-type="float" table:style-name="ce31" office:value="5626" office:value-type="float">
            <text:p>5,62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1" office:value="5942" office:value-type="float">
            <text:p>5,942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47" office:value="5957" office:value-type="float">
            <text:p>5,9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Tinnegiet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33" office:value-type="float">
            <text:p>3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Tol- en pontgaarders, brug- en sluiswach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06" office:value-type="float">
            <text:p>206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07" office:value-type="float">
            <text:p>20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216" office:value-type="float">
            <text:p>21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Touwslagers, baanwer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41" office:value-type="float">
            <text:p>41</text:p>
          </table:table-cell>
          <table:table-cell table:style-name="ce30"/>
          <table:table-cell ns41:value-type="float" table:style-name="ce30" office:value="357" office:value-type="float">
            <text:p>35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01" office:value-type="float">
            <text:p>40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407" office:value-type="float">
            <text:p>40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Traanstokers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Turf, koorn- en kolendrag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942" office:value-type="float">
            <text:p>942</text:p>
          </table:table-cell>
          <table:table-cell ns41:value-type="float" table:style-name="ce30" office:value="111" office:value-type="float">
            <text:p>111</text:p>
          </table:table-cell>
          <table:table-cell ns41:value-type="float" table:style-name="ce30" office:value="943" office:value-type="float">
            <text:p>943</text:p>
          </table:table-cell>
          <table:table-cell ns41:value-type="float" table:style-name="ce30" office:value="111" office:value-type="float">
            <text:p>111</text:p>
          </table:table-cell>
          <table:table-cell ns41:value-type="float" table:style-name="ce47" office:value="1054" office:value-type="float">
            <text:p>1,05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Uitdragers, uitventers, leur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6" office:value-type="float">
            <text:p>1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95" office:value-type="float">
            <text:p>695</text:p>
          </table:table-cell>
          <table:table-cell ns41:value-type="float" table:style-name="ce30" office:value="228" office:value-type="float">
            <text:p>228</text:p>
          </table:table-cell>
          <table:table-cell ns41:value-type="float" table:style-name="ce30" office:value="714" office:value-type="float">
            <text:p>714</text:p>
          </table:table-cell>
          <table:table-cell ns41:value-type="float" table:style-name="ce30" office:value="230" office:value-type="float">
            <text:p>230</text:p>
          </table:table-cell>
          <table:table-cell ns41:value-type="float" table:style-name="ce67" office:value="944" office:value-type="float">
            <text:p>94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Uurwerkmak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0" office:value="326" office:value-type="float">
            <text:p>32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52" office:value-type="float">
            <text:p>35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354" office:value-type="float">
            <text:p>35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Veearts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table:style-name="ce30"/>
          <table:table-cell ns41:value-type="float" table:style-name="ce67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Veenlieden, turfboer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1" office:value-type="float">
            <text:p>11</text:p>
          </table:table-cell>
          <table:table-cell table:style-name="ce30"/>
          <table:table-cell ns41:value-type="float" table:style-name="ce30" office:value="117" office:value-type="float">
            <text:p>117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28" office:value-type="float">
            <text:p>128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67" office:value="139" office:value-type="float">
            <text:p>13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Vend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Vergulders, lijsten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106" office:value-type="float">
            <text:p>106</text:p>
          </table:table-cell>
          <table:table-cell table:style-name="ce30"/>
          <table:table-cell ns41:value-type="float" table:style-name="ce30" office:value="108" office:value-type="float">
            <text:p>108</text:p>
          </table:table-cell>
          <table:table-cell table:style-name="ce30"/>
          <table:table-cell ns41:value-type="float" table:style-name="ce67" office:value="108" office:value-type="float">
            <text:p>10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Vill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Vischdroogers en roo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67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Vischverkoop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2" office:value-type="float">
            <text:p>12</text:p>
          </table:table-cell>
          <table:table-cell table:style-name="ce30"/>
          <table:table-cell ns41:value-type="float" table:style-name="ce30" office:value="534" office:value-type="float">
            <text:p>534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546" office:value-type="float">
            <text:p>546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67" office:value="758" office:value-type="float">
            <text:p>7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Vissch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15" office:value-type="float">
            <text:p>15</text:p>
          </table:table-cell>
          <table:table-cell table:style-name="ce30"/>
          <table:table-cell ns41:value-type="float" table:style-name="ce30" office:value="176" office:value-type="float">
            <text:p>176</text:p>
          </table:table-cell>
          <table:table-cell table:style-name="ce30"/>
          <table:table-cell ns41:value-type="float" table:style-name="ce31" office:value="2283" office:value-type="float">
            <text:p>2,28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1" office:value="2475" office:value-type="float">
            <text:p>2,47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47" office:value="2479" office:value-type="float">
            <text:p>2,47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Vleeschhouwers, spekslagers, poeli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33" office:value-type="float">
            <text:p>33</text:p>
          </table:table-cell>
          <table:table-cell table:style-name="ce30"/>
          <table:table-cell ns41:value-type="float" table:style-name="ce31" office:value="1218" office:value-type="float">
            <text:p>1,218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1" office:value="1254" office:value-type="float">
            <text:p>1,254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47" office:value="1294" office:value-type="float">
            <text:p>1,29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Voddenra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3" office:value-type="float">
            <text:p>1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67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Voerlieden, koetsiers, loopers, postknechten en sleep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4" office:value-type="float">
            <text:p>24</text:p>
          </table:table-cell>
          <table:table-cell table:style-name="ce30"/>
          <table:table-cell ns41:value-type="float" table:style-name="ce31" office:value="1222" office:value-type="float">
            <text:p>1,22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1" office:value="1248" office:value-type="float">
            <text:p>1,248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47" office:value="1253" office:value-type="float">
            <text:p>1,25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Vogelverkoopers, kooiboeren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12" office:value-type="float">
            <text:p>1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67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Wafel- en poffertjesba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67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Watermolen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16" office:value-type="float">
            <text:p>516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517" office:value-type="float">
            <text:p>517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67" office:value="529" office:value-type="float">
            <text:p>529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Water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8" office:value-type="float">
            <text:p>2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Wekk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6" office:value-type="float">
            <text:p>26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67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Werktuigkundigen en makers, balans- en brandspuitmak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177" office:value-type="float">
            <text:p>177</text:p>
          </table:table-cell>
          <table:table-cell ns41:value-type="float" table:style-name="ce30" office:value="1" office:value-type="float">
            <text:p>1</text:p>
          </table:table-cell>
          <table:table-cell ns41:value-type="string" table:style-name="ce30" office:value-type="string">
            <text:p>183/1</text:p>
          </table:table-cell>
          <table:table-cell ns41:value-type="float" table:style-name="ce30" office:value="1" office:value-type="float">
            <text:p>1</text:p>
          </table:table-cell>
          <table:table-cell ns41:value-type="string" table:style-name="ce67" office:value-type="string">
            <text:p>184/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Wierspinn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Wijnhandelaa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85" office:value-type="float">
            <text:p>285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86" office:value-type="float">
            <text:p>28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67" office:value="291" office:value-type="float">
            <text:p>29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IJkmeest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67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IJzer- en koperdraaij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30" office:value="20" office:value-type="float">
            <text:p>20</text:p>
          </table:table-cell>
          <table:table-cell table:style-name="ce30"/>
          <table:table-cell ns41:value-type="float" table:style-name="ce67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IJzergieters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55" office:value-type="float">
            <text:p>5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67" office:value="58" office:value-type="float">
            <text:p>58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Zaad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30" office:value="5" office:value-type="float">
            <text:p>5</text:p>
          </table:table-cell>
          <table:table-cell table:style-name="ce30"/>
          <table:table-cell ns41:value-type="float" table:style-name="ce67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Zaakwaarnemers, commissionnai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982" office:value-type="float">
            <text:p>98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82" office:value-type="float">
            <text:p>98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67" office:value="990" office:value-type="float">
            <text:p>990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Zakkenmakers en verhuurders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9" office:value-type="float">
            <text:p>29</text:p>
          </table:table-cell>
          <table:table-cell table:style-name="ce30"/>
          <table:table-cell ns41:value-type="float" table:style-name="ce30" office:value="32" office:value-type="float">
            <text:p>32</text:p>
          </table:table-cell>
          <table:table-cell table:style-name="ce30"/>
          <table:table-cell ns41:value-type="float" table:style-name="ce67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Zandverkoop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Zeepzied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40" office:value-type="float">
            <text:p>40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67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Zeevaartscholen onderwijz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67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Zeevaartscholen leerlingen</text:p>
          </table:table-cell>
          <table:table-cell table:style-name="Default"/>
          <table:table-cell table:style-name="ce66"/>
          <table:table-cell table:style-name="ce30" table:number-columns-repeated="3"/>
          <table:table-cell ns41:value-type="float" table:style-name="ce30" office:value="72" office:value-type="float">
            <text:p>72</text:p>
          </table:table-cell>
          <table:table-cell table:style-name="ce30"/>
          <table:table-cell ns41:value-type="float" table:style-name="ce30" office:value="13" office:value-type="float">
            <text:p>13</text:p>
          </table:table-cell>
          <table:table-cell table:style-name="ce30"/>
          <table:table-cell ns41:value-type="float" table:style-name="ce30" office:value="85" office:value-type="float">
            <text:p>85</text:p>
          </table:table-cell>
          <table:table-cell table:style-name="ce30"/>
          <table:table-cell ns41:value-type="float" table:style-name="ce67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Ziekenoppass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40" office:value-type="float">
            <text:p>4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67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Zoutzied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30" office:value="25" office:value-type="float">
            <text:p>25</text:p>
          </table:table-cell>
          <table:table-cell table:style-name="ce30"/>
          <table:table-cell ns41:value-type="float" table:style-name="ce67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Zwaardvegers</text:p>
          </table:table-cell>
          <table:table-cell table:style-name="Default"/>
          <table:table-cell table:style-name="ce66"/>
          <table:table-cell table:style-name="ce30" table:number-columns-repeated="5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table:style-name="ce30"/>
          <table:table-cell ns41:value-type="float" table:style-name="ce67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Zwavelstokkenmakers en verkoopers</text:p>
          </table:table-cell>
          <table:table-cell table:style-name="Default"/>
          <table:table-cell ns41:value-type="float" table:style-name="ce66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3" office:value-type="float">
            <text:p>3</text:p>
          </table:table-cell>
          <table:table-cell table:style-name="ce30"/>
          <table:table-cell ns41:value-type="float" table:style-name="ce30" office:value="10" office:value-type="float">
            <text:p>10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67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Zijdeteelt (personen behoorende tot de)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Verschillende beroepen</text:p>
          </table:table-cell>
          <table:table-cell table:style-name="Default"/>
          <table:table-cell table:style-name="ce66"/>
          <table:table-cell table:style-name="ce30"/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table:style-name="ce30" office:value="28" office:value-type="float">
            <text:p>28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124" office:value-type="float">
            <text:p>124</text:p>
          </table:table-cell>
          <table:table-cell ns41:value-type="float" table:style-name="ce30" office:value="68" office:value-type="float">
            <text:p>68</text:p>
          </table:table-cell>
          <table:table-cell ns41:value-type="float" table:style-name="ce30" office:value="156" office:value-type="float">
            <text:p>156</text:p>
          </table:table-cell>
          <table:table-cell ns41:value-type="float" table:style-name="ce30" office:value="90" office:value-type="float">
            <text:p>90</text:p>
          </table:table-cell>
          <table:table-cell ns41:value-type="float" table:style-name="ce67" office:value="246" office:value-type="float">
            <text:p>246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Zonder beroep</text:p>
          </table:table-cell>
          <table:table-cell table:style-name="Default"/>
          <table:table-cell ns41:value-type="float" table:style-name="ce23" office:value="41509" office:value-type="float">
            <text:p>41,509</text:p>
          </table:table-cell>
          <table:table-cell ns41:value-type="float" table:style-name="ce31" office:value="42585" office:value-type="float">
            <text:p>42,585</text:p>
          </table:table-cell>
          <table:table-cell ns41:value-type="float" table:style-name="ce31" office:value="5083" office:value-type="float">
            <text:p>5,083</text:p>
          </table:table-cell>
          <table:table-cell ns41:value-type="float" table:style-name="ce31" office:value="6209" office:value-type="float">
            <text:p>6,209</text:p>
          </table:table-cell>
          <table:table-cell ns41:value-type="float" table:style-name="ce31" office:value="10207" office:value-type="float">
            <text:p>10,207</text:p>
          </table:table-cell>
          <table:table-cell ns41:value-type="float" table:style-name="ce31" office:value="14266" office:value-type="float">
            <text:p>14,266</text:p>
          </table:table-cell>
          <table:table-cell ns41:value-type="float" table:style-name="ce31" office:value="22229" office:value-type="float">
            <text:p>22,229</text:p>
          </table:table-cell>
          <table:table-cell ns41:value-type="string" table:style-name="ce30" office:value-type="string">
            <text:p>124.19</text:p>
          </table:table-cell>
          <table:table-cell ns41:value-type="string" table:style-name="ce30" office:value-type="string">
            <text:p>79.035/2</text:p>
          </table:table-cell>
          <table:table-cell ns41:value-type="string" table:style-name="ce30" office:value-type="string">
            <text:p>187.255/2</text:p>
          </table:table-cell>
          <table:table-cell ns41:value-type="string" table:style-name="ce67" office:value-type="string">
            <text:p>266.290/2</text:p>
          </table:table-cell>
          <table:table-cell table:number-columns-repeated="1010"/>
        </table:table-row>
        <table:table-row table:style-name="ro4">
          <table:table-cell ns41:value-type="string" table:style-name="ce8" office:value-type="string">
            <text:p>DE STEDEN EN HET PLATTE LAND VEREENIGD.</text:p>
          </table:table-cell>
          <table:table-cell ns41:value-type="string" table:style-name="ce15" office:value-type="string">
            <text:p>Beroep onbekend</text:p>
          </table:table-cell>
          <table:table-cell table:style-name="Default"/>
          <table:table-cell table:style-name="ce66"/>
          <table:table-cell table:style-name="ce30" table:number-columns-repeated="9"/>
          <table:table-cell table:style-name="ce67"/>
          <table:table-cell table:number-columns-repeated="1010"/>
        </table:table-row>
        <table:table-row table:style-name="ro1">
          <table:table-cell ns41:value-type="string" table:style-name="ce9" office:value-type="string">
            <text:p>DE STEDEN EN HET PLATTE LAND VEREENIGD.</text:p>
          </table:table-cell>
          <table:table-cell ns41:value-type="string" table:style-name="ce16" office:value-type="string">
            <text:p>Totaal</text:p>
          </table:table-cell>
          <table:table-cell table:style-name="Default"/>
          <table:table-cell ns41:value-type="float" table:style-name="ce24" office:value="54457" office:value-type="float">
            <text:p>54,457</text:p>
          </table:table-cell>
          <table:table-cell ns41:value-type="float" table:style-name="ce32" office:value="54045" office:value-type="float">
            <text:p>54,045</text:p>
          </table:table-cell>
          <table:table-cell ns41:value-type="float" table:style-name="ce32" office:value="10289" office:value-type="float">
            <text:p>10,289</text:p>
          </table:table-cell>
          <table:table-cell ns41:value-type="float" table:style-name="ce32" office:value="10356" office:value-type="float">
            <text:p>10,356</text:p>
          </table:table-cell>
          <table:table-cell ns41:value-type="float" table:style-name="ce32" office:value="18116" office:value-type="float">
            <text:p>18,116</text:p>
          </table:table-cell>
          <table:table-cell ns41:value-type="float" table:style-name="ce32" office:value="18442" office:value-type="float">
            <text:p>18,442</text:p>
          </table:table-cell>
          <table:table-cell ns41:value-type="float" table:style-name="ce32" office:value="144040" office:value-type="float">
            <text:p>144,040</text:p>
          </table:table-cell>
          <table:table-cell ns41:value-type="float" table:style-name="ce32" office:value="167317" office:value-type="float">
            <text:p>167,317</text:p>
          </table:table-cell>
          <table:table-cell ns41:value-type="float" table:style-name="ce32" office:value="226913" office:value-type="float">
            <text:p>226,913</text:p>
          </table:table-cell>
          <table:table-cell ns41:value-type="float" table:style-name="ce32" office:value="250166" office:value-type="float">
            <text:p>250,166</text:p>
          </table:table-cell>
          <table:table-cell ns41:value-type="float" table:style-name="ce48" office:value="477079" office:value-type="float">
            <text:p>477,079</text:p>
          </table:table-cell>
          <table:table-cell table:number-columns-repeated="1010"/>
        </table:table-row>
        <table:table-row table:style-name="ro4" table:number-rows-repeated="10470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6" table:default-cell-style-name="Default" table:number-columns-repeated="2"/>
        <table:table-column table:style-name="co8" table:default-cell-style-name="ce6"/>
        <table:table-column table:style-name="co6" table:default-cell-style-name="Default" table:number-columns-repeated="1021"/>
        <table:table-row table:style-name="ro4" table:number-rows-repeated="3">
          <table:table-cell table:number-columns-repeated="1024"/>
        </table:table-row>
        <table:table-row table:style-name="ro4">
          <table:table-cell ns41:value-type="string" table:style-name="ce2" office:value-type="string">
            <text:p>Editregel</text:p>
          </table:table-cell>
          <table:table-cell ns41:value-type="string" table:style-name="ce2" office:value-type="string">
            <text:p>Deel telling</text:p>
          </table:table-cell>
          <table:table-cell ns41:value-type="string" table:style-name="ce2" office:value-type="string">
            <text:p>Rolnummer</text:p>
          </table:table-cell>
          <table:table-cell table:number-columns-repeated="1021"/>
        </table:table-row>
        <table:table-row table:style-name="ro4">
          <table:table-cell table:style-name="ce61" table:number-columns-repeated="3"/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ce62" office:value="1800" office:value-type="float">
            <text:p>18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01" office:value-type="float">
            <text:p>3801290068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01" office:value-type="float">
            <text:p>18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02" office:value-type="float">
            <text:p>3801290068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02" office:value-type="float">
            <text:p>18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03" office:value-type="float">
            <text:p>3801290068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03" office:value-type="float">
            <text:p>18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04" office:value-type="float">
            <text:p>3801290068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04" office:value-type="float">
            <text:p>18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05" office:value-type="float">
            <text:p>3801290068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05" office:value-type="float">
            <text:p>18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06" office:value-type="float">
            <text:p>3801290068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06" office:value-type="float">
            <text:p>18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07" office:value-type="float">
            <text:p>3801290068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07" office:value-type="float">
            <text:p>18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08" office:value-type="float">
            <text:p>3801290068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08" office:value-type="float">
            <text:p>18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09" office:value-type="float">
            <text:p>3801290068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09" office:value-type="float">
            <text:p>18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10" office:value-type="float">
            <text:p>3801290068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10" office:value-type="float">
            <text:p>18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11" office:value-type="float">
            <text:p>3801290068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11" office:value-type="float">
            <text:p>18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12" office:value-type="float">
            <text:p>3801290068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12" office:value-type="float">
            <text:p>18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13" office:value-type="float">
            <text:p>3801290068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13" office:value-type="float">
            <text:p>18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14" office:value-type="float">
            <text:p>3801290068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14" office:value-type="float">
            <text:p>18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15" office:value-type="float">
            <text:p>3801290068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15" office:value-type="float">
            <text:p>18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16" office:value-type="float">
            <text:p>3801290068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16" office:value-type="float">
            <text:p>18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17" office:value-type="float">
            <text:p>3801290068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17" office:value-type="float">
            <text:p>18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18" office:value-type="float">
            <text:p>3801290068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18" office:value-type="float">
            <text:p>18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19" office:value-type="float">
            <text:p>3801290068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19" office:value-type="float">
            <text:p>18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20" office:value-type="float">
            <text:p>3801290068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20" office:value-type="float">
            <text:p>18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21" office:value-type="float">
            <text:p>3801290068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21" office:value-type="float">
            <text:p>18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22" office:value-type="float">
            <text:p>3801290068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22" office:value-type="float">
            <text:p>18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23" office:value-type="float">
            <text:p>3801290068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23" office:value-type="float">
            <text:p>18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24" office:value-type="float">
            <text:p>3801290068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24" office:value-type="float">
            <text:p>18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25" office:value-type="float">
            <text:p>3801290068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3"/>
          <table:table-cell ns41:value-type="string" table:style-name="ce69" office:value-type="string">
            <text:p>De gedrukte bron geeft voor Kolom 7, 9 en 11 respectievelijk 0,0 en 0. Dit moet telkens 2 zijn, aldus de verbeteringen achter het Algemeen overzicht. Hier zijn de gegevens gecorrigeerd.</text:p>
          </table:table-cell>
          <table:table-cell table:style-name="ce70" table:number-columns-repeated="4"/>
          <table:table-cell table:number-columns-repeated="1011"/>
        </table:table-row>
        <table:table-row table:style-name="ro4">
          <table:table-cell ns41:value-type="float" table:style-name="ce62" office:value="1825" office:value-type="float">
            <text:p>18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26" office:value-type="float">
            <text:p>3801290068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26" office:value-type="float">
            <text:p>18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27" office:value-type="float">
            <text:p>3801290068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27" office:value-type="float">
            <text:p>18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28" office:value-type="float">
            <text:p>3801290068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28" office:value-type="float">
            <text:p>18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29" office:value-type="float">
            <text:p>3801290068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29" office:value-type="float">
            <text:p>18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30" office:value-type="float">
            <text:p>3801290068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30" office:value-type="float">
            <text:p>18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31" office:value-type="float">
            <text:p>3801290068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31" office:value-type="float">
            <text:p>18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32" office:value-type="float">
            <text:p>3801290068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32" office:value-type="float">
            <text:p>18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33" office:value-type="float">
            <text:p>3801290068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33" office:value-type="float">
            <text:p>18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34" office:value-type="float">
            <text:p>3801290068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34" office:value-type="float">
            <text:p>18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35" office:value-type="float">
            <text:p>3801290068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35" office:value-type="float">
            <text:p>18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36" office:value-type="float">
            <text:p>3801290068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36" office:value-type="float">
            <text:p>18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37" office:value-type="float">
            <text:p>3801290068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37" office:value-type="float">
            <text:p>18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38" office:value-type="float">
            <text:p>3801290068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38" office:value-type="float">
            <text:p>18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39" office:value-type="float">
            <text:p>3801290068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39" office:value-type="float">
            <text:p>18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40" office:value-type="float">
            <text:p>3801290068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40" office:value-type="float">
            <text:p>18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41" office:value-type="float">
            <text:p>3801290068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41" office:value-type="float">
            <text:p>18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42" office:value-type="float">
            <text:p>3801290068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42" office:value-type="float">
            <text:p>18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43" office:value-type="float">
            <text:p>3801290068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43" office:value-type="float">
            <text:p>18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44" office:value-type="float">
            <text:p>3801290068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44" office:value-type="float">
            <text:p>18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45" office:value-type="float">
            <text:p>3801290068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45" office:value-type="float">
            <text:p>18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46" office:value-type="float">
            <text:p>3801290068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46" office:value-type="float">
            <text:p>18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47" office:value-type="float">
            <text:p>3801290068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47" office:value-type="float">
            <text:p>18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48" office:value-type="float">
            <text:p>3801290068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48" office:value-type="float">
            <text:p>18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49" office:value-type="float">
            <text:p>3801290068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49" office:value-type="float">
            <text:p>18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50" office:value-type="float">
            <text:p>3801290068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50" office:value-type="float">
            <text:p>18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51" office:value-type="float">
            <text:p>3801290068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51" office:value-type="float">
            <text:p>18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52" office:value-type="float">
            <text:p>3801290068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52" office:value-type="float">
            <text:p>18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801053" office:value-type="float">
            <text:p>38012900680105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53" office:value-type="float">
            <text:p>18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01" office:value-type="float">
            <text:p>3801290069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54" office:value-type="float">
            <text:p>18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02" office:value-type="float">
            <text:p>3801290069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55" office:value-type="float">
            <text:p>18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03" office:value-type="float">
            <text:p>3801290069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56" office:value-type="float">
            <text:p>18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04" office:value-type="float">
            <text:p>3801290069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57" office:value-type="float">
            <text:p>18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05" office:value-type="float">
            <text:p>3801290069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58" office:value-type="float">
            <text:p>18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06" office:value-type="float">
            <text:p>3801290069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59" office:value-type="float">
            <text:p>18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07" office:value-type="float">
            <text:p>3801290069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60" office:value-type="float">
            <text:p>18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08" office:value-type="float">
            <text:p>3801290069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61" office:value-type="float">
            <text:p>18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09" office:value-type="float">
            <text:p>3801290069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62" office:value-type="float">
            <text:p>18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10" office:value-type="float">
            <text:p>3801290069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63" office:value-type="float">
            <text:p>18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11" office:value-type="float">
            <text:p>3801290069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64" office:value-type="float">
            <text:p>18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12" office:value-type="float">
            <text:p>3801290069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65" office:value-type="float">
            <text:p>18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13" office:value-type="float">
            <text:p>3801290069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66" office:value-type="float">
            <text:p>18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14" office:value-type="float">
            <text:p>3801290069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67" office:value-type="float">
            <text:p>18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15" office:value-type="float">
            <text:p>3801290069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68" office:value-type="float">
            <text:p>18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16" office:value-type="float">
            <text:p>3801290069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69" office:value-type="float">
            <text:p>18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17" office:value-type="float">
            <text:p>3801290069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70" office:value-type="float">
            <text:p>18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18" office:value-type="float">
            <text:p>3801290069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71" office:value-type="float">
            <text:p>18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19" office:value-type="float">
            <text:p>3801290069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72" office:value-type="float">
            <text:p>18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20" office:value-type="float">
            <text:p>3801290069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73" office:value-type="float">
            <text:p>18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21" office:value-type="float">
            <text:p>3801290069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74" office:value-type="float">
            <text:p>18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22" office:value-type="float">
            <text:p>3801290069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75" office:value-type="float">
            <text:p>18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23" office:value-type="float">
            <text:p>3801290069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76" office:value-type="float">
            <text:p>18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24" office:value-type="float">
            <text:p>3801290069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77" office:value-type="float">
            <text:p>18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25" office:value-type="float">
            <text:p>3801290069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78" office:value-type="float">
            <text:p>18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26" office:value-type="float">
            <text:p>3801290069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79" office:value-type="float">
            <text:p>18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27" office:value-type="float">
            <text:p>3801290069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80" office:value-type="float">
            <text:p>18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28" office:value-type="float">
            <text:p>3801290069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81" office:value-type="float">
            <text:p>18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29" office:value-type="float">
            <text:p>3801290069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82" office:value-type="float">
            <text:p>18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30" office:value-type="float">
            <text:p>3801290069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83" office:value-type="float">
            <text:p>18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31" office:value-type="float">
            <text:p>3801290069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84" office:value-type="float">
            <text:p>18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32" office:value-type="float">
            <text:p>3801290069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85" office:value-type="float">
            <text:p>18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33" office:value-type="float">
            <text:p>3801290069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86" office:value-type="float">
            <text:p>18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34" office:value-type="float">
            <text:p>3801290069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87" office:value-type="float">
            <text:p>18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35" office:value-type="float">
            <text:p>3801290069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88" office:value-type="float">
            <text:p>18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36" office:value-type="float">
            <text:p>3801290069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89" office:value-type="float">
            <text:p>18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37" office:value-type="float">
            <text:p>3801290069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90" office:value-type="float">
            <text:p>18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38" office:value-type="float">
            <text:p>3801290069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91" office:value-type="float">
            <text:p>18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39" office:value-type="float">
            <text:p>3801290069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92" office:value-type="float">
            <text:p>18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40" office:value-type="float">
            <text:p>3801290069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93" office:value-type="float">
            <text:p>18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41" office:value-type="float">
            <text:p>3801290069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94" office:value-type="float">
            <text:p>18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42" office:value-type="float">
            <text:p>3801290069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95" office:value-type="float">
            <text:p>18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43" office:value-type="float">
            <text:p>3801290069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96" office:value-type="float">
            <text:p>18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44" office:value-type="float">
            <text:p>3801290069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97" office:value-type="float">
            <text:p>18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45" office:value-type="float">
            <text:p>3801290069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98" office:value-type="float">
            <text:p>18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46" office:value-type="float">
            <text:p>3801290069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899" office:value-type="float">
            <text:p>18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47" office:value-type="float">
            <text:p>3801290069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00" office:value-type="float">
            <text:p>19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48" office:value-type="float">
            <text:p>3801290069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01" office:value-type="float">
            <text:p>19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49" office:value-type="float">
            <text:p>3801290069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02" office:value-type="float">
            <text:p>19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50" office:value-type="float">
            <text:p>3801290069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03" office:value-type="float">
            <text:p>19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29006901051" office:value-type="float">
            <text:p>3801290069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04" office:value-type="float">
            <text:p>19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01" office:value-type="float">
            <text:p>3801300070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05" office:value-type="float">
            <text:p>19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02" office:value-type="float">
            <text:p>3801300070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06" office:value-type="float">
            <text:p>19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03" office:value-type="float">
            <text:p>3801300070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07" office:value-type="float">
            <text:p>19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04" office:value-type="float">
            <text:p>3801300070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08" office:value-type="float">
            <text:p>19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05" office:value-type="float">
            <text:p>3801300070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09" office:value-type="float">
            <text:p>19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06" office:value-type="float">
            <text:p>3801300070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10" office:value-type="float">
            <text:p>19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07" office:value-type="float">
            <text:p>3801300070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11" office:value-type="float">
            <text:p>19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08" office:value-type="float">
            <text:p>3801300070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12" office:value-type="float">
            <text:p>19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09" office:value-type="float">
            <text:p>3801300070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13" office:value-type="float">
            <text:p>19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10" office:value-type="float">
            <text:p>3801300070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14" office:value-type="float">
            <text:p>19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11" office:value-type="float">
            <text:p>3801300070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15" office:value-type="float">
            <text:p>19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12" office:value-type="float">
            <text:p>3801300070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16" office:value-type="float">
            <text:p>19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13" office:value-type="float">
            <text:p>3801300070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17" office:value-type="float">
            <text:p>19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14" office:value-type="float">
            <text:p>3801300070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18" office:value-type="float">
            <text:p>19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15" office:value-type="float">
            <text:p>3801300070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19" office:value-type="float">
            <text:p>19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16" office:value-type="float">
            <text:p>3801300070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20" office:value-type="float">
            <text:p>19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17" office:value-type="float">
            <text:p>3801300070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21" office:value-type="float">
            <text:p>19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18" office:value-type="float">
            <text:p>3801300070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22" office:value-type="float">
            <text:p>19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19" office:value-type="float">
            <text:p>3801300070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23" office:value-type="float">
            <text:p>19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20" office:value-type="float">
            <text:p>3801300070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24" office:value-type="float">
            <text:p>19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21" office:value-type="float">
            <text:p>3801300070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25" office:value-type="float">
            <text:p>19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22" office:value-type="float">
            <text:p>3801300070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26" office:value-type="float">
            <text:p>19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23" office:value-type="float">
            <text:p>3801300070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27" office:value-type="float">
            <text:p>19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24" office:value-type="float">
            <text:p>3801300070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28" office:value-type="float">
            <text:p>19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25" office:value-type="float">
            <text:p>3801300070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29" office:value-type="float">
            <text:p>19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26" office:value-type="float">
            <text:p>3801300070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30" office:value-type="float">
            <text:p>19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27" office:value-type="float">
            <text:p>3801300070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31" office:value-type="float">
            <text:p>19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28" office:value-type="float">
            <text:p>3801300070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32" office:value-type="float">
            <text:p>19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29" office:value-type="float">
            <text:p>3801300070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33" office:value-type="float">
            <text:p>19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30" office:value-type="float">
            <text:p>3801300070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34" office:value-type="float">
            <text:p>19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31" office:value-type="float">
            <text:p>3801300070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35" office:value-type="float">
            <text:p>19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32" office:value-type="float">
            <text:p>3801300070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36" office:value-type="float">
            <text:p>19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33" office:value-type="float">
            <text:p>3801300070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37" office:value-type="float">
            <text:p>19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34" office:value-type="float">
            <text:p>3801300070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38" office:value-type="float">
            <text:p>19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35" office:value-type="float">
            <text:p>3801300070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39" office:value-type="float">
            <text:p>19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36" office:value-type="float">
            <text:p>3801300070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40" office:value-type="float">
            <text:p>19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37" office:value-type="float">
            <text:p>3801300070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41" office:value-type="float">
            <text:p>19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38" office:value-type="float">
            <text:p>3801300070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42" office:value-type="float">
            <text:p>19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39" office:value-type="float">
            <text:p>3801300070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43" office:value-type="float">
            <text:p>19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40" office:value-type="float">
            <text:p>3801300070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44" office:value-type="float">
            <text:p>19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41" office:value-type="float">
            <text:p>3801300070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45" office:value-type="float">
            <text:p>19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42" office:value-type="float">
            <text:p>3801300070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46" office:value-type="float">
            <text:p>19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43" office:value-type="float">
            <text:p>3801300070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47" office:value-type="float">
            <text:p>19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44" office:value-type="float">
            <text:p>3801300070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48" office:value-type="float">
            <text:p>19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45" office:value-type="float">
            <text:p>3801300070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49" office:value-type="float">
            <text:p>19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46" office:value-type="float">
            <text:p>3801300070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50" office:value-type="float">
            <text:p>19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47" office:value-type="float">
            <text:p>3801300070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51" office:value-type="float">
            <text:p>19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48" office:value-type="float">
            <text:p>3801300070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52" office:value-type="float">
            <text:p>19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49" office:value-type="float">
            <text:p>3801300070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53" office:value-type="float">
            <text:p>19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50" office:value-type="float">
            <text:p>3801300070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54" office:value-type="float">
            <text:p>19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51" office:value-type="float">
            <text:p>3801300070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55" office:value-type="float">
            <text:p>19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001052" office:value-type="float">
            <text:p>3801300070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56" office:value-type="float">
            <text:p>19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01" office:value-type="float">
            <text:p>380130007101001</text:p>
          </table:table-cell>
          <table:table-cell ns41:value-type="string" table:style-name="ce69" office:value-type="string">
            <text:p>380130007101001* <text:s/>Hieronder begrepen de fabrijkanten van katoen, hennip, vlas, wol en zijde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57" office:value-type="float">
            <text:p>19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02" office:value-type="float">
            <text:p>3801300071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58" office:value-type="float">
            <text:p>19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03" office:value-type="float">
            <text:p>3801300071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59" office:value-type="float">
            <text:p>19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04" office:value-type="float">
            <text:p>3801300071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60" office:value-type="float">
            <text:p>19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05" office:value-type="float">
            <text:p>3801300071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61" office:value-type="float">
            <text:p>19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06" office:value-type="float">
            <text:p>3801300071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62" office:value-type="float">
            <text:p>19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07" office:value-type="float">
            <text:p>3801300071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63" office:value-type="float">
            <text:p>19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08" office:value-type="float">
            <text:p>3801300071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64" office:value-type="float">
            <text:p>19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09" office:value-type="float">
            <text:p>3801300071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65" office:value-type="float">
            <text:p>19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10" office:value-type="float">
            <text:p>3801300071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66" office:value-type="float">
            <text:p>19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11" office:value-type="float">
            <text:p>3801300071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67" office:value-type="float">
            <text:p>19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12" office:value-type="float">
            <text:p>3801300071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68" office:value-type="float">
            <text:p>19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13" office:value-type="float">
            <text:p>3801300071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69" office:value-type="float">
            <text:p>19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14" office:value-type="float">
            <text:p>3801300071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70" office:value-type="float">
            <text:p>19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15" office:value-type="float">
            <text:p>3801300071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71" office:value-type="float">
            <text:p>19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16" office:value-type="float">
            <text:p>3801300071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72" office:value-type="float">
            <text:p>19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17" office:value-type="float">
            <text:p>3801300071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73" office:value-type="float">
            <text:p>19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18" office:value-type="float">
            <text:p>3801300071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74" office:value-type="float">
            <text:p>19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19" office:value-type="float">
            <text:p>3801300071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75" office:value-type="float">
            <text:p>19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20" office:value-type="float">
            <text:p>3801300071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76" office:value-type="float">
            <text:p>19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21" office:value-type="float">
            <text:p>3801300071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77" office:value-type="float">
            <text:p>19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22" office:value-type="float">
            <text:p>3801300071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78" office:value-type="float">
            <text:p>19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23" office:value-type="float">
            <text:p>3801300071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79" office:value-type="float">
            <text:p>19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24" office:value-type="float">
            <text:p>380130007101024</text:p>
          </table:table-cell>
          <table:table-cell ns41:value-type="string" table:style-name="ce69" office:value-type="string">
            <text:p>380130007101024? <text:s/>De boden zijn hieronder begrepen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80" office:value-type="float">
            <text:p>19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25" office:value-type="float">
            <text:p>3801300071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81" office:value-type="float">
            <text:p>19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26" office:value-type="float">
            <text:p>380130007101026</text:p>
          </table:table-cell>
          <table:table-cell ns41:value-type="string" table:style-name="ce69" office:value-type="string">
            <text:p>380130007101024? <text:s/>De boden zijn hieronder begrepen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82" office:value-type="float">
            <text:p>19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27" office:value-type="float">
            <text:p>3801300071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83" office:value-type="float">
            <text:p>19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28" office:value-type="float">
            <text:p>3801300071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84" office:value-type="float">
            <text:p>19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29" office:value-type="float">
            <text:p>3801300071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85" office:value-type="float">
            <text:p>19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30" office:value-type="float">
            <text:p>3801300071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86" office:value-type="float">
            <text:p>19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31" office:value-type="float">
            <text:p>3801300071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87" office:value-type="float">
            <text:p>19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32" office:value-type="float">
            <text:p>3801300071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88" office:value-type="float">
            <text:p>19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33" office:value-type="float">
            <text:p>3801300071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89" office:value-type="float">
            <text:p>19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34" office:value-type="float">
            <text:p>3801300071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90" office:value-type="float">
            <text:p>19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35" office:value-type="float">
            <text:p>3801300071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91" office:value-type="float">
            <text:p>19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36" office:value-type="float">
            <text:p>3801300071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92" office:value-type="float">
            <text:p>19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37" office:value-type="float">
            <text:p>3801300071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93" office:value-type="float">
            <text:p>19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38" office:value-type="float">
            <text:p>3801300071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94" office:value-type="float">
            <text:p>19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39" office:value-type="float">
            <text:p>3801300071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95" office:value-type="float">
            <text:p>19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40" office:value-type="float">
            <text:p>3801300071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96" office:value-type="float">
            <text:p>19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41" office:value-type="float">
            <text:p>3801300071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97" office:value-type="float">
            <text:p>19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42" office:value-type="float">
            <text:p>3801300071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98" office:value-type="float">
            <text:p>19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43" office:value-type="float">
            <text:p>3801300071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1999" office:value-type="float">
            <text:p>19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44" office:value-type="float">
            <text:p>3801300071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00" office:value-type="float">
            <text:p>20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45" office:value-type="float">
            <text:p>3801300071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01" office:value-type="float">
            <text:p>20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46" office:value-type="float">
            <text:p>3801300071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02" office:value-type="float">
            <text:p>20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47" office:value-type="float">
            <text:p>3801300071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03" office:value-type="float">
            <text:p>20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48" office:value-type="float">
            <text:p>3801300071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04" office:value-type="float">
            <text:p>20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49" office:value-type="float">
            <text:p>3801300071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05" office:value-type="float">
            <text:p>20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0007101050" office:value-type="float">
            <text:p>3801300071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06" office:value-type="float">
            <text:p>20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01" office:value-type="float">
            <text:p>3801310072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07" office:value-type="float">
            <text:p>20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02" office:value-type="float">
            <text:p>3801310072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08" office:value-type="float">
            <text:p>20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03" office:value-type="float">
            <text:p>3801310072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09" office:value-type="float">
            <text:p>20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04" office:value-type="float">
            <text:p>3801310072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10" office:value-type="float">
            <text:p>20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05" office:value-type="float">
            <text:p>3801310072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11" office:value-type="float">
            <text:p>20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06" office:value-type="float">
            <text:p>3801310072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12" office:value-type="float">
            <text:p>20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07" office:value-type="float">
            <text:p>3801310072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13" office:value-type="float">
            <text:p>20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08" office:value-type="float">
            <text:p>3801310072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14" office:value-type="float">
            <text:p>20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09" office:value-type="float">
            <text:p>3801310072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15" office:value-type="float">
            <text:p>20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10" office:value-type="float">
            <text:p>3801310072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16" office:value-type="float">
            <text:p>20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11" office:value-type="float">
            <text:p>3801310072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17" office:value-type="float">
            <text:p>20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12" office:value-type="float">
            <text:p>3801310072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18" office:value-type="float">
            <text:p>20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13" office:value-type="float">
            <text:p>3801310072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19" office:value-type="float">
            <text:p>20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14" office:value-type="float">
            <text:p>3801310072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20" office:value-type="float">
            <text:p>20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15" office:value-type="float">
            <text:p>3801310072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21" office:value-type="float">
            <text:p>20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16" office:value-type="float">
            <text:p>3801310072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22" office:value-type="float">
            <text:p>20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17" office:value-type="float">
            <text:p>3801310072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23" office:value-type="float">
            <text:p>20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18" office:value-type="float">
            <text:p>3801310072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24" office:value-type="float">
            <text:p>20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19" office:value-type="float">
            <text:p>3801310072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25" office:value-type="float">
            <text:p>20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20" office:value-type="float">
            <text:p>3801310072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26" office:value-type="float">
            <text:p>20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21" office:value-type="float">
            <text:p>3801310072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27" office:value-type="float">
            <text:p>20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22" office:value-type="float">
            <text:p>3801310072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28" office:value-type="float">
            <text:p>20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23" office:value-type="float">
            <text:p>3801310072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29" office:value-type="float">
            <text:p>20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24" office:value-type="float">
            <text:p>3801310072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30" office:value-type="float">
            <text:p>20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25" office:value-type="float">
            <text:p>3801310072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31" office:value-type="float">
            <text:p>20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26" office:value-type="float">
            <text:p>3801310072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32" office:value-type="float">
            <text:p>20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27" office:value-type="float">
            <text:p>3801310072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33" office:value-type="float">
            <text:p>20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28" office:value-type="float">
            <text:p>3801310072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34" office:value-type="float">
            <text:p>20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29" office:value-type="float">
            <text:p>3801310072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35" office:value-type="float">
            <text:p>20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30" office:value-type="float">
            <text:p>3801310072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36" office:value-type="float">
            <text:p>20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31" office:value-type="float">
            <text:p>3801310072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37" office:value-type="float">
            <text:p>20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32" office:value-type="float">
            <text:p>3801310072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38" office:value-type="float">
            <text:p>20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33" office:value-type="float">
            <text:p>3801310072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39" office:value-type="float">
            <text:p>20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34" office:value-type="float">
            <text:p>3801310072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40" office:value-type="float">
            <text:p>20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35" office:value-type="float">
            <text:p>3801310072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41" office:value-type="float">
            <text:p>20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36" office:value-type="float">
            <text:p>3801310072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42" office:value-type="float">
            <text:p>20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37" office:value-type="float">
            <text:p>3801310072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43" office:value-type="float">
            <text:p>20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38" office:value-type="float">
            <text:p>3801310072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44" office:value-type="float">
            <text:p>20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39" office:value-type="float">
            <text:p>3801310072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45" office:value-type="float">
            <text:p>20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40" office:value-type="float">
            <text:p>3801310072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46" office:value-type="float">
            <text:p>20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41" office:value-type="float">
            <text:p>3801310072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47" office:value-type="float">
            <text:p>20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42" office:value-type="float">
            <text:p>3801310072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48" office:value-type="float">
            <text:p>20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43" office:value-type="float">
            <text:p>3801310072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49" office:value-type="float">
            <text:p>20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44" office:value-type="float">
            <text:p>3801310072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50" office:value-type="float">
            <text:p>20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45" office:value-type="float">
            <text:p>3801310072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51" office:value-type="float">
            <text:p>20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46" office:value-type="float">
            <text:p>3801310072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52" office:value-type="float">
            <text:p>20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47" office:value-type="float">
            <text:p>3801310072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53" office:value-type="float">
            <text:p>20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48" office:value-type="float">
            <text:p>3801310072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54" office:value-type="float">
            <text:p>20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49" office:value-type="float">
            <text:p>3801310072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55" office:value-type="float">
            <text:p>20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50" office:value-type="float">
            <text:p>3801310072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56" office:value-type="float">
            <text:p>20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51" office:value-type="float">
            <text:p>3801310072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57" office:value-type="float">
            <text:p>20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201052" office:value-type="float">
            <text:p>3801310072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58" office:value-type="float">
            <text:p>20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01" office:value-type="float">
            <text:p>3801310073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59" office:value-type="float">
            <text:p>20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02" office:value-type="float">
            <text:p>3801310073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60" office:value-type="float">
            <text:p>20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03" office:value-type="float">
            <text:p>3801310073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61" office:value-type="float">
            <text:p>20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04" office:value-type="float">
            <text:p>3801310073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62" office:value-type="float">
            <text:p>20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05" office:value-type="float">
            <text:p>3801310073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63" office:value-type="float">
            <text:p>20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06" office:value-type="float">
            <text:p>3801310073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64" office:value-type="float">
            <text:p>20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07" office:value-type="float">
            <text:p>3801310073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65" office:value-type="float">
            <text:p>20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08" office:value-type="float">
            <text:p>3801310073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66" office:value-type="float">
            <text:p>20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09" office:value-type="float">
            <text:p>3801310073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67" office:value-type="float">
            <text:p>20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10" office:value-type="float">
            <text:p>3801310073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68" office:value-type="float">
            <text:p>20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11" office:value-type="float">
            <text:p>3801310073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69" office:value-type="float">
            <text:p>20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12" office:value-type="float">
            <text:p>3801310073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70" office:value-type="float">
            <text:p>20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13" office:value-type="float">
            <text:p>3801310073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71" office:value-type="float">
            <text:p>20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14" office:value-type="float">
            <text:p>3801310073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72" office:value-type="float">
            <text:p>20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15" office:value-type="float">
            <text:p>3801310073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73" office:value-type="float">
            <text:p>20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16" office:value-type="float">
            <text:p>3801310073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74" office:value-type="float">
            <text:p>20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17" office:value-type="float">
            <text:p>3801310073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75" office:value-type="float">
            <text:p>20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18" office:value-type="float">
            <text:p>3801310073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76" office:value-type="float">
            <text:p>20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19" office:value-type="float">
            <text:p>380131007301019</text:p>
          </table:table-cell>
          <table:table-cell ns41:value-type="string" table:style-name="ce69" office:value-type="string">
            <text:p>3801310073010191 <text:s/>Hieronder een, waarvan de ouderdom on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77" office:value-type="float">
            <text:p>20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20" office:value-type="float">
            <text:p>3801310073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78" office:value-type="float">
            <text:p>20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21" office:value-type="float">
            <text:p>3801310073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79" office:value-type="float">
            <text:p>20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22" office:value-type="float">
            <text:p>3801310073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80" office:value-type="float">
            <text:p>20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23" office:value-type="float">
            <text:p>3801310073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81" office:value-type="float">
            <text:p>20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24" office:value-type="float">
            <text:p>3801310073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82" office:value-type="float">
            <text:p>20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25" office:value-type="float">
            <text:p>3801310073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83" office:value-type="float">
            <text:p>20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26" office:value-type="float">
            <text:p>3801310073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84" office:value-type="float">
            <text:p>20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27" office:value-type="float">
            <text:p>3801310073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85" office:value-type="float">
            <text:p>20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28" office:value-type="float">
            <text:p>3801310073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86" office:value-type="float">
            <text:p>20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29" office:value-type="float">
            <text:p>3801310073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87" office:value-type="float">
            <text:p>20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30" office:value-type="float">
            <text:p>3801310073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88" office:value-type="float">
            <text:p>20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31" office:value-type="float">
            <text:p>3801310073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89" office:value-type="float">
            <text:p>20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32" office:value-type="float">
            <text:p>3801310073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90" office:value-type="float">
            <text:p>20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33" office:value-type="float">
            <text:p>3801310073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91" office:value-type="float">
            <text:p>20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34" office:value-type="float">
            <text:p>3801310073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92" office:value-type="float">
            <text:p>20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35" office:value-type="float">
            <text:p>3801310073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93" office:value-type="float">
            <text:p>20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36" office:value-type="float">
            <text:p>3801310073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94" office:value-type="float">
            <text:p>20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37" office:value-type="float">
            <text:p>380131007301037</text:p>
          </table:table-cell>
          <table:table-cell ns41:value-type="string" table:style-name="ce69" office:value-type="string">
            <text:p>3801310073010372 <text:s/>Hieronder vier mannen en vijf vrouwen, waarvan de ouderdom on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95" office:value-type="float">
            <text:p>20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38" office:value-type="float">
            <text:p>3801310073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96" office:value-type="float">
            <text:p>20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1007301039" office:value-type="float">
            <text:p>3801310073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97" office:value-type="float">
            <text:p>20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01" office:value-type="float">
            <text:p>3801320074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98" office:value-type="float">
            <text:p>20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02" office:value-type="float">
            <text:p>3801320074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099" office:value-type="float">
            <text:p>20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03" office:value-type="float">
            <text:p>3801320074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00" office:value-type="float">
            <text:p>21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04" office:value-type="float">
            <text:p>3801320074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01" office:value-type="float">
            <text:p>21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05" office:value-type="float">
            <text:p>3801320074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02" office:value-type="float">
            <text:p>21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06" office:value-type="float">
            <text:p>3801320074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03" office:value-type="float">
            <text:p>21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07" office:value-type="float">
            <text:p>3801320074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04" office:value-type="float">
            <text:p>21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08" office:value-type="float">
            <text:p>3801320074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05" office:value-type="float">
            <text:p>21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09" office:value-type="float">
            <text:p>3801320074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06" office:value-type="float">
            <text:p>21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10" office:value-type="float">
            <text:p>3801320074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07" office:value-type="float">
            <text:p>21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11" office:value-type="float">
            <text:p>3801320074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08" office:value-type="float">
            <text:p>21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12" office:value-type="float">
            <text:p>3801320074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09" office:value-type="float">
            <text:p>21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13" office:value-type="float">
            <text:p>3801320074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10" office:value-type="float">
            <text:p>21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14" office:value-type="float">
            <text:p>3801320074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11" office:value-type="float">
            <text:p>21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15" office:value-type="float">
            <text:p>3801320074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12" office:value-type="float">
            <text:p>21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16" office:value-type="float">
            <text:p>3801320074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13" office:value-type="float">
            <text:p>21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17" office:value-type="float">
            <text:p>3801320074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14" office:value-type="float">
            <text:p>21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18" office:value-type="float">
            <text:p>3801320074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15" office:value-type="float">
            <text:p>21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19" office:value-type="float">
            <text:p>3801320074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16" office:value-type="float">
            <text:p>21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20" office:value-type="float">
            <text:p>3801320074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17" office:value-type="float">
            <text:p>21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21" office:value-type="float">
            <text:p>3801320074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18" office:value-type="float">
            <text:p>21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22" office:value-type="float">
            <text:p>3801320074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19" office:value-type="float">
            <text:p>21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23" office:value-type="float">
            <text:p>3801320074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20" office:value-type="float">
            <text:p>21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24" office:value-type="float">
            <text:p>3801320074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21" office:value-type="float">
            <text:p>21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25" office:value-type="float">
            <text:p>3801320074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22" office:value-type="float">
            <text:p>21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26" office:value-type="float">
            <text:p>3801320074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23" office:value-type="float">
            <text:p>21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27" office:value-type="float">
            <text:p>3801320074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24" office:value-type="float">
            <text:p>21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28" office:value-type="float">
            <text:p>3801320074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25" office:value-type="float">
            <text:p>21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29" office:value-type="float">
            <text:p>3801320074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26" office:value-type="float">
            <text:p>21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30" office:value-type="float">
            <text:p>3801320074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27" office:value-type="float">
            <text:p>21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31" office:value-type="float">
            <text:p>3801320074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28" office:value-type="float">
            <text:p>21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32" office:value-type="float">
            <text:p>3801320074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29" office:value-type="float">
            <text:p>21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33" office:value-type="float">
            <text:p>3801320074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30" office:value-type="float">
            <text:p>21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34" office:value-type="float">
            <text:p>3801320074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31" office:value-type="float">
            <text:p>21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35" office:value-type="float">
            <text:p>3801320074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32" office:value-type="float">
            <text:p>21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36" office:value-type="float">
            <text:p>3801320074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33" office:value-type="float">
            <text:p>21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37" office:value-type="float">
            <text:p>3801320074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34" office:value-type="float">
            <text:p>21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38" office:value-type="float">
            <text:p>3801320074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35" office:value-type="float">
            <text:p>21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39" office:value-type="float">
            <text:p>3801320074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36" office:value-type="float">
            <text:p>21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40" office:value-type="float">
            <text:p>3801320074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37" office:value-type="float">
            <text:p>21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41" office:value-type="float">
            <text:p>3801320074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38" office:value-type="float">
            <text:p>21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42" office:value-type="float">
            <text:p>3801320074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39" office:value-type="float">
            <text:p>21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43" office:value-type="float">
            <text:p>3801320074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40" office:value-type="float">
            <text:p>21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44" office:value-type="float">
            <text:p>3801320074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41" office:value-type="float">
            <text:p>21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45" office:value-type="float">
            <text:p>3801320074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42" office:value-type="float">
            <text:p>21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46" office:value-type="float">
            <text:p>3801320074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43" office:value-type="float">
            <text:p>21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47" office:value-type="float">
            <text:p>3801320074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44" office:value-type="float">
            <text:p>21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48" office:value-type="float">
            <text:p>3801320074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45" office:value-type="float">
            <text:p>21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49" office:value-type="float">
            <text:p>3801320074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46" office:value-type="float">
            <text:p>21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50" office:value-type="float">
            <text:p>3801320074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47" office:value-type="float">
            <text:p>21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51" office:value-type="float">
            <text:p>3801320074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48" office:value-type="float">
            <text:p>21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52" office:value-type="float">
            <text:p>3801320074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49" office:value-type="float">
            <text:p>21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401053" office:value-type="float">
            <text:p>38013200740105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50" office:value-type="float">
            <text:p>21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01" office:value-type="float">
            <text:p>3801320075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51" office:value-type="float">
            <text:p>21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02" office:value-type="float">
            <text:p>3801320075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52" office:value-type="float">
            <text:p>21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03" office:value-type="float">
            <text:p>3801320075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53" office:value-type="float">
            <text:p>21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04" office:value-type="float">
            <text:p>3801320075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54" office:value-type="float">
            <text:p>21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05" office:value-type="float">
            <text:p>3801320075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55" office:value-type="float">
            <text:p>21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06" office:value-type="float">
            <text:p>3801320075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56" office:value-type="float">
            <text:p>21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07" office:value-type="float">
            <text:p>3801320075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57" office:value-type="float">
            <text:p>21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08" office:value-type="float">
            <text:p>3801320075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58" office:value-type="float">
            <text:p>21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09" office:value-type="float">
            <text:p>3801320075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59" office:value-type="float">
            <text:p>21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10" office:value-type="float">
            <text:p>3801320075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60" office:value-type="float">
            <text:p>21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11" office:value-type="float">
            <text:p>3801320075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61" office:value-type="float">
            <text:p>21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12" office:value-type="float">
            <text:p>3801320075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62" office:value-type="float">
            <text:p>21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13" office:value-type="float">
            <text:p>3801320075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63" office:value-type="float">
            <text:p>21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14" office:value-type="float">
            <text:p>3801320075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64" office:value-type="float">
            <text:p>21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15" office:value-type="float">
            <text:p>3801320075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65" office:value-type="float">
            <text:p>21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16" office:value-type="float">
            <text:p>3801320075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66" office:value-type="float">
            <text:p>21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17" office:value-type="float">
            <text:p>3801320075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67" office:value-type="float">
            <text:p>21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18" office:value-type="float">
            <text:p>3801320075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68" office:value-type="float">
            <text:p>21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19" office:value-type="float">
            <text:p>3801320075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69" office:value-type="float">
            <text:p>21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20" office:value-type="float">
            <text:p>3801320075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70" office:value-type="float">
            <text:p>21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21" office:value-type="float">
            <text:p>3801320075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71" office:value-type="float">
            <text:p>21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22" office:value-type="float">
            <text:p>3801320075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72" office:value-type="float">
            <text:p>21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23" office:value-type="float">
            <text:p>3801320075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73" office:value-type="float">
            <text:p>21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24" office:value-type="float">
            <text:p>3801320075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74" office:value-type="float">
            <text:p>21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25" office:value-type="float">
            <text:p>3801320075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75" office:value-type="float">
            <text:p>21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26" office:value-type="float">
            <text:p>3801320075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76" office:value-type="float">
            <text:p>21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27" office:value-type="float">
            <text:p>3801320075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77" office:value-type="float">
            <text:p>21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28" office:value-type="float">
            <text:p>3801320075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78" office:value-type="float">
            <text:p>21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29" office:value-type="float">
            <text:p>3801320075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79" office:value-type="float">
            <text:p>21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30" office:value-type="float">
            <text:p>3801320075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80" office:value-type="float">
            <text:p>21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31" office:value-type="float">
            <text:p>3801320075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81" office:value-type="float">
            <text:p>21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32" office:value-type="float">
            <text:p>3801320075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82" office:value-type="float">
            <text:p>21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33" office:value-type="float">
            <text:p>3801320075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83" office:value-type="float">
            <text:p>21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34" office:value-type="float">
            <text:p>3801320075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84" office:value-type="float">
            <text:p>21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35" office:value-type="float">
            <text:p>3801320075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85" office:value-type="float">
            <text:p>21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36" office:value-type="float">
            <text:p>3801320075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86" office:value-type="float">
            <text:p>21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37" office:value-type="float">
            <text:p>3801320075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87" office:value-type="float">
            <text:p>21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38" office:value-type="float">
            <text:p>3801320075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88" office:value-type="float">
            <text:p>21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39" office:value-type="float">
            <text:p>3801320075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89" office:value-type="float">
            <text:p>21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40" office:value-type="float">
            <text:p>3801320075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90" office:value-type="float">
            <text:p>21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41" office:value-type="float">
            <text:p>3801320075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91" office:value-type="float">
            <text:p>21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42" office:value-type="float">
            <text:p>3801320075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92" office:value-type="float">
            <text:p>21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43" office:value-type="float">
            <text:p>3801320075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93" office:value-type="float">
            <text:p>21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44" office:value-type="float">
            <text:p>3801320075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94" office:value-type="float">
            <text:p>21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45" office:value-type="float">
            <text:p>3801320075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95" office:value-type="float">
            <text:p>21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46" office:value-type="float">
            <text:p>3801320075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96" office:value-type="float">
            <text:p>21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47" office:value-type="float">
            <text:p>3801320075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97" office:value-type="float">
            <text:p>21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48" office:value-type="float">
            <text:p>3801320075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98" office:value-type="float">
            <text:p>21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49" office:value-type="float">
            <text:p>3801320075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199" office:value-type="float">
            <text:p>21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50" office:value-type="float">
            <text:p>3801320075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00" office:value-type="float">
            <text:p>22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2007501051" office:value-type="float">
            <text:p>3801320075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01" office:value-type="float">
            <text:p>22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01" office:value-type="float">
            <text:p>3801330076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02" office:value-type="float">
            <text:p>22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02" office:value-type="float">
            <text:p>3801330076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03" office:value-type="float">
            <text:p>22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03" office:value-type="float">
            <text:p>3801330076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04" office:value-type="float">
            <text:p>22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04" office:value-type="float">
            <text:p>3801330076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05" office:value-type="float">
            <text:p>22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05" office:value-type="float">
            <text:p>3801330076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06" office:value-type="float">
            <text:p>22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06" office:value-type="float">
            <text:p>3801330076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07" office:value-type="float">
            <text:p>22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07" office:value-type="float">
            <text:p>3801330076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08" office:value-type="float">
            <text:p>22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08" office:value-type="float">
            <text:p>3801330076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09" office:value-type="float">
            <text:p>22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09" office:value-type="float">
            <text:p>3801330076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10" office:value-type="float">
            <text:p>22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10" office:value-type="float">
            <text:p>3801330076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11" office:value-type="float">
            <text:p>22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11" office:value-type="float">
            <text:p>3801330076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12" office:value-type="float">
            <text:p>22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12" office:value-type="float">
            <text:p>3801330076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13" office:value-type="float">
            <text:p>22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13" office:value-type="float">
            <text:p>3801330076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14" office:value-type="float">
            <text:p>22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14" office:value-type="float">
            <text:p>3801330076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15" office:value-type="float">
            <text:p>22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15" office:value-type="float">
            <text:p>3801330076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16" office:value-type="float">
            <text:p>22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16" office:value-type="float">
            <text:p>3801330076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17" office:value-type="float">
            <text:p>22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17" office:value-type="float">
            <text:p>3801330076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18" office:value-type="float">
            <text:p>22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18" office:value-type="float">
            <text:p>3801330076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19" office:value-type="float">
            <text:p>22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19" office:value-type="float">
            <text:p>3801330076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20" office:value-type="float">
            <text:p>22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20" office:value-type="float">
            <text:p>3801330076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21" office:value-type="float">
            <text:p>22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21" office:value-type="float">
            <text:p>3801330076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22" office:value-type="float">
            <text:p>22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22" office:value-type="float">
            <text:p>3801330076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23" office:value-type="float">
            <text:p>22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23" office:value-type="float">
            <text:p>3801330076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24" office:value-type="float">
            <text:p>22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24" office:value-type="float">
            <text:p>3801330076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25" office:value-type="float">
            <text:p>22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25" office:value-type="float">
            <text:p>3801330076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26" office:value-type="float">
            <text:p>22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26" office:value-type="float">
            <text:p>3801330076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27" office:value-type="float">
            <text:p>22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27" office:value-type="float">
            <text:p>3801330076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28" office:value-type="float">
            <text:p>22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28" office:value-type="float">
            <text:p>3801330076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29" office:value-type="float">
            <text:p>22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29" office:value-type="float">
            <text:p>3801330076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30" office:value-type="float">
            <text:p>22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30" office:value-type="float">
            <text:p>3801330076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31" office:value-type="float">
            <text:p>22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31" office:value-type="float">
            <text:p>3801330076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32" office:value-type="float">
            <text:p>22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32" office:value-type="float">
            <text:p>3801330076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33" office:value-type="float">
            <text:p>22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33" office:value-type="float">
            <text:p>3801330076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34" office:value-type="float">
            <text:p>22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34" office:value-type="float">
            <text:p>3801330076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35" office:value-type="float">
            <text:p>22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35" office:value-type="float">
            <text:p>3801330076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36" office:value-type="float">
            <text:p>22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36" office:value-type="float">
            <text:p>3801330076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37" office:value-type="float">
            <text:p>22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37" office:value-type="float">
            <text:p>3801330076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38" office:value-type="float">
            <text:p>22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38" office:value-type="float">
            <text:p>3801330076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39" office:value-type="float">
            <text:p>22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39" office:value-type="float">
            <text:p>3801330076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40" office:value-type="float">
            <text:p>22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40" office:value-type="float">
            <text:p>3801330076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41" office:value-type="float">
            <text:p>22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41" office:value-type="float">
            <text:p>3801330076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42" office:value-type="float">
            <text:p>22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42" office:value-type="float">
            <text:p>3801330076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43" office:value-type="float">
            <text:p>22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43" office:value-type="float">
            <text:p>3801330076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44" office:value-type="float">
            <text:p>22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44" office:value-type="float">
            <text:p>3801330076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45" office:value-type="float">
            <text:p>22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45" office:value-type="float">
            <text:p>3801330076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46" office:value-type="float">
            <text:p>22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46" office:value-type="float">
            <text:p>3801330076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47" office:value-type="float">
            <text:p>22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47" office:value-type="float">
            <text:p>3801330076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48" office:value-type="float">
            <text:p>22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48" office:value-type="float">
            <text:p>3801330076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49" office:value-type="float">
            <text:p>22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49" office:value-type="float">
            <text:p>3801330076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50" office:value-type="float">
            <text:p>22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50" office:value-type="float">
            <text:p>3801330076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51" office:value-type="float">
            <text:p>22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51" office:value-type="float">
            <text:p>3801330076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52" office:value-type="float">
            <text:p>22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601052" office:value-type="float">
            <text:p>3801330076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53" office:value-type="float">
            <text:p>22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01" office:value-type="float">
            <text:p>380133007701001</text:p>
          </table:table-cell>
          <table:table-cell ns41:value-type="string" table:style-name="ce69" office:value-type="string">
            <text:p>380133007701001* <text:s/>Hieronder begrepen de fabrijkanten van katoen, hennip, vlas, wol en zijde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54" office:value-type="float">
            <text:p>22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02" office:value-type="float">
            <text:p>3801330077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55" office:value-type="float">
            <text:p>22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03" office:value-type="float">
            <text:p>3801330077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56" office:value-type="float">
            <text:p>22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04" office:value-type="float">
            <text:p>3801330077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57" office:value-type="float">
            <text:p>22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05" office:value-type="float">
            <text:p>3801330077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58" office:value-type="float">
            <text:p>22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06" office:value-type="float">
            <text:p>3801330077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59" office:value-type="float">
            <text:p>22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07" office:value-type="float">
            <text:p>3801330077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60" office:value-type="float">
            <text:p>22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08" office:value-type="float">
            <text:p>3801330077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61" office:value-type="float">
            <text:p>22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09" office:value-type="float">
            <text:p>3801330077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62" office:value-type="float">
            <text:p>22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10" office:value-type="float">
            <text:p>3801330077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63" office:value-type="float">
            <text:p>22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11" office:value-type="float">
            <text:p>3801330077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64" office:value-type="float">
            <text:p>22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12" office:value-type="float">
            <text:p>3801330077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65" office:value-type="float">
            <text:p>22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13" office:value-type="float">
            <text:p>3801330077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66" office:value-type="float">
            <text:p>22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14" office:value-type="float">
            <text:p>3801330077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67" office:value-type="float">
            <text:p>22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15" office:value-type="float">
            <text:p>3801330077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68" office:value-type="float">
            <text:p>22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16" office:value-type="float">
            <text:p>3801330077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69" office:value-type="float">
            <text:p>22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17" office:value-type="float">
            <text:p>3801330077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70" office:value-type="float">
            <text:p>22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18" office:value-type="float">
            <text:p>3801330077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71" office:value-type="float">
            <text:p>22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19" office:value-type="float">
            <text:p>3801330077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72" office:value-type="float">
            <text:p>22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20" office:value-type="float">
            <text:p>3801330077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73" office:value-type="float">
            <text:p>22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21" office:value-type="float">
            <text:p>3801330077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74" office:value-type="float">
            <text:p>22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22" office:value-type="float">
            <text:p>3801330077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75" office:value-type="float">
            <text:p>22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23" office:value-type="float">
            <text:p>3801330077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76" office:value-type="float">
            <text:p>22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24" office:value-type="float">
            <text:p>380133007701024</text:p>
          </table:table-cell>
          <table:table-cell ns41:value-type="string" table:style-name="ce69" office:value-type="string">
            <text:p>380133007701024? <text:s/>De boden zijn hieronder begrepen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77" office:value-type="float">
            <text:p>22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25" office:value-type="float">
            <text:p>3801330077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78" office:value-type="float">
            <text:p>22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26" office:value-type="float">
            <text:p>380133007701026</text:p>
          </table:table-cell>
          <table:table-cell ns41:value-type="string" table:style-name="ce69" office:value-type="string">
            <text:p>380133007701024? <text:s/>De boden zijn hieronder begrepen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79" office:value-type="float">
            <text:p>22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27" office:value-type="float">
            <text:p>3801330077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80" office:value-type="float">
            <text:p>22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28" office:value-type="float">
            <text:p>3801330077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81" office:value-type="float">
            <text:p>22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29" office:value-type="float">
            <text:p>3801330077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82" office:value-type="float">
            <text:p>22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30" office:value-type="float">
            <text:p>3801330077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83" office:value-type="float">
            <text:p>22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31" office:value-type="float">
            <text:p>3801330077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84" office:value-type="float">
            <text:p>22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32" office:value-type="float">
            <text:p>3801330077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85" office:value-type="float">
            <text:p>22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33" office:value-type="float">
            <text:p>3801330077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86" office:value-type="float">
            <text:p>22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34" office:value-type="float">
            <text:p>3801330077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87" office:value-type="float">
            <text:p>22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35" office:value-type="float">
            <text:p>3801330077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88" office:value-type="float">
            <text:p>22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36" office:value-type="float">
            <text:p>3801330077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89" office:value-type="float">
            <text:p>22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37" office:value-type="float">
            <text:p>3801330077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90" office:value-type="float">
            <text:p>22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38" office:value-type="float">
            <text:p>3801330077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91" office:value-type="float">
            <text:p>22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39" office:value-type="float">
            <text:p>3801330077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92" office:value-type="float">
            <text:p>22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40" office:value-type="float">
            <text:p>3801330077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93" office:value-type="float">
            <text:p>22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41" office:value-type="float">
            <text:p>3801330077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94" office:value-type="float">
            <text:p>22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42" office:value-type="float">
            <text:p>3801330077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95" office:value-type="float">
            <text:p>22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43" office:value-type="float">
            <text:p>3801330077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96" office:value-type="float">
            <text:p>22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44" office:value-type="float">
            <text:p>3801330077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97" office:value-type="float">
            <text:p>22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45" office:value-type="float">
            <text:p>3801330077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98" office:value-type="float">
            <text:p>22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46" office:value-type="float">
            <text:p>3801330077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299" office:value-type="float">
            <text:p>22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47" office:value-type="float">
            <text:p>3801330077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00" office:value-type="float">
            <text:p>23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48" office:value-type="float">
            <text:p>3801330077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01" office:value-type="float">
            <text:p>23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49" office:value-type="float">
            <text:p>3801330077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02" office:value-type="float">
            <text:p>23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3007701050" office:value-type="float">
            <text:p>3801330077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03" office:value-type="float">
            <text:p>23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01" office:value-type="float">
            <text:p>3801340078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04" office:value-type="float">
            <text:p>23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02" office:value-type="float">
            <text:p>3801340078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05" office:value-type="float">
            <text:p>23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03" office:value-type="float">
            <text:p>3801340078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06" office:value-type="float">
            <text:p>23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04" office:value-type="float">
            <text:p>3801340078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07" office:value-type="float">
            <text:p>23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05" office:value-type="float">
            <text:p>3801340078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08" office:value-type="float">
            <text:p>23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06" office:value-type="float">
            <text:p>3801340078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09" office:value-type="float">
            <text:p>23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07" office:value-type="float">
            <text:p>3801340078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10" office:value-type="float">
            <text:p>23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08" office:value-type="float">
            <text:p>3801340078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11" office:value-type="float">
            <text:p>23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09" office:value-type="float">
            <text:p>3801340078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12" office:value-type="float">
            <text:p>23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10" office:value-type="float">
            <text:p>3801340078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13" office:value-type="float">
            <text:p>23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11" office:value-type="float">
            <text:p>3801340078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14" office:value-type="float">
            <text:p>23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12" office:value-type="float">
            <text:p>3801340078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15" office:value-type="float">
            <text:p>23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13" office:value-type="float">
            <text:p>3801340078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16" office:value-type="float">
            <text:p>23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14" office:value-type="float">
            <text:p>3801340078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17" office:value-type="float">
            <text:p>23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15" office:value-type="float">
            <text:p>3801340078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18" office:value-type="float">
            <text:p>23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16" office:value-type="float">
            <text:p>3801340078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19" office:value-type="float">
            <text:p>23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17" office:value-type="float">
            <text:p>3801340078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20" office:value-type="float">
            <text:p>23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18" office:value-type="float">
            <text:p>3801340078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21" office:value-type="float">
            <text:p>23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19" office:value-type="float">
            <text:p>3801340078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22" office:value-type="float">
            <text:p>23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20" office:value-type="float">
            <text:p>3801340078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23" office:value-type="float">
            <text:p>23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21" office:value-type="float">
            <text:p>3801340078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24" office:value-type="float">
            <text:p>23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22" office:value-type="float">
            <text:p>3801340078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25" office:value-type="float">
            <text:p>23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23" office:value-type="float">
            <text:p>3801340078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26" office:value-type="float">
            <text:p>23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24" office:value-type="float">
            <text:p>3801340078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27" office:value-type="float">
            <text:p>23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25" office:value-type="float">
            <text:p>3801340078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28" office:value-type="float">
            <text:p>23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26" office:value-type="float">
            <text:p>3801340078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29" office:value-type="float">
            <text:p>23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27" office:value-type="float">
            <text:p>3801340078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30" office:value-type="float">
            <text:p>23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28" office:value-type="float">
            <text:p>3801340078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31" office:value-type="float">
            <text:p>23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29" office:value-type="float">
            <text:p>3801340078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32" office:value-type="float">
            <text:p>23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30" office:value-type="float">
            <text:p>3801340078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33" office:value-type="float">
            <text:p>23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31" office:value-type="float">
            <text:p>3801340078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34" office:value-type="float">
            <text:p>23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32" office:value-type="float">
            <text:p>3801340078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35" office:value-type="float">
            <text:p>23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33" office:value-type="float">
            <text:p>3801340078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36" office:value-type="float">
            <text:p>23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34" office:value-type="float">
            <text:p>3801340078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37" office:value-type="float">
            <text:p>23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35" office:value-type="float">
            <text:p>3801340078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38" office:value-type="float">
            <text:p>23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36" office:value-type="float">
            <text:p>3801340078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39" office:value-type="float">
            <text:p>23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37" office:value-type="float">
            <text:p>3801340078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40" office:value-type="float">
            <text:p>23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38" office:value-type="float">
            <text:p>3801340078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41" office:value-type="float">
            <text:p>23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39" office:value-type="float">
            <text:p>3801340078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42" office:value-type="float">
            <text:p>23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40" office:value-type="float">
            <text:p>3801340078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43" office:value-type="float">
            <text:p>23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41" office:value-type="float">
            <text:p>3801340078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44" office:value-type="float">
            <text:p>23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42" office:value-type="float">
            <text:p>3801340078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45" office:value-type="float">
            <text:p>23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43" office:value-type="float">
            <text:p>3801340078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46" office:value-type="float">
            <text:p>23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44" office:value-type="float">
            <text:p>3801340078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47" office:value-type="float">
            <text:p>23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45" office:value-type="float">
            <text:p>3801340078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48" office:value-type="float">
            <text:p>23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46" office:value-type="float">
            <text:p>3801340078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49" office:value-type="float">
            <text:p>23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47" office:value-type="float">
            <text:p>3801340078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50" office:value-type="float">
            <text:p>23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48" office:value-type="float">
            <text:p>3801340078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51" office:value-type="float">
            <text:p>23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49" office:value-type="float">
            <text:p>3801340078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52" office:value-type="float">
            <text:p>23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50" office:value-type="float">
            <text:p>3801340078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53" office:value-type="float">
            <text:p>23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51" office:value-type="float">
            <text:p>3801340078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54" office:value-type="float">
            <text:p>23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801052" office:value-type="float">
            <text:p>3801340078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55" office:value-type="float">
            <text:p>23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01" office:value-type="float">
            <text:p>3801340079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56" office:value-type="float">
            <text:p>23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02" office:value-type="float">
            <text:p>3801340079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57" office:value-type="float">
            <text:p>23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03" office:value-type="float">
            <text:p>3801340079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58" office:value-type="float">
            <text:p>23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04" office:value-type="float">
            <text:p>3801340079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59" office:value-type="float">
            <text:p>23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05" office:value-type="float">
            <text:p>3801340079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60" office:value-type="float">
            <text:p>23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06" office:value-type="float">
            <text:p>3801340079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61" office:value-type="float">
            <text:p>23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07" office:value-type="float">
            <text:p>3801340079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62" office:value-type="float">
            <text:p>23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08" office:value-type="float">
            <text:p>3801340079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63" office:value-type="float">
            <text:p>23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09" office:value-type="float">
            <text:p>3801340079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64" office:value-type="float">
            <text:p>23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10" office:value-type="float">
            <text:p>3801340079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65" office:value-type="float">
            <text:p>23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11" office:value-type="float">
            <text:p>3801340079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66" office:value-type="float">
            <text:p>23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12" office:value-type="float">
            <text:p>3801340079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67" office:value-type="float">
            <text:p>23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13" office:value-type="float">
            <text:p>3801340079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68" office:value-type="float">
            <text:p>23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14" office:value-type="float">
            <text:p>3801340079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69" office:value-type="float">
            <text:p>23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15" office:value-type="float">
            <text:p>3801340079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70" office:value-type="float">
            <text:p>23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16" office:value-type="float">
            <text:p>3801340079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71" office:value-type="float">
            <text:p>23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17" office:value-type="float">
            <text:p>3801340079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72" office:value-type="float">
            <text:p>23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18" office:value-type="float">
            <text:p>3801340079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73" office:value-type="float">
            <text:p>23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19" office:value-type="float">
            <text:p>3801340079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74" office:value-type="float">
            <text:p>23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20" office:value-type="float">
            <text:p>3801340079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75" office:value-type="float">
            <text:p>23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21" office:value-type="float">
            <text:p>3801340079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76" office:value-type="float">
            <text:p>23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22" office:value-type="float">
            <text:p>3801340079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77" office:value-type="float">
            <text:p>23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23" office:value-type="float">
            <text:p>3801340079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78" office:value-type="float">
            <text:p>23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24" office:value-type="float">
            <text:p>3801340079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79" office:value-type="float">
            <text:p>23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25" office:value-type="float">
            <text:p>3801340079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80" office:value-type="float">
            <text:p>23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26" office:value-type="float">
            <text:p>3801340079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81" office:value-type="float">
            <text:p>23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27" office:value-type="float">
            <text:p>3801340079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82" office:value-type="float">
            <text:p>23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28" office:value-type="float">
            <text:p>3801340079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83" office:value-type="float">
            <text:p>23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29" office:value-type="float">
            <text:p>3801340079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84" office:value-type="float">
            <text:p>23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30" office:value-type="float">
            <text:p>3801340079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85" office:value-type="float">
            <text:p>23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31" office:value-type="float">
            <text:p>3801340079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86" office:value-type="float">
            <text:p>23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32" office:value-type="float">
            <text:p>3801340079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87" office:value-type="float">
            <text:p>23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33" office:value-type="float">
            <text:p>3801340079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88" office:value-type="float">
            <text:p>23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34" office:value-type="float">
            <text:p>3801340079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89" office:value-type="float">
            <text:p>23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35" office:value-type="float">
            <text:p>3801340079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90" office:value-type="float">
            <text:p>23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36" office:value-type="float">
            <text:p>3801340079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91" office:value-type="float">
            <text:p>23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37" office:value-type="float">
            <text:p>3801340079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92" office:value-type="float">
            <text:p>23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38" office:value-type="float">
            <text:p>3801340079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93" office:value-type="float">
            <text:p>23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4007901039" office:value-type="float">
            <text:p>3801340079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94" office:value-type="float">
            <text:p>23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01" office:value-type="float">
            <text:p>3801350080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95" office:value-type="float">
            <text:p>23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02" office:value-type="float">
            <text:p>3801350080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96" office:value-type="float">
            <text:p>23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03" office:value-type="float">
            <text:p>3801350080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97" office:value-type="float">
            <text:p>23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04" office:value-type="float">
            <text:p>3801350080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98" office:value-type="float">
            <text:p>23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05" office:value-type="float">
            <text:p>3801350080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399" office:value-type="float">
            <text:p>23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06" office:value-type="float">
            <text:p>3801350080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00" office:value-type="float">
            <text:p>24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07" office:value-type="float">
            <text:p>3801350080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01" office:value-type="float">
            <text:p>24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08" office:value-type="float">
            <text:p>3801350080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02" office:value-type="float">
            <text:p>24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09" office:value-type="float">
            <text:p>3801350080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03" office:value-type="float">
            <text:p>24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10" office:value-type="float">
            <text:p>3801350080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04" office:value-type="float">
            <text:p>24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11" office:value-type="float">
            <text:p>3801350080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05" office:value-type="float">
            <text:p>24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12" office:value-type="float">
            <text:p>3801350080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06" office:value-type="float">
            <text:p>24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13" office:value-type="float">
            <text:p>3801350080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07" office:value-type="float">
            <text:p>24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14" office:value-type="float">
            <text:p>3801350080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08" office:value-type="float">
            <text:p>24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15" office:value-type="float">
            <text:p>3801350080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09" office:value-type="float">
            <text:p>24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16" office:value-type="float">
            <text:p>3801350080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10" office:value-type="float">
            <text:p>24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17" office:value-type="float">
            <text:p>3801350080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11" office:value-type="float">
            <text:p>24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18" office:value-type="float">
            <text:p>3801350080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12" office:value-type="float">
            <text:p>24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19" office:value-type="float">
            <text:p>3801350080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13" office:value-type="float">
            <text:p>24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20" office:value-type="float">
            <text:p>3801350080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14" office:value-type="float">
            <text:p>24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21" office:value-type="float">
            <text:p>3801350080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15" office:value-type="float">
            <text:p>24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22" office:value-type="float">
            <text:p>3801350080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16" office:value-type="float">
            <text:p>24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23" office:value-type="float">
            <text:p>3801350080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17" office:value-type="float">
            <text:p>24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24" office:value-type="float">
            <text:p>3801350080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18" office:value-type="float">
            <text:p>24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25" office:value-type="float">
            <text:p>3801350080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19" office:value-type="float">
            <text:p>24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26" office:value-type="float">
            <text:p>3801350080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20" office:value-type="float">
            <text:p>24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27" office:value-type="float">
            <text:p>3801350080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21" office:value-type="float">
            <text:p>24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28" office:value-type="float">
            <text:p>3801350080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22" office:value-type="float">
            <text:p>24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29" office:value-type="float">
            <text:p>3801350080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23" office:value-type="float">
            <text:p>24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30" office:value-type="float">
            <text:p>3801350080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24" office:value-type="float">
            <text:p>24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31" office:value-type="float">
            <text:p>3801350080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25" office:value-type="float">
            <text:p>24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32" office:value-type="float">
            <text:p>3801350080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26" office:value-type="float">
            <text:p>24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33" office:value-type="float">
            <text:p>3801350080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27" office:value-type="float">
            <text:p>24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34" office:value-type="float">
            <text:p>3801350080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28" office:value-type="float">
            <text:p>24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35" office:value-type="float">
            <text:p>3801350080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29" office:value-type="float">
            <text:p>24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36" office:value-type="float">
            <text:p>3801350080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30" office:value-type="float">
            <text:p>24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37" office:value-type="float">
            <text:p>3801350080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31" office:value-type="float">
            <text:p>24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38" office:value-type="float">
            <text:p>3801350080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32" office:value-type="float">
            <text:p>24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39" office:value-type="float">
            <text:p>3801350080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33" office:value-type="float">
            <text:p>24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40" office:value-type="float">
            <text:p>3801350080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34" office:value-type="float">
            <text:p>24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41" office:value-type="float">
            <text:p>3801350080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35" office:value-type="float">
            <text:p>24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42" office:value-type="float">
            <text:p>3801350080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36" office:value-type="float">
            <text:p>24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43" office:value-type="float">
            <text:p>3801350080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37" office:value-type="float">
            <text:p>24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44" office:value-type="float">
            <text:p>3801350080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38" office:value-type="float">
            <text:p>24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45" office:value-type="float">
            <text:p>3801350080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39" office:value-type="float">
            <text:p>24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46" office:value-type="float">
            <text:p>3801350080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40" office:value-type="float">
            <text:p>24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47" office:value-type="float">
            <text:p>3801350080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41" office:value-type="float">
            <text:p>24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48" office:value-type="float">
            <text:p>3801350080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42" office:value-type="float">
            <text:p>24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49" office:value-type="float">
            <text:p>3801350080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43" office:value-type="float">
            <text:p>24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50" office:value-type="float">
            <text:p>3801350080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44" office:value-type="float">
            <text:p>24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51" office:value-type="float">
            <text:p>3801350080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45" office:value-type="float">
            <text:p>24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52" office:value-type="float">
            <text:p>3801350080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46" office:value-type="float">
            <text:p>24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001053" office:value-type="float">
            <text:p>38013500800105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47" office:value-type="float">
            <text:p>24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01" office:value-type="float">
            <text:p>3801350081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48" office:value-type="float">
            <text:p>24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02" office:value-type="float">
            <text:p>3801350081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49" office:value-type="float">
            <text:p>24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03" office:value-type="float">
            <text:p>3801350081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50" office:value-type="float">
            <text:p>24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04" office:value-type="float">
            <text:p>3801350081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51" office:value-type="float">
            <text:p>24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05" office:value-type="float">
            <text:p>3801350081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52" office:value-type="float">
            <text:p>24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06" office:value-type="float">
            <text:p>3801350081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53" office:value-type="float">
            <text:p>24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07" office:value-type="float">
            <text:p>3801350081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54" office:value-type="float">
            <text:p>24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08" office:value-type="float">
            <text:p>3801350081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55" office:value-type="float">
            <text:p>24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09" office:value-type="float">
            <text:p>3801350081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56" office:value-type="float">
            <text:p>24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10" office:value-type="float">
            <text:p>3801350081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57" office:value-type="float">
            <text:p>24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11" office:value-type="float">
            <text:p>3801350081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58" office:value-type="float">
            <text:p>24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12" office:value-type="float">
            <text:p>3801350081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59" office:value-type="float">
            <text:p>24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13" office:value-type="float">
            <text:p>3801350081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60" office:value-type="float">
            <text:p>24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14" office:value-type="float">
            <text:p>3801350081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61" office:value-type="float">
            <text:p>24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15" office:value-type="float">
            <text:p>3801350081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62" office:value-type="float">
            <text:p>24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16" office:value-type="float">
            <text:p>3801350081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63" office:value-type="float">
            <text:p>24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17" office:value-type="float">
            <text:p>3801350081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64" office:value-type="float">
            <text:p>24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18" office:value-type="float">
            <text:p>3801350081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65" office:value-type="float">
            <text:p>24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19" office:value-type="float">
            <text:p>3801350081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66" office:value-type="float">
            <text:p>24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20" office:value-type="float">
            <text:p>3801350081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67" office:value-type="float">
            <text:p>24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21" office:value-type="float">
            <text:p>3801350081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68" office:value-type="float">
            <text:p>24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22" office:value-type="float">
            <text:p>3801350081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69" office:value-type="float">
            <text:p>24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23" office:value-type="float">
            <text:p>3801350081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70" office:value-type="float">
            <text:p>24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24" office:value-type="float">
            <text:p>3801350081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71" office:value-type="float">
            <text:p>24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25" office:value-type="float">
            <text:p>3801350081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72" office:value-type="float">
            <text:p>24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26" office:value-type="float">
            <text:p>3801350081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73" office:value-type="float">
            <text:p>24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27" office:value-type="float">
            <text:p>3801350081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74" office:value-type="float">
            <text:p>24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28" office:value-type="float">
            <text:p>3801350081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75" office:value-type="float">
            <text:p>24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29" office:value-type="float">
            <text:p>3801350081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76" office:value-type="float">
            <text:p>24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30" office:value-type="float">
            <text:p>3801350081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77" office:value-type="float">
            <text:p>24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31" office:value-type="float">
            <text:p>3801350081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78" office:value-type="float">
            <text:p>24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32" office:value-type="float">
            <text:p>3801350081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79" office:value-type="float">
            <text:p>24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33" office:value-type="float">
            <text:p>3801350081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80" office:value-type="float">
            <text:p>24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34" office:value-type="float">
            <text:p>3801350081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81" office:value-type="float">
            <text:p>24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35" office:value-type="float">
            <text:p>3801350081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82" office:value-type="float">
            <text:p>24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36" office:value-type="float">
            <text:p>3801350081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83" office:value-type="float">
            <text:p>24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37" office:value-type="float">
            <text:p>3801350081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84" office:value-type="float">
            <text:p>24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38" office:value-type="float">
            <text:p>3801350081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85" office:value-type="float">
            <text:p>24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39" office:value-type="float">
            <text:p>3801350081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86" office:value-type="float">
            <text:p>24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40" office:value-type="float">
            <text:p>3801350081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87" office:value-type="float">
            <text:p>24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41" office:value-type="float">
            <text:p>3801350081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88" office:value-type="float">
            <text:p>24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42" office:value-type="float">
            <text:p>3801350081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89" office:value-type="float">
            <text:p>24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43" office:value-type="float">
            <text:p>3801350081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90" office:value-type="float">
            <text:p>24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44" office:value-type="float">
            <text:p>3801350081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91" office:value-type="float">
            <text:p>24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45" office:value-type="float">
            <text:p>3801350081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92" office:value-type="float">
            <text:p>24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46" office:value-type="float">
            <text:p>3801350081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93" office:value-type="float">
            <text:p>24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47" office:value-type="float">
            <text:p>3801350081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94" office:value-type="float">
            <text:p>24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48" office:value-type="float">
            <text:p>3801350081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95" office:value-type="float">
            <text:p>24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49" office:value-type="float">
            <text:p>3801350081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96" office:value-type="float">
            <text:p>24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50" office:value-type="float">
            <text:p>3801350081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97" office:value-type="float">
            <text:p>24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5008101051" office:value-type="float">
            <text:p>3801350081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98" office:value-type="float">
            <text:p>24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01" office:value-type="float">
            <text:p>3801360082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499" office:value-type="float">
            <text:p>24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02" office:value-type="float">
            <text:p>3801360082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00" office:value-type="float">
            <text:p>25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03" office:value-type="float">
            <text:p>3801360082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01" office:value-type="float">
            <text:p>25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04" office:value-type="float">
            <text:p>3801360082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02" office:value-type="float">
            <text:p>25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05" office:value-type="float">
            <text:p>3801360082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03" office:value-type="float">
            <text:p>25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06" office:value-type="float">
            <text:p>3801360082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04" office:value-type="float">
            <text:p>25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07" office:value-type="float">
            <text:p>3801360082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05" office:value-type="float">
            <text:p>25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08" office:value-type="float">
            <text:p>3801360082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06" office:value-type="float">
            <text:p>25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09" office:value-type="float">
            <text:p>3801360082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07" office:value-type="float">
            <text:p>25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10" office:value-type="float">
            <text:p>3801360082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08" office:value-type="float">
            <text:p>25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11" office:value-type="float">
            <text:p>3801360082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09" office:value-type="float">
            <text:p>25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12" office:value-type="float">
            <text:p>3801360082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10" office:value-type="float">
            <text:p>25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13" office:value-type="float">
            <text:p>3801360082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11" office:value-type="float">
            <text:p>25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14" office:value-type="float">
            <text:p>380136008201014</text:p>
          </table:table-cell>
          <table:table-cell ns41:value-type="string" table:style-name="ce69" office:value-type="string">
            <text:p>3801360082010141 <text:s/>Hieronder een, waarvan de ouderdom niet 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12" office:value-type="float">
            <text:p>25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15" office:value-type="float">
            <text:p>3801360082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13" office:value-type="float">
            <text:p>25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16" office:value-type="float">
            <text:p>3801360082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14" office:value-type="float">
            <text:p>25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17" office:value-type="float">
            <text:p>3801360082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15" office:value-type="float">
            <text:p>25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18" office:value-type="float">
            <text:p>3801360082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16" office:value-type="float">
            <text:p>25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19" office:value-type="float">
            <text:p>3801360082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17" office:value-type="float">
            <text:p>25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20" office:value-type="float">
            <text:p>3801360082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18" office:value-type="float">
            <text:p>25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21" office:value-type="float">
            <text:p>3801360082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19" office:value-type="float">
            <text:p>25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22" office:value-type="float">
            <text:p>3801360082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20" office:value-type="float">
            <text:p>25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23" office:value-type="float">
            <text:p>3801360082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21" office:value-type="float">
            <text:p>25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24" office:value-type="float">
            <text:p>3801360082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22" office:value-type="float">
            <text:p>25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25" office:value-type="float">
            <text:p>3801360082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23" office:value-type="float">
            <text:p>25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26" office:value-type="float">
            <text:p>3801360082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24" office:value-type="float">
            <text:p>25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27" office:value-type="float">
            <text:p>3801360082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25" office:value-type="float">
            <text:p>25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28" office:value-type="float">
            <text:p>3801360082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26" office:value-type="float">
            <text:p>25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29" office:value-type="float">
            <text:p>3801360082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27" office:value-type="float">
            <text:p>25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30" office:value-type="float">
            <text:p>3801360082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28" office:value-type="float">
            <text:p>25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31" office:value-type="float">
            <text:p>3801360082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29" office:value-type="float">
            <text:p>25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32" office:value-type="float">
            <text:p>3801360082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30" office:value-type="float">
            <text:p>25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33" office:value-type="float">
            <text:p>3801360082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31" office:value-type="float">
            <text:p>25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34" office:value-type="float">
            <text:p>3801360082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32" office:value-type="float">
            <text:p>25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35" office:value-type="float">
            <text:p>3801360082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33" office:value-type="float">
            <text:p>25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36" office:value-type="float">
            <text:p>3801360082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34" office:value-type="float">
            <text:p>25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37" office:value-type="float">
            <text:p>3801360082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35" office:value-type="float">
            <text:p>25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38" office:value-type="float">
            <text:p>3801360082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36" office:value-type="float">
            <text:p>25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39" office:value-type="float">
            <text:p>3801360082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37" office:value-type="float">
            <text:p>25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40" office:value-type="float">
            <text:p>3801360082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38" office:value-type="float">
            <text:p>25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41" office:value-type="float">
            <text:p>3801360082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39" office:value-type="float">
            <text:p>25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42" office:value-type="float">
            <text:p>3801360082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40" office:value-type="float">
            <text:p>25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43" office:value-type="float">
            <text:p>3801360082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41" office:value-type="float">
            <text:p>25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44" office:value-type="float">
            <text:p>3801360082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42" office:value-type="float">
            <text:p>25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45" office:value-type="float">
            <text:p>3801360082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43" office:value-type="float">
            <text:p>25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46" office:value-type="float">
            <text:p>3801360082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44" office:value-type="float">
            <text:p>25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47" office:value-type="float">
            <text:p>3801360082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45" office:value-type="float">
            <text:p>25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48" office:value-type="float">
            <text:p>3801360082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46" office:value-type="float">
            <text:p>25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49" office:value-type="float">
            <text:p>3801360082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47" office:value-type="float">
            <text:p>25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50" office:value-type="float">
            <text:p>3801360082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48" office:value-type="float">
            <text:p>25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51" office:value-type="float">
            <text:p>3801360082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49" office:value-type="float">
            <text:p>25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201052" office:value-type="float">
            <text:p>3801360082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50" office:value-type="float">
            <text:p>25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01" office:value-type="float">
            <text:p>380136008301001</text:p>
          </table:table-cell>
          <table:table-cell ns41:value-type="string" table:style-name="ce69" office:value-type="string">
            <text:p>380136008301001* <text:s/>Hieronder begrepen de fabrijkanten van katoen, hennip, vlas, wol en zijde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51" office:value-type="float">
            <text:p>25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02" office:value-type="float">
            <text:p>3801360083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52" office:value-type="float">
            <text:p>25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03" office:value-type="float">
            <text:p>3801360083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53" office:value-type="float">
            <text:p>25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04" office:value-type="float">
            <text:p>3801360083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54" office:value-type="float">
            <text:p>25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05" office:value-type="float">
            <text:p>3801360083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55" office:value-type="float">
            <text:p>25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06" office:value-type="float">
            <text:p>3801360083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56" office:value-type="float">
            <text:p>25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07" office:value-type="float">
            <text:p>3801360083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57" office:value-type="float">
            <text:p>25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08" office:value-type="float">
            <text:p>3801360083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58" office:value-type="float">
            <text:p>25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09" office:value-type="float">
            <text:p>3801360083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59" office:value-type="float">
            <text:p>25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10" office:value-type="float">
            <text:p>3801360083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60" office:value-type="float">
            <text:p>25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11" office:value-type="float">
            <text:p>3801360083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61" office:value-type="float">
            <text:p>25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12" office:value-type="float">
            <text:p>3801360083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62" office:value-type="float">
            <text:p>25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13" office:value-type="float">
            <text:p>3801360083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63" office:value-type="float">
            <text:p>25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14" office:value-type="float">
            <text:p>3801360083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64" office:value-type="float">
            <text:p>25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15" office:value-type="float">
            <text:p>3801360083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65" office:value-type="float">
            <text:p>25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16" office:value-type="float">
            <text:p>3801360083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66" office:value-type="float">
            <text:p>25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17" office:value-type="float">
            <text:p>3801360083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67" office:value-type="float">
            <text:p>25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18" office:value-type="float">
            <text:p>3801360083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68" office:value-type="float">
            <text:p>25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19" office:value-type="float">
            <text:p>3801360083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69" office:value-type="float">
            <text:p>25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20" office:value-type="float">
            <text:p>3801360083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70" office:value-type="float">
            <text:p>25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21" office:value-type="float">
            <text:p>3801360083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71" office:value-type="float">
            <text:p>25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22" office:value-type="float">
            <text:p>3801360083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72" office:value-type="float">
            <text:p>25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23" office:value-type="float">
            <text:p>3801360083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73" office:value-type="float">
            <text:p>25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24" office:value-type="float">
            <text:p>380136008301024</text:p>
          </table:table-cell>
          <table:table-cell ns41:value-type="string" table:style-name="ce69" office:value-type="string">
            <text:p>380136008301024? <text:s/>De boden zijn hieronder begrepen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74" office:value-type="float">
            <text:p>25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25" office:value-type="float">
            <text:p>3801360083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75" office:value-type="float">
            <text:p>25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26" office:value-type="float">
            <text:p>380136008301026</text:p>
          </table:table-cell>
          <table:table-cell ns41:value-type="string" table:style-name="ce69" office:value-type="string">
            <text:p>380136008301024? <text:s/>De boden zijn hieronder begrepen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76" office:value-type="float">
            <text:p>25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27" office:value-type="float">
            <text:p>3801360083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77" office:value-type="float">
            <text:p>25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28" office:value-type="float">
            <text:p>3801360083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78" office:value-type="float">
            <text:p>25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29" office:value-type="float">
            <text:p>3801360083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79" office:value-type="float">
            <text:p>25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30" office:value-type="float">
            <text:p>3801360083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80" office:value-type="float">
            <text:p>25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31" office:value-type="float">
            <text:p>3801360083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81" office:value-type="float">
            <text:p>25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32" office:value-type="float">
            <text:p>3801360083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82" office:value-type="float">
            <text:p>25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33" office:value-type="float">
            <text:p>3801360083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83" office:value-type="float">
            <text:p>25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34" office:value-type="float">
            <text:p>3801360083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84" office:value-type="float">
            <text:p>25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35" office:value-type="float">
            <text:p>3801360083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85" office:value-type="float">
            <text:p>25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36" office:value-type="float">
            <text:p>3801360083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86" office:value-type="float">
            <text:p>25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37" office:value-type="float">
            <text:p>3801360083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87" office:value-type="float">
            <text:p>25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38" office:value-type="float">
            <text:p>3801360083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88" office:value-type="float">
            <text:p>25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39" office:value-type="float">
            <text:p>3801360083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89" office:value-type="float">
            <text:p>25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40" office:value-type="float">
            <text:p>3801360083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90" office:value-type="float">
            <text:p>25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41" office:value-type="float">
            <text:p>3801360083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91" office:value-type="float">
            <text:p>25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42" office:value-type="float">
            <text:p>3801360083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92" office:value-type="float">
            <text:p>25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43" office:value-type="float">
            <text:p>3801360083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93" office:value-type="float">
            <text:p>25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44" office:value-type="float">
            <text:p>3801360083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94" office:value-type="float">
            <text:p>25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45" office:value-type="float">
            <text:p>3801360083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95" office:value-type="float">
            <text:p>25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46" office:value-type="float">
            <text:p>3801360083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96" office:value-type="float">
            <text:p>25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47" office:value-type="float">
            <text:p>3801360083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97" office:value-type="float">
            <text:p>25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48" office:value-type="float">
            <text:p>3801360083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98" office:value-type="float">
            <text:p>25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49" office:value-type="float">
            <text:p>3801360083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599" office:value-type="float">
            <text:p>25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6008301050" office:value-type="float">
            <text:p>3801360083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00" office:value-type="float">
            <text:p>26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01" office:value-type="float">
            <text:p>3801370084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01" office:value-type="float">
            <text:p>26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02" office:value-type="float">
            <text:p>3801370084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02" office:value-type="float">
            <text:p>26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03" office:value-type="float">
            <text:p>3801370084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03" office:value-type="float">
            <text:p>26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04" office:value-type="float">
            <text:p>3801370084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04" office:value-type="float">
            <text:p>26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05" office:value-type="float">
            <text:p>3801370084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05" office:value-type="float">
            <text:p>26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06" office:value-type="float">
            <text:p>3801370084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06" office:value-type="float">
            <text:p>26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07" office:value-type="float">
            <text:p>3801370084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07" office:value-type="float">
            <text:p>26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08" office:value-type="float">
            <text:p>3801370084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08" office:value-type="float">
            <text:p>26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09" office:value-type="float">
            <text:p>3801370084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09" office:value-type="float">
            <text:p>26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10" office:value-type="float">
            <text:p>3801370084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10" office:value-type="float">
            <text:p>26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11" office:value-type="float">
            <text:p>3801370084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11" office:value-type="float">
            <text:p>26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12" office:value-type="float">
            <text:p>3801370084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12" office:value-type="float">
            <text:p>26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13" office:value-type="float">
            <text:p>3801370084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13" office:value-type="float">
            <text:p>26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14" office:value-type="float">
            <text:p>380137008401014</text:p>
          </table:table-cell>
          <table:table-cell ns41:value-type="string" table:style-name="ce69" office:value-type="string">
            <text:p>3801370084010141 <text:s/>Hieronder een, waarvan de ouderdom on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14" office:value-type="float">
            <text:p>26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15" office:value-type="float">
            <text:p>3801370084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15" office:value-type="float">
            <text:p>26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16" office:value-type="float">
            <text:p>3801370084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16" office:value-type="float">
            <text:p>26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17" office:value-type="float">
            <text:p>3801370084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17" office:value-type="float">
            <text:p>26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18" office:value-type="float">
            <text:p>3801370084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18" office:value-type="float">
            <text:p>26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19" office:value-type="float">
            <text:p>3801370084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19" office:value-type="float">
            <text:p>26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20" office:value-type="float">
            <text:p>3801370084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20" office:value-type="float">
            <text:p>26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21" office:value-type="float">
            <text:p>3801370084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21" office:value-type="float">
            <text:p>26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22" office:value-type="float">
            <text:p>3801370084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22" office:value-type="float">
            <text:p>26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23" office:value-type="float">
            <text:p>3801370084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23" office:value-type="float">
            <text:p>26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24" office:value-type="float">
            <text:p>3801370084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24" office:value-type="float">
            <text:p>26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25" office:value-type="float">
            <text:p>3801370084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25" office:value-type="float">
            <text:p>26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26" office:value-type="float">
            <text:p>3801370084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26" office:value-type="float">
            <text:p>26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27" office:value-type="float">
            <text:p>3801370084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27" office:value-type="float">
            <text:p>26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28" office:value-type="float">
            <text:p>3801370084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28" office:value-type="float">
            <text:p>26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29" office:value-type="float">
            <text:p>3801370084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29" office:value-type="float">
            <text:p>26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30" office:value-type="float">
            <text:p>3801370084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30" office:value-type="float">
            <text:p>26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31" office:value-type="float">
            <text:p>3801370084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31" office:value-type="float">
            <text:p>26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32" office:value-type="float">
            <text:p>3801370084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32" office:value-type="float">
            <text:p>26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33" office:value-type="float">
            <text:p>3801370084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33" office:value-type="float">
            <text:p>26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34" office:value-type="float">
            <text:p>3801370084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34" office:value-type="float">
            <text:p>26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35" office:value-type="float">
            <text:p>3801370084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35" office:value-type="float">
            <text:p>26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36" office:value-type="float">
            <text:p>3801370084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36" office:value-type="float">
            <text:p>26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37" office:value-type="float">
            <text:p>3801370084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37" office:value-type="float">
            <text:p>26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38" office:value-type="float">
            <text:p>3801370084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38" office:value-type="float">
            <text:p>26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39" office:value-type="float">
            <text:p>3801370084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39" office:value-type="float">
            <text:p>26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40" office:value-type="float">
            <text:p>3801370084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40" office:value-type="float">
            <text:p>26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41" office:value-type="float">
            <text:p>3801370084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41" office:value-type="float">
            <text:p>26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42" office:value-type="float">
            <text:p>3801370084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42" office:value-type="float">
            <text:p>26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43" office:value-type="float">
            <text:p>3801370084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43" office:value-type="float">
            <text:p>26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44" office:value-type="float">
            <text:p>3801370084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44" office:value-type="float">
            <text:p>26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45" office:value-type="float">
            <text:p>3801370084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45" office:value-type="float">
            <text:p>26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46" office:value-type="float">
            <text:p>3801370084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46" office:value-type="float">
            <text:p>26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47" office:value-type="float">
            <text:p>3801370084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47" office:value-type="float">
            <text:p>26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48" office:value-type="float">
            <text:p>3801370084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48" office:value-type="float">
            <text:p>26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49" office:value-type="float">
            <text:p>3801370084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49" office:value-type="float">
            <text:p>26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50" office:value-type="float">
            <text:p>3801370084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50" office:value-type="float">
            <text:p>26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51" office:value-type="float">
            <text:p>3801370084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51" office:value-type="float">
            <text:p>26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401052" office:value-type="float">
            <text:p>3801370084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52" office:value-type="float">
            <text:p>26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01" office:value-type="float">
            <text:p>3801370085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53" office:value-type="float">
            <text:p>26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02" office:value-type="float">
            <text:p>3801370085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54" office:value-type="float">
            <text:p>26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03" office:value-type="float">
            <text:p>3801370085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55" office:value-type="float">
            <text:p>26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04" office:value-type="float">
            <text:p>3801370085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56" office:value-type="float">
            <text:p>26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05" office:value-type="float">
            <text:p>3801370085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57" office:value-type="float">
            <text:p>26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06" office:value-type="float">
            <text:p>3801370085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58" office:value-type="float">
            <text:p>26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07" office:value-type="float">
            <text:p>3801370085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59" office:value-type="float">
            <text:p>26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08" office:value-type="float">
            <text:p>3801370085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60" office:value-type="float">
            <text:p>26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09" office:value-type="float">
            <text:p>3801370085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61" office:value-type="float">
            <text:p>26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10" office:value-type="float">
            <text:p>3801370085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62" office:value-type="float">
            <text:p>26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11" office:value-type="float">
            <text:p>3801370085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63" office:value-type="float">
            <text:p>26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12" office:value-type="float">
            <text:p>3801370085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64" office:value-type="float">
            <text:p>26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13" office:value-type="float">
            <text:p>3801370085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65" office:value-type="float">
            <text:p>26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14" office:value-type="float">
            <text:p>3801370085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66" office:value-type="float">
            <text:p>26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15" office:value-type="float">
            <text:p>3801370085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67" office:value-type="float">
            <text:p>26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16" office:value-type="float">
            <text:p>3801370085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68" office:value-type="float">
            <text:p>26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17" office:value-type="float">
            <text:p>3801370085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69" office:value-type="float">
            <text:p>26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18" office:value-type="float">
            <text:p>3801370085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70" office:value-type="float">
            <text:p>26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19" office:value-type="float">
            <text:p>380137008501019</text:p>
          </table:table-cell>
          <table:table-cell ns41:value-type="string" table:style-name="ce69" office:value-type="string">
            <text:p>3801370085010191 <text:s/>Hieronder een, waarvan de ouderdom on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71" office:value-type="float">
            <text:p>26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20" office:value-type="float">
            <text:p>3801370085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72" office:value-type="float">
            <text:p>26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21" office:value-type="float">
            <text:p>3801370085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73" office:value-type="float">
            <text:p>26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22" office:value-type="float">
            <text:p>3801370085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74" office:value-type="float">
            <text:p>26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23" office:value-type="float">
            <text:p>3801370085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75" office:value-type="float">
            <text:p>26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24" office:value-type="float">
            <text:p>3801370085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76" office:value-type="float">
            <text:p>26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25" office:value-type="float">
            <text:p>3801370085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77" office:value-type="float">
            <text:p>26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26" office:value-type="float">
            <text:p>3801370085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78" office:value-type="float">
            <text:p>26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27" office:value-type="float">
            <text:p>3801370085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79" office:value-type="float">
            <text:p>26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28" office:value-type="float">
            <text:p>3801370085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80" office:value-type="float">
            <text:p>26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29" office:value-type="float">
            <text:p>3801370085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81" office:value-type="float">
            <text:p>26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30" office:value-type="float">
            <text:p>3801370085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82" office:value-type="float">
            <text:p>26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31" office:value-type="float">
            <text:p>3801370085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83" office:value-type="float">
            <text:p>26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32" office:value-type="float">
            <text:p>3801370085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84" office:value-type="float">
            <text:p>26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33" office:value-type="float">
            <text:p>3801370085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85" office:value-type="float">
            <text:p>26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34" office:value-type="float">
            <text:p>3801370085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86" office:value-type="float">
            <text:p>26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35" office:value-type="float">
            <text:p>3801370085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87" office:value-type="float">
            <text:p>26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36" office:value-type="float">
            <text:p>3801370085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88" office:value-type="float">
            <text:p>26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37" office:value-type="float">
            <text:p>380137008501037</text:p>
          </table:table-cell>
          <table:table-cell ns41:value-type="string" table:style-name="ce69" office:value-type="string">
            <text:p>3801370085010372 <text:s/>Hieronder vier mannen en vijf vrouwen, waarvan de ouderdom on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89" office:value-type="float">
            <text:p>26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38" office:value-type="float">
            <text:p>3801370085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90" office:value-type="float">
            <text:p>26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7008501039" office:value-type="float">
            <text:p>3801370085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91" office:value-type="float">
            <text:p>26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01" office:value-type="float">
            <text:p>3801380086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92" office:value-type="float">
            <text:p>26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02" office:value-type="float">
            <text:p>3801380086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93" office:value-type="float">
            <text:p>26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03" office:value-type="float">
            <text:p>3801380086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94" office:value-type="float">
            <text:p>26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04" office:value-type="float">
            <text:p>3801380086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95" office:value-type="float">
            <text:p>26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05" office:value-type="float">
            <text:p>3801380086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96" office:value-type="float">
            <text:p>26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06" office:value-type="float">
            <text:p>3801380086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97" office:value-type="float">
            <text:p>26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07" office:value-type="float">
            <text:p>3801380086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98" office:value-type="float">
            <text:p>26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08" office:value-type="float">
            <text:p>3801380086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699" office:value-type="float">
            <text:p>26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09" office:value-type="float">
            <text:p>3801380086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00" office:value-type="float">
            <text:p>27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10" office:value-type="float">
            <text:p>3801380086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01" office:value-type="float">
            <text:p>27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11" office:value-type="float">
            <text:p>3801380086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02" office:value-type="float">
            <text:p>27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12" office:value-type="float">
            <text:p>3801380086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03" office:value-type="float">
            <text:p>27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13" office:value-type="float">
            <text:p>3801380086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04" office:value-type="float">
            <text:p>27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14" office:value-type="float">
            <text:p>3801380086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05" office:value-type="float">
            <text:p>27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15" office:value-type="float">
            <text:p>3801380086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06" office:value-type="float">
            <text:p>27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16" office:value-type="float">
            <text:p>3801380086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07" office:value-type="float">
            <text:p>27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17" office:value-type="float">
            <text:p>3801380086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08" office:value-type="float">
            <text:p>27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18" office:value-type="float">
            <text:p>3801380086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09" office:value-type="float">
            <text:p>27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19" office:value-type="float">
            <text:p>3801380086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10" office:value-type="float">
            <text:p>27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20" office:value-type="float">
            <text:p>3801380086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11" office:value-type="float">
            <text:p>27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21" office:value-type="float">
            <text:p>3801380086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12" office:value-type="float">
            <text:p>27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22" office:value-type="float">
            <text:p>3801380086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13" office:value-type="float">
            <text:p>27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23" office:value-type="float">
            <text:p>3801380086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14" office:value-type="float">
            <text:p>27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24" office:value-type="float">
            <text:p>3801380086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15" office:value-type="float">
            <text:p>27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25" office:value-type="float">
            <text:p>3801380086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16" office:value-type="float">
            <text:p>27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26" office:value-type="float">
            <text:p>3801380086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17" office:value-type="float">
            <text:p>27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27" office:value-type="float">
            <text:p>3801380086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18" office:value-type="float">
            <text:p>27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28" office:value-type="float">
            <text:p>3801380086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19" office:value-type="float">
            <text:p>27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29" office:value-type="float">
            <text:p>3801380086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20" office:value-type="float">
            <text:p>27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30" office:value-type="float">
            <text:p>3801380086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21" office:value-type="float">
            <text:p>27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31" office:value-type="float">
            <text:p>3801380086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22" office:value-type="float">
            <text:p>27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32" office:value-type="float">
            <text:p>3801380086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23" office:value-type="float">
            <text:p>27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33" office:value-type="float">
            <text:p>3801380086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24" office:value-type="float">
            <text:p>27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34" office:value-type="float">
            <text:p>3801380086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25" office:value-type="float">
            <text:p>27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35" office:value-type="float">
            <text:p>3801380086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26" office:value-type="float">
            <text:p>27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36" office:value-type="float">
            <text:p>3801380086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27" office:value-type="float">
            <text:p>27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37" office:value-type="float">
            <text:p>3801380086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28" office:value-type="float">
            <text:p>27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38" office:value-type="float">
            <text:p>3801380086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29" office:value-type="float">
            <text:p>27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39" office:value-type="float">
            <text:p>3801380086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30" office:value-type="float">
            <text:p>27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40" office:value-type="float">
            <text:p>3801380086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31" office:value-type="float">
            <text:p>27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41" office:value-type="float">
            <text:p>3801380086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32" office:value-type="float">
            <text:p>27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42" office:value-type="float">
            <text:p>3801380086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33" office:value-type="float">
            <text:p>27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43" office:value-type="float">
            <text:p>3801380086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34" office:value-type="float">
            <text:p>27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44" office:value-type="float">
            <text:p>3801380086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35" office:value-type="float">
            <text:p>27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45" office:value-type="float">
            <text:p>3801380086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36" office:value-type="float">
            <text:p>27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46" office:value-type="float">
            <text:p>3801380086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37" office:value-type="float">
            <text:p>27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47" office:value-type="float">
            <text:p>3801380086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38" office:value-type="float">
            <text:p>27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48" office:value-type="float">
            <text:p>3801380086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39" office:value-type="float">
            <text:p>27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49" office:value-type="float">
            <text:p>3801380086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40" office:value-type="float">
            <text:p>27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50" office:value-type="float">
            <text:p>3801380086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41" office:value-type="float">
            <text:p>27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51" office:value-type="float">
            <text:p>3801380086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42" office:value-type="float">
            <text:p>27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52" office:value-type="float">
            <text:p>3801380086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43" office:value-type="float">
            <text:p>27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601053" office:value-type="float">
            <text:p>38013800860105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44" office:value-type="float">
            <text:p>27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01" office:value-type="float">
            <text:p>3801380087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45" office:value-type="float">
            <text:p>27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02" office:value-type="float">
            <text:p>3801380087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46" office:value-type="float">
            <text:p>27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03" office:value-type="float">
            <text:p>3801380087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47" office:value-type="float">
            <text:p>27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04" office:value-type="float">
            <text:p>3801380087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48" office:value-type="float">
            <text:p>27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05" office:value-type="float">
            <text:p>3801380087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49" office:value-type="float">
            <text:p>27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06" office:value-type="float">
            <text:p>3801380087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50" office:value-type="float">
            <text:p>27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07" office:value-type="float">
            <text:p>3801380087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51" office:value-type="float">
            <text:p>27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08" office:value-type="float">
            <text:p>3801380087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52" office:value-type="float">
            <text:p>27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09" office:value-type="float">
            <text:p>3801380087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53" office:value-type="float">
            <text:p>27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10" office:value-type="float">
            <text:p>3801380087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54" office:value-type="float">
            <text:p>27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11" office:value-type="float">
            <text:p>3801380087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55" office:value-type="float">
            <text:p>27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12" office:value-type="float">
            <text:p>3801380087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56" office:value-type="float">
            <text:p>27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13" office:value-type="float">
            <text:p>3801380087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57" office:value-type="float">
            <text:p>27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14" office:value-type="float">
            <text:p>3801380087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58" office:value-type="float">
            <text:p>27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15" office:value-type="float">
            <text:p>3801380087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59" office:value-type="float">
            <text:p>27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16" office:value-type="float">
            <text:p>3801380087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60" office:value-type="float">
            <text:p>27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17" office:value-type="float">
            <text:p>3801380087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61" office:value-type="float">
            <text:p>27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18" office:value-type="float">
            <text:p>3801380087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62" office:value-type="float">
            <text:p>27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19" office:value-type="float">
            <text:p>3801380087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63" office:value-type="float">
            <text:p>27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20" office:value-type="float">
            <text:p>3801380087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64" office:value-type="float">
            <text:p>27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21" office:value-type="float">
            <text:p>3801380087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65" office:value-type="float">
            <text:p>27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22" office:value-type="float">
            <text:p>3801380087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66" office:value-type="float">
            <text:p>27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23" office:value-type="float">
            <text:p>3801380087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67" office:value-type="float">
            <text:p>27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24" office:value-type="float">
            <text:p>3801380087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68" office:value-type="float">
            <text:p>27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25" office:value-type="float">
            <text:p>3801380087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69" office:value-type="float">
            <text:p>27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26" office:value-type="float">
            <text:p>3801380087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70" office:value-type="float">
            <text:p>27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27" office:value-type="float">
            <text:p>3801380087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71" office:value-type="float">
            <text:p>27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28" office:value-type="float">
            <text:p>3801380087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72" office:value-type="float">
            <text:p>27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29" office:value-type="float">
            <text:p>3801380087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73" office:value-type="float">
            <text:p>27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30" office:value-type="float">
            <text:p>3801380087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74" office:value-type="float">
            <text:p>27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31" office:value-type="float">
            <text:p>3801380087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75" office:value-type="float">
            <text:p>27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32" office:value-type="float">
            <text:p>3801380087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76" office:value-type="float">
            <text:p>27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33" office:value-type="float">
            <text:p>3801380087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77" office:value-type="float">
            <text:p>27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34" office:value-type="float">
            <text:p>3801380087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78" office:value-type="float">
            <text:p>27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35" office:value-type="float">
            <text:p>3801380087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79" office:value-type="float">
            <text:p>27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36" office:value-type="float">
            <text:p>3801380087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80" office:value-type="float">
            <text:p>27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37" office:value-type="float">
            <text:p>3801380087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81" office:value-type="float">
            <text:p>27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38" office:value-type="float">
            <text:p>3801380087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82" office:value-type="float">
            <text:p>27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39" office:value-type="float">
            <text:p>3801380087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83" office:value-type="float">
            <text:p>27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40" office:value-type="float">
            <text:p>3801380087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84" office:value-type="float">
            <text:p>27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41" office:value-type="float">
            <text:p>3801380087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85" office:value-type="float">
            <text:p>27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42" office:value-type="float">
            <text:p>3801380087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86" office:value-type="float">
            <text:p>27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43" office:value-type="float">
            <text:p>3801380087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87" office:value-type="float">
            <text:p>27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44" office:value-type="float">
            <text:p>3801380087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88" office:value-type="float">
            <text:p>27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45" office:value-type="float">
            <text:p>3801380087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89" office:value-type="float">
            <text:p>27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46" office:value-type="float">
            <text:p>3801380087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90" office:value-type="float">
            <text:p>27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47" office:value-type="float">
            <text:p>3801380087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91" office:value-type="float">
            <text:p>27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48" office:value-type="float">
            <text:p>3801380087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92" office:value-type="float">
            <text:p>27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49" office:value-type="float">
            <text:p>3801380087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93" office:value-type="float">
            <text:p>27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50" office:value-type="float">
            <text:p>3801380087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94" office:value-type="float">
            <text:p>27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8008701051" office:value-type="float">
            <text:p>3801380087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95" office:value-type="float">
            <text:p>27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01" office:value-type="float">
            <text:p>3801390088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96" office:value-type="float">
            <text:p>27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02" office:value-type="float">
            <text:p>3801390088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97" office:value-type="float">
            <text:p>27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03" office:value-type="float">
            <text:p>3801390088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98" office:value-type="float">
            <text:p>27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04" office:value-type="float">
            <text:p>3801390088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799" office:value-type="float">
            <text:p>27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05" office:value-type="float">
            <text:p>3801390088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00" office:value-type="float">
            <text:p>28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06" office:value-type="float">
            <text:p>3801390088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01" office:value-type="float">
            <text:p>28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07" office:value-type="float">
            <text:p>3801390088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02" office:value-type="float">
            <text:p>28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08" office:value-type="float">
            <text:p>3801390088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03" office:value-type="float">
            <text:p>28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09" office:value-type="float">
            <text:p>3801390088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04" office:value-type="float">
            <text:p>28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10" office:value-type="float">
            <text:p>3801390088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05" office:value-type="float">
            <text:p>28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11" office:value-type="float">
            <text:p>3801390088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06" office:value-type="float">
            <text:p>28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12" office:value-type="float">
            <text:p>3801390088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07" office:value-type="float">
            <text:p>28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13" office:value-type="float">
            <text:p>3801390088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08" office:value-type="float">
            <text:p>28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14" office:value-type="float">
            <text:p>3801390088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09" office:value-type="float">
            <text:p>28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15" office:value-type="float">
            <text:p>3801390088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10" office:value-type="float">
            <text:p>28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16" office:value-type="float">
            <text:p>3801390088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11" office:value-type="float">
            <text:p>28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17" office:value-type="float">
            <text:p>3801390088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12" office:value-type="float">
            <text:p>28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18" office:value-type="float">
            <text:p>3801390088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13" office:value-type="float">
            <text:p>28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19" office:value-type="float">
            <text:p>3801390088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14" office:value-type="float">
            <text:p>28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20" office:value-type="float">
            <text:p>3801390088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15" office:value-type="float">
            <text:p>28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21" office:value-type="float">
            <text:p>3801390088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16" office:value-type="float">
            <text:p>28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22" office:value-type="float">
            <text:p>3801390088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17" office:value-type="float">
            <text:p>28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23" office:value-type="float">
            <text:p>3801390088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18" office:value-type="float">
            <text:p>28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24" office:value-type="float">
            <text:p>3801390088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19" office:value-type="float">
            <text:p>28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25" office:value-type="float">
            <text:p>3801390088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20" office:value-type="float">
            <text:p>28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26" office:value-type="float">
            <text:p>3801390088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21" office:value-type="float">
            <text:p>28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27" office:value-type="float">
            <text:p>3801390088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22" office:value-type="float">
            <text:p>28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28" office:value-type="float">
            <text:p>3801390088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23" office:value-type="float">
            <text:p>28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29" office:value-type="float">
            <text:p>3801390088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24" office:value-type="float">
            <text:p>28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30" office:value-type="float">
            <text:p>3801390088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25" office:value-type="float">
            <text:p>28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31" office:value-type="float">
            <text:p>3801390088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26" office:value-type="float">
            <text:p>28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32" office:value-type="float">
            <text:p>3801390088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27" office:value-type="float">
            <text:p>28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33" office:value-type="float">
            <text:p>3801390088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28" office:value-type="float">
            <text:p>28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34" office:value-type="float">
            <text:p>380139008801034</text:p>
          </table:table-cell>
          <table:table-cell ns41:value-type="string" table:style-name="ce69" office:value-type="string">
            <text:p>3801390088010341 <text:s/>Hieronder een, waarvan de ouderdom niet 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29" office:value-type="float">
            <text:p>28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35" office:value-type="float">
            <text:p>3801390088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30" office:value-type="float">
            <text:p>28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36" office:value-type="float">
            <text:p>3801390088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31" office:value-type="float">
            <text:p>28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37" office:value-type="float">
            <text:p>3801390088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32" office:value-type="float">
            <text:p>28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38" office:value-type="float">
            <text:p>3801390088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33" office:value-type="float">
            <text:p>28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39" office:value-type="float">
            <text:p>3801390088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34" office:value-type="float">
            <text:p>28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40" office:value-type="float">
            <text:p>3801390088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35" office:value-type="float">
            <text:p>28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41" office:value-type="float">
            <text:p>3801390088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36" office:value-type="float">
            <text:p>28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42" office:value-type="float">
            <text:p>3801390088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37" office:value-type="float">
            <text:p>28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43" office:value-type="float">
            <text:p>3801390088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38" office:value-type="float">
            <text:p>28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44" office:value-type="float">
            <text:p>3801390088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39" office:value-type="float">
            <text:p>28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45" office:value-type="float">
            <text:p>3801390088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40" office:value-type="float">
            <text:p>28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46" office:value-type="float">
            <text:p>3801390088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41" office:value-type="float">
            <text:p>28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47" office:value-type="float">
            <text:p>3801390088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42" office:value-type="float">
            <text:p>28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48" office:value-type="float">
            <text:p>3801390088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43" office:value-type="float">
            <text:p>28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49" office:value-type="float">
            <text:p>3801390088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44" office:value-type="float">
            <text:p>28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50" office:value-type="float">
            <text:p>3801390088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45" office:value-type="float">
            <text:p>28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51" office:value-type="float">
            <text:p>3801390088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46" office:value-type="float">
            <text:p>28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801052" office:value-type="float">
            <text:p>3801390088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47" office:value-type="float">
            <text:p>28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01" office:value-type="float">
            <text:p>380139008901001</text:p>
          </table:table-cell>
          <table:table-cell ns41:value-type="string" table:style-name="ce69" office:value-type="string">
            <text:p>380139008901001* <text:s/>Hieronder begrepen de fabrijkanten van katoen, hennip, vlas, wol en zijde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48" office:value-type="float">
            <text:p>28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02" office:value-type="float">
            <text:p>3801390089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49" office:value-type="float">
            <text:p>28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03" office:value-type="float">
            <text:p>3801390089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50" office:value-type="float">
            <text:p>28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04" office:value-type="float">
            <text:p>3801390089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51" office:value-type="float">
            <text:p>28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05" office:value-type="float">
            <text:p>3801390089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52" office:value-type="float">
            <text:p>28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06" office:value-type="float">
            <text:p>3801390089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53" office:value-type="float">
            <text:p>28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07" office:value-type="float">
            <text:p>3801390089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54" office:value-type="float">
            <text:p>28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08" office:value-type="float">
            <text:p>3801390089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55" office:value-type="float">
            <text:p>28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09" office:value-type="float">
            <text:p>3801390089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56" office:value-type="float">
            <text:p>28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10" office:value-type="float">
            <text:p>3801390089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57" office:value-type="float">
            <text:p>28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11" office:value-type="float">
            <text:p>3801390089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58" office:value-type="float">
            <text:p>28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12" office:value-type="float">
            <text:p>3801390089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59" office:value-type="float">
            <text:p>28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13" office:value-type="float">
            <text:p>3801390089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60" office:value-type="float">
            <text:p>28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14" office:value-type="float">
            <text:p>3801390089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61" office:value-type="float">
            <text:p>28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15" office:value-type="float">
            <text:p>3801390089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62" office:value-type="float">
            <text:p>28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16" office:value-type="float">
            <text:p>3801390089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63" office:value-type="float">
            <text:p>28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17" office:value-type="float">
            <text:p>3801390089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64" office:value-type="float">
            <text:p>28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18" office:value-type="float">
            <text:p>3801390089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65" office:value-type="float">
            <text:p>28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19" office:value-type="float">
            <text:p>3801390089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66" office:value-type="float">
            <text:p>28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20" office:value-type="float">
            <text:p>3801390089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67" office:value-type="float">
            <text:p>28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21" office:value-type="float">
            <text:p>3801390089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68" office:value-type="float">
            <text:p>28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22" office:value-type="float">
            <text:p>3801390089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69" office:value-type="float">
            <text:p>28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23" office:value-type="float">
            <text:p>3801390089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70" office:value-type="float">
            <text:p>28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24" office:value-type="float">
            <text:p>380139008901024</text:p>
          </table:table-cell>
          <table:table-cell ns41:value-type="string" table:style-name="ce69" office:value-type="string">
            <text:p>380139008901024? <text:s/>De boden zijn hieronder begrepen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71" office:value-type="float">
            <text:p>28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25" office:value-type="float">
            <text:p>3801390089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72" office:value-type="float">
            <text:p>28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26" office:value-type="float">
            <text:p>380139008901026</text:p>
          </table:table-cell>
          <table:table-cell ns41:value-type="string" table:style-name="ce69" office:value-type="string">
            <text:p>380139008901024? <text:s/>De boden zijn hieronder begrepen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73" office:value-type="float">
            <text:p>28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27" office:value-type="float">
            <text:p>3801390089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74" office:value-type="float">
            <text:p>28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28" office:value-type="float">
            <text:p>3801390089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75" office:value-type="float">
            <text:p>28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29" office:value-type="float">
            <text:p>3801390089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76" office:value-type="float">
            <text:p>28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30" office:value-type="float">
            <text:p>3801390089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77" office:value-type="float">
            <text:p>28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31" office:value-type="float">
            <text:p>3801390089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78" office:value-type="float">
            <text:p>28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32" office:value-type="float">
            <text:p>3801390089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79" office:value-type="float">
            <text:p>28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33" office:value-type="float">
            <text:p>3801390089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80" office:value-type="float">
            <text:p>28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34" office:value-type="float">
            <text:p>3801390089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81" office:value-type="float">
            <text:p>28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35" office:value-type="float">
            <text:p>3801390089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82" office:value-type="float">
            <text:p>28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36" office:value-type="float">
            <text:p>3801390089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83" office:value-type="float">
            <text:p>28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37" office:value-type="float">
            <text:p>3801390089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84" office:value-type="float">
            <text:p>28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38" office:value-type="float">
            <text:p>3801390089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85" office:value-type="float">
            <text:p>28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39" office:value-type="float">
            <text:p>3801390089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86" office:value-type="float">
            <text:p>28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40" office:value-type="float">
            <text:p>3801390089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87" office:value-type="float">
            <text:p>28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41" office:value-type="float">
            <text:p>3801390089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88" office:value-type="float">
            <text:p>28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42" office:value-type="float">
            <text:p>3801390089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89" office:value-type="float">
            <text:p>28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43" office:value-type="float">
            <text:p>3801390089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90" office:value-type="float">
            <text:p>28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44" office:value-type="float">
            <text:p>3801390089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91" office:value-type="float">
            <text:p>28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45" office:value-type="float">
            <text:p>3801390089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92" office:value-type="float">
            <text:p>28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46" office:value-type="float">
            <text:p>3801390089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93" office:value-type="float">
            <text:p>28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47" office:value-type="float">
            <text:p>3801390089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94" office:value-type="float">
            <text:p>28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48" office:value-type="float">
            <text:p>3801390089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95" office:value-type="float">
            <text:p>28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49" office:value-type="float">
            <text:p>3801390089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96" office:value-type="float">
            <text:p>28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39008901050" office:value-type="float">
            <text:p>3801390089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97" office:value-type="float">
            <text:p>28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01" office:value-type="float">
            <text:p>3801400090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98" office:value-type="float">
            <text:p>28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02" office:value-type="float">
            <text:p>3801400090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899" office:value-type="float">
            <text:p>28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03" office:value-type="float">
            <text:p>3801400090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00" office:value-type="float">
            <text:p>29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04" office:value-type="float">
            <text:p>3801400090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01" office:value-type="float">
            <text:p>29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05" office:value-type="float">
            <text:p>3801400090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02" office:value-type="float">
            <text:p>29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06" office:value-type="float">
            <text:p>3801400090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03" office:value-type="float">
            <text:p>29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07" office:value-type="float">
            <text:p>3801400090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04" office:value-type="float">
            <text:p>29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08" office:value-type="float">
            <text:p>3801400090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05" office:value-type="float">
            <text:p>29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09" office:value-type="float">
            <text:p>3801400090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06" office:value-type="float">
            <text:p>29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10" office:value-type="float">
            <text:p>3801400090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07" office:value-type="float">
            <text:p>29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11" office:value-type="float">
            <text:p>3801400090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08" office:value-type="float">
            <text:p>29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12" office:value-type="float">
            <text:p>3801400090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09" office:value-type="float">
            <text:p>29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13" office:value-type="float">
            <text:p>3801400090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10" office:value-type="float">
            <text:p>29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14" office:value-type="float">
            <text:p>3801400090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11" office:value-type="float">
            <text:p>29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15" office:value-type="float">
            <text:p>3801400090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12" office:value-type="float">
            <text:p>29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16" office:value-type="float">
            <text:p>3801400090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13" office:value-type="float">
            <text:p>29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17" office:value-type="float">
            <text:p>3801400090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14" office:value-type="float">
            <text:p>29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18" office:value-type="float">
            <text:p>3801400090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15" office:value-type="float">
            <text:p>29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19" office:value-type="float">
            <text:p>3801400090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16" office:value-type="float">
            <text:p>29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20" office:value-type="float">
            <text:p>3801400090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17" office:value-type="float">
            <text:p>29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21" office:value-type="float">
            <text:p>3801400090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18" office:value-type="float">
            <text:p>29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22" office:value-type="float">
            <text:p>3801400090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19" office:value-type="float">
            <text:p>29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23" office:value-type="float">
            <text:p>3801400090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20" office:value-type="float">
            <text:p>29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24" office:value-type="float">
            <text:p>3801400090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21" office:value-type="float">
            <text:p>29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25" office:value-type="float">
            <text:p>3801400090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22" office:value-type="float">
            <text:p>29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26" office:value-type="float">
            <text:p>3801400090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23" office:value-type="float">
            <text:p>29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27" office:value-type="float">
            <text:p>3801400090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24" office:value-type="float">
            <text:p>29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28" office:value-type="float">
            <text:p>3801400090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25" office:value-type="float">
            <text:p>29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29" office:value-type="float">
            <text:p>3801400090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26" office:value-type="float">
            <text:p>29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30" office:value-type="float">
            <text:p>3801400090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27" office:value-type="float">
            <text:p>29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31" office:value-type="float">
            <text:p>3801400090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28" office:value-type="float">
            <text:p>29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32" office:value-type="float">
            <text:p>3801400090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29" office:value-type="float">
            <text:p>29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33" office:value-type="float">
            <text:p>3801400090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30" office:value-type="float">
            <text:p>29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34" office:value-type="float">
            <text:p>3801400090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31" office:value-type="float">
            <text:p>29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35" office:value-type="float">
            <text:p>3801400090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32" office:value-type="float">
            <text:p>29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36" office:value-type="float">
            <text:p>3801400090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33" office:value-type="float">
            <text:p>29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37" office:value-type="float">
            <text:p>3801400090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34" office:value-type="float">
            <text:p>29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38" office:value-type="float">
            <text:p>3801400090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35" office:value-type="float">
            <text:p>29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39" office:value-type="float">
            <text:p>3801400090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36" office:value-type="float">
            <text:p>29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40" office:value-type="float">
            <text:p>3801400090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37" office:value-type="float">
            <text:p>29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41" office:value-type="float">
            <text:p>3801400090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38" office:value-type="float">
            <text:p>29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42" office:value-type="float">
            <text:p>3801400090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39" office:value-type="float">
            <text:p>29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43" office:value-type="float">
            <text:p>3801400090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40" office:value-type="float">
            <text:p>29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44" office:value-type="float">
            <text:p>3801400090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41" office:value-type="float">
            <text:p>29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45" office:value-type="float">
            <text:p>3801400090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42" office:value-type="float">
            <text:p>29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46" office:value-type="float">
            <text:p>3801400090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43" office:value-type="float">
            <text:p>29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47" office:value-type="float">
            <text:p>3801400090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44" office:value-type="float">
            <text:p>29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48" office:value-type="float">
            <text:p>3801400090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45" office:value-type="float">
            <text:p>29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49" office:value-type="float">
            <text:p>3801400090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46" office:value-type="float">
            <text:p>29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50" office:value-type="float">
            <text:p>3801400090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47" office:value-type="float">
            <text:p>29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51" office:value-type="float">
            <text:p>3801400090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48" office:value-type="float">
            <text:p>29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52" office:value-type="float">
            <text:p>3801400090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49" office:value-type="float">
            <text:p>29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001053" office:value-type="float">
            <text:p>38014000900105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50" office:value-type="float">
            <text:p>29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01" office:value-type="float">
            <text:p>3801400091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51" office:value-type="float">
            <text:p>29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02" office:value-type="float">
            <text:p>3801400091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52" office:value-type="float">
            <text:p>29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03" office:value-type="float">
            <text:p>3801400091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53" office:value-type="float">
            <text:p>29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04" office:value-type="float">
            <text:p>3801400091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54" office:value-type="float">
            <text:p>29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05" office:value-type="float">
            <text:p>3801400091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55" office:value-type="float">
            <text:p>29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06" office:value-type="float">
            <text:p>3801400091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56" office:value-type="float">
            <text:p>29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07" office:value-type="float">
            <text:p>3801400091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57" office:value-type="float">
            <text:p>29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08" office:value-type="float">
            <text:p>3801400091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58" office:value-type="float">
            <text:p>29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09" office:value-type="float">
            <text:p>3801400091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59" office:value-type="float">
            <text:p>29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10" office:value-type="float">
            <text:p>3801400091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60" office:value-type="float">
            <text:p>29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11" office:value-type="float">
            <text:p>3801400091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61" office:value-type="float">
            <text:p>29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12" office:value-type="float">
            <text:p>3801400091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62" office:value-type="float">
            <text:p>29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13" office:value-type="float">
            <text:p>3801400091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63" office:value-type="float">
            <text:p>29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14" office:value-type="float">
            <text:p>3801400091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64" office:value-type="float">
            <text:p>29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15" office:value-type="float">
            <text:p>3801400091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65" office:value-type="float">
            <text:p>29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16" office:value-type="float">
            <text:p>3801400091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66" office:value-type="float">
            <text:p>29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17" office:value-type="float">
            <text:p>3801400091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67" office:value-type="float">
            <text:p>29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18" office:value-type="float">
            <text:p>3801400091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68" office:value-type="float">
            <text:p>29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19" office:value-type="float">
            <text:p>3801400091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69" office:value-type="float">
            <text:p>29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20" office:value-type="float">
            <text:p>3801400091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70" office:value-type="float">
            <text:p>29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21" office:value-type="float">
            <text:p>3801400091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71" office:value-type="float">
            <text:p>29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22" office:value-type="float">
            <text:p>3801400091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72" office:value-type="float">
            <text:p>29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23" office:value-type="float">
            <text:p>3801400091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73" office:value-type="float">
            <text:p>29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24" office:value-type="float">
            <text:p>3801400091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74" office:value-type="float">
            <text:p>29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25" office:value-type="float">
            <text:p>3801400091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75" office:value-type="float">
            <text:p>29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26" office:value-type="float">
            <text:p>3801400091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76" office:value-type="float">
            <text:p>29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27" office:value-type="float">
            <text:p>3801400091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77" office:value-type="float">
            <text:p>29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28" office:value-type="float">
            <text:p>3801400091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78" office:value-type="float">
            <text:p>29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29" office:value-type="float">
            <text:p>3801400091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79" office:value-type="float">
            <text:p>29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30" office:value-type="float">
            <text:p>3801400091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80" office:value-type="float">
            <text:p>29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31" office:value-type="float">
            <text:p>3801400091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81" office:value-type="float">
            <text:p>29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32" office:value-type="float">
            <text:p>3801400091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82" office:value-type="float">
            <text:p>29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33" office:value-type="float">
            <text:p>3801400091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83" office:value-type="float">
            <text:p>29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34" office:value-type="float">
            <text:p>3801400091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84" office:value-type="float">
            <text:p>29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35" office:value-type="float">
            <text:p>3801400091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85" office:value-type="float">
            <text:p>29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36" office:value-type="float">
            <text:p>3801400091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86" office:value-type="float">
            <text:p>29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37" office:value-type="float">
            <text:p>3801400091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87" office:value-type="float">
            <text:p>29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38" office:value-type="float">
            <text:p>380140009101038</text:p>
          </table:table-cell>
          <table:table-cell ns41:value-type="string" table:style-name="ce69" office:value-type="string">
            <text:p>3801400091010381 <text:s/>Hieronder drie mannen, waarvan de ouderdom on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88" office:value-type="float">
            <text:p>29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39" office:value-type="float">
            <text:p>3801400091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89" office:value-type="float">
            <text:p>29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0009101040" office:value-type="float">
            <text:p>3801400091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90" office:value-type="float">
            <text:p>29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01" office:value-type="float">
            <text:p>3801410092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91" office:value-type="float">
            <text:p>29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02" office:value-type="float">
            <text:p>3801410092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92" office:value-type="float">
            <text:p>29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03" office:value-type="float">
            <text:p>3801410092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93" office:value-type="float">
            <text:p>29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04" office:value-type="float">
            <text:p>3801410092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94" office:value-type="float">
            <text:p>29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05" office:value-type="float">
            <text:p>3801410092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95" office:value-type="float">
            <text:p>29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06" office:value-type="float">
            <text:p>3801410092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96" office:value-type="float">
            <text:p>29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07" office:value-type="float">
            <text:p>3801410092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97" office:value-type="float">
            <text:p>29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08" office:value-type="float">
            <text:p>3801410092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98" office:value-type="float">
            <text:p>29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09" office:value-type="float">
            <text:p>3801410092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2999" office:value-type="float">
            <text:p>29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10" office:value-type="float">
            <text:p>3801410092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00" office:value-type="float">
            <text:p>30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11" office:value-type="float">
            <text:p>3801410092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01" office:value-type="float">
            <text:p>30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12" office:value-type="float">
            <text:p>3801410092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02" office:value-type="float">
            <text:p>30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13" office:value-type="float">
            <text:p>3801410092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03" office:value-type="float">
            <text:p>30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14" office:value-type="float">
            <text:p>3801410092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04" office:value-type="float">
            <text:p>30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15" office:value-type="float">
            <text:p>3801410092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05" office:value-type="float">
            <text:p>30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16" office:value-type="float">
            <text:p>3801410092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06" office:value-type="float">
            <text:p>30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17" office:value-type="float">
            <text:p>3801410092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07" office:value-type="float">
            <text:p>30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18" office:value-type="float">
            <text:p>3801410092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08" office:value-type="float">
            <text:p>30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19" office:value-type="float">
            <text:p>3801410092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09" office:value-type="float">
            <text:p>30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20" office:value-type="float">
            <text:p>3801410092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10" office:value-type="float">
            <text:p>30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21" office:value-type="float">
            <text:p>3801410092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11" office:value-type="float">
            <text:p>30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22" office:value-type="float">
            <text:p>3801410092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12" office:value-type="float">
            <text:p>30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23" office:value-type="float">
            <text:p>3801410092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13" office:value-type="float">
            <text:p>30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24" office:value-type="float">
            <text:p>3801410092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14" office:value-type="float">
            <text:p>30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25" office:value-type="float">
            <text:p>3801410092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15" office:value-type="float">
            <text:p>30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26" office:value-type="float">
            <text:p>3801410092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16" office:value-type="float">
            <text:p>30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27" office:value-type="float">
            <text:p>3801410092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17" office:value-type="float">
            <text:p>30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28" office:value-type="float">
            <text:p>3801410092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18" office:value-type="float">
            <text:p>30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29" office:value-type="float">
            <text:p>3801410092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19" office:value-type="float">
            <text:p>30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30" office:value-type="float">
            <text:p>3801410092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20" office:value-type="float">
            <text:p>30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31" office:value-type="float">
            <text:p>3801410092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21" office:value-type="float">
            <text:p>30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32" office:value-type="float">
            <text:p>3801410092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22" office:value-type="float">
            <text:p>30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33" office:value-type="float">
            <text:p>3801410092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23" office:value-type="float">
            <text:p>30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34" office:value-type="float">
            <text:p>3801410092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24" office:value-type="float">
            <text:p>30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35" office:value-type="float">
            <text:p>3801410092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25" office:value-type="float">
            <text:p>30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36" office:value-type="float">
            <text:p>3801410092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26" office:value-type="float">
            <text:p>30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37" office:value-type="float">
            <text:p>3801410092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27" office:value-type="float">
            <text:p>30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38" office:value-type="float">
            <text:p>3801410092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28" office:value-type="float">
            <text:p>30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39" office:value-type="float">
            <text:p>3801410092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29" office:value-type="float">
            <text:p>30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40" office:value-type="float">
            <text:p>3801410092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30" office:value-type="float">
            <text:p>30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41" office:value-type="float">
            <text:p>3801410092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31" office:value-type="float">
            <text:p>30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42" office:value-type="float">
            <text:p>3801410092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32" office:value-type="float">
            <text:p>30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43" office:value-type="float">
            <text:p>3801410092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33" office:value-type="float">
            <text:p>30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44" office:value-type="float">
            <text:p>3801410092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34" office:value-type="float">
            <text:p>30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45" office:value-type="float">
            <text:p>3801410092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35" office:value-type="float">
            <text:p>30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46" office:value-type="float">
            <text:p>3801410092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36" office:value-type="float">
            <text:p>30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47" office:value-type="float">
            <text:p>3801410092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37" office:value-type="float">
            <text:p>30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48" office:value-type="float">
            <text:p>3801410092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38" office:value-type="float">
            <text:p>30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49" office:value-type="float">
            <text:p>380141009201049</text:p>
          </table:table-cell>
          <table:table-cell ns41:value-type="string" table:style-name="ce69" office:value-type="string">
            <text:p>3801410092010491 <text:s/>Hieronder eene, waarvan de ouderdom on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39" office:value-type="float">
            <text:p>30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50" office:value-type="float">
            <text:p>3801410092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40" office:value-type="float">
            <text:p>30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51" office:value-type="float">
            <text:p>3801410092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41" office:value-type="float">
            <text:p>30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52" office:value-type="float">
            <text:p>3801410092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42" office:value-type="float">
            <text:p>30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201053" office:value-type="float">
            <text:p>38014100920105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43" office:value-type="float">
            <text:p>30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01" office:value-type="float">
            <text:p>3801410093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44" office:value-type="float">
            <text:p>30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02" office:value-type="float">
            <text:p>3801410093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45" office:value-type="float">
            <text:p>30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03" office:value-type="float">
            <text:p>3801410093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46" office:value-type="float">
            <text:p>30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04" office:value-type="float">
            <text:p>3801410093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47" office:value-type="float">
            <text:p>30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05" office:value-type="float">
            <text:p>3801410093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48" office:value-type="float">
            <text:p>30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06" office:value-type="float">
            <text:p>3801410093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49" office:value-type="float">
            <text:p>30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07" office:value-type="float">
            <text:p>3801410093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50" office:value-type="float">
            <text:p>30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08" office:value-type="float">
            <text:p>3801410093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51" office:value-type="float">
            <text:p>30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09" office:value-type="float">
            <text:p>3801410093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52" office:value-type="float">
            <text:p>30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10" office:value-type="float">
            <text:p>3801410093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53" office:value-type="float">
            <text:p>30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11" office:value-type="float">
            <text:p>3801410093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54" office:value-type="float">
            <text:p>30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12" office:value-type="float">
            <text:p>3801410093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55" office:value-type="float">
            <text:p>30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13" office:value-type="float">
            <text:p>3801410093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56" office:value-type="float">
            <text:p>30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14" office:value-type="float">
            <text:p>3801410093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57" office:value-type="float">
            <text:p>30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15" office:value-type="float">
            <text:p>3801410093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58" office:value-type="float">
            <text:p>30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16" office:value-type="float">
            <text:p>3801410093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59" office:value-type="float">
            <text:p>30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17" office:value-type="float">
            <text:p>3801410093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60" office:value-type="float">
            <text:p>30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18" office:value-type="float">
            <text:p>3801410093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61" office:value-type="float">
            <text:p>30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19" office:value-type="float">
            <text:p>3801410093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62" office:value-type="float">
            <text:p>30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20" office:value-type="float">
            <text:p>3801410093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63" office:value-type="float">
            <text:p>30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21" office:value-type="float">
            <text:p>3801410093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64" office:value-type="float">
            <text:p>30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22" office:value-type="float">
            <text:p>3801410093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65" office:value-type="float">
            <text:p>30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23" office:value-type="float">
            <text:p>3801410093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66" office:value-type="float">
            <text:p>30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24" office:value-type="float">
            <text:p>3801410093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67" office:value-type="float">
            <text:p>30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25" office:value-type="float">
            <text:p>3801410093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68" office:value-type="float">
            <text:p>30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26" office:value-type="float">
            <text:p>3801410093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69" office:value-type="float">
            <text:p>30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27" office:value-type="float">
            <text:p>3801410093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70" office:value-type="float">
            <text:p>30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28" office:value-type="float">
            <text:p>3801410093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71" office:value-type="float">
            <text:p>30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29" office:value-type="float">
            <text:p>3801410093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72" office:value-type="float">
            <text:p>30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30" office:value-type="float">
            <text:p>3801410093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73" office:value-type="float">
            <text:p>30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31" office:value-type="float">
            <text:p>3801410093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74" office:value-type="float">
            <text:p>30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32" office:value-type="float">
            <text:p>3801410093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75" office:value-type="float">
            <text:p>30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33" office:value-type="float">
            <text:p>3801410093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76" office:value-type="float">
            <text:p>30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34" office:value-type="float">
            <text:p>3801410093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77" office:value-type="float">
            <text:p>30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35" office:value-type="float">
            <text:p>3801410093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78" office:value-type="float">
            <text:p>30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36" office:value-type="float">
            <text:p>3801410093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79" office:value-type="float">
            <text:p>30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37" office:value-type="float">
            <text:p>3801410093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80" office:value-type="float">
            <text:p>30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38" office:value-type="float">
            <text:p>3801410093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81" office:value-type="float">
            <text:p>30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39" office:value-type="float">
            <text:p>3801410093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82" office:value-type="float">
            <text:p>30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40" office:value-type="float">
            <text:p>3801410093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83" office:value-type="float">
            <text:p>30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41" office:value-type="float">
            <text:p>3801410093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84" office:value-type="float">
            <text:p>30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42" office:value-type="float">
            <text:p>3801410093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85" office:value-type="float">
            <text:p>30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43" office:value-type="float">
            <text:p>3801410093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86" office:value-type="float">
            <text:p>30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44" office:value-type="float">
            <text:p>3801410093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87" office:value-type="float">
            <text:p>30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45" office:value-type="float">
            <text:p>3801410093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88" office:value-type="float">
            <text:p>30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46" office:value-type="float">
            <text:p>3801410093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89" office:value-type="float">
            <text:p>30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47" office:value-type="float">
            <text:p>3801410093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90" office:value-type="float">
            <text:p>30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48" office:value-type="float">
            <text:p>3801410093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91" office:value-type="float">
            <text:p>30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49" office:value-type="float">
            <text:p>3801410093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92" office:value-type="float">
            <text:p>30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50" office:value-type="float">
            <text:p>3801410093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93" office:value-type="float">
            <text:p>30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1009301051" office:value-type="float">
            <text:p>3801410093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94" office:value-type="float">
            <text:p>30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01" office:value-type="float">
            <text:p>3801420094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95" office:value-type="float">
            <text:p>30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02" office:value-type="float">
            <text:p>3801420094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96" office:value-type="float">
            <text:p>30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03" office:value-type="float">
            <text:p>3801420094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97" office:value-type="float">
            <text:p>30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04" office:value-type="float">
            <text:p>3801420094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98" office:value-type="float">
            <text:p>30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05" office:value-type="float">
            <text:p>3801420094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099" office:value-type="float">
            <text:p>30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06" office:value-type="float">
            <text:p>3801420094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00" office:value-type="float">
            <text:p>31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07" office:value-type="float">
            <text:p>3801420094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01" office:value-type="float">
            <text:p>31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08" office:value-type="float">
            <text:p>3801420094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02" office:value-type="float">
            <text:p>31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09" office:value-type="float">
            <text:p>3801420094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03" office:value-type="float">
            <text:p>31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10" office:value-type="float">
            <text:p>3801420094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04" office:value-type="float">
            <text:p>31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11" office:value-type="float">
            <text:p>3801420094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05" office:value-type="float">
            <text:p>31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12" office:value-type="float">
            <text:p>3801420094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06" office:value-type="float">
            <text:p>31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13" office:value-type="float">
            <text:p>3801420094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07" office:value-type="float">
            <text:p>31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14" office:value-type="float">
            <text:p>380142009401014</text:p>
          </table:table-cell>
          <table:table-cell ns41:value-type="string" table:style-name="ce69" office:value-type="string">
            <text:p>3801420094010141 <text:s/>Hieronder een, waarvan de ouderdom on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08" office:value-type="float">
            <text:p>31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15" office:value-type="float">
            <text:p>3801420094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09" office:value-type="float">
            <text:p>31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16" office:value-type="float">
            <text:p>3801420094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10" office:value-type="float">
            <text:p>31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17" office:value-type="float">
            <text:p>3801420094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11" office:value-type="float">
            <text:p>31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18" office:value-type="float">
            <text:p>3801420094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12" office:value-type="float">
            <text:p>31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19" office:value-type="float">
            <text:p>3801420094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13" office:value-type="float">
            <text:p>31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20" office:value-type="float">
            <text:p>3801420094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14" office:value-type="float">
            <text:p>31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21" office:value-type="float">
            <text:p>3801420094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15" office:value-type="float">
            <text:p>31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22" office:value-type="float">
            <text:p>3801420094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16" office:value-type="float">
            <text:p>31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23" office:value-type="float">
            <text:p>3801420094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17" office:value-type="float">
            <text:p>31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24" office:value-type="float">
            <text:p>3801420094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18" office:value-type="float">
            <text:p>31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25" office:value-type="float">
            <text:p>3801420094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19" office:value-type="float">
            <text:p>31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26" office:value-type="float">
            <text:p>3801420094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20" office:value-type="float">
            <text:p>31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27" office:value-type="float">
            <text:p>3801420094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21" office:value-type="float">
            <text:p>31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28" office:value-type="float">
            <text:p>3801420094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22" office:value-type="float">
            <text:p>31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29" office:value-type="float">
            <text:p>3801420094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23" office:value-type="float">
            <text:p>31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30" office:value-type="float">
            <text:p>3801420094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24" office:value-type="float">
            <text:p>31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31" office:value-type="float">
            <text:p>3801420094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25" office:value-type="float">
            <text:p>31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32" office:value-type="float">
            <text:p>3801420094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26" office:value-type="float">
            <text:p>31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33" office:value-type="float">
            <text:p>3801420094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27" office:value-type="float">
            <text:p>31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34" office:value-type="float">
            <text:p>380142009401034</text:p>
          </table:table-cell>
          <table:table-cell ns41:value-type="string" table:style-name="ce69" office:value-type="string">
            <text:p>3801420094010342 <text:s/>Hieronder een, waarvan de ouderdom on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28" office:value-type="float">
            <text:p>31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35" office:value-type="float">
            <text:p>3801420094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29" office:value-type="float">
            <text:p>31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36" office:value-type="float">
            <text:p>3801420094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30" office:value-type="float">
            <text:p>31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37" office:value-type="float">
            <text:p>3801420094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31" office:value-type="float">
            <text:p>31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38" office:value-type="float">
            <text:p>3801420094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32" office:value-type="float">
            <text:p>31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39" office:value-type="float">
            <text:p>3801420094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33" office:value-type="float">
            <text:p>31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40" office:value-type="float">
            <text:p>3801420094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34" office:value-type="float">
            <text:p>31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41" office:value-type="float">
            <text:p>3801420094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35" office:value-type="float">
            <text:p>31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42" office:value-type="float">
            <text:p>3801420094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36" office:value-type="float">
            <text:p>31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43" office:value-type="float">
            <text:p>3801420094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37" office:value-type="float">
            <text:p>31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44" office:value-type="float">
            <text:p>3801420094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38" office:value-type="float">
            <text:p>31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45" office:value-type="float">
            <text:p>3801420094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39" office:value-type="float">
            <text:p>31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46" office:value-type="float">
            <text:p>3801420094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40" office:value-type="float">
            <text:p>31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47" office:value-type="float">
            <text:p>3801420094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41" office:value-type="float">
            <text:p>31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48" office:value-type="float">
            <text:p>3801420094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42" office:value-type="float">
            <text:p>31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49" office:value-type="float">
            <text:p>3801420094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43" office:value-type="float">
            <text:p>31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50" office:value-type="float">
            <text:p>3801420094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44" office:value-type="float">
            <text:p>31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51" office:value-type="float">
            <text:p>3801420094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45" office:value-type="float">
            <text:p>31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401052" office:value-type="float">
            <text:p>3801420094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46" office:value-type="float">
            <text:p>31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01" office:value-type="float">
            <text:p>380142009501001</text:p>
          </table:table-cell>
          <table:table-cell ns41:value-type="string" table:style-name="ce69" office:value-type="string">
            <text:p>380142009501001* <text:s/>Hieronder begrepen de fabrijkanten van katoen, hennip, vlas, wol en zijde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47" office:value-type="float">
            <text:p>31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02" office:value-type="float">
            <text:p>3801420095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48" office:value-type="float">
            <text:p>31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03" office:value-type="float">
            <text:p>3801420095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49" office:value-type="float">
            <text:p>31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04" office:value-type="float">
            <text:p>3801420095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50" office:value-type="float">
            <text:p>31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05" office:value-type="float">
            <text:p>3801420095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51" office:value-type="float">
            <text:p>31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06" office:value-type="float">
            <text:p>3801420095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52" office:value-type="float">
            <text:p>31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07" office:value-type="float">
            <text:p>3801420095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53" office:value-type="float">
            <text:p>31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08" office:value-type="float">
            <text:p>3801420095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54" office:value-type="float">
            <text:p>31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09" office:value-type="float">
            <text:p>3801420095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55" office:value-type="float">
            <text:p>31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10" office:value-type="float">
            <text:p>3801420095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56" office:value-type="float">
            <text:p>31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11" office:value-type="float">
            <text:p>3801420095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57" office:value-type="float">
            <text:p>31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12" office:value-type="float">
            <text:p>3801420095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58" office:value-type="float">
            <text:p>31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13" office:value-type="float">
            <text:p>3801420095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59" office:value-type="float">
            <text:p>31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14" office:value-type="float">
            <text:p>3801420095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60" office:value-type="float">
            <text:p>31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15" office:value-type="float">
            <text:p>3801420095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61" office:value-type="float">
            <text:p>31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16" office:value-type="float">
            <text:p>3801420095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62" office:value-type="float">
            <text:p>31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17" office:value-type="float">
            <text:p>3801420095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63" office:value-type="float">
            <text:p>31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18" office:value-type="float">
            <text:p>3801420095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64" office:value-type="float">
            <text:p>31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19" office:value-type="float">
            <text:p>3801420095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65" office:value-type="float">
            <text:p>31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20" office:value-type="float">
            <text:p>3801420095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66" office:value-type="float">
            <text:p>31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21" office:value-type="float">
            <text:p>3801420095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67" office:value-type="float">
            <text:p>31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22" office:value-type="float">
            <text:p>3801420095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68" office:value-type="float">
            <text:p>31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23" office:value-type="float">
            <text:p>3801420095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69" office:value-type="float">
            <text:p>31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24" office:value-type="float">
            <text:p>380142009501024</text:p>
          </table:table-cell>
          <table:table-cell ns41:value-type="string" table:style-name="ce69" office:value-type="string">
            <text:p>380142009501024? <text:s/>De boden zijn hieronder begrepen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70" office:value-type="float">
            <text:p>31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25" office:value-type="float">
            <text:p>3801420095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71" office:value-type="float">
            <text:p>31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26" office:value-type="float">
            <text:p>380142009501026</text:p>
          </table:table-cell>
          <table:table-cell ns41:value-type="string" table:style-name="ce69" office:value-type="string">
            <text:p>380142009501024? <text:s/>De boden zijn hieronder begrepen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72" office:value-type="float">
            <text:p>31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27" office:value-type="float">
            <text:p>3801420095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73" office:value-type="float">
            <text:p>31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28" office:value-type="float">
            <text:p>3801420095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74" office:value-type="float">
            <text:p>31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29" office:value-type="float">
            <text:p>3801420095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75" office:value-type="float">
            <text:p>31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30" office:value-type="float">
            <text:p>3801420095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76" office:value-type="float">
            <text:p>31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31" office:value-type="float">
            <text:p>3801420095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77" office:value-type="float">
            <text:p>31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32" office:value-type="float">
            <text:p>3801420095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78" office:value-type="float">
            <text:p>31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33" office:value-type="float">
            <text:p>3801420095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79" office:value-type="float">
            <text:p>31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34" office:value-type="float">
            <text:p>3801420095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80" office:value-type="float">
            <text:p>31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35" office:value-type="float">
            <text:p>3801420095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81" office:value-type="float">
            <text:p>31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36" office:value-type="float">
            <text:p>3801420095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82" office:value-type="float">
            <text:p>31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37" office:value-type="float">
            <text:p>3801420095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83" office:value-type="float">
            <text:p>31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38" office:value-type="float">
            <text:p>3801420095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84" office:value-type="float">
            <text:p>31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39" office:value-type="float">
            <text:p>3801420095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85" office:value-type="float">
            <text:p>31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40" office:value-type="float">
            <text:p>3801420095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86" office:value-type="float">
            <text:p>31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41" office:value-type="float">
            <text:p>3801420095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87" office:value-type="float">
            <text:p>31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42" office:value-type="float">
            <text:p>3801420095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88" office:value-type="float">
            <text:p>31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43" office:value-type="float">
            <text:p>3801420095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89" office:value-type="float">
            <text:p>318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44" office:value-type="float">
            <text:p>3801420095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90" office:value-type="float">
            <text:p>319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45" office:value-type="float">
            <text:p>3801420095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91" office:value-type="float">
            <text:p>319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46" office:value-type="float">
            <text:p>3801420095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92" office:value-type="float">
            <text:p>319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47" office:value-type="float">
            <text:p>3801420095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93" office:value-type="float">
            <text:p>319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48" office:value-type="float">
            <text:p>3801420095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94" office:value-type="float">
            <text:p>319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49" office:value-type="float">
            <text:p>3801420095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95" office:value-type="float">
            <text:p>319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2009501050" office:value-type="float">
            <text:p>3801420095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96" office:value-type="float">
            <text:p>319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01" office:value-type="float">
            <text:p>3801430096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97" office:value-type="float">
            <text:p>319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02" office:value-type="float">
            <text:p>3801430096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98" office:value-type="float">
            <text:p>319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03" office:value-type="float">
            <text:p>3801430096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199" office:value-type="float">
            <text:p>319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04" office:value-type="float">
            <text:p>3801430096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00" office:value-type="float">
            <text:p>320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05" office:value-type="float">
            <text:p>3801430096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01" office:value-type="float">
            <text:p>320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06" office:value-type="float">
            <text:p>3801430096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02" office:value-type="float">
            <text:p>320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07" office:value-type="float">
            <text:p>3801430096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03" office:value-type="float">
            <text:p>320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08" office:value-type="float">
            <text:p>3801430096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04" office:value-type="float">
            <text:p>320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09" office:value-type="float">
            <text:p>3801430096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05" office:value-type="float">
            <text:p>320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10" office:value-type="float">
            <text:p>3801430096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06" office:value-type="float">
            <text:p>320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11" office:value-type="float">
            <text:p>3801430096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07" office:value-type="float">
            <text:p>320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12" office:value-type="float">
            <text:p>3801430096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08" office:value-type="float">
            <text:p>320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13" office:value-type="float">
            <text:p>3801430096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09" office:value-type="float">
            <text:p>320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14" office:value-type="float">
            <text:p>3801430096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10" office:value-type="float">
            <text:p>321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15" office:value-type="float">
            <text:p>380143009601015</text:p>
          </table:table-cell>
          <table:table-cell ns41:value-type="string" table:style-name="ce69" office:value-type="string">
            <text:p>3801430096010151 <text:s/>Hieronder een waarvan de ouderdom on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11" office:value-type="float">
            <text:p>321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16" office:value-type="float">
            <text:p>3801430096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12" office:value-type="float">
            <text:p>321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17" office:value-type="float">
            <text:p>3801430096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13" office:value-type="float">
            <text:p>321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18" office:value-type="float">
            <text:p>3801430096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14" office:value-type="float">
            <text:p>321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19" office:value-type="float">
            <text:p>38014300960101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15" office:value-type="float">
            <text:p>321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20" office:value-type="float">
            <text:p>3801430096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16" office:value-type="float">
            <text:p>321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21" office:value-type="float">
            <text:p>3801430096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17" office:value-type="float">
            <text:p>321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22" office:value-type="float">
            <text:p>3801430096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18" office:value-type="float">
            <text:p>321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23" office:value-type="float">
            <text:p>3801430096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19" office:value-type="float">
            <text:p>321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24" office:value-type="float">
            <text:p>3801430096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20" office:value-type="float">
            <text:p>322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25" office:value-type="float">
            <text:p>3801430096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21" office:value-type="float">
            <text:p>322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26" office:value-type="float">
            <text:p>3801430096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22" office:value-type="float">
            <text:p>322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27" office:value-type="float">
            <text:p>3801430096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23" office:value-type="float">
            <text:p>322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28" office:value-type="float">
            <text:p>3801430096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24" office:value-type="float">
            <text:p>322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29" office:value-type="float">
            <text:p>3801430096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25" office:value-type="float">
            <text:p>322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30" office:value-type="float">
            <text:p>3801430096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26" office:value-type="float">
            <text:p>322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31" office:value-type="float">
            <text:p>3801430096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27" office:value-type="float">
            <text:p>322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32" office:value-type="float">
            <text:p>3801430096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28" office:value-type="float">
            <text:p>322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33" office:value-type="float">
            <text:p>3801430096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29" office:value-type="float">
            <text:p>322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34" office:value-type="float">
            <text:p>3801430096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30" office:value-type="float">
            <text:p>323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35" office:value-type="float">
            <text:p>3801430096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31" office:value-type="float">
            <text:p>323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36" office:value-type="float">
            <text:p>3801430096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32" office:value-type="float">
            <text:p>323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37" office:value-type="float">
            <text:p>3801430096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33" office:value-type="float">
            <text:p>323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38" office:value-type="float">
            <text:p>38014300960103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34" office:value-type="float">
            <text:p>323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39" office:value-type="float">
            <text:p>3801430096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35" office:value-type="float">
            <text:p>323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40" office:value-type="float">
            <text:p>3801430096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36" office:value-type="float">
            <text:p>323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41" office:value-type="float">
            <text:p>38014300960104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37" office:value-type="float">
            <text:p>323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42" office:value-type="float">
            <text:p>38014300960104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38" office:value-type="float">
            <text:p>323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43" office:value-type="float">
            <text:p>38014300960104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39" office:value-type="float">
            <text:p>323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44" office:value-type="float">
            <text:p>38014300960104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40" office:value-type="float">
            <text:p>324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45" office:value-type="float">
            <text:p>38014300960104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41" office:value-type="float">
            <text:p>324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46" office:value-type="float">
            <text:p>38014300960104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42" office:value-type="float">
            <text:p>324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47" office:value-type="float">
            <text:p>38014300960104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43" office:value-type="float">
            <text:p>324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48" office:value-type="float">
            <text:p>38014300960104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44" office:value-type="float">
            <text:p>324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49" office:value-type="float">
            <text:p>38014300960104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45" office:value-type="float">
            <text:p>324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50" office:value-type="float">
            <text:p>38014300960105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46" office:value-type="float">
            <text:p>324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51" office:value-type="float">
            <text:p>38014300960105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47" office:value-type="float">
            <text:p>324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52" office:value-type="float">
            <text:p>38014300960105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48" office:value-type="float">
            <text:p>324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601053" office:value-type="float">
            <text:p>38014300960105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49" office:value-type="float">
            <text:p>324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01" office:value-type="float">
            <text:p>38014300970100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50" office:value-type="float">
            <text:p>325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02" office:value-type="float">
            <text:p>38014300970100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51" office:value-type="float">
            <text:p>325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03" office:value-type="float">
            <text:p>38014300970100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52" office:value-type="float">
            <text:p>325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04" office:value-type="float">
            <text:p>38014300970100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53" office:value-type="float">
            <text:p>325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05" office:value-type="float">
            <text:p>38014300970100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54" office:value-type="float">
            <text:p>325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06" office:value-type="float">
            <text:p>38014300970100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55" office:value-type="float">
            <text:p>325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07" office:value-type="float">
            <text:p>38014300970100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56" office:value-type="float">
            <text:p>325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08" office:value-type="float">
            <text:p>38014300970100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57" office:value-type="float">
            <text:p>325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09" office:value-type="float">
            <text:p>38014300970100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58" office:value-type="float">
            <text:p>325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10" office:value-type="float">
            <text:p>38014300970101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59" office:value-type="float">
            <text:p>325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11" office:value-type="float">
            <text:p>38014300970101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60" office:value-type="float">
            <text:p>326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12" office:value-type="float">
            <text:p>38014300970101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61" office:value-type="float">
            <text:p>326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13" office:value-type="float">
            <text:p>38014300970101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62" office:value-type="float">
            <text:p>326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14" office:value-type="float">
            <text:p>38014300970101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63" office:value-type="float">
            <text:p>326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15" office:value-type="float">
            <text:p>38014300970101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64" office:value-type="float">
            <text:p>326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16" office:value-type="float">
            <text:p>38014300970101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65" office:value-type="float">
            <text:p>326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17" office:value-type="float">
            <text:p>38014300970101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66" office:value-type="float">
            <text:p>326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18" office:value-type="float">
            <text:p>38014300970101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67" office:value-type="float">
            <text:p>326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19" office:value-type="float">
            <text:p>380143009701019</text:p>
          </table:table-cell>
          <table:table-cell ns41:value-type="string" table:style-name="ce69" office:value-type="string">
            <text:p>3801430097010191 <text:s/>Hieronder een, waarvan de ouderdom on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68" office:value-type="float">
            <text:p>326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20" office:value-type="float">
            <text:p>38014300970102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69" office:value-type="float">
            <text:p>326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21" office:value-type="float">
            <text:p>38014300970102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70" office:value-type="float">
            <text:p>327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22" office:value-type="float">
            <text:p>38014300970102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71" office:value-type="float">
            <text:p>327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23" office:value-type="float">
            <text:p>38014300970102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72" office:value-type="float">
            <text:p>327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24" office:value-type="float">
            <text:p>38014300970102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73" office:value-type="float">
            <text:p>327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25" office:value-type="float">
            <text:p>38014300970102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74" office:value-type="float">
            <text:p>327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26" office:value-type="float">
            <text:p>38014300970102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75" office:value-type="float">
            <text:p>327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27" office:value-type="float">
            <text:p>38014300970102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76" office:value-type="float">
            <text:p>327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28" office:value-type="float">
            <text:p>380143009701028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77" office:value-type="float">
            <text:p>327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29" office:value-type="float">
            <text:p>38014300970102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78" office:value-type="float">
            <text:p>327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30" office:value-type="float">
            <text:p>38014300970103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79" office:value-type="float">
            <text:p>3279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31" office:value-type="float">
            <text:p>380143009701031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80" office:value-type="float">
            <text:p>3280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32" office:value-type="float">
            <text:p>380143009701032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81" office:value-type="float">
            <text:p>3281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33" office:value-type="float">
            <text:p>380143009701033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82" office:value-type="float">
            <text:p>3282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34" office:value-type="float">
            <text:p>380143009701034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83" office:value-type="float">
            <text:p>3283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35" office:value-type="float">
            <text:p>380143009701035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84" office:value-type="float">
            <text:p>3284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36" office:value-type="float">
            <text:p>380143009701036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85" office:value-type="float">
            <text:p>3285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37" office:value-type="float">
            <text:p>380143009701037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86" office:value-type="float">
            <text:p>3286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38" office:value-type="float">
            <text:p>380143009701038</text:p>
          </table:table-cell>
          <table:table-cell ns41:value-type="string" table:style-name="ce69" office:value-type="string">
            <text:p>3801430097010382 <text:s/>Hieronder zeven mannen en vijf vrouwen, waarvan de ouderdom onbekend is.</text:p>
          </table:table-cell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87" office:value-type="float">
            <text:p>3287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39" office:value-type="float">
            <text:p>380143009701039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>
          <table:table-cell ns41:value-type="float" table:style-name="ce62" office:value="3288" office:value-type="float">
            <text:p>3288</text:p>
          </table:table-cell>
          <table:table-cell ns41:value-type="string" table:style-name="ce68" office:value-type="string">
            <text:p>NH-4edl</text:p>
          </table:table-cell>
          <table:table-cell ns41:value-type="float" table:style-name="ce63" office:value="380143009701040" office:value-type="float">
            <text:p>380143009701040</text:p>
          </table:table-cell>
          <table:table-cell table:style-name="ce69"/>
          <table:table-cell ns41:value-type="string" table:style-name="ce69" office:value-type="string">
            <text:p>x</text:p>
          </table:table-cell>
          <table:table-cell table:style-name="ce69" table:number-columns-repeated="8"/>
          <table:table-cell table:number-columns-repeated="1011"/>
        </table:table-row>
        <table:table-row table:style-name="ro4" table:number-rows-repeated="10470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01:40</meta:creation-date>
    <dc:creator>Helpdesk</dc:creator>
    <dc:date>2004-12-20T18:10:31</dc:date>
    <meta:document-statistic meta:object-count="0" meta:cell-count="15070" meta:table-count="2"/>
    <meta:generator>ODFPY/1.3.0dev</meta:generator>
  </office:meta>
</office:document-meta>
</file>